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1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1.7709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2.3437in"/>
    </style:style>
    <style:style style:name="co5" style:family="table-column">
      <style:table-column-properties fo:break-before="auto" style:column-width="0.6043in"/>
    </style:style>
    <style:style style:name="co6" style:family="table-column">
      <style:table-column-properties fo:break-before="auto" style:column-width="0.5311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1.8854in"/>
    </style:style>
    <style:style style:name="co10" style:family="table-column">
      <style:table-column-properties fo:break-before="auto" style:column-width="1.8937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7083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575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3543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2" style:family="table-cell" style:parent-style-name="Default" style:data-style-name="N0">
      <style:table-cell-properties fo:background-color="transparent" fo:wrap-option="wrap" style:vertical-align="automatic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" style:family="table-cell" style:parent-style-name="Default" style:data-style-name="N0">
      <style:table-cell-properties fo:background-color="transparent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7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color="#000000"/>
    </style:style>
    <style:style style:name="ce8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color="#800000"/>
    </style:style>
    <style:style style:name="ce9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color="#ff0000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in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Loadingtraffi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6" table:default-cell-style-name="ce5"/>
        <table:table-column table:style-name="co5" table:default-cell-style-name="ce5"/>
        <table:table-column table:style-name="co3" table:default-cell-style-name="ce5"/>
        <table:table-column table:style-name="co9" table:default-cell-style-name="ce6"/>
        <table:table-column table:style-name="co1" table:default-cell-style-name="ce6"/>
        <table:table-column table:style-name="co10" table:default-cell-style-name="ce5"/>
        <table:table-column table:style-name="co11" table:number-columns-repeated="1007" table:default-cell-style-name="ce5"/>
        <table:table-row table:style-name="ro1">
          <table:table-cell table:style-name="ce1" office:value-type="string" table:number-columns-spanned="7" table:number-rows-spanned="1">
            <text:p>TRAFFIC THROUGH THE PORT OF GENOA DIVIDED per PORTS</text:p>
            <text:p>LOADING, YEAR 2012</text:p>
            <text:p>(including passengers vehicles)</text:p>
            <text:p>Boxes/Teus/Metric tons.</text:p>
          </table:table-cell>
          <table:covered-table-cell table:number-columns-repeated="6"/>
          <table:table-cell table:style-name="ce2" table:number-columns-repeated="7"/>
          <table:table-cell table:number-columns-repeated="1010"/>
        </table:table-row>
        <table:table-row table:style-name="ro2">
          <table:table-cell table:style-name="ce2" office:value-type="string">
            <text:p>Geographical Areas</text:p>
          </table:table-cell>
          <table:table-cell table:style-name="ce2" office:value-type="string">
            <text:p>Countries</text:p>
          </table:table-cell>
          <table:table-cell table:style-name="ce2" office:value-type="string">
            <text:p>locode</text:p>
          </table:table-cell>
          <table:table-cell table:style-name="ce2" office:value-type="string">
            <text:p>Ports</text:p>
          </table:table-cell>
          <table:table-cell table:style-name="ce2" office:value-type="string">
            <text:p>Containers full 20'</text:p>
          </table:table-cell>
          <table:table-cell table:style-name="ce2" office:value-type="string">
            <text:p>Containers full 40'</text:p>
          </table:table-cell>
          <table:table-cell table:style-name="ce2" office:value-type="string">
            <text:p>Containers empty 20'</text:p>
          </table:table-cell>
          <table:table-cell table:style-name="ce2" office:value-type="string">
            <text:p>Containers empty 40'</text:p>
          </table:table-cell>
          <table:table-cell table:style-name="ce2" office:value-type="string">
            <text:p>TEUS</text:p>
          </table:table-cell>
          <table:table-cell table:style-name="ce2" office:value-type="string">
            <text:p>Containerised Cargo</text:p>
          </table:table-cell>
          <table:table-cell table:style-name="ce2" office:value-type="string">
            <text:p>Conventional Cargo</text:p>
          </table:table-cell>
          <table:table-cell table:style-name="ce2" office:value-type="string">
            <text:p>Solid Bulk</text:p>
          </table:table-cell>
          <table:table-cell table:style-name="ce2" office:value-type="string">
            <text:p>Liquid Bulk</text:p>
          </table:table-cell>
          <table:table-cell table:style-name="ce2" office:value-type="string">
            <text:p>TOTAL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lat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CAB</text:p>
          </table:table-cell>
          <table:table-cell table:style-name="ce3" office:value-type="string">
            <text:p>Cabind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6.25">
            <text:p>36.2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6.25">
            <text:p>36.25</text:p>
          </table:table-cell>
          <table:table-cell table:style-name="ce7" office:value-type="string">
            <text:p>12.18999466823061</text:p>
          </table:table-cell>
          <table:table-cell table:style-name="ce7" office:value-type="string">
            <text:p>-5.559623190435559</text:p>
          </table:table-cell>
          <table:table-cell table:style-name="Default" table:formula="of:=CONCATENATE(LEFT([.O3];10);&quot;,&quot;;LEFT([.P3];10))" office:value-type="string" office:string-value="12.1899946,-5.5596231">
            <text:p>12.1899946,-5.559623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OB</text:p>
          </table:table-cell>
          <table:table-cell table:style-name="ce3" office:value-type="string">
            <text:p>Lobit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7.23">
            <text:p>77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77.23">
            <text:p>77.23</text:p>
          </table:table-cell>
          <table:table-cell table:style-name="ce7" office:value-type="string">
            <text:p>13.23248118266855</text:p>
          </table:table-cell>
          <table:table-cell table:style-name="ce7" office:value-type="string">
            <text:p>-8.836340255012658</text:p>
          </table:table-cell>
          <table:table-cell table:style-name="Default" table:formula="of:=CONCATENATE(LEFT([.O4];10);&quot;,&quot;;LEFT([.P4];10))" office:value-type="string" office:string-value="13.2324811,-8.8363402">
            <text:p>13.2324811,-8.836340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AD</text:p>
          </table:table-cell>
          <table:table-cell table:style-name="ce3" office:value-type="string">
            <text:p>Luand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1827.34">
            <text:p>1827.34</text:p>
          </table:table-cell>
          <table:table-cell table:style-name="ce3" office:value-type="float" office:value="380.62">
            <text:p>380.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207.96">
            <text:p>2207.96</text:p>
          </table:table-cell>
          <table:table-cell table:style-name="ce7" office:value-type="string">
            <text:p>13.541230019798377</text:p>
          </table:table-cell>
          <table:table-cell table:style-name="ce7" office:value-type="string">
            <text:p>-12.3700085257492</text:p>
          </table:table-cell>
          <table:table-cell table:style-name="Default" table:formula="of:=CONCATENATE(LEFT([.O5];10);&quot;,&quot;;LEFT([.P5];10))" office:value-type="string" office:string-value="13.5412300,-12.370008">
            <text:p>13.5412300,-12.37000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Benin</text:p>
          </table:table-cell>
          <table:table-cell table:style-name="ce3" office:value-type="string">
            <text:p>BJCOO</text:p>
          </table:table-cell>
          <table:table-cell table:style-name="ce3" office:value-type="string">
            <text:p>Cotonou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215">
            <text:p>2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8230.81">
            <text:p>8230.81</text:p>
          </table:table-cell>
          <table:table-cell table:style-name="ce3" office:value-type="float" office:value="1343.08">
            <text:p>1343.0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573.89">
            <text:p>9573.89</text:p>
          </table:table-cell>
          <table:table-cell table:style-name="ce7" office:value-type="string">
            <text:p>-1.5266696149164432</text:p>
          </table:table-cell>
          <table:table-cell table:style-name="ce7" office:value-type="string">
            <text:p>12.372261836543373</text:p>
          </table:table-cell>
          <table:table-cell table:style-name="Default" table:formula="of:=CONCATENATE(LEFT([.O6];10);&quot;,&quot;;LEFT([.P6];10))" office:value-type="string" office:string-value="-1.5266696,12.3722618">
            <text:p>-1.5266696,12.372261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Burkina Faso</text:p>
          </table:table-cell>
          <table:table-cell table:style-name="ce3" office:value-type="string">
            <text:p>BFOUA</text:p>
          </table:table-cell>
          <table:table-cell table:style-name="ce3" office:value-type="string">
            <text:p>Ouagadougou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8.73">
            <text:p>58.7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8.73">
            <text:p>58.73</text:p>
          </table:table-cell>
          <table:table-cell table:style-name="ce7" office:value-type="string">
            <text:p>2.518044740568598</text:p>
          </table:table-cell>
          <table:table-cell table:style-name="ce7" office:value-type="string">
            <text:p>6.401954422782467</text:p>
          </table:table-cell>
          <table:table-cell table:style-name="Default" table:formula="of:=CONCATENATE(LEFT([.O7];10);&quot;,&quot;;LEFT([.P7];10))" office:value-type="string" office:string-value="2.51804474,6.40195442">
            <text:p>2.51804474,6.4019544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Cameroun</text:p>
          </table:table-cell>
          <table:table-cell table:style-name="ce3" office:value-type="string">
            <text:p>CMDLA</text:p>
          </table:table-cell>
          <table:table-cell table:style-name="ce3" office:value-type="string">
            <text:p>Douala</text:p>
          </table:table-cell>
          <table:table-cell table:style-name="ce3" office:value-type="float" office:value="421">
            <text:p>421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43">
            <text:p>1143</text:p>
          </table:table-cell>
          <table:table-cell table:style-name="ce3" office:value-type="float" office:value="14482.43">
            <text:p>14482.43</text:p>
          </table:table-cell>
          <table:table-cell table:style-name="ce3" office:value-type="float" office:value="831.06">
            <text:p>831.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313.49">
            <text:p>15313.49</text:p>
          </table:table-cell>
          <table:table-cell table:style-name="ce7" office:value-type="string">
            <text:p>11.880039427343831</text:p>
          </table:table-cell>
          <table:table-cell table:style-name="ce7" office:value-type="string">
            <text:p>-4.7700073050156675</text:p>
          </table:table-cell>
          <table:table-cell table:style-name="Default" table:formula="of:=CONCATENATE(LEFT([.O8];10);&quot;,&quot;;LEFT([.P8];10))" office:value-type="string" office:string-value="11.8800394,-4.7700073">
            <text:p>11.8800394,-4.770007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Cape verde</text:p>
          </table:table-cell>
          <table:table-cell table:style-name="ce3" office:value-type="string">
            <text:p>CVRAI</text:p>
          </table:table-cell>
          <table:table-cell table:style-name="ce3" office:value-type="string">
            <text:p>Praia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50.63">
            <text:p>150.6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63">
            <text:p>150.63</text:p>
          </table:table-cell>
          <table:table-cell table:style-name="ce7" office:value-type="string">
            <text:p>-4.041994118507091</text:p>
          </table:table-cell>
          <table:table-cell table:style-name="ce7" office:value-type="string">
            <text:p>5.321942826098564</text:p>
          </table:table-cell>
          <table:table-cell table:style-name="Default" table:formula="of:=CONCATENATE(LEFT([.O9];10);&quot;,&quot;;LEFT([.P9];10))" office:value-type="string" office:string-value="-4.0419941,5.32194282">
            <text:p>-4.0419941,5.3219428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Congo</text:p>
          </table:table-cell>
          <table:table-cell table:style-name="ce3" office:value-type="string">
            <text:p>CGPNR</text:p>
          </table:table-cell>
          <table:table-cell table:style-name="ce3" office:value-type="string">
            <text:p>Pointe Noire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279">
            <text:p>27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8653">
            <text:p>8653</text:p>
          </table:table-cell>
          <table:table-cell table:style-name="ce3" office:value-type="float" office:value="1027.66">
            <text:p>1027.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80.66">
            <text:p>9680.66</text:p>
          </table:table-cell>
          <table:table-cell table:style-name="ce7" office:value-type="string">
            <text:p>-6.639967083146814</text:p>
          </table:table-cell>
          <table:table-cell table:style-name="ce7" office:value-type="string">
            <text:p>4.770418110061598</text:p>
          </table:table-cell>
          <table:table-cell table:style-name="Default" table:formula="of:=CONCATENATE(LEFT([.O10];10);&quot;,&quot;;LEFT([.P10];10))" office:value-type="string" office:string-value="-6.6399670,4.77041811">
            <text:p>-6.6399670,4.7704181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BSG</text:p>
          </table:table-cell>
          <table:table-cell table:style-name="ce3" office:value-type="string">
            <text:p>Bat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51.28">
            <text:p>151.2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1.28">
            <text:p>151.28</text:p>
          </table:table-cell>
          <table:table-cell table:style-name="ce7" office:value-type="string">
            <text:p>9.708045147498297</text:p>
          </table:table-cell>
          <table:table-cell table:style-name="ce7" office:value-type="string">
            <text:p>4.062355627200191</text:p>
          </table:table-cell>
          <table:table-cell table:style-name="Default" table:formula="of:=CONCATENATE(LEFT([.O11];10);&quot;,&quot;;LEFT([.P11];10))" office:value-type="string" office:string-value="9.70804514,4.06235562">
            <text:p>9.70804514,4.0623556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SSG</text:p>
          </table:table-cell>
          <table:table-cell table:style-name="ce3" office:value-type="string">
            <text:p>Malab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1.77">
            <text:p>111.7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.77">
            <text:p>111.77</text:p>
          </table:table-cell>
          <table:table-cell table:style-name="ce7" office:value-type="string">
            <text:p>-23.51668888497221</text:p>
          </table:table-cell>
          <table:table-cell table:style-name="ce7" office:value-type="string">
            <text:p>14.916698017328656</text:p>
          </table:table-cell>
          <table:table-cell table:style-name="Default" table:formula="of:=CONCATENATE(LEFT([.O12];10);&quot;,&quot;;LEFT([.P12];10))" office:value-type="string" office:string-value="-23.516688,14.9166980">
            <text:p>-23.516688,14.916698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LBV</text:p>
          </table:table-cell>
          <table:table-cell table:style-name="ce3" office:value-type="string">
            <text:p>Libreville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132">
            <text:p>13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6189.04">
            <text:p>6189.04</text:p>
          </table:table-cell>
          <table:table-cell table:style-name="ce3" office:value-type="float" office:value="323">
            <text:p>3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512.04">
            <text:p>6512.04</text:p>
          </table:table-cell>
          <table:table-cell table:style-name="ce7" office:value-type="string">
            <text:p>9.457965045823698</text:p>
          </table:table-cell>
          <table:table-cell table:style-name="ce7" office:value-type="string">
            <text:p>0.3853886097185182</text:p>
          </table:table-cell>
          <table:table-cell table:style-name="Default" table:formula="of:=CONCATENATE(LEFT([.O13];10);&quot;,&quot;;LEFT([.P13];10))" office:value-type="string" office:string-value="9.45796504,0.38538860">
            <text:p>9.45796504,0.3853886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POG</text:p>
          </table:table-cell>
          <table:table-cell table:style-name="ce3" office:value-type="string">
            <text:p>Port Genti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2.69">
            <text:p>82.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.69">
            <text:p>82.69</text:p>
          </table:table-cell>
          <table:table-cell table:style-name="ce7" office:value-type="string">
            <text:p>8.780021930586656</text:p>
          </table:table-cell>
          <table:table-cell table:style-name="ce7" office:value-type="string">
            <text:p>-0.7200219534370262</text:p>
          </table:table-cell>
          <table:table-cell table:style-name="Default" table:formula="of:=CONCATENATE(LEFT([.O14];10);&quot;,&quot;;LEFT([.P14];10))" office:value-type="string" office:string-value="8.78002193,-0.7200219">
            <text:p>8.78002193,-0.7200219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ambia</text:p>
          </table:table-cell>
          <table:table-cell table:style-name="ce3" office:value-type="string">
            <text:p>GMBJL</text:p>
          </table:table-cell>
          <table:table-cell table:style-name="ce3" office:value-type="string">
            <text:p>Banjul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654.8">
            <text:p>654.8</text:p>
          </table:table-cell>
          <table:table-cell table:style-name="ce3" office:value-type="float" office:value="34.2">
            <text:p>34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89">
            <text:p>689</text:p>
          </table:table-cell>
          <table:table-cell table:style-name="ce7" office:value-type="string">
            <text:p>0.022164446828043555</text:p>
          </table:table-cell>
          <table:table-cell table:style-name="ce7" office:value-type="string">
            <text:p>5.623227011061987</text:p>
          </table:table-cell>
          <table:table-cell table:style-name="Default" table:formula="of:=CONCATENATE(LEFT([.O15];10);&quot;,&quot;;LEFT([.P15];10))" office:value-type="string" office:string-value="0.02216444,5.62322701">
            <text:p>0.02216444,5.6232270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KD</text:p>
          </table:table-cell>
          <table:table-cell table:style-name="ce3" office:value-type="string">
            <text:p>Takoradi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1197">
            <text:p>11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51">
            <text:p>2551</text:p>
          </table:table-cell>
          <table:table-cell table:style-name="ce3" office:value-type="float" office:value="26413.44">
            <text:p>26413.44</text:p>
          </table:table-cell>
          <table:table-cell table:style-name="ce3" office:value-type="float" office:value="347.28">
            <text:p>347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760.72">
            <text:p>26760.72</text:p>
          </table:table-cell>
          <table:table-cell table:style-name="ce7" office:value-type="string">
            <text:p>-1.7433817795071167</text:p>
          </table:table-cell>
          <table:table-cell table:style-name="ce7" office:value-type="string">
            <text:p>4.884793346965341</text:p>
          </table:table-cell>
          <table:table-cell table:style-name="Default" table:formula="of:=CONCATENATE(LEFT([.O16];10);&quot;,&quot;;LEFT([.P16];10))" office:value-type="string" office:string-value="-1.7433817,4.88479334">
            <text:p>-1.7433817,4.88479334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EM</text:p>
          </table:table-cell>
          <table:table-cell table:style-name="ce3" office:value-type="string">
            <text:p>Tema</text:p>
          </table:table-cell>
          <table:table-cell table:style-name="ce3" office:value-type="float" office:value="1485">
            <text:p>1485</text:p>
          </table:table-cell>
          <table:table-cell table:style-name="ce3" office:value-type="float" office:value="862">
            <text:p>86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1">
            <text:p>321</text:p>
          </table:table-cell>
          <table:table-cell table:style-name="ce3" office:value-type="float" office:value="47228.68">
            <text:p>47228.68</text:p>
          </table:table-cell>
          <table:table-cell table:style-name="ce3" office:value-type="float" office:value="5372.59">
            <text:p>5372.5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601.27">
            <text:p>52601.27</text:p>
          </table:table-cell>
          <table:table-cell table:style-name="ce7" office:value-type="string">
            <text:p>-16.591701489212596</text:p>
          </table:table-cell>
          <table:table-cell table:style-name="ce7" office:value-type="string">
            <text:p>13.45387646031594</text:p>
          </table:table-cell>
          <table:table-cell table:style-name="Default" table:formula="of:=CONCATENATE(LEFT([.O17];10);&quot;,&quot;;LEFT([.P17];10))" office:value-type="string" office:string-value="-16.591701,13.4538764">
            <text:p>-16.591701,13.4538764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uinea</text:p>
          </table:table-cell>
          <table:table-cell table:style-name="ce3" office:value-type="string">
            <text:p>GNCKY</text:p>
          </table:table-cell>
          <table:table-cell table:style-name="ce3" office:value-type="string">
            <text:p>Conak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2">
            <text:p>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1656.66">
            <text:p>1656.66</text:p>
          </table:table-cell>
          <table:table-cell table:style-name="ce3" office:value-type="float" office:value="976.28">
            <text:p>976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32.94">
            <text:p>2632.94</text:p>
          </table:table-cell>
          <table:table-cell table:style-name="ce7" office:value-type="string">
            <text:p>-13.682180886123945</text:p>
          </table:table-cell>
          <table:table-cell table:style-name="ce7" office:value-type="string">
            <text:p>9.53346870502179</text:p>
          </table:table-cell>
          <table:table-cell table:style-name="Default" table:formula="of:=CONCATENATE(LEFT([.O18];10);&quot;,&quot;;LEFT([.P18];10))" office:value-type="string" office:string-value="-13.682180,9.53346870">
            <text:p>-13.682180,9.5334687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ABJ</text:p>
          </table:table-cell>
          <table:table-cell table:style-name="ce3" office:value-type="string">
            <text:p>Abidjan</text:p>
          </table:table-cell>
          <table:table-cell table:style-name="ce3" office:value-type="float" office:value="1131">
            <text:p>1131</text:p>
          </table:table-cell>
          <table:table-cell table:style-name="ce3" office:value-type="float" office:value="978">
            <text:p>97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101">
            <text:p>3101</text:p>
          </table:table-cell>
          <table:table-cell table:style-name="ce3" office:value-type="float" office:value="41277.62">
            <text:p>41277.62</text:p>
          </table:table-cell>
          <table:table-cell table:style-name="ce3" office:value-type="float" office:value="4036.03">
            <text:p>4036.0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313.65">
            <text:p>45313.65</text:p>
          </table:table-cell>
          <table:table-cell table:style-name="ce7" office:value-type="string">
            <text:p>9.769987344002061</text:p>
          </table:table-cell>
          <table:table-cell table:style-name="ce7" office:value-type="string">
            <text:p>1.8700008330317814</text:p>
          </table:table-cell>
          <table:table-cell table:style-name="Default" table:formula="of:=CONCATENATE(LEFT([.O19];10);&quot;,&quot;;LEFT([.P19];10))" office:value-type="string" office:string-value="9.76998734,1.87000083">
            <text:p>9.76998734,1.8700008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SPY</text:p>
          </table:table-cell>
          <table:table-cell table:style-name="ce3" office:value-type="string">
            <text:p>San Pedro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178">
            <text:p>17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871">
            <text:p>3871</text:p>
          </table:table-cell>
          <table:table-cell table:style-name="ce3" office:value-type="float" office:value="37960.23">
            <text:p>37960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7960.23">
            <text:p>37960.23</text:p>
          </table:table-cell>
          <table:table-cell table:style-name="ce7" office:value-type="string">
            <text:p>8.783277545821136</text:p>
          </table:table-cell>
          <table:table-cell table:style-name="ce7" office:value-type="string">
            <text:p>3.750015278026183</text:p>
          </table:table-cell>
          <table:table-cell table:style-name="Default" table:formula="of:=CONCATENATE(LEFT([.O20];10);&quot;,&quot;;LEFT([.P20];10))" office:value-type="string" office:string-value="8.78327754,3.75001527">
            <text:p>8.78327754,3.7500152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Liberia</text:p>
          </table:table-cell>
          <table:table-cell table:style-name="ce3" office:value-type="string">
            <text:p>LRMLW</text:p>
          </table:table-cell>
          <table:table-cell table:style-name="ce3" office:value-type="string">
            <text:p>Monrovi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524">
            <text:p>1524</text:p>
          </table:table-cell>
          <table:table-cell table:style-name="ce3" office:value-type="float" office:value="93.5">
            <text:p>93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617.5">
            <text:p>1617.5</text:p>
          </table:table-cell>
          <table:table-cell table:style-name="ce7" office:value-type="string">
            <text:p>-10.799660436775923</text:p>
          </table:table-cell>
          <table:table-cell table:style-name="ce7" office:value-type="string">
            <text:p>6.314581647160139</text:p>
          </table:table-cell>
          <table:table-cell table:style-name="Default" table:formula="of:=CONCATENATE(LEFT([.O21];10);&quot;,&quot;;LEFT([.P21];10))" office:value-type="string" office:string-value="-10.799660,6.31458164">
            <text:p>-10.799660,6.31458164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Mauritania</text:p>
          </table:table-cell>
          <table:table-cell table:style-name="ce3" office:value-type="string">
            <text:p>MRNKC</text:p>
          </table:table-cell>
          <table:table-cell table:style-name="ce3" office:value-type="string">
            <text:p>Nouakchott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12.74">
            <text:p>412.7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12.74">
            <text:p>412.74</text:p>
          </table:table-cell>
          <table:table-cell table:style-name="ce7" office:value-type="string">
            <text:p>-15.975340414890013</text:p>
          </table:table-cell>
          <table:table-cell table:style-name="ce7" office:value-type="string">
            <text:p>18.086427021247516</text:p>
          </table:table-cell>
          <table:table-cell table:style-name="Default" table:formula="of:=CONCATENATE(LEFT([.O22];10);&quot;,&quot;;LEFT([.P22];10))" office:value-type="string" office:string-value="-15.975340,18.0864270">
            <text:p>-15.975340,18.086427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amibia</text:p>
          </table:table-cell>
          <table:table-cell table:style-name="ce3" office:value-type="string">
            <text:p>NAWVB</text:p>
          </table:table-cell>
          <table:table-cell table:style-name="ce3" office:value-type="string">
            <text:p>Walvis Bay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35.16">
            <text:p>235.1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5.16">
            <text:p>235.16</text:p>
          </table:table-cell>
          <table:table-cell table:style-name="ce7" office:value-type="string">
            <text:p>14.505305540635675</text:p>
          </table:table-cell>
          <table:table-cell table:style-name="ce7" office:value-type="string">
            <text:p>-22.95752765014055</text:p>
          </table:table-cell>
          <table:table-cell table:style-name="Default" table:formula="of:=CONCATENATE(LEFT([.O23];10);&quot;,&quot;;LEFT([.P23];10))" office:value-type="string" office:string-value="14.5053055,-22.957527">
            <text:p>14.5053055,-22.95752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APP</text:p>
          </table:table-cell>
          <table:table-cell table:style-name="ce3" office:value-type="string">
            <text:p>Apapa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51">
            <text:p>751</text:p>
          </table:table-cell>
          <table:table-cell table:style-name="ce3" office:value-type="float" office:value="9798.47">
            <text:p>9798.4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798.47">
            <text:p>9798.47</text:p>
          </table:table-cell>
          <table:table-cell table:style-name="ce7" office:value-type="string">
            <text:p>3.3745476485943335</text:p>
          </table:table-cell>
          <table:table-cell table:style-name="ce7" office:value-type="string">
            <text:p>6.4513374482672265</text:p>
          </table:table-cell>
          <table:table-cell table:style-name="Default" table:formula="of:=CONCATENATE(LEFT([.O24];10);&quot;,&quot;;LEFT([.P24];10))" office:value-type="string" office:string-value="3.37454764,6.45133744">
            <text:p>3.37454764,6.45133744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LOS</text:p>
          </table:table-cell>
          <table:table-cell table:style-name="ce3" office:value-type="string">
            <text:p>Lagos</text:p>
          </table:table-cell>
          <table:table-cell table:style-name="ce3" office:value-type="float" office:value="1334">
            <text:p>1334</text:p>
          </table:table-cell>
          <table:table-cell table:style-name="ce3" office:value-type="float" office:value="796">
            <text:p>7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26">
            <text:p>2926</text:p>
          </table:table-cell>
          <table:table-cell table:style-name="ce3" office:value-type="float" office:value="42439.92">
            <text:p>42439.92</text:p>
          </table:table-cell>
          <table:table-cell table:style-name="ce3" office:value-type="float" office:value="32045.23">
            <text:p>32045.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04">
            <text:p>32704</text:p>
          </table:table-cell>
          <table:table-cell table:style-name="ce3" office:value-type="float" office:value="107189.15">
            <text:p>107189.15</text:p>
          </table:table-cell>
          <table:table-cell table:style-name="ce7" office:value-type="string">
            <text:p>3.3895852125984334</text:p>
          </table:table-cell>
          <table:table-cell table:style-name="ce7" office:value-type="string">
            <text:p>6.445207512093191</text:p>
          </table:table-cell>
          <table:table-cell table:style-name="Default" table:formula="of:=CONCATENATE(LEFT([.O25];10);&quot;,&quot;;LEFT([.P25];10))" office:value-type="string" office:string-value="3.38958521,6.44520751">
            <text:p>3.38958521,6.4452075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ONN</text:p>
          </table:table-cell>
          <table:table-cell table:style-name="ce3" office:value-type="string">
            <text:p>Onne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4744.52">
            <text:p>4744.5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744.52">
            <text:p>4744.52</text:p>
          </table:table-cell>
          <table:table-cell table:style-name="ce7" office:value-type="string">
            <text:p>7.156855294621589</text:p>
          </table:table-cell>
          <table:table-cell table:style-name="ce7" office:value-type="string">
            <text:p>4.722309824899131</text:p>
          </table:table-cell>
          <table:table-cell table:style-name="Default" table:formula="of:=CONCATENATE(LEFT([.O26];10);&quot;,&quot;;LEFT([.P26];10))" office:value-type="string" office:string-value="7.15685529,4.72230982">
            <text:p>7.15685529,4.7223098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TIN</text:p>
          </table:table-cell>
          <table:table-cell table:style-name="ce3" office:value-type="string">
            <text:p>Tincan</text:p>
          </table:table-cell>
          <table:table-cell table:style-name="ce3" office:value-type="float" office:value="1159">
            <text:p>1159</text:p>
          </table:table-cell>
          <table:table-cell table:style-name="ce3" office:value-type="float" office:value="1531">
            <text:p>15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1">
            <text:p>4221</text:p>
          </table:table-cell>
          <table:table-cell table:style-name="ce3" office:value-type="float" office:value="54559.44">
            <text:p>54559.4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4559.44">
            <text:p>54559.44</text:p>
          </table:table-cell>
          <table:table-cell table:style-name="ce7" office:value-type="string">
            <text:p>3.349546801756169</text:p>
          </table:table-cell>
          <table:table-cell table:style-name="ce7" office:value-type="string">
            <text:p>6.431721036237442</text:p>
          </table:table-cell>
          <table:table-cell table:style-name="Default" table:formula="of:=CONCATENATE(LEFT([.O27];10);&quot;,&quot;;LEFT([.P27];10))" office:value-type="string" office:string-value="3.34954680,6.43172103">
            <text:p>3.34954680,6.4317210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Sao Tomè Principe</text:p>
          </table:table-cell>
          <table:table-cell table:style-name="ce3" office:value-type="string">
            <text:p>STTMS</text:p>
          </table:table-cell>
          <table:table-cell table:style-name="ce3" office:value-type="string">
            <text:p>Sao Tomè Islan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6.8">
            <text:p>46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6.8">
            <text:p>46.8</text:p>
          </table:table-cell>
          <table:table-cell table:style-name="ce7" office:value-type="string">
            <text:p>-13.236161599012746</text:p>
          </table:table-cell>
          <table:table-cell table:style-name="ce7" office:value-type="string">
            <text:p>8.471957271098177</text:p>
          </table:table-cell>
          <table:table-cell table:style-name="Default" table:formula="of:=CONCATENATE(LEFT([.O28];10);&quot;,&quot;;LEFT([.P28];10))" office:value-type="string" office:string-value="-13.236161,8.47195727">
            <text:p>-13.236161,8.4719572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Senegal</text:p>
          </table:table-cell>
          <table:table-cell table:style-name="ce3" office:value-type="string">
            <text:p>SNDKR</text:p>
          </table:table-cell>
          <table:table-cell table:style-name="ce3" office:value-type="string">
            <text:p>Dakar</text:p>
          </table:table-cell>
          <table:table-cell table:style-name="ce3" office:value-type="float" office:value="1748">
            <text:p>1748</text:p>
          </table:table-cell>
          <table:table-cell table:style-name="ce3" office:value-type="float" office:value="1781">
            <text:p>178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322">
            <text:p>5322</text:p>
          </table:table-cell>
          <table:table-cell table:style-name="ce3" office:value-type="float" office:value="66086.92">
            <text:p>66086.92</text:p>
          </table:table-cell>
          <table:table-cell table:style-name="ce3" office:value-type="float" office:value="15802.74">
            <text:p>15802.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889.66">
            <text:p>81889.66</text:p>
          </table:table-cell>
          <table:table-cell table:style-name="ce7" office:value-type="string">
            <text:p>-17.47507598705056</text:p>
          </table:table-cell>
          <table:table-cell table:style-name="ce7" office:value-type="string">
            <text:p>14.717777583623274</text:p>
          </table:table-cell>
          <table:table-cell table:style-name="Default" table:formula="of:=CONCATENATE(LEFT([.O29];10);&quot;,&quot;;LEFT([.P29];10))" office:value-type="string" office:string-value="-17.475075,14.7177775">
            <text:p>-17.475075,14.7177775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Sierra leone</text:p>
          </table:table-cell>
          <table:table-cell table:style-name="ce3" office:value-type="string">
            <text:p>SLFNA</text:p>
          </table:table-cell>
          <table:table-cell table:style-name="ce3" office:value-type="string">
            <text:p>Freetow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28.84">
            <text:p>228.84</text:p>
          </table:table-cell>
          <table:table-cell table:style-name="ce3" office:value-type="float" office:value="213.71">
            <text:p>213.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42.55">
            <text:p>442.55</text:p>
          </table:table-cell>
          <table:table-cell table:style-name="ce7" office:value-type="string">
            <text:p>6.733325153234773</text:p>
          </table:table-cell>
          <table:table-cell table:style-name="ce7" office:value-type="string">
            <text:p>0.3334021188329075</text:p>
          </table:table-cell>
          <table:table-cell table:style-name="Default" table:formula="of:=CONCATENATE(LEFT([.O30];10);&quot;,&quot;;LEFT([.P30];10))" office:value-type="string" office:string-value="6.73332515,0.33340211">
            <text:p>6.73332515,0.3334021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Togo</text:p>
          </table:table-cell>
          <table:table-cell table:style-name="ce3" office:value-type="string">
            <text:p>TGLFW</text:p>
          </table:table-cell>
          <table:table-cell table:style-name="ce3" office:value-type="string">
            <text:p>Lomè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81">
            <text:p>1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5399.06">
            <text:p>5399.06</text:p>
          </table:table-cell>
          <table:table-cell table:style-name="ce3" office:value-type="float" office:value="13128.42">
            <text:p>13128.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527.48">
            <text:p>18527.48</text:p>
          </table:table-cell>
          <table:table-cell table:style-name="ce7" office:value-type="string">
            <text:p>1.22081126074562</text:p>
          </table:table-cell>
          <table:table-cell table:style-name="ce7" office:value-type="string">
            <text:p>6.133882930268385</text:p>
          </table:table-cell>
          <table:table-cell table:style-name="Default" table:formula="of:=CONCATENATE(LEFT([.O31];10);&quot;,&quot;;LEFT([.P31];10))" office:value-type="string" office:string-value="1.22081126,6.13388293">
            <text:p>1.22081126,6.1338829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Zaire</text:p>
          </table:table-cell>
          <table:table-cell table:style-name="ce3" office:value-type="string">
            <text:p>ZRBOA</text:p>
          </table:table-cell>
          <table:table-cell table:style-name="ce3" office:value-type="string">
            <text:p>Boma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style-name="ce7" office:value-type="string">
            <text:p>13.049993854431932</text:p>
          </table:table-cell>
          <table:table-cell table:style-name="ce7" office:value-type="string">
            <text:p>-5.829994284186569</text:p>
          </table:table-cell>
          <table:table-cell table:style-name="Default" table:formula="of:=CONCATENATE(LEFT([.O32];10);&quot;,&quot;;LEFT([.P32];10))" office:value-type="string" office:string-value="13.0499938,-5.8299942">
            <text:p>13.0499938,-5.829994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Burundi</text:p>
          </table:table-cell>
          <table:table-cell table:style-name="ce3" office:value-type="string">
            <text:p>BIBJM</text:p>
          </table:table-cell>
          <table:table-cell table:style-name="ce3" office:value-type="string">
            <text:p>Bujumbur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8">
            <text:p>30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8">
            <text:p>30.8</text:p>
          </table:table-cell>
          <table:table-cell table:style-name="ce7" office:value-type="string">
            <text:p>29.360006061528395</text:p>
          </table:table-cell>
          <table:table-cell table:style-name="ce7" office:value-type="string">
            <text:p>-3.376087220374643</text:p>
          </table:table-cell>
          <table:table-cell table:style-name="Default" table:formula="of:=CONCATENATE(LEFT([.O33];10);&quot;,&quot;;LEFT([.P33];10))" office:value-type="string" office:string-value="29.3600060,-3.3760872">
            <text:p>29.3600060,-3.376087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Comoros</text:p>
          </table:table-cell>
          <table:table-cell table:style-name="ce3" office:value-type="string">
            <text:p>KMYVA</text:p>
          </table:table-cell>
          <table:table-cell table:style-name="ce3" office:value-type="string">
            <text:p>Moroni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1.27">
            <text:p>91.2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1.27">
            <text:p>91.27</text:p>
          </table:table-cell>
          <table:table-cell table:style-name="ce7" office:value-type="string">
            <text:p>43.148001667052256</text:p>
          </table:table-cell>
          <table:table-cell table:style-name="ce7" office:value-type="string">
            <text:p>11.595014464255485</text:p>
          </table:table-cell>
          <table:table-cell table:style-name="Default" table:formula="of:=CONCATENATE(LEFT([.O34];10);&quot;,&quot;;LEFT([.P34];10))" office:value-type="string" office:string-value="43.1480016,11.5950144">
            <text:p>43.1480016,11.5950144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Djibouti</text:p>
          </table:table-cell>
          <table:table-cell table:style-name="ce3" office:value-type="string">
            <text:p>DJJIB</text:p>
          </table:table-cell>
          <table:table-cell table:style-name="ce3" office:value-type="string">
            <text:p>Djibouti</text:p>
          </table:table-cell>
          <table:table-cell table:style-name="ce3" office:value-type="float" office:value="2015">
            <text:p>2015</text:p>
          </table:table-cell>
          <table:table-cell table:style-name="ce3" office:value-type="float" office:value="206">
            <text:p>2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35">
            <text:p>6135</text:p>
          </table:table-cell>
          <table:table-cell table:style-name="ce3" office:value-type="float" office:value="65884.95">
            <text:p>65884.95</text:p>
          </table:table-cell>
          <table:table-cell table:style-name="ce3" office:value-type="float" office:value="12137.56">
            <text:p>12137.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8022.51">
            <text:p>78022.51</text:p>
          </table:table-cell>
          <table:table-cell table:style-name="ce7" office:value-type="string">
            <text:p>39.4500361722458</text:p>
          </table:table-cell>
          <table:table-cell table:style-name="ce7" office:value-type="string">
            <text:p>15.610118224037251</text:p>
          </table:table-cell>
          <table:table-cell table:style-name="Default" table:formula="of:=CONCATENATE(LEFT([.O35];10);&quot;,&quot;;LEFT([.P35];10))" office:value-type="string" office:string-value="39.4500361,15.6101182">
            <text:p>39.4500361,15.610118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Eritrea</text:p>
          </table:table-cell>
          <table:table-cell table:style-name="ce3" office:value-type="string">
            <text:p>ERMSW</text:p>
          </table:table-cell>
          <table:table-cell table:style-name="ce3" office:value-type="string">
            <text:p>Massaw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85.67">
            <text:p>185.6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7">
            <text:p>185.67</text:p>
          </table:table-cell>
          <table:table-cell table:style-name="ce7" office:value-type="string">
            <text:p>38.69805857534868</text:p>
          </table:table-cell>
          <table:table-cell table:style-name="ce7" office:value-type="string">
            <text:p>9.035256221295754</text:p>
          </table:table-cell>
          <table:table-cell table:style-name="Default" table:formula="of:=CONCATENATE(LEFT([.O36];10);&quot;,&quot;;LEFT([.P36];10))" office:value-type="string" office:string-value="38.6980585,9.03525622">
            <text:p>38.6980585,9.0352562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Ethiopia</text:p>
          </table:table-cell>
          <table:table-cell table:style-name="ce3" office:value-type="string">
            <text:p>ETADD</text:p>
          </table:table-cell>
          <table:table-cell table:style-name="ce3" office:value-type="string">
            <text:p>Addis Ababa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3">
            <text:p>30.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3">
            <text:p>30.3</text:p>
          </table:table-cell>
          <table:table-cell table:style-name="ce7" office:value-type="string">
            <text:p>39.68797231233191</text:p>
          </table:table-cell>
          <table:table-cell table:style-name="ce7" office:value-type="string">
            <text:p>-4.038080163847781</text:p>
          </table:table-cell>
          <table:table-cell table:style-name="Default" table:formula="of:=CONCATENATE(LEFT([.O37];10);&quot;,&quot;;LEFT([.P37];10))" office:value-type="string" office:string-value="39.6879723,-4.0380801">
            <text:p>39.6879723,-4.038080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Kenya</text:p>
          </table:table-cell>
          <table:table-cell table:style-name="ce3" office:value-type="string">
            <text:p>KEMBA</text:p>
          </table:table-cell>
          <table:table-cell table:style-name="ce3" office:value-type="string">
            <text:p>Mombasa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1223">
            <text:p>12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88129.45">
            <text:p>88129.45</text:p>
          </table:table-cell>
          <table:table-cell table:style-name="ce3" office:value-type="float" office:value="3631.18">
            <text:p>3631.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1760.63">
            <text:p>91760.63</text:p>
          </table:table-cell>
          <table:table-cell table:style-name="ce7" office:value-type="string">
            <text:p>43.240244098693324</text:p>
          </table:table-cell>
          <table:table-cell table:style-name="ce7" office:value-type="string">
            <text:p>-11.70415769566847</text:p>
          </table:table-cell>
          <table:table-cell table:style-name="Default" table:formula="of:=CONCATENATE(LEFT([.O38];10);&quot;,&quot;;LEFT([.P38];10))" office:value-type="string" office:string-value="43.2402440,-11.704157">
            <text:p>43.2402440,-11.70415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NOS</text:p>
          </table:table-cell>
          <table:table-cell table:style-name="ce3" office:value-type="string">
            <text:p>Nossi-Be</text:p>
          </table:table-cell>
          <table:table-cell table:style-name="ce3" office:value-type="float" office:value="14">
            <text:p>1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0.42">
            <text:p>150.4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42">
            <text:p>150.42</text:p>
          </table:table-cell>
          <table:table-cell table:style-name="ce7" office:value-type="string">
            <text:p>48.266603961994576</text:p>
          </table:table-cell>
          <table:table-cell table:style-name="ce7" office:value-type="string">
            <text:p>-13.400023174190835</text:p>
          </table:table-cell>
          <table:table-cell table:style-name="Default" table:formula="of:=CONCATENATE(LEFT([.O39];10);&quot;,&quot;;LEFT([.P39];10))" office:value-type="string" office:string-value="48.2666039,-13.400023">
            <text:p>48.2666039,-13.40002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MM</text:p>
          </table:table-cell>
          <table:table-cell table:style-name="ce3" office:value-type="string">
            <text:p>Tamatave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111.99">
            <text:p>1111.9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1.99">
            <text:p>1111.99</text:p>
          </table:table-cell>
          <table:table-cell table:style-name="ce7" office:value-type="string">
            <text:p>43.68998408892941</text:p>
          </table:table-cell>
          <table:table-cell table:style-name="ce7" office:value-type="string">
            <text:p>-23.356831442459736</text:p>
          </table:table-cell>
          <table:table-cell table:style-name="Default" table:formula="of:=CONCATENATE(LEFT([.O40];10);&quot;,&quot;;LEFT([.P40];10))" office:value-type="string" office:string-value="43.6899840,-23.356831">
            <text:p>43.6899840,-23.35683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LE</text:p>
          </table:table-cell>
          <table:table-cell table:style-name="ce3" office:value-type="string">
            <text:p>Tulear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.48">
            <text:p>1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3.48">
            <text:p>13.48</text:p>
          </table:table-cell>
          <table:table-cell table:style-name="ce7" office:value-type="string">
            <text:p>49.40498408895229</text:p>
          </table:table-cell>
          <table:table-cell table:style-name="ce7" office:value-type="string">
            <text:p>-18.18179848345477</text:p>
          </table:table-cell>
          <table:table-cell table:style-name="Default" table:formula="of:=CONCATENATE(LEFT([.O41];10);&quot;,&quot;;LEFT([.P41];10))" office:value-type="string" office:string-value="49.4049840,-18.181798">
            <text:p>49.4049840,-18.18179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uritius</text:p>
          </table:table-cell>
          <table:table-cell table:style-name="ce3" office:value-type="string">
            <text:p>MUPLU</text:p>
          </table:table-cell>
          <table:table-cell table:style-name="ce3" office:value-type="string">
            <text:p>Port Louis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252.17">
            <text:p>1252.1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252.17">
            <text:p>1252.17</text:p>
          </table:table-cell>
          <table:table-cell table:style-name="ce7" office:value-type="string">
            <text:p>57.49999385460973</text:p>
          </table:table-cell>
          <table:table-cell table:style-name="ce7" office:value-type="string">
            <text:p>-20.166638571353246</text:p>
          </table:table-cell>
          <table:table-cell table:style-name="Default" table:formula="of:=CONCATENATE(LEFT([.O42];10);&quot;,&quot;;LEFT([.P42];10))" office:value-type="string" office:string-value="57.4999938,-20.166638">
            <text:p>57.4999938,-20.16663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BEW</text:p>
          </table:table-cell>
          <table:table-cell table:style-name="ce3" office:value-type="string">
            <text:p>Beir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66.5">
            <text:p>566.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66.5">
            <text:p>566.5</text:p>
          </table:table-cell>
          <table:table-cell table:style-name="ce7" office:value-type="string">
            <text:p>34.83406604925692</text:p>
          </table:table-cell>
          <table:table-cell table:style-name="ce7" office:value-type="string">
            <text:p>-19.828497170830442</text:p>
          </table:table-cell>
          <table:table-cell table:style-name="Default" table:formula="of:=CONCATENATE(LEFT([.O43];10);&quot;,&quot;;LEFT([.P43];10))" office:value-type="string" office:string-value="34.8340660,-19.828497">
            <text:p>34.8340660,-19.82849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PM</text:p>
          </table:table-cell>
          <table:table-cell table:style-name="ce3" office:value-type="string">
            <text:p>Maputo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199">
            <text:p>1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2">
            <text:p>562</text:p>
          </table:table-cell>
          <table:table-cell table:style-name="ce3" office:value-type="float" office:value="6496.49">
            <text:p>6496.49</text:p>
          </table:table-cell>
          <table:table-cell table:style-name="ce3" office:value-type="float" office:value="211.58">
            <text:p>211.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708.07">
            <text:p>6708.07</text:p>
          </table:table-cell>
          <table:table-cell table:style-name="ce7" office:value-type="string">
            <text:p>40.66698505643243</text:p>
          </table:table-cell>
          <table:table-cell table:style-name="ce7" office:value-type="string">
            <text:p>-14.543563428477633</text:p>
          </table:table-cell>
          <table:table-cell table:style-name="Default" table:formula="of:=CONCATENATE(LEFT([.O44];10);&quot;,&quot;;LEFT([.P44];10))" office:value-type="string" office:string-value="40.6669850,-14.543563">
            <text:p>40.6669850,-14.54356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NC</text:p>
          </table:table-cell>
          <table:table-cell table:style-name="ce3" office:value-type="string">
            <text:p>Nacal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50.72">
            <text:p>350.7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72">
            <text:p>350.72</text:p>
          </table:table-cell>
          <table:table-cell table:style-name="ce7" office:value-type="string">
            <text:p>32.58721710397009</text:p>
          </table:table-cell>
          <table:table-cell table:style-name="ce7" office:value-type="string">
            <text:p>-25.953331628778983</text:p>
          </table:table-cell>
          <table:table-cell table:style-name="Default" table:formula="of:=CONCATENATE(LEFT([.O45];10);&quot;,&quot;;LEFT([.P45];10))" office:value-type="string" office:string-value="32.5872171,-25.953331">
            <text:p>32.5872171,-25.95333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Reunion</text:p>
          </table:table-cell>
          <table:table-cell table:style-name="ce3" office:value-type="string">
            <text:p>REPDG</text:p>
          </table:table-cell>
          <table:table-cell table:style-name="ce3" office:value-type="string">
            <text:p>Port Reunion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977.05">
            <text:p>2977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977.05">
            <text:p>2977.05</text:p>
          </table:table-cell>
          <table:table-cell table:style-name="ce7" office:value-type="string">
            <text:p>55.27958847874259</text:p>
          </table:table-cell>
          <table:table-cell table:style-name="ce7" office:value-type="string">
            <text:p>-20.933435873440217</text:p>
          </table:table-cell>
          <table:table-cell table:style-name="Default" table:formula="of:=CONCATENATE(LEFT([.O46];10);&quot;,&quot;;LEFT([.P46];10))" office:value-type="string" office:string-value="55.2795884,-20.933435">
            <text:p>55.2795884,-20.933435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eychelles</text:p>
          </table:table-cell>
          <table:table-cell table:style-name="ce3" office:value-type="string">
            <text:p>SCPOV</text:p>
          </table:table-cell>
          <table:table-cell table:style-name="ce3" office:value-type="string">
            <text:p>Port Victoria</text:p>
          </table:table-cell>
          <table:table-cell table:style-name="ce3" office:value-type="float" office:value="178">
            <text:p>178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3964.31">
            <text:p>3964.3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964.31">
            <text:p>3964.31</text:p>
          </table:table-cell>
          <table:table-cell table:style-name="ce7" office:value-type="string">
            <text:p>55.44998978559113</text:p>
          </table:table-cell>
          <table:table-cell table:style-name="ce7" office:value-type="string">
            <text:p>-4.6166316539734</text:p>
          </table:table-cell>
          <table:table-cell table:style-name="Default" table:formula="of:=CONCATENATE(LEFT([.O47];10);&quot;,&quot;;LEFT([.P47];10))" office:value-type="string" office:string-value="55.4499897,-4.6166316">
            <text:p>55.4499897,-4.6166316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malia</text:p>
          </table:table-cell>
          <table:table-cell table:style-name="ce3" office:value-type="string">
            <text:p>SOBBO</text:p>
          </table:table-cell>
          <table:table-cell table:style-name="ce3" office:value-type="string">
            <text:p>Berbera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1.45">
            <text:p>81.4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1.45">
            <text:p>81.45</text:p>
          </table:table-cell>
          <table:table-cell table:style-name="ce7" office:value-type="string">
            <text:p>31.580025592787308</text:p>
          </table:table-cell>
          <table:table-cell table:style-name="ce7" office:value-type="string">
            <text:p>4.829975198277964</text:p>
          </table:table-cell>
          <table:table-cell table:style-name="Default" table:formula="of:=CONCATENATE(LEFT([.O48];10);&quot;,&quot;;LEFT([.P48];10))" office:value-type="string" office:string-value="31.5800255,4.82997519">
            <text:p>31.5800255,4.82997519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CPT</text:p>
          </table:table-cell>
          <table:table-cell table:style-name="ce3" office:value-type="string">
            <text:p>Cape Town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296">
            <text:p>2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99">
            <text:p>899</text:p>
          </table:table-cell>
          <table:table-cell table:style-name="ce3" office:value-type="float" office:value="9923.61">
            <text:p>9923.6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923.61">
            <text:p>9923.61</text:p>
          </table:table-cell>
          <table:table-cell table:style-name="ce7" office:value-type="string">
            <text:p>37.21642573929415</text:p>
          </table:table-cell>
          <table:table-cell table:style-name="ce7" office:value-type="string">
            <text:p>19.61579103492562</text:p>
          </table:table-cell>
          <table:table-cell table:style-name="Default" table:formula="of:=CONCATENATE(LEFT([.O49];10);&quot;,&quot;;LEFT([.P49];10))" office:value-type="string" office:string-value="37.2164257,19.6157910">
            <text:p>37.2164257,19.615791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ZBA</text:p>
          </table:table-cell>
          <table:table-cell table:style-name="ce3" office:value-type="string">
            <text:p>Coega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3494.66">
            <text:p>3494.6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494.66">
            <text:p>3494.66</text:p>
          </table:table-cell>
          <table:table-cell table:style-name="ce7" office:value-type="string">
            <text:p>45.016414752997264</text:p>
          </table:table-cell>
          <table:table-cell table:style-name="ce7" office:value-type="string">
            <text:p>10.435550352922803</text:p>
          </table:table-cell>
          <table:table-cell table:style-name="Default" table:formula="of:=CONCATENATE(LEFT([.O50];10);&quot;,&quot;;LEFT([.P50];10))" office:value-type="string" office:string-value="45.0164147,10.4355503">
            <text:p>45.0164147,10.435550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DUR</text:p>
          </table:table-cell>
          <table:table-cell table:style-name="ce3" office:value-type="string">
            <text:p>Durban</text:p>
          </table:table-cell>
          <table:table-cell table:style-name="ce3" office:value-type="float" office:value="2357">
            <text:p>2357</text:p>
          </table:table-cell>
          <table:table-cell table:style-name="ce3" office:value-type="float" office:value="2205">
            <text:p>220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769">
            <text:p>6769</text:p>
          </table:table-cell>
          <table:table-cell table:style-name="ce3" office:value-type="float" office:value="84234.98">
            <text:p>84234.98</text:p>
          </table:table-cell>
          <table:table-cell table:style-name="ce3" office:value-type="float" office:value="3666.24">
            <text:p>3666.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7901.22">
            <text:p>87901.22</text:p>
          </table:table-cell>
          <table:table-cell table:style-name="ce7" office:value-type="string">
            <text:p>39.26639597769457</text:p>
          </table:table-cell>
          <table:table-cell table:style-name="ce7" office:value-type="string">
            <text:p>-6.798066736124383</text:p>
          </table:table-cell>
          <table:table-cell table:style-name="Default" table:formula="of:=CONCATENATE(LEFT([.O51];10);&quot;,&quot;;LEFT([.P51];10))" office:value-type="string" office:string-value="39.2663959,-6.7980667">
            <text:p>39.2663959,-6.798066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JNB</text:p>
          </table:table-cell>
          <table:table-cell table:style-name="ce3" office:value-type="string">
            <text:p>Johannesburg/dbn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60">
            <text:p>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2336.23">
            <text:p>2336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36.23">
            <text:p>2336.23</text:p>
          </table:table-cell>
          <table:table-cell table:style-name="ce7" office:value-type="string">
            <text:p>39.0900064684684</text:p>
          </table:table-cell>
          <table:table-cell table:style-name="ce7" office:value-type="string">
            <text:p>-5.070040670902188</text:p>
          </table:table-cell>
          <table:table-cell table:style-name="Default" table:formula="of:=CONCATENATE(LEFT([.O52];10);&quot;,&quot;;LEFT([.P52];10))" office:value-type="string" office:string-value="39.0900064,-5.0700406">
            <text:p>39.0900064,-5.0700406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LZ</text:p>
          </table:table-cell>
          <table:table-cell table:style-name="ce3" office:value-type="string">
            <text:p>Port Elizabeth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6.43">
            <text:p>316.4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16.43">
            <text:p>316.43</text:p>
          </table:table-cell>
          <table:table-cell table:style-name="ce7" office:value-type="string">
            <text:p>39.20002559281767</text:p>
          </table:table-cell>
          <table:table-cell table:style-name="ce7" office:value-type="string">
            <text:p>-6.159999980802468</text:p>
          </table:table-cell>
          <table:table-cell table:style-name="Default" table:formula="of:=CONCATENATE(LEFT([.O53];10);&quot;,&quot;;LEFT([.P53];10))" office:value-type="string" office:string-value="39.2000255,-6.1599999">
            <text:p>39.2000255,-6.1599999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RY</text:p>
          </table:table-cell>
          <table:table-cell table:style-name="ce3" office:value-type="string">
            <text:p>Pretori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85.68">
            <text:p>185.6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8">
            <text:p>185.68</text:p>
          </table:table-cell>
          <table:table-cell table:style-name="ce7" office:value-type="string">
            <text:p>18.43304229922603</text:p>
          </table:table-cell>
          <table:table-cell table:style-name="ce7" office:value-type="string">
            <text:p>-33.91806510862875</text:p>
          </table:table-cell>
          <table:table-cell table:style-name="Default" table:formula="of:=CONCATENATE(LEFT([.O54];10);&quot;,&quot;;LEFT([.P54];10))" office:value-type="string" office:string-value="18.4330422,-33.918065">
            <text:p>18.4330422,-33.918065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JUM</text:p>
          </table:table-cell>
          <table:table-cell table:style-name="ce3" office:value-type="string">
            <text:p>Jubail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style-name="ce7" office:value-type="string">
            <text:p>30.97806467883339</text:p>
          </table:table-cell>
          <table:table-cell table:style-name="ce7" office:value-type="string">
            <text:p>-29.863067143117632</text:p>
          </table:table-cell>
          <table:table-cell table:style-name="Default" table:formula="of:=CONCATENATE(LEFT([.O55];10);&quot;,&quot;;LEFT([.P55];10))" office:value-type="string" office:string-value="30.9780646,-29.863067">
            <text:p>30.9780646,-29.86306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PZU</text:p>
          </table:table-cell>
          <table:table-cell table:style-name="ce3" office:value-type="string">
            <text:p>Port Sudan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327">
            <text:p>3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79">
            <text:p>779</text:p>
          </table:table-cell>
          <table:table-cell table:style-name="ce3" office:value-type="float" office:value="6420.9">
            <text:p>6420.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420.9">
            <text:p>6420.9</text:p>
          </table:table-cell>
          <table:table-cell table:style-name="ce7" office:value-type="string">
            <text:p>28.028063865019476</text:p>
          </table:table-cell>
          <table:table-cell table:style-name="ce7" office:value-type="string">
            <text:p>-26.16809888138414</text:p>
          </table:table-cell>
          <table:table-cell table:style-name="Default" table:formula="of:=CONCATENATE(LEFT([.O56];10);&quot;,&quot;;LEFT([.P56];10))" office:value-type="string" office:string-value="28.0280638,-26.168098">
            <text:p>28.0280638,-26.16809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DAR</text:p>
          </table:table-cell>
          <table:table-cell table:style-name="ce3" office:value-type="string">
            <text:p>Dar es Salaam</text:p>
          </table:table-cell>
          <table:table-cell table:style-name="ce3" office:value-type="float" office:value="777">
            <text:p>777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41">
            <text:p>1641</text:p>
          </table:table-cell>
          <table:table-cell table:style-name="ce3" office:value-type="float" office:value="23531.6">
            <text:p>23531.6</text:p>
          </table:table-cell>
          <table:table-cell table:style-name="ce3" office:value-type="float" office:value="3997.97">
            <text:p>3997.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7529.57">
            <text:p>27529.57</text:p>
          </table:table-cell>
          <table:table-cell table:style-name="ce7" office:value-type="string">
            <text:p>25.598082989358886</text:p>
          </table:table-cell>
          <table:table-cell table:style-name="ce7" office:value-type="string">
            <text:p>-33.96808789508731</text:p>
          </table:table-cell>
          <table:table-cell table:style-name="Default" table:formula="of:=CONCATENATE(LEFT([.O57];10);&quot;,&quot;;LEFT([.P57];10))" office:value-type="string" office:string-value="25.5980829,-33.968087">
            <text:p>25.5980829,-33.96808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TGT</text:p>
          </table:table-cell>
          <table:table-cell table:style-name="ce3" office:value-type="string">
            <text:p>Tang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3.56">
            <text:p>113.5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3.56">
            <text:p>113.56</text:p>
          </table:table-cell>
          <table:table-cell table:style-name="ce7" office:value-type="string">
            <text:p>28.22748321723384</text:p>
          </table:table-cell>
          <table:table-cell table:style-name="ce7" office:value-type="string">
            <text:p>-25.704974695184433</text:p>
          </table:table-cell>
          <table:table-cell table:style-name="Default" table:formula="of:=CONCATENATE(LEFT([.O58];10);&quot;,&quot;;LEFT([.P58];10))" office:value-type="string" office:string-value="28.2274832,-25.704974">
            <text:p>28.2274832,-25.704974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ZNZ</text:p>
          </table:table-cell>
          <table:table-cell table:style-name="ce3" office:value-type="string">
            <text:p>Zanzibar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50.59">
            <text:p>350.5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59">
            <text:p>350.59</text:p>
          </table:table-cell>
          <table:table-cell table:style-name="ce7" office:value-type="string">
            <text:p>25.69389389261687</text:p>
          </table:table-cell>
          <table:table-cell table:style-name="ce7" office:value-type="string">
            <text:p>-33.80399782044552</text:p>
          </table:table-cell>
          <table:table-cell table:style-name="Default" table:formula="of:=CONCATENATE(LEFT([.O59];10);&quot;,&quot;;LEFT([.P59];10))" office:value-type="string" office:string-value="25.6938938,-33.803997">
            <text:p>25.6938938,-33.803997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Zimbabwe</text:p>
          </table:table-cell>
          <table:table-cell table:style-name="ce3" office:value-type="string">
            <text:p>ZWHRE</text:p>
          </table:table-cell>
          <table:table-cell table:style-name="ce3" office:value-type="string">
            <text:p>Harare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.35">
            <text:p>32.3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2.35">
            <text:p>32.35</text:p>
          </table:table-cell>
          <table:table-cell table:style-name="ce7" office:value-type="string">
            <text:p>31.042763572062825</text:p>
          </table:table-cell>
          <table:table-cell table:style-name="ce7" office:value-type="string">
            <text:p>-17.815843835777798</text:p>
          </table:table-cell>
          <table:table-cell table:style-name="Default" table:formula="of:=CONCATENATE(LEFT([.O60];10);&quot;,&quot;;LEFT([.P60];10))" office:value-type="string" office:string-value="31.0427635,-17.815843">
            <text:p>31.0427635,-17.81584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LG</text:p>
          </table:table-cell>
          <table:table-cell table:style-name="ce3" office:value-type="string">
            <text:p>Alger</text:p>
          </table:table-cell>
          <table:table-cell table:style-name="ce3" office:value-type="float" office:value="2032">
            <text:p>2032</text:p>
          </table:table-cell>
          <table:table-cell table:style-name="ce3" office:value-type="float" office:value="329">
            <text:p>3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614">
            <text:p>8614</text:p>
          </table:table-cell>
          <table:table-cell table:style-name="ce3" office:value-type="float" office:value="82633.48">
            <text:p>8263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633.48">
            <text:p>82633.48</text:p>
          </table:table-cell>
          <table:table-cell table:style-name="ce7" office:value-type="string">
            <text:p>7.759980833577401</text:p>
          </table:table-cell>
          <table:table-cell table:style-name="ce7" office:value-type="string">
            <text:p>36.920006122885525</text:p>
          </table:table-cell>
          <table:table-cell table:style-name="Default" table:formula="of:=CONCATENATE(LEFT([.O61];10);&quot;,&quot;;LEFT([.P61];10))" office:value-type="string" office:string-value="7.75998083,36.9200061">
            <text:p>7.75998083,36.920006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AE</text:p>
          </table:table-cell>
          <table:table-cell table:style-name="ce3" office:value-type="string">
            <text:p>Annaba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08">
            <text:p>508</text:p>
          </table:table-cell>
          <table:table-cell table:style-name="ce3" office:value-type="float" office:value="4446.24">
            <text:p>4446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96">
            <text:p>14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942.24">
            <text:p>5942.24</text:p>
          </table:table-cell>
          <table:table-cell table:style-name="ce7" office:value-type="string">
            <text:p>3.048606670909237</text:p>
          </table:table-cell>
          <table:table-cell table:style-name="ce7" office:value-type="string">
            <text:p>36.765010656628135</text:p>
          </table:table-cell>
          <table:table-cell table:style-name="Default" table:formula="of:=CONCATENATE(LEFT([.O62];10);&quot;,&quot;;LEFT([.P62];10))" office:value-type="string" office:string-value="3.04860667,36.7650106">
            <text:p>3.04860667,36.7650106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BJA</text:p>
          </table:table-cell>
          <table:table-cell table:style-name="ce3" office:value-type="string">
            <text:p>Bejaia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201">
            <text:p>20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8897.75">
            <text:p>8897.7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897.75">
            <text:p>8897.75</text:p>
          </table:table-cell>
          <table:table-cell table:style-name="ce7" office:value-type="string">
            <text:p>5.070015827056295</text:p>
          </table:table-cell>
          <table:table-cell table:style-name="ce7" office:value-type="string">
            <text:p>36.760377623535874</text:p>
          </table:table-cell>
          <table:table-cell table:style-name="Default" table:formula="of:=CONCATENATE(LEFT([.O63];10);&quot;,&quot;;LEFT([.P63];10))" office:value-type="string" office:string-value="5.07001582,36.7603776">
            <text:p>5.07001582,36.7603776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DJE</text:p>
          </table:table-cell>
          <table:table-cell table:style-name="ce3" office:value-type="string">
            <text:p>Djen Djen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7" office:value-type="string">
            <text:p>5.766003560136312</text:p>
          </table:table-cell>
          <table:table-cell table:style-name="ce7" office:value-type="string">
            <text:p>36.821997033517675</text:p>
          </table:table-cell>
          <table:table-cell table:style-name="Default" table:formula="of:=CONCATENATE(LEFT([.O64];10);&quot;,&quot;;LEFT([.P64];10))" office:value-type="string" office:string-value="5.76600356,36.8219970">
            <text:p>5.76600356,36.821997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GHA</text:p>
          </table:table-cell>
          <table:table-cell table:style-name="ce3" office:value-type="string">
            <text:p>Ghazaouet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61">
            <text:p>4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44">
            <text:p>944</text:p>
          </table:table-cell>
          <table:table-cell table:style-name="ce3" office:value-type="float" office:value="11934.86">
            <text:p>11934.8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934.86">
            <text:p>11934.86</text:p>
          </table:table-cell>
          <table:table-cell table:style-name="ce7" office:value-type="string">
            <text:p>-1.8634403450510535</text:p>
          </table:table-cell>
          <table:table-cell table:style-name="ce7" office:value-type="string">
            <text:p>35.09737024712251</text:p>
          </table:table-cell>
          <table:table-cell table:style-name="Default" table:formula="of:=CONCATENATE(LEFT([.O65];10);&quot;,&quot;;LEFT([.P65];10))" office:value-type="string" office:string-value="-1.8634403,35.0973702">
            <text:p>-1.8634403,35.097370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ORN</text:p>
          </table:table-cell>
          <table:table-cell table:style-name="ce3" office:value-type="string">
            <text:p>Oran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99">
            <text:p>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5326.1">
            <text:p>5326.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67">
            <text:p>22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93.1">
            <text:p>7593.1</text:p>
          </table:table-cell>
          <table:table-cell table:style-name="ce7" office:value-type="string">
            <text:p>-0.6219186383503938</text:p>
          </table:table-cell>
          <table:table-cell table:style-name="ce7" office:value-type="string">
            <text:p>35.71194831938408</text:p>
          </table:table-cell>
          <table:table-cell table:style-name="Default" table:formula="of:=CONCATENATE(LEFT([.O66];10);&quot;,&quot;;LEFT([.P66];10))" office:value-type="string" office:string-value="-0.6219186,35.7119483">
            <text:p>-0.6219186,35.711948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SKI</text:p>
          </table:table-cell>
          <table:table-cell table:style-name="ce3" office:value-type="string">
            <text:p>Skikda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29">
            <text:p>1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4748.05">
            <text:p>4748.05</text:p>
          </table:table-cell>
          <table:table-cell table:style-name="ce3" office:value-type="float" office:value="1048.73">
            <text:p>1048.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2242">
            <text:p>92242</text:p>
          </table:table-cell>
          <table:table-cell table:style-name="ce3" office:value-type="float" office:value="98038.78">
            <text:p>98038.78</text:p>
          </table:table-cell>
          <table:table-cell table:style-name="ce7" office:value-type="string">
            <text:p>6.89998164737608</text:p>
          </table:table-cell>
          <table:table-cell table:style-name="ce7" office:value-type="string">
            <text:p>36.880421975749925</text:p>
          </table:table-cell>
          <table:table-cell table:style-name="Default" table:formula="of:=CONCATENATE(LEFT([.O67];10);&quot;,&quot;;LEFT([.P67];10))" office:value-type="string" office:string-value="6.89998164,36.8804219">
            <text:p>6.89998164,36.8804219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SUZ</text:p>
          </table:table-cell>
          <table:table-cell table:style-name="ce3" office:value-type="string">
            <text:p>Suez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8745">
            <text:p>38745</text:p>
          </table:table-cell>
          <table:table-cell table:style-name="ce7" office:value-type="string">
            <text:p>29.948050030391755</text:p>
          </table:table-cell>
          <table:table-cell table:style-name="ce7" office:value-type="string">
            <text:p>31.201965205759393</text:p>
          </table:table-cell>
          <table:table-cell table:style-name="Default" table:formula="of:=CONCATENATE(LEFT([.O68];10);&quot;,&quot;;LEFT([.P68];10))" office:value-type="string" office:string-value="29.9480500,31.2019652">
            <text:p>29.9480500,31.201965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ALY</text:p>
          </table:table-cell>
          <table:table-cell table:style-name="ce3" office:value-type="string">
            <text:p>Alexandria</text:p>
          </table:table-cell>
          <table:table-cell table:style-name="ce3" office:value-type="float" office:value="5849">
            <text:p>5849</text:p>
          </table:table-cell>
          <table:table-cell table:style-name="ce3" office:value-type="float" office:value="5732">
            <text:p>5732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7469">
            <text:p>17469</text:p>
          </table:table-cell>
          <table:table-cell table:style-name="ce3" office:value-type="float" office:value="224735.32">
            <text:p>224735.32</text:p>
          </table:table-cell>
          <table:table-cell table:style-name="ce3" office:value-type="float" office:value="6556.64">
            <text:p>6556.64</text:p>
          </table:table-cell>
          <table:table-cell table:style-name="ce3" office:value-type="float" office:value="958">
            <text:p>958</text:p>
          </table:table-cell>
          <table:table-cell table:style-name="ce3" office:value-type="float" office:value="5077">
            <text:p>5077</text:p>
          </table:table-cell>
          <table:table-cell table:style-name="ce3" office:value-type="float" office:value="237326.96">
            <text:p>237326.96</text:p>
          </table:table-cell>
          <table:table-cell table:style-name="ce7" office:value-type="string">
            <text:p>31.820010944350713</text:p>
          </table:table-cell>
          <table:table-cell table:style-name="ce7" office:value-type="string">
            <text:p>31.42039349265508</text:p>
          </table:table-cell>
          <table:table-cell table:style-name="Default" table:formula="of:=CONCATENATE(LEFT([.O69];10);&quot;,&quot;;LEFT([.P69];10))" office:value-type="string" office:string-value="31.8200109,31.4203934">
            <text:p>31.8200109,31.4203934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DAM</text:p>
          </table:table-cell>
          <table:table-cell table:style-name="ce3" office:value-type="string">
            <text:p>Damietta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2497">
            <text:p>249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6464">
            <text:p>6464</text:p>
          </table:table-cell>
          <table:table-cell table:style-name="ce3" office:value-type="float" office:value="81877.49">
            <text:p>81877.49</text:p>
          </table:table-cell>
          <table:table-cell table:style-name="ce3" office:value-type="float" office:value="51">
            <text:p>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928.49">
            <text:p>81928.49</text:p>
          </table:table-cell>
          <table:table-cell table:style-name="ce7" office:value-type="string">
            <text:p>32.290008096045256</text:p>
          </table:table-cell>
          <table:table-cell table:style-name="ce7" office:value-type="string">
            <text:p>31.259989846821156</text:p>
          </table:table-cell>
          <table:table-cell table:style-name="Default" table:formula="of:=CONCATENATE(LEFT([.O70];10);&quot;,&quot;;LEFT([.P70];10))" office:value-type="string" office:string-value="32.2900080,31.2599898">
            <text:p>32.2900080,31.2599898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D</text:p>
          </table:table-cell>
          <table:table-cell table:style-name="ce3" office:value-type="string">
            <text:p>Port Said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634">
            <text:p>63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61">
            <text:p>1561</text:p>
          </table:table-cell>
          <table:table-cell table:style-name="ce3" office:value-type="float" office:value="17617.5">
            <text:p>17617.5</text:p>
          </table:table-cell>
          <table:table-cell table:style-name="ce3" office:value-type="float" office:value="1397.5">
            <text:p>1397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0568">
            <text:p>180568</text:p>
          </table:table-cell>
          <table:table-cell table:style-name="ce3" office:value-type="float" office:value="199583">
            <text:p>199583</text:p>
          </table:table-cell>
          <table:table-cell table:style-name="ce7" office:value-type="string">
            <text:p>32.35796500115251</text:p>
          </table:table-cell>
          <table:table-cell table:style-name="ce7" office:value-type="string">
            <text:p>31.211902281926072</text:p>
          </table:table-cell>
          <table:table-cell table:style-name="Default" table:formula="of:=CONCATENATE(LEFT([.O71];10);&quot;,&quot;;LEFT([.P71];10))" office:value-type="string" office:string-value="32.3579650,31.2119022">
            <text:p>32.3579650,31.211902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E</text:p>
          </table:table-cell>
          <table:table-cell table:style-name="ce3" office:value-type="string">
            <text:p>Port Said East</text:p>
          </table:table-cell>
          <table:table-cell table:style-name="ce3" office:value-type="float" office:value="2045">
            <text:p>2045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7913">
            <text:p>7913</text:p>
          </table:table-cell>
          <table:table-cell table:style-name="ce3" office:value-type="float" office:value="102820.46">
            <text:p>102820.4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02820.46">
            <text:p>102820.46</text:p>
          </table:table-cell>
          <table:table-cell table:style-name="ce7" office:value-type="string">
            <text:p>32.549940550473366</text:p>
          </table:table-cell>
          <table:table-cell table:style-name="ce7" office:value-type="string">
            <text:p>30.004976012180805</text:p>
          </table:table-cell>
          <table:table-cell table:style-name="Default" table:formula="of:=CONCATENATE(LEFT([.O72];10);&quot;,&quot;;LEFT([.P72];10))" office:value-type="string" office:string-value="32.5499405,30.0049760">
            <text:p>32.5499405,30.004976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KHO</text:p>
          </table:table-cell>
          <table:table-cell table:style-name="ce3" office:value-type="string">
            <text:p>AL Khums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4534.55">
            <text:p>4534.55</text:p>
          </table:table-cell>
          <table:table-cell table:style-name="ce3" office:value-type="float" office:value="44107.2">
            <text:p>44107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641.75">
            <text:p>48641.75</text:p>
          </table:table-cell>
          <table:table-cell table:style-name="ce7" office:value-type="string">
            <text:p>20.06477732527412</text:p>
          </table:table-cell>
          <table:table-cell table:style-name="ce7" office:value-type="string">
            <text:p>32.11867927640111</text:p>
          </table:table-cell>
          <table:table-cell table:style-name="Default" table:formula="of:=CONCATENATE(LEFT([.O73];10);&quot;,&quot;;LEFT([.P73];10))" office:value-type="string" office:string-value="20.0647773,32.1186792">
            <text:p>20.0647773,32.118679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BEN</text:p>
          </table:table-cell>
          <table:table-cell table:style-name="ce3" office:value-type="string">
            <text:p>Benghazi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02">
            <text:p>2202</text:p>
          </table:table-cell>
          <table:table-cell table:style-name="ce3" office:value-type="float" office:value="32285.63">
            <text:p>32285.63</text:p>
          </table:table-cell>
          <table:table-cell table:style-name="ce3" office:value-type="float" office:value="4047.35">
            <text:p>4047.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332.98">
            <text:p>36332.98</text:p>
          </table:table-cell>
          <table:table-cell table:style-name="ce7" office:value-type="string">
            <text:p>14.259997516546093</text:p>
          </table:table-cell>
          <table:table-cell table:style-name="ce7" office:value-type="string">
            <text:p>32.66042116193097</text:p>
          </table:table-cell>
          <table:table-cell table:style-name="Default" table:formula="of:=CONCATENATE(LEFT([.O74];10);&quot;,&quot;;LEFT([.P74];10))" office:value-type="string" office:string-value="14.2599975,32.6604211">
            <text:p>14.2599975,32.660421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MRA</text:p>
          </table:table-cell>
          <table:table-cell table:style-name="ce3" office:value-type="string">
            <text:p>Misurata</text:p>
          </table:table-cell>
          <table:table-cell table:style-name="ce3" office:value-type="float" office:value="1328">
            <text:p>1328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586">
            <text:p>3586</text:p>
          </table:table-cell>
          <table:table-cell table:style-name="ce3" office:value-type="float" office:value="44717.13">
            <text:p>44717.13</text:p>
          </table:table-cell>
          <table:table-cell table:style-name="ce3" office:value-type="float" office:value="11846.46">
            <text:p>11846.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563.59">
            <text:p>56563.59</text:p>
          </table:table-cell>
          <table:table-cell table:style-name="ce7" office:value-type="string">
            <text:p>15.099997923450474</text:p>
          </table:table-cell>
          <table:table-cell table:style-name="ce7" office:value-type="string">
            <text:p>32.379973163882994</text:p>
          </table:table-cell>
          <table:table-cell table:style-name="Default" table:formula="of:=CONCATENATE(LEFT([.O75];10);&quot;,&quot;;LEFT([.P75];10))" office:value-type="string" office:string-value="15.0999979,32.3799731">
            <text:p>15.0999979,32.3799731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TIP</text:p>
          </table:table-cell>
          <table:table-cell table:style-name="ce3" office:value-type="string">
            <text:p>Tripoli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2775">
            <text:p>277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264">
            <text:p>8264</text:p>
          </table:table-cell>
          <table:table-cell table:style-name="ce3" office:value-type="float" office:value="99597.23">
            <text:p>99597.23</text:p>
          </table:table-cell>
          <table:table-cell table:style-name="ce3" office:value-type="float" office:value="2741.5">
            <text:p>2741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2338.73">
            <text:p>102338.73</text:p>
          </table:table-cell>
          <table:table-cell table:style-name="ce7" office:value-type="string">
            <text:p>13.180011758078194</text:p>
          </table:table-cell>
          <table:table-cell table:style-name="ce7" office:value-type="string">
            <text:p>32.89250001935369</text:p>
          </table:table-cell>
          <table:table-cell table:style-name="Default" table:formula="of:=CONCATENATE(LEFT([.O76];10);&quot;,&quot;;LEFT([.P76];10))" office:value-type="string" office:string-value="13.1800117,32.8925000">
            <text:p>13.1800117,32.892500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TNG</text:p>
          </table:table-cell>
          <table:table-cell table:style-name="ce3" office:value-type="string">
            <text:p>Tangier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18">
            <text:p>2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24">
            <text:p>724</text:p>
          </table:table-cell>
          <table:table-cell table:style-name="ce3" office:value-type="float" office:value="10256.82">
            <text:p>10256.82</text:p>
          </table:table-cell>
          <table:table-cell table:style-name="ce3" office:value-type="float" office:value="28964.7">
            <text:p>28964.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221.52">
            <text:p>39221.52</text:p>
          </table:table-cell>
          <table:table-cell table:style-name="ce7" office:value-type="string">
            <text:p>-8.645855540259928</text:p>
          </table:table-cell>
          <table:table-cell table:style-name="ce7" office:value-type="string">
            <text:p>33.130019431888506</text:p>
          </table:table-cell>
          <table:table-cell table:style-name="Default" table:formula="of:=CONCATENATE(LEFT([.O77];10);&quot;,&quot;;LEFT([.P77];10))" office:value-type="string" office:string-value="-8.6458555,33.1300194">
            <text:p>-8.6458555,33.1300194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PTM</text:p>
          </table:table-cell>
          <table:table-cell table:style-name="ce3" office:value-type="string">
            <text:p>Tangier Med</text:p>
          </table:table-cell>
          <table:table-cell table:style-name="ce3" office:value-type="float" office:value="464">
            <text:p>464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15672.64">
            <text:p>15672.64</text:p>
          </table:table-cell>
          <table:table-cell table:style-name="ce3" office:value-type="float" office:value="48468.52">
            <text:p>48468.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141.16">
            <text:p>64141.16</text:p>
          </table:table-cell>
          <table:table-cell table:style-name="ce7" office:value-type="string">
            <text:p>-9.620043580554693</text:p>
          </table:table-cell>
          <table:table-cell table:style-name="ce7" office:value-type="string">
            <text:p>30.439988219213717</text:p>
          </table:table-cell>
          <table:table-cell table:style-name="Default" table:formula="of:=CONCATENATE(LEFT([.O78];10);&quot;,&quot;;LEFT([.P78];10))" office:value-type="string" office:string-value="-9.6200435,30.4399882">
            <text:p>-9.6200435,30.439988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AGA</text:p>
          </table:table-cell>
          <table:table-cell table:style-name="ce3" office:value-type="string">
            <text:p>Agadir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482.22">
            <text:p>1482.2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82.22">
            <text:p>1482.22</text:p>
          </table:table-cell>
          <table:table-cell table:style-name="ce7" office:value-type="string">
            <text:p>-7.618313291698712</text:p>
          </table:table-cell>
          <table:table-cell table:style-name="ce7" office:value-type="string">
            <text:p>33.60192207425848</text:p>
          </table:table-cell>
          <table:table-cell table:style-name="Default" table:formula="of:=CONCATENATE(LEFT([.O79];10);&quot;,&quot;;LEFT([.P79];10))" office:value-type="string" office:string-value="-7.6183132,33.6019220">
            <text:p>-7.6183132,33.601922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CAS</text:p>
          </table:table-cell>
          <table:table-cell table:style-name="ce3" office:value-type="string">
            <text:p>Casablanca</text:p>
          </table:table-cell>
          <table:table-cell table:style-name="ce3" office:value-type="float" office:value="1631">
            <text:p>1631</text:p>
          </table:table-cell>
          <table:table-cell table:style-name="ce3" office:value-type="float" office:value="2031">
            <text:p>20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697">
            <text:p>5697</text:p>
          </table:table-cell>
          <table:table-cell table:style-name="ce3" office:value-type="float" office:value="70286.37">
            <text:p>70286.37</text:p>
          </table:table-cell>
          <table:table-cell table:style-name="ce3" office:value-type="float" office:value="14377.24">
            <text:p>14377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11">
            <text:p>3011</text:p>
          </table:table-cell>
          <table:table-cell table:style-name="ce3" office:value-type="float" office:value="87674.61">
            <text:p>87674.61</text:p>
          </table:table-cell>
          <table:table-cell table:style-name="ce7" office:value-type="string">
            <text:p>-5.497257979191192</text:p>
          </table:table-cell>
          <table:table-cell table:style-name="ce7" office:value-type="string">
            <text:p>35.89345236724475</text:p>
          </table:table-cell>
          <table:table-cell table:style-name="Default" table:formula="of:=CONCATENATE(LEFT([.O80];10);&quot;,&quot;;LEFT([.P80];10))" office:value-type="string" office:string-value="-5.4972579,35.8934523">
            <text:p>-5.4972579,35.8934523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003</text:p>
          </table:table-cell>
          <table:table-cell table:style-name="ce3" office:value-type="string">
            <text:p>Jorf Lasfar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style-name="ce7" office:value-type="string">
            <text:p>-5.832703696099429</text:p>
          </table:table-cell>
          <table:table-cell table:style-name="ce7" office:value-type="string">
            <text:p>35.747287006669865</text:p>
          </table:table-cell>
          <table:table-cell table:style-name="Default" table:formula="of:=CONCATENATE(LEFT([.O81];10);&quot;,&quot;;LEFT([.P81];10))" office:value-type="string" office:string-value="-5.8327036,35.7472870">
            <text:p>-5.8327036,35.7472870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LSK</text:p>
          </table:table-cell>
          <table:table-cell table:style-name="ce3" office:value-type="string">
            <text:p>La Skhirra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4959">
            <text:p>34959</text:p>
          </table:table-cell>
          <table:table-cell table:style-name="ce7" office:value-type="string">
            <text:p>10.165443129007427</text:p>
          </table:table-cell>
          <table:table-cell table:style-name="ce7" office:value-type="string">
            <text:p>34.334289475857354</text:p>
          </table:table-cell>
          <table:table-cell table:style-name="Default" table:formula="of:=CONCATENATE(LEFT([.O82];10);&quot;,&quot;;LEFT([.P82];10))" office:value-type="string" office:string-value="10.1654431,34.3342894">
            <text:p>10.1654431,34.3342894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RDS</text:p>
          </table:table-cell>
          <table:table-cell table:style-name="ce3" office:value-type="string">
            <text:p>Rades</text:p>
          </table:table-cell>
          <table:table-cell table:style-name="ce3" office:value-type="float" office:value="2631">
            <text:p>2631</text:p>
          </table:table-cell>
          <table:table-cell table:style-name="ce3" office:value-type="float" office:value="2517">
            <text:p>251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674">
            <text:p>7674</text:p>
          </table:table-cell>
          <table:table-cell table:style-name="ce3" office:value-type="float" office:value="113780.83">
            <text:p>113780.83</text:p>
          </table:table-cell>
          <table:table-cell table:style-name="ce3" office:value-type="float" office:value="374737.64">
            <text:p>374737.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8518.47">
            <text:p>488518.47</text:p>
          </table:table-cell>
          <table:table-cell table:style-name="ce7" office:value-type="string">
            <text:p>10.283419707583414</text:p>
          </table:table-cell>
          <table:table-cell table:style-name="ce7" office:value-type="string">
            <text:p>36.777928574818056</text:p>
          </table:table-cell>
          <table:table-cell table:style-name="Default" table:formula="of:=CONCATENATE(LEFT([.O83];10);&quot;,&quot;;LEFT([.P83];10))" office:value-type="string" office:string-value="10.2834197,36.7779285">
            <text:p>10.2834197,36.7779285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SFA</text:p>
          </table:table-cell>
          <table:table-cell table:style-name="ce3" office:value-type="string">
            <text:p>Sfax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90.05">
            <text:p>190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90.05">
            <text:p>190.05</text:p>
          </table:table-cell>
          <table:table-cell table:style-name="ce7" office:value-type="string">
            <text:p>10.720006875255933</text:p>
          </table:table-cell>
          <table:table-cell table:style-name="ce7" office:value-type="string">
            <text:p>34.750035216301285</text:p>
          </table:table-cell>
          <table:table-cell table:style-name="Default" table:formula="of:=CONCATENATE(LEFT([.O84];10);&quot;,&quot;;LEFT([.P84];10))" office:value-type="string" office:string-value="10.7200068,34.7500352">
            <text:p>10.7200068,34.7500352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TUN</text:p>
          </table:table-cell>
          <table:table-cell table:style-name="ce3" office:value-type="string">
            <text:p>Tunis</text:p>
          </table:table-cell>
          <table:table-cell table:style-name="ce3" office:value-type="float" office:value="2393">
            <text:p>2393</text:p>
          </table:table-cell>
          <table:table-cell table:style-name="ce3" office:value-type="float" office:value="2332">
            <text:p>23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7111">
            <text:p>7111</text:p>
          </table:table-cell>
          <table:table-cell table:style-name="ce3" office:value-type="float" office:value="91515.88">
            <text:p>91515.88</text:p>
          </table:table-cell>
          <table:table-cell table:style-name="ce3" office:value-type="float" office:value="217350.36">
            <text:p>217350.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8866.24">
            <text:p>308866.24</text:p>
          </table:table-cell>
          <table:table-cell table:style-name="ce7" office:value-type="string">
            <text:p>10.179678099212026</text:p>
          </table:table-cell>
          <table:table-cell table:style-name="ce7" office:value-type="string">
            <text:p>36.80277813623144</text:p>
          </table:table-cell>
          <table:table-cell table:style-name="Default" table:formula="of:=CONCATENATE(LEFT([.O85];10);&quot;,&quot;;LEFT([.P85];10))" office:value-type="string" office:string-value="10.1796780,36.8027781">
            <text:p>10.1796780,36.802778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Aruba</text:p>
          </table:table-cell>
          <table:table-cell table:style-name="ce2" office:value-type="string">
            <text:p>AWORJ</text:p>
          </table:table-cell>
          <table:table-cell table:style-name="ce2" office:value-type="string">
            <text:p>Oraniestad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952.14">
            <text:p>952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14">
            <text:p>952.14</text:p>
          </table:table-cell>
          <table:table-cell table:style-name="ce7" office:value-type="string">
            <text:p>-70.0356845</text:p>
          </table:table-cell>
          <table:table-cell table:style-name="ce7" office:value-type="string">
            <text:p>12.5268736</text:p>
          </table:table-cell>
          <table:table-cell table:style-name="Default" table:formula="of:=CONCATENATE(LEFT([.O86];10);&quot;,&quot;;LEFT([.P86];10))" office:value-type="string" office:string-value="-70.035684,12.5268736">
            <text:p>-70.035684,12.526873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Bahamas</text:p>
          </table:table-cell>
          <table:table-cell table:style-name="ce2" office:value-type="string">
            <text:p>BSNAS</text:p>
          </table:table-cell>
          <table:table-cell table:style-name="ce2" office:value-type="string">
            <text:p>Nassau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-77.3383331</text:p>
          </table:table-cell>
          <table:table-cell table:style-name="ce7" office:value-type="string">
            <text:p>25.0783456</text:p>
          </table:table-cell>
          <table:table-cell table:style-name="Default" table:formula="of:=CONCATENATE(LEFT([.O87];10);&quot;,&quot;;LEFT([.P87];10))" office:value-type="string" office:string-value="-77.338333,25.0783456">
            <text:p>-77.338333,25.078345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Barbados</text:p>
          </table:table-cell>
          <table:table-cell table:style-name="ce2" office:value-type="string">
            <text:p>BBBGI</text:p>
          </table:table-cell>
          <table:table-cell table:style-name="ce2" office:value-type="string">
            <text:p>Bridgetow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81.68">
            <text:p>881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1.68">
            <text:p>881.68</text:p>
          </table:table-cell>
          <table:table-cell table:style-name="ce7" office:value-type="string">
            <text:p>-59.618848</text:p>
          </table:table-cell>
          <table:table-cell table:style-name="ce7" office:value-type="string">
            <text:p>13.1018264</text:p>
          </table:table-cell>
          <table:table-cell table:style-name="Default" table:formula="of:=CONCATENATE(LEFT([.O88];10);&quot;,&quot;;LEFT([.P88];10))" office:value-type="string" office:string-value="-59.618848,13.1018264">
            <text:p>-59.618848,13.101826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Belize</text:p>
          </table:table-cell>
          <table:table-cell table:style-name="ce2" office:value-type="string">
            <text:p>BZBZE</text:p>
          </table:table-cell>
          <table:table-cell table:style-name="ce2" office:value-type="string">
            <text:p>Belize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4">
            <text:p>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7" office:value-type="string">
            <text:p>-88.2017441</text:p>
          </table:table-cell>
          <table:table-cell table:style-name="ce7" office:value-type="string">
            <text:p>17.4952119</text:p>
          </table:table-cell>
          <table:table-cell table:style-name="Default" table:formula="of:=CONCATENATE(LEFT([.O89];10);&quot;,&quot;;LEFT([.P89];10))" office:value-type="string" office:string-value="-88.201744,17.4952119">
            <text:p>-88.201744,17.495211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Cayman Islands</text:p>
          </table:table-cell>
          <table:table-cell table:style-name="ce2" office:value-type="string">
            <text:p>KYGEC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63.42">
            <text:p>563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3.42">
            <text:p>563.42</text:p>
          </table:table-cell>
          <table:table-cell table:style-name="ce7" office:value-type="string">
            <text:p>-81.3717001</text:p>
          </table:table-cell>
          <table:table-cell table:style-name="ce7" office:value-type="string">
            <text:p> 19.2869856</text:p>
          </table:table-cell>
          <table:table-cell table:style-name="Default" table:formula="of:=CONCATENATE(LEFT([.O90];10);&quot;,&quot;;LEFT([.P90];10))" office:value-type="string" office:string-value="-81.371700, 19.286985">
            <text:p>-81.371700, 19.28698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LIO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2309.53">
            <text:p>2309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09.53">
            <text:p>2309.53</text:p>
          </table:table-cell>
          <table:table-cell table:style-name="ce7" office:value-type="string">
            <text:p>-83.0308081</text:p>
          </table:table-cell>
          <table:table-cell table:style-name="ce7" office:value-type="string">
            <text:p>9.9931802</text:p>
          </table:table-cell>
          <table:table-cell table:style-name="Default" table:formula="of:=CONCATENATE(LEFT([.O91];10);&quot;,&quot;;LEFT([.P91];10))" office:value-type="string" office:string-value="-83.030808,9.9931802">
            <text:p>-83.030808,9.993180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MOB</text:p>
          </table:table-cell>
          <table:table-cell table:style-name="ce2" office:value-type="string">
            <text:p>Puerto Moin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1371">
            <text:p>1371</text:p>
          </table:table-cell>
          <table:table-cell table:style-name="ce2" office:value-type="float" office:value="5816.33">
            <text:p>5816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16.33">
            <text:p>5816.33</text:p>
          </table:table-cell>
          <table:table-cell table:style-name="ce7" office:value-type="string">
            <text:p>-83.07598</text:p>
          </table:table-cell>
          <table:table-cell table:style-name="ce7" office:value-type="string">
            <text:p>9.9990885</text:p>
          </table:table-cell>
          <table:table-cell table:style-name="Default" table:formula="of:=CONCATENATE(LEFT([.O92];10);&quot;,&quot;;LEFT([.P92];10))" office:value-type="string" office:string-value="-83.07598,9.9990885">
            <text:p>-83.07598,9.999088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SJO</text:p>
          </table:table-cell>
          <table:table-cell table:style-name="ce2" office:value-type="string">
            <text:p>San Josè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9.2">
            <text:p>49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.2">
            <text:p>49.2</text:p>
          </table:table-cell>
          <table:table-cell table:style-name="ce7" office:value-type="string">
            <text:p>-84.0793006</text:p>
          </table:table-cell>
          <table:table-cell table:style-name="ce7" office:value-type="string">
            <text:p> 9.9327307</text:p>
          </table:table-cell>
          <table:table-cell table:style-name="Default" table:formula="of:=CONCATENATE(LEFT([.O93];10);&quot;,&quot;;LEFT([.P93];10))" office:value-type="string" office:string-value="-84.079300, 9.9327307">
            <text:p>-84.079300, 9.932730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HAV</text:p>
          </table:table-cell>
          <table:table-cell table:style-name="ce2" office:value-type="string">
            <text:p>Havana</text:p>
          </table:table-cell>
          <table:table-cell table:style-name="ce2" office:value-type="float" office:value="498">
            <text:p>498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919">
            <text:p>1919</text:p>
          </table:table-cell>
          <table:table-cell table:style-name="ce2" office:value-type="float" office:value="22610.53">
            <text:p>22610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610.53">
            <text:p>22610.53</text:p>
          </table:table-cell>
          <table:table-cell table:style-name="ce7" office:value-type="string">
            <text:p>-82.3658562</text:p>
          </table:table-cell>
          <table:table-cell table:style-name="ce7" office:value-type="string">
            <text:p>23.1379911</text:p>
          </table:table-cell>
          <table:table-cell table:style-name="Default" table:formula="of:=CONCATENATE(LEFT([.O94];10);&quot;,&quot;;LEFT([.P94];10))" office:value-type="string" office:string-value="-82.365856,23.1379911">
            <text:p>-82.365856,23.137991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SCU</text:p>
          </table:table-cell>
          <table:table-cell table:style-name="ce2" office:value-type="string">
            <text:p>Santiago de Cuba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4464.15">
            <text:p>4464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64.15">
            <text:p>4464.15</text:p>
          </table:table-cell>
          <table:table-cell table:style-name="ce7" office:value-type="string">
            <text:p>-75.828995</text:p>
          </table:table-cell>
          <table:table-cell table:style-name="ce7" office:value-type="string">
            <text:p>20.028893</text:p>
          </table:table-cell>
          <table:table-cell table:style-name="Default" table:formula="of:=CONCATENATE(LEFT([.O95];10);&quot;,&quot;;LEFT([.P95];10))" office:value-type="string" office:string-value="-75.828995,20.028893">
            <text:p>-75.828995,20.02889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Dominica</text:p>
          </table:table-cell>
          <table:table-cell table:style-name="ce2" office:value-type="string">
            <text:p>DMRSU</text:p>
          </table:table-cell>
          <table:table-cell table:style-name="ce2" office:value-type="string">
            <text:p>Roseau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-61.3874067</text:p>
          </table:table-cell>
          <table:table-cell table:style-name="ce7" office:value-type="string">
            <text:p>15.2981875</text:p>
          </table:table-cell>
          <table:table-cell table:style-name="Default" table:formula="of:=CONCATENATE(LEFT([.O96];10);&quot;,&quot;;LEFT([.P96];10))" office:value-type="string" office:string-value="-61.387406,15.2981875">
            <text:p>-61.387406,15.298187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CAU</text:p>
          </table:table-cell>
          <table:table-cell table:style-name="ce2" office:value-type="string">
            <text:p>Caucedo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73">
            <text:p>973</text:p>
          </table:table-cell>
          <table:table-cell table:style-name="ce2" office:value-type="float" office:value="11071.17">
            <text:p>11071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71.17">
            <text:p>11071.17</text:p>
          </table:table-cell>
          <table:table-cell table:style-name="ce7" office:value-type="string">
            <text:p>-69.644923</text:p>
          </table:table-cell>
          <table:table-cell table:style-name="ce7" office:value-type="string">
            <text:p>18.4147841</text:p>
          </table:table-cell>
          <table:table-cell table:style-name="Default" table:formula="of:=CONCATENATE(LEFT([.O97];10);&quot;,&quot;;LEFT([.P97];10))" office:value-type="string" office:string-value="-69.644923,18.4147841">
            <text:p>-69.644923,18.414784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HAI</text:p>
          </table:table-cell>
          <table:table-cell table:style-name="ce2" office:value-type="string">
            <text:p>Haina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49.38">
            <text:p>849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9.38">
            <text:p>849.38</text:p>
          </table:table-cell>
          <table:table-cell table:style-name="ce7" office:value-type="string">
            <text:p>-70.0192112</text:p>
          </table:table-cell>
          <table:table-cell table:style-name="ce7" office:value-type="string">
            <text:p>18.4200029</text:p>
          </table:table-cell>
          <table:table-cell table:style-name="Default" table:formula="of:=CONCATENATE(LEFT([.O98];10);&quot;,&quot;;LEFT([.P98];10))" office:value-type="string" office:string-value="-70.019211,18.4200029">
            <text:p>-70.019211,18.420002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AQJ</text:p>
          </table:table-cell>
          <table:table-cell table:style-name="ce2" office:value-type="string">
            <text:p>Acajut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2.35">
            <text:p>82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.35">
            <text:p>82.35</text:p>
          </table:table-cell>
          <table:table-cell table:style-name="ce7" office:value-type="string">
            <text:p>-89.8277863</text:p>
          </table:table-cell>
          <table:table-cell table:style-name="ce7" office:value-type="string">
            <text:p>13.5933997</text:p>
          </table:table-cell>
          <table:table-cell table:style-name="Default" table:formula="of:=CONCATENATE(LEFT([.O99];10);&quot;,&quot;;LEFT([.P99];10))" office:value-type="string" office:string-value="-89.827786,13.5933997">
            <text:p>-89.827786,13.593399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SAL</text:p>
          </table:table-cell>
          <table:table-cell table:style-name="ce2" office:value-type="string">
            <text:p>San Salvador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88.21">
            <text:p>788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21">
            <text:p>788.21</text:p>
          </table:table-cell>
          <table:table-cell table:style-name="ce7" office:value-type="string">
            <text:p>-89.19301</text:p>
          </table:table-cell>
          <table:table-cell table:style-name="ce7" office:value-type="string">
            <text:p>13.6977587</text:p>
          </table:table-cell>
          <table:table-cell table:style-name="Default" table:formula="of:=CONCATENATE(LEFT([.O100];10);&quot;,&quot;;LEFT([.P100];10))" office:value-type="string" office:string-value="-89.19301,13.6977587">
            <text:p>-89.19301,13.697758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Grenada</text:p>
          </table:table-cell>
          <table:table-cell table:style-name="ce2" office:value-type="string">
            <text:p>GDSTG</text:p>
          </table:table-cell>
          <table:table-cell table:style-name="ce2" office:value-type="string">
            <text:p>Saint Georg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style-name="ce7" office:value-type="string">
            <text:p>-61.751805</text:p>
          </table:table-cell>
          <table:table-cell table:style-name="ce7" office:value-type="string">
            <text:p>12.0535331</text:p>
          </table:table-cell>
          <table:table-cell table:style-name="Default" table:formula="of:=CONCATENATE(LEFT([.O101];10);&quot;,&quot;;LEFT([.P101];10))" office:value-type="string" office:string-value="-61.751805,12.0535331">
            <text:p>-61.751805,12.053533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Guadaloupe</text:p>
          </table:table-cell>
          <table:table-cell table:style-name="ce2" office:value-type="string">
            <text:p>GPPTP</text:p>
          </table:table-cell>
          <table:table-cell table:style-name="ce2" office:value-type="string">
            <text:p>Pointe a Pitre</text:p>
          </table:table-cell>
          <table:table-cell table:style-name="ce2" office:value-type="float" office:value="816">
            <text:p>816</text:p>
          </table:table-cell>
          <table:table-cell table:style-name="ce2" office:value-type="float" office:value="599">
            <text:p>5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5319.18">
            <text:p>25319.18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349.18">
            <text:p>25349.18</text:p>
          </table:table-cell>
          <table:table-cell table:style-name="ce7" office:value-type="string">
            <text:p>-61.5334077</text:p>
          </table:table-cell>
          <table:table-cell table:style-name="ce7" office:value-type="string">
            <text:p>16.2408636</text:p>
          </table:table-cell>
          <table:table-cell table:style-name="Default" table:formula="of:=CONCATENATE(LEFT([.O102];10);&quot;,&quot;;LEFT([.P102];10))" office:value-type="string" office:string-value="-61.533407,16.2408636">
            <text:p>-61.533407,16.240863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GUA</text:p>
          </table:table-cell>
          <table:table-cell table:style-name="ce2" office:value-type="string">
            <text:p>Guatemala City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0.94">
            <text:p>130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.94">
            <text:p>130.94</text:p>
          </table:table-cell>
          <table:table-cell table:style-name="ce7" office:value-type="string">
            <text:p>-90.5349083</text:p>
          </table:table-cell>
          <table:table-cell table:style-name="ce7" office:value-type="string">
            <text:p>14.616645</text:p>
          </table:table-cell>
          <table:table-cell table:style-name="Default" table:formula="of:=CONCATENATE(LEFT([.O103];10);&quot;,&quot;;LEFT([.P103];10))" office:value-type="string" office:string-value="-90.534908,14.616645">
            <text:p>-90.534908,14.61664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STC</text:p>
          </table:table-cell>
          <table:table-cell table:style-name="ce2" office:value-type="string">
            <text:p>Santo Tomas de Castilla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3345.62">
            <text:p>3345.62</text:p>
          </table:table-cell>
          <table:table-cell table:style-name="ce2" office:value-type="float" office:value="10155.81">
            <text:p>10155.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501.43">
            <text:p>13501.43</text:p>
          </table:table-cell>
          <table:table-cell table:style-name="ce7" office:value-type="string">
            <text:p>-88.6111324</text:p>
          </table:table-cell>
          <table:table-cell table:style-name="ce7" office:value-type="string">
            <text:p>15.6867134</text:p>
          </table:table-cell>
          <table:table-cell table:style-name="Default" table:formula="of:=CONCATENATE(LEFT([.O104];10);&quot;,&quot;;LEFT([.P104];10))" office:value-type="string" office:string-value="-88.611132,15.6867134">
            <text:p>-88.611132,15.686713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Haiti</text:p>
          </table:table-cell>
          <table:table-cell table:style-name="ce2" office:value-type="string">
            <text:p>HTPAP</text:p>
          </table:table-cell>
          <table:table-cell table:style-name="ce2" office:value-type="string">
            <text:p>Port au Prince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89.87">
            <text:p>1489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9.87">
            <text:p>1489.87</text:p>
          </table:table-cell>
          <table:table-cell table:style-name="ce7" office:value-type="string">
            <text:p>-72.3395928</text:p>
          </table:table-cell>
          <table:table-cell table:style-name="ce7" office:value-type="string">
            <text:p>18.547327</text:p>
          </table:table-cell>
          <table:table-cell table:style-name="Default" table:formula="of:=CONCATENATE(LEFT([.O105];10);&quot;,&quot;;LEFT([.P105];10))" office:value-type="string" office:string-value="-72.339592,18.547327">
            <text:p>-72.339592,18.54732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PCR</text:p>
          </table:table-cell>
          <table:table-cell table:style-name="ce2" office:value-type="string">
            <text:p>Puerto Cort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62.81">
            <text:p>362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.81">
            <text:p>362.81</text:p>
          </table:table-cell>
          <table:table-cell table:style-name="ce7" office:value-type="string">
            <text:p>-87.9438054</text:p>
          </table:table-cell>
          <table:table-cell table:style-name="ce7" office:value-type="string">
            <text:p>15.845293</text:p>
          </table:table-cell>
          <table:table-cell table:style-name="Default" table:formula="of:=CONCATENATE(LEFT([.O106];10);&quot;,&quot;;LEFT([.P106];10))" office:value-type="string" office:string-value="-87.943805,15.845293">
            <text:p>-87.943805,15.84529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SAP</text:p>
          </table:table-cell>
          <table:table-cell table:style-name="ce2" office:value-type="string">
            <text:p>San Pedro Su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6.15">
            <text:p>6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.15">
            <text:p>66.15</text:p>
          </table:table-cell>
          <table:table-cell table:style-name="ce7" office:value-type="string">
            <text:p>-88.0248</text:p>
          </table:table-cell>
          <table:table-cell table:style-name="ce7" office:value-type="string">
            <text:p>15.5064</text:p>
          </table:table-cell>
          <table:table-cell table:style-name="Default" table:formula="of:=CONCATENATE(LEFT([.O107];10);&quot;,&quot;;LEFT([.P107];10))" office:value-type="string" office:string-value="-88.0248,15.5064">
            <text:p>-88.0248,15.506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TGU</text:p>
          </table:table-cell>
          <table:table-cell table:style-name="ce2" office:value-type="string">
            <text:p>Tegucigalp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.83">
            <text:p>3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.83">
            <text:p>3.83</text:p>
          </table:table-cell>
          <table:table-cell table:style-name="ce7" office:value-type="string">
            <text:p>-87.2012631</text:p>
          </table:table-cell>
          <table:table-cell table:style-name="ce7" office:value-type="string">
            <text:p>14.0931919</text:p>
          </table:table-cell>
          <table:table-cell table:style-name="Default" table:formula="of:=CONCATENATE(LEFT([.O108];10);&quot;,&quot;;LEFT([.P108];10))" office:value-type="string" office:string-value="-87.201263,14.0931919">
            <text:p>-87.201263,14.093191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KIN</text:p>
          </table:table-cell>
          <table:table-cell table:style-name="ce2" office:value-type="string">
            <text:p>Kingston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1483">
            <text:p>1483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8">
            <text:p>3838</text:p>
          </table:table-cell>
          <table:table-cell table:style-name="ce2" office:value-type="float" office:value="47610.69">
            <text:p>47610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610.69">
            <text:p>47610.69</text:p>
          </table:table-cell>
          <table:table-cell table:style-name="ce7" office:value-type="string">
            <text:p>-76.7928128</text:p>
          </table:table-cell>
          <table:table-cell table:style-name="ce7" office:value-type="string">
            <text:p>17.9712148</text:p>
          </table:table-cell>
          <table:table-cell table:style-name="Default" table:formula="of:=CONCATENATE(LEFT([.O109];10);&quot;,&quot;;LEFT([.P109];10))" office:value-type="string" office:string-value="-76.792812,17.9712148">
            <text:p>-76.792812,17.971214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MBJ</text:p>
          </table:table-cell>
          <table:table-cell table:style-name="ce2" office:value-type="string">
            <text:p>Montego Bay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-77.9217743</text:p>
          </table:table-cell>
          <table:table-cell table:style-name="ce7" office:value-type="string">
            <text:p>18.472114</text:p>
          </table:table-cell>
          <table:table-cell table:style-name="Default" table:formula="of:=CONCATENATE(LEFT([.O110];10);&quot;,&quot;;LEFT([.P110];10))" office:value-type="string" office:string-value="-77.921774,18.472114">
            <text:p>-77.921774,18.47211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artinique</text:p>
          </table:table-cell>
          <table:table-cell table:style-name="ce2" office:value-type="string">
            <text:p>MQFDF</text:p>
          </table:table-cell>
          <table:table-cell table:style-name="ce2" office:value-type="string">
            <text:p>Fort de France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14785.49">
            <text:p>14785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85.49">
            <text:p>14785.49</text:p>
          </table:table-cell>
          <table:table-cell table:style-name="ce7" office:value-type="string">
            <text:p>-61.0767677</text:p>
          </table:table-cell>
          <table:table-cell table:style-name="ce7" office:value-type="string">
            <text:p>14.6037193</text:p>
          </table:table-cell>
          <table:table-cell table:style-name="Default" table:formula="of:=CONCATENATE(LEFT([.O111];10);&quot;,&quot;;LEFT([.P111];10))" office:value-type="string" office:string-value="-61.076767,14.6037193">
            <text:p>-61.076767,14.603719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ATM</text:p>
          </table:table-cell>
          <table:table-cell table:style-name="ce2" office:value-type="string">
            <text:p>Altamira</text:p>
          </table:table-cell>
          <table:table-cell table:style-name="ce2" office:value-type="float" office:value="969">
            <text:p>969</text:p>
          </table:table-cell>
          <table:table-cell table:style-name="ce2" office:value-type="float" office:value="1708">
            <text:p>1708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4406">
            <text:p>4406</text:p>
          </table:table-cell>
          <table:table-cell table:style-name="ce2" office:value-type="float" office:value="46586.45">
            <text:p>46586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586.45">
            <text:p>46586.45</text:p>
          </table:table-cell>
          <table:table-cell table:style-name="ce7" office:value-type="string">
            <text:p>-97.9299915</text:p>
          </table:table-cell>
          <table:table-cell table:style-name="ce7" office:value-type="string">
            <text:p>22.4061839</text:p>
          </table:table-cell>
          <table:table-cell table:style-name="Default" table:formula="of:=CONCATENATE(LEFT([.O112];10);&quot;,&quot;;LEFT([.P112];10))" office:value-type="string" office:string-value="-97.929991,22.4061839">
            <text:p>-97.929991,22.406183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CJS</text:p>
          </table:table-cell>
          <table:table-cell table:style-name="ce2" office:value-type="string">
            <text:p>Ciudad Juarez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630.28">
            <text:p>630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0.28">
            <text:p>630.28</text:p>
          </table:table-cell>
          <table:table-cell table:style-name="ce7" office:value-type="string">
            <text:p>-106.4951525</text:p>
          </table:table-cell>
          <table:table-cell table:style-name="ce7" office:value-type="string">
            <text:p>31.7435143</text:p>
          </table:table-cell>
          <table:table-cell table:style-name="Default" table:formula="of:=CONCATENATE(LEFT([.O113];10);&quot;,&quot;;LEFT([.P113];10))" office:value-type="string" office:string-value="-106.49515,31.7435143">
            <text:p>-106.49515,31.743514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ESE</text:p>
          </table:table-cell>
          <table:table-cell table:style-name="ce2" office:value-type="string">
            <text:p>Ensenad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350.92">
            <text:p>350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92">
            <text:p>350.92</text:p>
          </table:table-cell>
          <table:table-cell table:style-name="ce7" office:value-type="string">
            <text:p>-116.6248246</text:p>
          </table:table-cell>
          <table:table-cell table:style-name="ce7" office:value-type="string">
            <text:p>31.860742</text:p>
          </table:table-cell>
          <table:table-cell table:style-name="Default" table:formula="of:=CONCATENATE(LEFT([.O114];10);&quot;,&quot;;LEFT([.P114];10))" office:value-type="string" office:string-value="-116.62482,31.860742">
            <text:p>-116.62482,31.86074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GDL</text:p>
          </table:table-cell>
          <table:table-cell table:style-name="ce2" office:value-type="string">
            <text:p>Guadalajara, gr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4.57">
            <text:p>14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57">
            <text:p>144.57</text:p>
          </table:table-cell>
          <table:table-cell table:style-name="ce7" office:value-type="string">
            <text:p>-103.3469982</text:p>
          </table:table-cell>
          <table:table-cell table:style-name="ce7" office:value-type="string">
            <text:p>20.676143</text:p>
          </table:table-cell>
          <table:table-cell table:style-name="Default" table:formula="of:=CONCATENATE(LEFT([.O115];10);&quot;,&quot;;LEFT([.P115];10))" office:value-type="string" office:string-value="-103.34699,20.676143">
            <text:p>-103.34699,20.67614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LZC</text:p>
          </table:table-cell>
          <table:table-cell table:style-name="ce2" office:value-type="string">
            <text:p>Lazaro Cardena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.36">
            <text:p>50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.36">
            <text:p>50.36</text:p>
          </table:table-cell>
          <table:table-cell table:style-name="ce7" office:value-type="string">
            <text:p>-102.1985345</text:p>
          </table:table-cell>
          <table:table-cell table:style-name="ce7" office:value-type="string">
            <text:p>17.9597737</text:p>
          </table:table-cell>
          <table:table-cell table:style-name="Default" table:formula="of:=CONCATENATE(LEFT([.O116];10);&quot;,&quot;;LEFT([.P116];10))" office:value-type="string" office:string-value="-102.19853,17.9597737">
            <text:p>-102.19853,17.959773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ZLO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72">
            <text:p>872</text:p>
          </table:table-cell>
          <table:table-cell table:style-name="ce2" office:value-type="float" office:value="11159.85">
            <text:p>111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9.85">
            <text:p>11159.85</text:p>
          </table:table-cell>
          <table:table-cell table:style-name="ce7" office:value-type="string">
            <text:p>-104.3159957</text:p>
          </table:table-cell>
          <table:table-cell table:style-name="ce7" office:value-type="string">
            <text:p>19.0506256</text:p>
          </table:table-cell>
          <table:table-cell table:style-name="Default" table:formula="of:=CONCATENATE(LEFT([.O117];10);&quot;,&quot;;LEFT([.P117];10))" office:value-type="string" office:string-value="-104.31599,19.0506256">
            <text:p>-104.31599,19.050625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ZT</text:p>
          </table:table-cell>
          <table:table-cell table:style-name="ce2" office:value-type="string">
            <text:p>Mazatlan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8.4">
            <text:p>498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8.4">
            <text:p>498.4</text:p>
          </table:table-cell>
          <table:table-cell table:style-name="ce7" office:value-type="string">
            <text:p>-106.4161919</text:p>
          </table:table-cell>
          <table:table-cell table:style-name="ce7" office:value-type="string">
            <text:p>23.2234374</text:p>
          </table:table-cell>
          <table:table-cell table:style-name="Default" table:formula="of:=CONCATENATE(LEFT([.O118];10);&quot;,&quot;;LEFT([.P118];10))" office:value-type="string" office:string-value="-106.41619,23.2234374">
            <text:p>-106.41619,23.223437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EX</text:p>
          </table:table-cell>
          <table:table-cell table:style-name="ce2" office:value-type="string">
            <text:p>Mexico City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15.15">
            <text:p>111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.15">
            <text:p>1115.15</text:p>
          </table:table-cell>
          <table:table-cell table:style-name="ce7" office:value-type="string">
            <text:p>-99.1332102</text:p>
          </table:table-cell>
          <table:table-cell table:style-name="ce7" office:value-type="string">
            <text:p>19.4325301</text:p>
          </table:table-cell>
          <table:table-cell table:style-name="Default" table:formula="of:=CONCATENATE(LEFT([.O119];10);&quot;,&quot;;LEFT([.P119];10))" office:value-type="string" office:string-value="-99.133210,19.4325301">
            <text:p>-99.133210,19.432530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TY</text:p>
          </table:table-cell>
          <table:table-cell table:style-name="ce2" office:value-type="string">
            <text:p>Monterrey, n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5.04">
            <text:p>145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.04">
            <text:p>145.04</text:p>
          </table:table-cell>
          <table:table-cell table:style-name="ce7" office:value-type="string">
            <text:p>-100.3060829</text:p>
          </table:table-cell>
          <table:table-cell table:style-name="ce7" office:value-type="string">
            <text:p>25.6764922</text:p>
          </table:table-cell>
          <table:table-cell table:style-name="Default" table:formula="of:=CONCATENATE(LEFT([.O120];10);&quot;,&quot;;LEFT([.P120];10))" office:value-type="string" office:string-value="-100.30608,25.6764922">
            <text:p>-100.30608,25.676492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NLD</text:p>
          </table:table-cell>
          <table:table-cell table:style-name="ce2" office:value-type="string">
            <text:p>Nuevo Laredo, tam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1.96">
            <text:p>4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96">
            <text:p>41.96</text:p>
          </table:table-cell>
          <table:table-cell table:style-name="ce7" office:value-type="string">
            <text:p>-99.5046097</text:p>
          </table:table-cell>
          <table:table-cell table:style-name="ce7" office:value-type="string">
            <text:p>27.4933612</text:p>
          </table:table-cell>
          <table:table-cell table:style-name="Default" table:formula="of:=CONCATENATE(LEFT([.O121];10);&quot;,&quot;;LEFT([.P121];10))" office:value-type="string" office:string-value="-99.504609,27.4933612">
            <text:p>-99.504609,27.493361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PGO</text:p>
          </table:table-cell>
          <table:table-cell table:style-name="ce2" office:value-type="string">
            <text:p>Progreso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8">
            <text:p>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91.33">
            <text:p>1191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1.33">
            <text:p>1191.33</text:p>
          </table:table-cell>
          <table:table-cell table:style-name="ce7" office:value-type="string">
            <text:p>-89.6638354</text:p>
          </table:table-cell>
          <table:table-cell table:style-name="ce7" office:value-type="string">
            <text:p>21.2839331</text:p>
          </table:table-cell>
          <table:table-cell table:style-name="Default" table:formula="of:=CONCATENATE(LEFT([.O122];10);&quot;,&quot;;LEFT([.P122];10))" office:value-type="string" office:string-value="-89.663835,21.2839331">
            <text:p>-89.663835,21.283933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VER</text:p>
          </table:table-cell>
          <table:table-cell table:style-name="ce2" office:value-type="string">
            <text:p>Veracru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738">
            <text:p>8738</text:p>
          </table:table-cell>
          <table:table-cell table:style-name="ce2" office:value-type="float" office:value="97168">
            <text:p>97168</text:p>
          </table:table-cell>
          <table:table-cell table:style-name="ce2" office:value-type="float" office:value="2869.15">
            <text:p>2869.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037.15">
            <text:p>100037.15</text:p>
          </table:table-cell>
          <table:table-cell table:style-name="ce7" office:value-type="string">
            <text:p>-96.1385688</text:p>
          </table:table-cell>
          <table:table-cell table:style-name="ce7" office:value-type="string">
            <text:p>19.2002198</text:p>
          </table:table-cell>
          <table:table-cell table:style-name="Default" table:formula="of:=CONCATENATE(LEFT([.O123];10);&quot;,&quot;;LEFT([.P123];10))" office:value-type="string" office:string-value="-96.138568,19.2002198">
            <text:p>-96.138568,19.200219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CIO</text:p>
          </table:table-cell>
          <table:table-cell table:style-name="ce2" office:value-type="string">
            <text:p>Corint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5.37">
            <text:p>17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5.37">
            <text:p>175.37</text:p>
          </table:table-cell>
          <table:table-cell table:style-name="ce7" office:value-type="string">
            <text:p>-87.1742553</text:p>
          </table:table-cell>
          <table:table-cell table:style-name="ce7" office:value-type="string">
            <text:p>12.4816978</text:p>
          </table:table-cell>
          <table:table-cell table:style-name="Default" table:formula="of:=CONCATENATE(LEFT([.O124];10);&quot;,&quot;;LEFT([.P124];10))" office:value-type="string" office:string-value="-87.174255,12.4816978">
            <text:p>-87.174255,12.481697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MGA</text:p>
          </table:table-cell>
          <table:table-cell table:style-name="ce2" office:value-type="string">
            <text:p>Managu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9.41">
            <text:p>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41">
            <text:p>39.41</text:p>
          </table:table-cell>
          <table:table-cell table:style-name="ce7" office:value-type="string">
            <text:p>-86.2739249</text:p>
          </table:table-cell>
          <table:table-cell table:style-name="ce7" office:value-type="string">
            <text:p>12.1351347</text:p>
          </table:table-cell>
          <table:table-cell table:style-name="Default" table:formula="of:=CONCATENATE(LEFT([.O125];10);&quot;,&quot;;LEFT([.P125];10))" office:value-type="string" office:string-value="-86.273924,12.1351347">
            <text:p>-86.273924,12.135134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BLB</text:p>
          </table:table-cell>
          <table:table-cell table:style-name="ce2" office:value-type="string">
            <text:p>Balbo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9.77">
            <text:p>99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77">
            <text:p>99.77</text:p>
          </table:table-cell>
          <table:table-cell table:style-name="ce7" office:value-type="string">
            <text:p>-79.5593285</text:p>
          </table:table-cell>
          <table:table-cell table:style-name="ce7" office:value-type="string">
            <text:p>8.9508895</text:p>
          </table:table-cell>
          <table:table-cell table:style-name="Default" table:formula="of:=CONCATENATE(LEFT([.O126];10);&quot;,&quot;;LEFT([.P126];10))" office:value-type="string" office:string-value="-79.559328,8.9508895">
            <text:p>-79.559328,8.950889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CTB</text:p>
          </table:table-cell>
          <table:table-cell table:style-name="ce2" office:value-type="string">
            <text:p>Cristoba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43.72">
            <text:p>94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3.72">
            <text:p>943.72</text:p>
          </table:table-cell>
          <table:table-cell table:style-name="ce7" office:value-type="string">
            <text:p>-79.9045593</text:p>
          </table:table-cell>
          <table:table-cell table:style-name="ce7" office:value-type="string">
            <text:p>9.3530018</text:p>
          </table:table-cell>
          <table:table-cell table:style-name="Default" table:formula="of:=CONCATENATE(LEFT([.O127];10);&quot;,&quot;;LEFT([.P127];10))" office:value-type="string" office:string-value="-79.904559,9.3530018">
            <text:p>-79.904559,9.353001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MAN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1113">
            <text:p>11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883">
            <text:p>2883</text:p>
          </table:table-cell>
          <table:table-cell table:style-name="ce2" office:value-type="float" office:value="29697.46">
            <text:p>29697.4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716.46">
            <text:p>29716.46</text:p>
          </table:table-cell>
          <table:table-cell table:style-name="ce7" office:value-type="string">
            <text:p>-104.3159957</text:p>
          </table:table-cell>
          <table:table-cell table:style-name="ce7" office:value-type="string">
            <text:p>19.0506256</text:p>
          </table:table-cell>
          <table:table-cell table:style-name="Default" table:formula="of:=CONCATENATE(LEFT([.O128];10);&quot;,&quot;;LEFT([.P128];10))" office:value-type="string" office:string-value="-104.31599,19.0506256">
            <text:p>-104.31599,19.050625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PTY</text:p>
          </table:table-cell>
          <table:table-cell table:style-name="ce2" office:value-type="string">
            <text:p>Panama Cit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8.66">
            <text:p>28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66">
            <text:p>28.66</text:p>
          </table:table-cell>
          <table:table-cell table:style-name="ce7" office:value-type="string">
            <text:p>-79.5344539</text:p>
          </table:table-cell>
          <table:table-cell table:style-name="ce7" office:value-type="string">
            <text:p>8.9707433</text:p>
          </table:table-cell>
          <table:table-cell table:style-name="Default" table:formula="of:=CONCATENATE(LEFT([.O129];10);&quot;,&quot;;LEFT([.P129];10))" office:value-type="string" office:string-value="-79.534453,8.9707433">
            <text:p>-79.534453,8.970743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Puerto Rico</text:p>
          </table:table-cell>
          <table:table-cell table:style-name="ce2" office:value-type="string">
            <text:p>PRSJU</text:p>
          </table:table-cell>
          <table:table-cell table:style-name="ce2" office:value-type="string">
            <text:p>San Juan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3577.67">
            <text:p>3577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7.67">
            <text:p>3577.67</text:p>
          </table:table-cell>
          <table:table-cell table:style-name="ce7" office:value-type="string">
            <text:p>-66.0755069</text:p>
          </table:table-cell>
          <table:table-cell table:style-name="ce7" office:value-type="string">
            <text:p>18.4464186</text:p>
          </table:table-cell>
          <table:table-cell table:style-name="Default" table:formula="of:=CONCATENATE(LEFT([.O130];10);&quot;,&quot;;LEFT([.P130];10))" office:value-type="string" office:string-value="-66.075506,18.4464186">
            <text:p>-66.075506,18.446418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St Vincent</text:p>
          </table:table-cell>
          <table:table-cell table:style-name="ce2" office:value-type="string">
            <text:p>VCKTN</text:p>
          </table:table-cell>
          <table:table-cell table:style-name="ce2" office:value-type="string">
            <text:p>Kingstown, St. Vince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9.59">
            <text:p>69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59">
            <text:p>69.59</text:p>
          </table:table-cell>
          <table:table-cell table:style-name="ce7" office:value-type="string">
            <text:p>-61.2248777</text:p>
          </table:table-cell>
          <table:table-cell table:style-name="ce7" office:value-type="string">
            <text:p>13.1561653</text:p>
          </table:table-cell>
          <table:table-cell table:style-name="Default" table:formula="of:=CONCATENATE(LEFT([.O131];10);&quot;,&quot;;LEFT([.P131];10))" office:value-type="string" office:string-value="-61.224877,13.1561653">
            <text:p>-61.224877,13.156165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Trinidad</text:p>
          </table:table-cell>
          <table:table-cell table:style-name="ce2" office:value-type="string">
            <text:p>TTPOS</text:p>
          </table:table-cell>
          <table:table-cell table:style-name="ce2" office:value-type="string">
            <text:p>Port of Spain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309.02">
            <text:p>1309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9.02">
            <text:p>1309.02</text:p>
          </table:table-cell>
          <table:table-cell table:style-name="ce7" office:value-type="string">
            <text:p>-61.5180943</text:p>
          </table:table-cell>
          <table:table-cell table:style-name="ce7" office:value-type="string">
            <text:p>10.6571705</text:p>
          </table:table-cell>
          <table:table-cell table:style-name="Default" table:formula="of:=CONCATENATE(LEFT([.O132];10);&quot;,&quot;;LEFT([.P132];10))" office:value-type="string" office:string-value="-61.518094,10.6571705">
            <text:p>-61.518094,10.657170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Us Virgin Islands</text:p>
          </table:table-cell>
          <table:table-cell table:style-name="ce2" office:value-type="string">
            <text:p>VICHA</text:p>
          </table:table-cell>
          <table:table-cell table:style-name="ce2" office:value-type="string">
            <text:p>Charlotte Amalie, Saint Thoma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style-name="ce7" office:value-type="string">
            <text:p>-64.932789</text:p>
          </table:table-cell>
          <table:table-cell table:style-name="ce7" office:value-type="string">
            <text:p>18.3411365</text:p>
          </table:table-cell>
          <table:table-cell table:style-name="Default" table:formula="of:=CONCATENATE(LEFT([.O133];10);&quot;,&quot;;LEFT([.P133];10))" office:value-type="string" office:string-value="-64.932789,18.3411365">
            <text:p>-64.932789,18.341136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Bermuda</text:p>
          </table:table-cell>
          <table:table-cell table:style-name="ce2" office:value-type="string">
            <text:p>BMBDA</text:p>
          </table:table-cell>
          <table:table-cell table:style-name="ce2" office:value-type="string">
            <text:p>Hamilt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947.65">
            <text:p>947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7.65">
            <text:p>947.65</text:p>
          </table:table-cell>
          <table:table-cell table:style-name="ce7" office:value-type="string">
            <text:p>-64.7827441</text:p>
          </table:table-cell>
          <table:table-cell table:style-name="ce7" office:value-type="string">
            <text:p>32.2953461</text:p>
          </table:table-cell>
          <table:table-cell table:style-name="Default" table:formula="of:=CONCATENATE(LEFT([.O134];10);&quot;,&quot;;LEFT([.P134];10))" office:value-type="string" office:string-value="-64.782744,32.2953461">
            <text:p>-64.782744,32.295346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GW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0.71">
            <text:p>330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.71">
            <text:p>330.71</text:p>
          </table:table-cell>
          <table:table-cell table:style-name="ce7" office:value-type="string">
            <text:p>-62.5315437</text:p>
          </table:table-cell>
          <table:table-cell table:style-name="ce7" office:value-type="string">
            <text:p>46.1844077</text:p>
          </table:table-cell>
          <table:table-cell table:style-name="Default" table:formula="of:=CONCATENATE(LEFT([.O135];10);&quot;,&quot;;LEFT([.P135];10))" office:value-type="string" office:string-value="-62.531543,46.1844077">
            <text:p>-62.531543,46.184407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L</text:p>
          </table:table-cell>
          <table:table-cell table:style-name="ce2" office:value-type="string">
            <text:p>Halifax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44">
            <text:p>2444</text:p>
          </table:table-cell>
          <table:table-cell table:style-name="ce2" office:value-type="float" office:value="32365.5">
            <text:p>32365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65.5">
            <text:p>32365.5</text:p>
          </table:table-cell>
          <table:table-cell table:style-name="ce7" office:value-type="string">
            <text:p>-63.5749724</text:p>
          </table:table-cell>
          <table:table-cell table:style-name="ce7" office:value-type="string">
            <text:p>44.6484246</text:p>
          </table:table-cell>
          <table:table-cell table:style-name="Default" table:formula="of:=CONCATENATE(LEFT([.O136];10);&quot;,&quot;;LEFT([.P136];10))" office:value-type="string" office:string-value="-63.574972,44.6484246">
            <text:p>-63.574972,44.648424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P</text:p>
          </table:table-cell>
          <table:table-cell table:style-name="ce2" office:value-type="string">
            <text:p>Winnipe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61">
            <text:p>509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61">
            <text:p>509.61</text:p>
          </table:table-cell>
          <table:table-cell table:style-name="ce7" office:value-type="string">
            <text:p>-97.1666741</text:p>
          </table:table-cell>
          <table:table-cell table:style-name="ce7" office:value-type="string">
            <text:p>49.8833343</text:p>
          </table:table-cell>
          <table:table-cell table:style-name="Default" table:formula="of:=CONCATENATE(LEFT([.O137];10);&quot;,&quot;;LEFT([.P137];10))" office:value-type="string" office:string-value="-97.166674,49.8833343">
            <text:p>-97.166674,49.883334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CAL</text:p>
          </table:table-cell>
          <table:table-cell table:style-name="ce2" office:value-type="string">
            <text:p>Calgary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">
            <text:p>307</text:p>
          </table:table-cell>
          <table:table-cell table:style-name="ce2" office:value-type="float" office:value="4234.97">
            <text:p>4234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34.97">
            <text:p>4234.97</text:p>
          </table:table-cell>
          <table:table-cell table:style-name="ce7" office:value-type="string">
            <text:p>-114.0625614</text:p>
          </table:table-cell>
          <table:table-cell table:style-name="ce7" office:value-type="string">
            <text:p>51.0530588</text:p>
          </table:table-cell>
          <table:table-cell table:style-name="Default" table:formula="of:=CONCATENATE(LEFT([.O138];10);&quot;,&quot;;LEFT([.P138];10))" office:value-type="string" office:string-value="-114.06256,51.0530588">
            <text:p>-114.06256,51.053058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VAN</text:p>
          </table:table-cell>
          <table:table-cell table:style-name="ce2" office:value-type="string">
            <text:p>Vancouver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931">
            <text:p>9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29">
            <text:p>2129</text:p>
          </table:table-cell>
          <table:table-cell table:style-name="ce2" office:value-type="float" office:value="28904.73">
            <text:p>2890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04.73">
            <text:p>28904.73</text:p>
          </table:table-cell>
          <table:table-cell table:style-name="ce7" office:value-type="string">
            <text:p>-122.6744557</text:p>
          </table:table-cell>
          <table:table-cell table:style-name="ce7" office:value-type="string">
            <text:p>45.6306954</text:p>
          </table:table-cell>
          <table:table-cell table:style-name="Default" table:formula="of:=CONCATENATE(LEFT([.O139];10);&quot;,&quot;;LEFT([.P139];10))" office:value-type="string" office:string-value="-122.67445,45.6306954">
            <text:p>-122.67445,45.630695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AL</text:p>
          </table:table-cell>
          <table:table-cell table:style-name="ce2" office:value-type="string">
            <text:p>Cambridge (ex Galt)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.23">
            <text:p>9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.23">
            <text:p>9.23</text:p>
          </table:table-cell>
          <table:table-cell table:style-name="ce7" office:value-type="string">
            <text:p>-80.3116778</text:p>
          </table:table-cell>
          <table:table-cell table:style-name="ce7" office:value-type="string">
            <text:p> 43.3614741</text:p>
          </table:table-cell>
          <table:table-cell table:style-name="Default" table:formula="of:=CONCATENATE(LEFT([.O140];10);&quot;,&quot;;LEFT([.P140];10))" office:value-type="string" office:string-value="-80.311677, 43.361474">
            <text:p>-80.311677, 43.36147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M</text:p>
          </table:table-cell>
          <table:table-cell table:style-name="ce2" office:value-type="string">
            <text:p>Hamilt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8.36">
            <text:p>19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8.36">
            <text:p>198.36</text:p>
          </table:table-cell>
          <table:table-cell table:style-name="ce7" office:value-type="string">
            <text:p>-79.8678197</text:p>
          </table:table-cell>
          <table:table-cell table:style-name="ce7" office:value-type="string">
            <text:p>43.254687</text:p>
          </table:table-cell>
          <table:table-cell table:style-name="Default" table:formula="of:=CONCATENATE(LEFT([.O141];10);&quot;,&quot;;LEFT([.P141];10))" office:value-type="string" office:string-value="-79.867819,43.254687">
            <text:p>-79.867819,43.25468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KTC</text:p>
          </table:table-cell>
          <table:table-cell table:style-name="ce2" office:value-type="string">
            <text:p>Kitchen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0.43">
            <text:p>4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.43">
            <text:p>40.43</text:p>
          </table:table-cell>
          <table:table-cell table:style-name="ce7" office:value-type="string">
            <text:p>-80.4924615</text:p>
          </table:table-cell>
          <table:table-cell table:style-name="ce7" office:value-type="string">
            <text:p>43.4516552</text:p>
          </table:table-cell>
          <table:table-cell table:style-name="Default" table:formula="of:=CONCATENATE(LEFT([.O142];10);&quot;,&quot;;LEFT([.P142];10))" office:value-type="string" office:string-value="-80.492461,43.4516552">
            <text:p>-80.492461,43.451655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LTW</text:p>
          </table:table-cell>
          <table:table-cell table:style-name="ce2" office:value-type="string">
            <text:p>Listow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8.44">
            <text:p>18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8.44">
            <text:p>188.44</text:p>
          </table:table-cell>
          <table:table-cell table:style-name="ce7" office:value-type="string">
            <text:p>-80.9528819</text:p>
          </table:table-cell>
          <table:table-cell table:style-name="ce7" office:value-type="string">
            <text:p>43.7315933</text:p>
          </table:table-cell>
          <table:table-cell table:style-name="Default" table:formula="of:=CONCATENATE(LEFT([.O143];10);&quot;,&quot;;LEFT([.P143];10))" office:value-type="string" office:string-value="-80.952881,43.7315933">
            <text:p>-80.952881,43.731593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MTR</text:p>
          </table:table-cell>
          <table:table-cell table:style-name="ce2" office:value-type="string">
            <text:p>Montreal</text:p>
          </table:table-cell>
          <table:table-cell table:style-name="ce2" office:value-type="float" office:value="3639">
            <text:p>3639</text:p>
          </table:table-cell>
          <table:table-cell table:style-name="ce2" office:value-type="float" office:value="9672">
            <text:p>96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075">
            <text:p>23075</text:p>
          </table:table-cell>
          <table:table-cell table:style-name="ce2" office:value-type="float" office:value="253166">
            <text:p>2531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3166">
            <text:p>253166</text:p>
          </table:table-cell>
          <table:table-cell table:style-name="ce7" office:value-type="string">
            <text:p>-73.5912827</text:p>
          </table:table-cell>
          <table:table-cell table:style-name="ce7" office:value-type="string">
            <text:p>45.5224507</text:p>
          </table:table-cell>
          <table:table-cell table:style-name="Default" table:formula="of:=CONCATENATE(LEFT([.O144];10);&quot;,&quot;;LEFT([.P144];10))" office:value-type="string" office:string-value="-73.591282,45.5224507">
            <text:p>-73.591282,45.522450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OTT</text:p>
          </table:table-cell>
          <table:table-cell table:style-name="ce2" office:value-type="string">
            <text:p>Ottaw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style-name="ce7" office:value-type="string">
            <text:p>-75.6900219</text:p>
          </table:table-cell>
          <table:table-cell table:style-name="ce7" office:value-type="string">
            <text:p>45.4210328</text:p>
          </table:table-cell>
          <table:table-cell table:style-name="Default" table:formula="of:=CONCATENATE(LEFT([.O145];10);&quot;,&quot;;LEFT([.P145];10))" office:value-type="string" office:string-value="-75.690021,45.4210328">
            <text:p>-75.690021,45.421032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QUE</text:p>
          </table:table-cell>
          <table:table-cell table:style-name="ce2" office:value-type="string">
            <text:p>Quebe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5">
            <text:p>13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85">
            <text:p>13.85</text:p>
          </table:table-cell>
          <table:table-cell table:style-name="ce7" office:value-type="string">
            <text:p>-71.2349114</text:p>
          </table:table-cell>
          <table:table-cell table:style-name="ce7" office:value-type="string">
            <text:p>46.8257374</text:p>
          </table:table-cell>
          <table:table-cell table:style-name="Default" table:formula="of:=CONCATENATE(LEFT([.O146];10);&quot;,&quot;;LEFT([.P146];10))" office:value-type="string" office:string-value="-71.234911,46.8257374">
            <text:p>-71.234911,46.825737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SBR</text:p>
          </table:table-cell>
          <table:table-cell table:style-name="ce2" office:value-type="string">
            <text:p>Sherbrook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0.18">
            <text:p>70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18">
            <text:p>70.18</text:p>
          </table:table-cell>
          <table:table-cell table:style-name="ce7" office:value-type="string">
            <text:p>-71.887681</text:p>
          </table:table-cell>
          <table:table-cell table:style-name="ce7" office:value-type="string">
            <text:p>45.4029964</text:p>
          </table:table-cell>
          <table:table-cell table:style-name="Default" table:formula="of:=CONCATENATE(LEFT([.O147];10);&quot;,&quot;;LEFT([.P147];10))" office:value-type="string" office:string-value="-71.887681,45.4029964">
            <text:p>-71.887681,45.402996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RR</text:p>
          </table:table-cell>
          <table:table-cell table:style-name="ce2" office:value-type="string">
            <text:p>Three Rivers (Trois-Rivieres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62.45">
            <text:p>262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5">
            <text:p>262.45</text:p>
          </table:table-cell>
          <table:table-cell table:style-name="ce7" office:value-type="string">
            <text:p>-72.5557583</text:p>
          </table:table-cell>
          <table:table-cell table:style-name="ce7" office:value-type="string">
            <text:p>46.3318149</text:p>
          </table:table-cell>
          <table:table-cell table:style-name="Default" table:formula="of:=CONCATENATE(LEFT([.O148];10);&quot;,&quot;;LEFT([.P148];10))" office:value-type="string" office:string-value="-72.555758,46.3318149">
            <text:p>-72.555758,46.331814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OR</text:p>
          </table:table-cell>
          <table:table-cell table:style-name="ce2" office:value-type="string">
            <text:p>Toronto</text:p>
          </table:table-cell>
          <table:table-cell table:style-name="ce2" office:value-type="float" office:value="346">
            <text:p>346</text:p>
          </table:table-cell>
          <table:table-cell table:style-name="ce2" office:value-type="float" office:value="767">
            <text:p>7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0905.37">
            <text:p>2090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905.37">
            <text:p>20905.37</text:p>
          </table:table-cell>
          <table:table-cell table:style-name="ce7" office:value-type="string">
            <text:p>-79.3849008</text:p>
          </table:table-cell>
          <table:table-cell table:style-name="ce7" office:value-type="string">
            <text:p>43.6529206</text:p>
          </table:table-cell>
          <table:table-cell table:style-name="Default" table:formula="of:=CONCATENATE(LEFT([.O149];10);&quot;,&quot;;LEFT([.P149];10))" office:value-type="string" office:string-value="-79.384900,43.6529206">
            <text:p>-79.384900,43.652920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EL</text:p>
          </table:table-cell>
          <table:table-cell table:style-name="ce2" office:value-type="string">
            <text:p>Well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8.85">
            <text:p>388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8.85">
            <text:p>388.85</text:p>
          </table:table-cell>
          <table:table-cell table:style-name="ce7" office:value-type="string">
            <text:p>-79.2491031</text:p>
          </table:table-cell>
          <table:table-cell table:style-name="ce7" office:value-type="string">
            <text:p>42.9923973</text:p>
          </table:table-cell>
          <table:table-cell table:style-name="Default" table:formula="of:=CONCATENATE(LEFT([.O150];10);&quot;,&quot;;LEFT([.P150];10))" office:value-type="string" office:string-value="-79.249103,42.9923973">
            <text:p>-79.249103,42.992397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D</text:p>
          </table:table-cell>
          <table:table-cell table:style-name="ce2" office:value-type="string">
            <text:p>Winds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23.52">
            <text:p>323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.52">
            <text:p>323.52</text:p>
          </table:table-cell>
          <table:table-cell table:style-name="ce7" office:value-type="string">
            <text:p>-83.0285111</text:p>
          </table:table-cell>
          <table:table-cell table:style-name="ce7" office:value-type="string">
            <text:p>42.3032758</text:p>
          </table:table-cell>
          <table:table-cell table:style-name="Default" table:formula="of:=CONCATENATE(LEFT([.O151];10);&quot;,&quot;;LEFT([.P151];10))" office:value-type="string" office:string-value="-83.028511,42.3032758">
            <text:p>-83.028511,42.303275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L</text:p>
          </table:table-cell>
          <table:table-cell table:style-name="ce2" office:value-type="string">
            <text:p>Atlanta, ga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92.2">
            <text:p>292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2.2">
            <text:p>292.2</text:p>
          </table:table-cell>
          <table:table-cell office:value-type="string">
            <text:p>-84.3901849</text:p>
          </table:table-cell>
          <table:table-cell office:value-type="string">
            <text:p>33.7490987</text:p>
          </table:table-cell>
          <table:table-cell table:style-name="Default" table:formula="of:=CONCATENATE(LEFT([.O152];10);&quot;,&quot;;LEFT([.P152];10))" office:value-type="string" office:string-value="-84.390184,33.7490987">
            <text:p>-84.390184,33.749098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BK</text:p>
          </table:table-cell>
          <table:table-cell table:style-name="ce2" office:value-type="string">
            <text:p>Berkele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7.44">
            <text:p>47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.44">
            <text:p>47.44</text:p>
          </table:table-cell>
          <table:table-cell office:value-type="string">
            <text:p>-122.2728639</text:p>
          </table:table-cell>
          <table:table-cell office:value-type="string">
            <text:p>37.8708393</text:p>
          </table:table-cell>
          <table:table-cell table:style-name="Default" table:formula="of:=CONCATENATE(LEFT([.O153];10);&quot;,&quot;;LEFT([.P153];10))" office:value-type="string" office:string-value="-122.27286,37.8708393">
            <text:p>-122.27286,37.8708393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S</text:p>
          </table:table-cell>
          <table:table-cell table:style-name="ce2" office:value-type="string">
            <text:p>Charlesto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89.79">
            <text:p>289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.79">
            <text:p>289.79</text:p>
          </table:table-cell>
          <table:table-cell office:value-type="string">
            <text:p>-79.9402728</text:p>
          </table:table-cell>
          <table:table-cell office:value-type="string">
            <text:p>32.7876012</text:p>
          </table:table-cell>
          <table:table-cell table:style-name="Default" table:formula="of:=CONCATENATE(LEFT([.O154];10);&quot;,&quot;;LEFT([.P154];10))" office:value-type="string" office:string-value="-79.940272,32.7876012">
            <text:p>-79.940272,32.787601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T</text:p>
          </table:table-cell>
          <table:table-cell table:style-name="ce2" office:value-type="string">
            <text:p>Charlotte, nc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8">
            <text:p>1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2427.22">
            <text:p>2427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27.22">
            <text:p>2427.22</text:p>
          </table:table-cell>
          <table:table-cell office:value-type="string">
            <text:p>-80.8431268</text:p>
          </table:table-cell>
          <table:table-cell office:value-type="string">
            <text:p>35.2270869</text:p>
          </table:table-cell>
          <table:table-cell table:style-name="Default" table:formula="of:=CONCATENATE(LEFT([.O155];10);&quot;,&quot;;LEFT([.P155];10))" office:value-type="string" office:string-value="-80.843126,35.2270869">
            <text:p>-80.843126,35.227086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A</text:p>
          </table:table-cell>
          <table:table-cell table:style-name="ce2" office:value-type="string">
            <text:p>Chattanooga, tn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69.44">
            <text:p>46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9.44">
            <text:p>469.44</text:p>
          </table:table-cell>
          <table:table-cell office:value-type="string">
            <text:p>-85.3096801</text:p>
          </table:table-cell>
          <table:table-cell office:value-type="string">
            <text:p>35.0456297</text:p>
          </table:table-cell>
          <table:table-cell table:style-name="Default" table:formula="of:=CONCATENATE(LEFT([.O156];10);&quot;,&quot;;LEFT([.P156];10))" office:value-type="string" office:string-value="-85.309680,35.0456297">
            <text:p>-85.309680,35.045629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B</text:p>
          </table:table-cell>
          <table:table-cell table:style-name="ce2" office:value-type="string">
            <text:p>Daytona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5.68">
            <text:p>185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8">
            <text:p>185.68</text:p>
          </table:table-cell>
          <table:table-cell office:value-type="string">
            <text:p>-81.0228331</text:p>
          </table:table-cell>
          <table:table-cell office:value-type="string">
            <text:p>29.2108147</text:p>
          </table:table-cell>
          <table:table-cell table:style-name="Default" table:formula="of:=CONCATENATE(LEFT([.O157];10);&quot;,&quot;;LEFT([.P157];10))" office:value-type="string" office:string-value="-81.022833,29.2108147">
            <text:p>-81.022833,29.210814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C</text:p>
          </table:table-cell>
          <table:table-cell table:style-name="ce2" office:value-type="string">
            <text:p>Decatu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9.7">
            <text:p>149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.7">
            <text:p>149.7</text:p>
          </table:table-cell>
          <table:table-cell office:value-type="string">
            <text:p>-88.9524151</text:p>
          </table:table-cell>
          <table:table-cell office:value-type="string">
            <text:p>39.8454163</text:p>
          </table:table-cell>
          <table:table-cell table:style-name="Default" table:formula="of:=CONCATENATE(LEFT([.O158];10);&quot;,&quot;;LEFT([.P158];10))" office:value-type="string" office:string-value="-88.952415,39.8454163">
            <text:p>-88.952415,39.8454163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LL</text:p>
          </table:table-cell>
          <table:table-cell table:style-name="ce2" office:value-type="string">
            <text:p>Fort Lauderdale, f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.57">
            <text:p>4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57">
            <text:p>43.57</text:p>
          </table:table-cell>
          <table:table-cell office:value-type="string">
            <text:p>-80.1433786</text:p>
          </table:table-cell>
          <table:table-cell office:value-type="string">
            <text:p>26.1223084</text:p>
          </table:table-cell>
          <table:table-cell table:style-name="Default" table:formula="of:=CONCATENATE(LEFT([.O159];10);&quot;,&quot;;LEFT([.P159];10))" office:value-type="string" office:string-value="-80.143378,26.1223084">
            <text:p>-80.143378,26.122308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R</text:p>
          </table:table-cell>
          <table:table-cell table:style-name="ce2" office:value-type="string">
            <text:p>Fort Pierc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4.65">
            <text:p>54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65">
            <text:p>54.65</text:p>
          </table:table-cell>
          <table:table-cell office:value-type="string">
            <text:p>-80.3256056</text:p>
          </table:table-cell>
          <table:table-cell office:value-type="string">
            <text:p>27.4467056</text:p>
          </table:table-cell>
          <table:table-cell table:style-name="Default" table:formula="of:=CONCATENATE(LEFT([.O160];10);&quot;,&quot;;LEFT([.P160];10))" office:value-type="string" office:string-value="-80.325605,27.4467056">
            <text:p>-80.325605,27.446705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AX</text:p>
          </table:table-cell>
          <table:table-cell table:style-name="ce2" office:value-type="string">
            <text:p>Jacksonvi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4425.74">
            <text:p>4425.7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25.74">
            <text:p>4425.74</text:p>
          </table:table-cell>
          <table:table-cell office:value-type="string">
            <text:p>-81.655651</text:p>
          </table:table-cell>
          <table:table-cell office:value-type="string">
            <text:p>30.3321838</text:p>
          </table:table-cell>
          <table:table-cell table:style-name="Default" table:formula="of:=CONCATENATE(LEFT([.O161];10);&quot;,&quot;;LEFT([.P161];10))" office:value-type="string" office:string-value="-81.655651,30.3321838">
            <text:p>-81.655651,30.332183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KCK</text:p>
          </table:table-cell>
          <table:table-cell table:style-name="ce2" office:value-type="string">
            <text:p>Kansas City k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04.22">
            <text:p>1004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04.22">
            <text:p>1004.22</text:p>
          </table:table-cell>
          <table:table-cell office:value-type="string">
            <text:p>-94.7495246</text:p>
          </table:table-cell>
          <table:table-cell office:value-type="string">
            <text:p>39.1146799</text:p>
          </table:table-cell>
          <table:table-cell table:style-name="Default" table:formula="of:=CONCATENATE(LEFT([.O162];10);&quot;,&quot;;LEFT([.P162];10))" office:value-type="string" office:string-value="-94.749524,39.1146799">
            <text:p>-94.749524,39.114679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C</text:p>
          </table:table-cell>
          <table:table-cell table:style-name="ce2" office:value-type="string">
            <text:p>Kansas City mo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66.04">
            <text:p>1166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66.04">
            <text:p>1166.04</text:p>
          </table:table-cell>
          <table:table-cell office:value-type="string">
            <text:p>-94.5630298</text:p>
          </table:table-cell>
          <table:table-cell office:value-type="string">
            <text:p>39.0844687</text:p>
          </table:table-cell>
          <table:table-cell table:style-name="Default" table:formula="of:=CONCATENATE(LEFT([.O163];10);&quot;,&quot;;LEFT([.P163];10))" office:value-type="string" office:string-value="-94.563029,39.0844687">
            <text:p>-94.563029,39.084468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YS</text:p>
          </table:table-cell>
          <table:table-cell table:style-name="ce2" office:value-type="string">
            <text:p>Knoxville, t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50.81">
            <text:p>450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0.81">
            <text:p>450.81</text:p>
          </table:table-cell>
          <table:table-cell office:value-type="string">
            <text:p>-83.9210261</text:p>
          </table:table-cell>
          <table:table-cell office:value-type="string">
            <text:p>35.9603948</text:p>
          </table:table-cell>
          <table:table-cell table:style-name="Default" table:formula="of:=CONCATENATE(LEFT([.O164];10);&quot;,&quot;;LEFT([.P164];10))" office:value-type="string" office:string-value="-83.921026,35.9603948">
            <text:p>-83.921026,35.960394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IA</text:p>
          </table:table-cell>
          <table:table-cell table:style-name="ce2" office:value-type="string">
            <text:p>Miami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5.63">
            <text:p>22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3">
            <text:p>225.63</text:p>
          </table:table-cell>
          <table:table-cell office:value-type="string">
            <text:p>-80.1936589</text:p>
          </table:table-cell>
          <table:table-cell office:value-type="string">
            <text:p>25.7742658</text:p>
          </table:table-cell>
          <table:table-cell table:style-name="Default" table:formula="of:=CONCATENATE(LEFT([.O165];10);&quot;,&quot;;LEFT([.P165];10))" office:value-type="string" office:string-value="-80.193658,25.7742658">
            <text:p>-80.193658,25.774265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RY</text:p>
          </table:table-cell>
          <table:table-cell table:style-name="ce2" office:value-type="string">
            <text:p>Monterry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.6">
            <text:p>1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.6">
            <text:p>12.6</text:p>
          </table:table-cell>
          <table:table-cell office:value-type="string">
            <text:p>-121.89194</text:p>
          </table:table-cell>
          <table:table-cell office:value-type="string">
            <text:p>36.60120</text:p>
          </table:table-cell>
          <table:table-cell table:style-name="Default" table:formula="of:=CONCATENATE(LEFT([.O166];10);&quot;,&quot;;LEFT([.P166];10))" office:value-type="string" office:string-value="-121.89194,36.60120">
            <text:p>-121.89194,36.6012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L</text:p>
          </table:table-cell>
          <table:table-cell table:style-name="ce2" office:value-type="string">
            <text:p>Orlando, f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99.9">
            <text:p>799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9.9">
            <text:p>799.9</text:p>
          </table:table-cell>
          <table:table-cell office:value-type="string">
            <text:p>-81.3790462</text:p>
          </table:table-cell>
          <table:table-cell office:value-type="string">
            <text:p>28.5421175</text:p>
          </table:table-cell>
          <table:table-cell table:style-name="Default" table:formula="of:=CONCATENATE(LEFT([.O167];10);&quot;,&quot;;LEFT([.P167];10))" office:value-type="string" office:string-value="-81.379046,28.5421175">
            <text:p>-81.379046,28.542117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B</text:p>
          </table:table-cell>
          <table:table-cell table:style-name="ce2" office:value-type="string">
            <text:p>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office:value-type="string">
            <text:p>-80.03647</text:p>
          </table:table-cell>
          <table:table-cell office:value-type="string">
            <text:p>26.705565</text:p>
          </table:table-cell>
          <table:table-cell table:style-name="Default" table:formula="of:=CONCATENATE(LEFT([.O168];10);&quot;,&quot;;LEFT([.P168];10))" office:value-type="string" office:string-value="-80.03647,26.705565">
            <text:p>-80.03647,26.70556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EF</text:p>
          </table:table-cell>
          <table:table-cell table:style-name="ce2" office:value-type="string">
            <text:p>Port Everglades</text:p>
          </table:table-cell>
          <table:table-cell table:style-name="ce2" office:value-type="float" office:value="1058">
            <text:p>1058</text:p>
          </table:table-cell>
          <table:table-cell table:style-name="ce2" office:value-type="float" office:value="3117">
            <text:p>31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92">
            <text:p>7292</text:p>
          </table:table-cell>
          <table:table-cell table:style-name="ce2" office:value-type="float" office:value="93317.93">
            <text:p>93317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317.93">
            <text:p>93317.93</text:p>
          </table:table-cell>
          <table:table-cell office:value-type="string">
            <text:p>-80.1272606</text:p>
          </table:table-cell>
          <table:table-cell office:value-type="string">
            <text:p>26.0968524</text:p>
          </table:table-cell>
          <table:table-cell table:style-name="Default" table:formula="of:=CONCATENATE(LEFT([.O169];10);&quot;,&quot;;LEFT([.P169];10))" office:value-type="string" office:string-value="-80.127260,26.0968524">
            <text:p>-80.127260,26.096852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T</text:p>
          </table:table-cell>
          <table:table-cell table:style-name="ce2" office:value-type="string">
            <text:p>Salem, n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1.71">
            <text:p>41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71">
            <text:p>41.71</text:p>
          </table:table-cell>
          <table:table-cell office:value-type="string">
            <text:p>-81.1953572</text:p>
          </table:table-cell>
          <table:table-cell office:value-type="string">
            <text:p>35.4340236</text:p>
          </table:table-cell>
          <table:table-cell table:style-name="Default" table:formula="of:=CONCATENATE(LEFT([.O170];10);&quot;,&quot;;LEFT([.P170];10))" office:value-type="string" office:string-value="-81.195357,35.4340236">
            <text:p>-81.195357,35.434023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V</text:p>
          </table:table-cell>
          <table:table-cell table:style-name="ce2" office:value-type="string">
            <text:p>Savannah</text:p>
          </table:table-cell>
          <table:table-cell table:style-name="ce2" office:value-type="float" office:value="3251">
            <text:p>3251</text:p>
          </table:table-cell>
          <table:table-cell table:style-name="ce2" office:value-type="float" office:value="8151">
            <text:p>815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9962">
            <text:p>19962</text:p>
          </table:table-cell>
          <table:table-cell table:style-name="ce2" office:value-type="float" office:value="211494.01">
            <text:p>211494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1494.01">
            <text:p>211494.01</text:p>
          </table:table-cell>
          <table:table-cell office:value-type="string">
            <text:p>-81.0998342</text:p>
          </table:table-cell>
          <table:table-cell office:value-type="string">
            <text:p>32.0835407</text:p>
          </table:table-cell>
          <table:table-cell table:style-name="Default" table:formula="of:=CONCATENATE(LEFT([.O171];10);&quot;,&quot;;LEFT([.P171];10))" office:value-type="string" office:string-value="-81.099834,32.0835407">
            <text:p>-81.099834,32.083540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BI</text:p>
          </table:table-cell>
          <table:table-cell table:style-name="ce2" office:value-type="string">
            <text:p>West 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office:value-type="string">
            <text:p>-80.0533746</text:p>
          </table:table-cell>
          <table:table-cell office:value-type="string">
            <text:p>26.7153425</text:p>
          </table:table-cell>
          <table:table-cell table:style-name="Default" table:formula="of:=CONCATENATE(LEFT([.O172];10);&quot;,&quot;;LEFT([.P172];10))" office:value-type="string" office:string-value="-80.053374,26.7153425">
            <text:p>-80.053374,26.715342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B</text:p>
          </table:table-cell>
          <table:table-cell table:style-name="ce2" office:value-type="string">
            <text:p>Albany/Alburg ap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03">
            <text:p>10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03">
            <text:p>10.03</text:p>
          </table:table-cell>
          <table:table-cell office:value-type="string">
            <text:p>-73.754968</text:p>
          </table:table-cell>
          <table:table-cell office:value-type="string">
            <text:p>42.6511674</text:p>
          </table:table-cell>
          <table:table-cell table:style-name="Default" table:formula="of:=CONCATENATE(LEFT([.O173];10);&quot;,&quot;;LEFT([.P173];10))" office:value-type="string" office:string-value="-73.754968,42.6511674">
            <text:p>-73.754968,42.651167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L</text:p>
          </table:table-cell>
          <table:table-cell table:style-name="ce2" office:value-type="string">
            <text:p>Baltimor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4186.3">
            <text:p>418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86.3">
            <text:p>4186.3</text:p>
          </table:table-cell>
          <table:table-cell office:value-type="string">
            <text:p>-76.6108073</text:p>
          </table:table-cell>
          <table:table-cell office:value-type="string">
            <text:p>39.2908608</text:p>
          </table:table-cell>
          <table:table-cell table:style-name="Default" table:formula="of:=CONCATENATE(LEFT([.O174];10);&quot;,&quot;;LEFT([.P174];10))" office:value-type="string" office:string-value="-76.610807,39.2908608">
            <text:p>-76.610807,39.290860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Y</text:p>
          </table:table-cell>
          <table:table-cell table:style-name="ce2" office:value-type="string">
            <text:p>Bayonne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8.19">
            <text:p>98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8.19">
            <text:p>98.19</text:p>
          </table:table-cell>
          <table:table-cell office:value-type="string">
            <text:p>-74.1151</text:p>
          </table:table-cell>
          <table:table-cell office:value-type="string">
            <text:p>40.6598</text:p>
          </table:table-cell>
          <table:table-cell table:style-name="Default" table:formula="of:=CONCATENATE(LEFT([.O175];10);&quot;,&quot;;LEFT([.P175];10))" office:value-type="string" office:string-value="-74.1151,40.6598">
            <text:p>-74.1151,40.659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S</text:p>
          </table:table-cell>
          <table:table-cell table:style-name="ce2" office:value-type="string">
            <text:p>Bost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96.95">
            <text:p>496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95">
            <text:p>496.95</text:p>
          </table:table-cell>
          <table:table-cell office:value-type="string">
            <text:p>-71.0641</text:p>
          </table:table-cell>
          <table:table-cell office:value-type="string">
            <text:p>42.3595</text:p>
          </table:table-cell>
          <table:table-cell table:style-name="Default" table:formula="of:=CONCATENATE(LEFT([.O176];10);&quot;,&quot;;LEFT([.P176];10))" office:value-type="string" office:string-value="-71.0641,42.3595">
            <text:p>-71.0641,42.359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Y</text:p>
          </table:table-cell>
          <table:table-cell table:style-name="ce2" office:value-type="string">
            <text:p>Brooklyn/New Yor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3.48">
            <text:p>53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.48">
            <text:p>53.48</text:p>
          </table:table-cell>
          <table:table-cell office:value-type="string">
            <text:p>-73.9495823</text:p>
          </table:table-cell>
          <table:table-cell office:value-type="string">
            <text:p>40.6501038</text:p>
          </table:table-cell>
          <table:table-cell table:style-name="Default" table:formula="of:=CONCATENATE(LEFT([.O177];10);&quot;,&quot;;LEFT([.P177];10))" office:value-type="string" office:string-value="-73.949582,40.6501038">
            <text:p>-73.949582,40.650103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DE</text:p>
          </table:table-cell>
          <table:table-cell table:style-name="ce2" office:value-type="string">
            <text:p>Camden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3.49">
            <text:p>223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3.49">
            <text:p>223.49</text:p>
          </table:table-cell>
          <table:table-cell office:value-type="string">
            <text:p>-75.1198</text:p>
          </table:table-cell>
          <table:table-cell office:value-type="string">
            <text:p>39.9460</text:p>
          </table:table-cell>
          <table:table-cell table:style-name="Default" table:formula="of:=CONCATENATE(LEFT([.O178];10);&quot;,&quot;;LEFT([.P178];10))" office:value-type="string" office:string-value="-75.1198,39.9460">
            <text:p>-75.1198,39.946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SF</text:p>
          </table:table-cell>
          <table:table-cell table:style-name="ce2" office:value-type="string">
            <text:p>Cartere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85.87">
            <text:p>385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5.87">
            <text:p>385.87</text:p>
          </table:table-cell>
          <table:table-cell office:value-type="string">
            <text:p>-76.5931208</text:p>
          </table:table-cell>
          <table:table-cell office:value-type="string">
            <text:p>34.8496625</text:p>
          </table:table-cell>
          <table:table-cell table:style-name="Default" table:formula="of:=CONCATENATE(LEFT([.O179];10);&quot;,&quot;;LEFT([.P179];10))" office:value-type="string" office:string-value="-76.593120,34.8496625">
            <text:p>-76.593120,34.849662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UBS</text:p>
          </table:table-cell>
          <table:table-cell table:style-name="ce2" office:value-type="string">
            <text:p>Columbus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64">
            <text:p>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.64">
            <text:p>8.64</text:p>
          </table:table-cell>
          <table:table-cell office:value-type="string">
            <text:p>-88.4272627</text:p>
          </table:table-cell>
          <table:table-cell office:value-type="string">
            <text:p>33.4956744</text:p>
          </table:table-cell>
          <table:table-cell table:style-name="Default" table:formula="of:=CONCATENATE(LEFT([.O180];10);&quot;,&quot;;LEFT([.P180];10))" office:value-type="string" office:string-value="-88.427262,33.4956744">
            <text:p>-88.427262,33.495674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BO</text:p>
          </table:table-cell>
          <table:table-cell table:style-name="ce2" office:value-type="string">
            <text:p>Greensbor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53.92">
            <text:p>85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3.92">
            <text:p>853.92</text:p>
          </table:table-cell>
          <table:table-cell office:value-type="string">
            <text:p>-79.79114</text:p>
          </table:table-cell>
          <table:table-cell office:value-type="string">
            <text:p>36.07270</text:p>
          </table:table-cell>
          <table:table-cell table:style-name="Default" table:formula="of:=CONCATENATE(LEFT([.O181];10);&quot;,&quot;;LEFT([.P181];10))" office:value-type="string" office:string-value="-79.79114,36.07270">
            <text:p>-79.79114,36.0727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AR</text:p>
          </table:table-cell>
          <table:table-cell table:style-name="ce2" office:value-type="string">
            <text:p>Harrisburg, p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59.35">
            <text:p>359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.35">
            <text:p>359.35</text:p>
          </table:table-cell>
          <table:table-cell office:value-type="string">
            <text:p>-76.8870</text:p>
          </table:table-cell>
          <table:table-cell office:value-type="string">
            <text:p>40.2667</text:p>
          </table:table-cell>
          <table:table-cell table:style-name="Default" table:formula="of:=CONCATENATE(LEFT([.O182];10);&quot;,&quot;;LEFT([.P182];10))" office:value-type="string" office:string-value="-76.8870,40.2667">
            <text:p>-76.8870,40.266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VN</text:p>
          </table:table-cell>
          <table:table-cell table:style-name="ce2" office:value-type="string">
            <text:p>New Have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05">
            <text:p>183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05">
            <text:p>183.05</text:p>
          </table:table-cell>
          <table:table-cell office:value-type="string">
            <text:p>-72.92312</text:p>
          </table:table-cell>
          <table:table-cell office:value-type="string">
            <text:p>41.30975</text:p>
          </table:table-cell>
          <table:table-cell table:style-name="Default" table:formula="of:=CONCATENATE(LEFT([.O183];10);&quot;,&quot;;LEFT([.P183];10))" office:value-type="string" office:string-value="-72.92312,41.30975">
            <text:p>-72.92312,41.3097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NYC</text:p>
          </table:table-cell>
          <table:table-cell table:style-name="ce2" office:value-type="string">
            <text:p>New York</text:p>
          </table:table-cell>
          <table:table-cell table:style-name="ce2" office:value-type="float" office:value="3717">
            <text:p>3717</text:p>
          </table:table-cell>
          <table:table-cell table:style-name="ce2" office:value-type="float" office:value="11907">
            <text:p>11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7563">
            <text:p>27563</text:p>
          </table:table-cell>
          <table:table-cell table:style-name="ce2" office:value-type="float" office:value="300934.84">
            <text:p>300934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0934.84">
            <text:p>300934.84</text:p>
          </table:table-cell>
          <table:table-cell office:value-type="string">
            <text:p>-73.9865812</text:p>
          </table:table-cell>
          <table:table-cell office:value-type="string">
            <text:p>40.7305991</text:p>
          </table:table-cell>
          <table:table-cell table:style-name="Default" table:formula="of:=CONCATENATE(LEFT([.O184];10);&quot;,&quot;;LEFT([.P184];10))" office:value-type="string" office:string-value="-73.986581,40.7305991">
            <text:p>-73.986581,40.730599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WR</text:p>
          </table:table-cell>
          <table:table-cell table:style-name="ce2" office:value-type="string">
            <text:p>Newark</text:p>
          </table:table-cell>
          <table:table-cell table:style-name="ce2" office:value-type="float" office:value="2868">
            <text:p>2868</text:p>
          </table:table-cell>
          <table:table-cell table:style-name="ce2" office:value-type="float" office:value="1181">
            <text:p>11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6508">
            <text:p>26508</text:p>
          </table:table-cell>
          <table:table-cell table:style-name="ce2" office:value-type="float" office:value="291737.49">
            <text:p>29173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737.49">
            <text:p>291737.49</text:p>
          </table:table-cell>
          <table:table-cell office:value-type="string">
            <text:p>-74.1728</text:p>
          </table:table-cell>
          <table:table-cell office:value-type="string">
            <text:p>40.7355</text:p>
          </table:table-cell>
          <table:table-cell table:style-name="Default" table:formula="of:=CONCATENATE(LEFT([.O185];10);&quot;,&quot;;LEFT([.P185];10))" office:value-type="string" office:string-value="-74.1728,40.7355">
            <text:p>-74.1728,40.735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F</text:p>
          </table:table-cell>
          <table:table-cell table:style-name="ce2" office:value-type="string">
            <text:p>Norfolk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6017">
            <text:p>60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274">
            <text:p>15274</text:p>
          </table:table-cell>
          <table:table-cell table:style-name="ce2" office:value-type="float" office:value="174730.65">
            <text:p>174730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4730.65">
            <text:p>174730.65</text:p>
          </table:table-cell>
          <table:table-cell office:value-type="string">
            <text:p>-76.2904</text:p>
          </table:table-cell>
          <table:table-cell office:value-type="string">
            <text:p>36.9100</text:p>
          </table:table-cell>
          <table:table-cell table:style-name="Default" table:formula="of:=CONCATENATE(LEFT([.O186];10);&quot;,&quot;;LEFT([.P186];10))" office:value-type="string" office:string-value="-76.2904,36.9100">
            <text:p>-76.2904,36.910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T</text:p>
          </table:table-cell>
          <table:table-cell table:style-name="ce2" office:value-type="string">
            <text:p>Paters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9">
            <text:p>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45.28">
            <text:p>1445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5.28">
            <text:p>1445.28</text:p>
          </table:table-cell>
          <table:table-cell office:value-type="string">
            <text:p>-74.1730</text:p>
          </table:table-cell>
          <table:table-cell office:value-type="string">
            <text:p>40.9175</text:p>
          </table:table-cell>
          <table:table-cell table:style-name="Default" table:formula="of:=CONCATENATE(LEFT([.O187];10);&quot;,&quot;;LEFT([.P187];10))" office:value-type="string" office:string-value="-74.1730,40.9175">
            <text:p>-74.1730,40.917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L</text:p>
          </table:table-cell>
          <table:table-cell table:style-name="ce2" office:value-type="string">
            <text:p>Philadelphia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399.71">
            <text:p>1399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99.71">
            <text:p>1399.71</text:p>
          </table:table-cell>
          <table:table-cell office:value-type="string">
            <text:p>-75.1748</text:p>
          </table:table-cell>
          <table:table-cell office:value-type="string">
            <text:p>39.9428</text:p>
          </table:table-cell>
          <table:table-cell table:style-name="Default" table:formula="of:=CONCATENATE(LEFT([.O188];10);&quot;,&quot;;LEFT([.P188];10))" office:value-type="string" office:string-value="-75.1748,39.9428">
            <text:p>-75.1748,39.942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T</text:p>
          </table:table-cell>
          <table:table-cell table:style-name="ce2" office:value-type="string">
            <text:p>Pittsburgh, pa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28.8">
            <text:p>62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8.8">
            <text:p>628.8</text:p>
          </table:table-cell>
          <table:table-cell office:value-type="string">
            <text:p>-79.9915</text:p>
          </table:table-cell>
          <table:table-cell office:value-type="string">
            <text:p>40.4417</text:p>
          </table:table-cell>
          <table:table-cell table:style-name="Default" table:formula="of:=CONCATENATE(LEFT([.O189];10);&quot;,&quot;;LEFT([.P189];10))" office:value-type="string" office:string-value="-79.9915,40.4417">
            <text:p>-79.9915,40.441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WM</text:p>
          </table:table-cell>
          <table:table-cell table:style-name="ce2" office:value-type="string">
            <text:p>Portland (East Coast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.93">
            <text:p>31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.93">
            <text:p>31.93</text:p>
          </table:table-cell>
          <table:table-cell office:value-type="string">
            <text:p>-70.2504</text:p>
          </table:table-cell>
          <table:table-cell office:value-type="string">
            <text:p>43.6635</text:p>
          </table:table-cell>
          <table:table-cell table:style-name="Default" table:formula="of:=CONCATENATE(LEFT([.O190];10);&quot;,&quot;;LEFT([.P190];10))" office:value-type="string" office:string-value="-70.2504,43.6635">
            <text:p>-70.2504,43.663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LL</text:p>
          </table:table-cell>
          <table:table-cell table:style-name="ce2" office:value-type="string">
            <text:p>Rose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845.39">
            <text:p>845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5.39">
            <text:p>845.39</text:p>
          </table:table-cell>
          <table:table-cell office:value-type="string">
            <text:p>-88.0917</text:p>
          </table:table-cell>
          <table:table-cell office:value-type="string">
            <text:p>41.9750</text:p>
          </table:table-cell>
          <table:table-cell table:style-name="Default" table:formula="of:=CONCATENATE(LEFT([.O191];10);&quot;,&quot;;LEFT([.P191];10))" office:value-type="string" office:string-value="-88.0917,41.9750">
            <text:p>-88.0917,41.975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SP</text:p>
          </table:table-cell>
          <table:table-cell table:style-name="ce2" office:value-type="string">
            <text:p>Spartanburg, s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751.69">
            <text:p>751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1.69">
            <text:p>751.69</text:p>
          </table:table-cell>
          <table:table-cell office:value-type="string">
            <text:p>-81.9310</text:p>
          </table:table-cell>
          <table:table-cell office:value-type="string">
            <text:p>34.9504</text:p>
          </table:table-cell>
          <table:table-cell table:style-name="Default" table:formula="of:=CONCATENATE(LEFT([.O192];10);&quot;,&quot;;LEFT([.P192];10))" office:value-type="string" office:string-value="-81.9310,34.9504">
            <text:p>-81.9310,34.950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EG</text:p>
          </table:table-cell>
          <table:table-cell table:style-name="ce2" office:value-type="string">
            <text:p>Spokane, w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87">
            <text:p>21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87">
            <text:p>21.87</text:p>
          </table:table-cell>
          <table:table-cell office:value-type="string">
            <text:p>-117.42403</text:p>
          </table:table-cell>
          <table:table-cell office:value-type="string">
            <text:p>47.65776</text:p>
          </table:table-cell>
          <table:table-cell table:style-name="Default" table:formula="of:=CONCATENATE(LEFT([.O193];10);&quot;,&quot;;LEFT([.P193];10))" office:value-type="string" office:string-value="-117.42403,47.65776">
            <text:p>-117.42403,47.6577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UT</text:p>
          </table:table-cell>
          <table:table-cell table:style-name="ce2" office:value-type="string">
            <text:p>Sunny Poin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office:value-type="string">
            <text:p>-77.9461</text:p>
          </table:table-cell>
          <table:table-cell office:value-type="string">
            <text:p>34.0007</text:p>
          </table:table-cell>
          <table:table-cell table:style-name="Default" table:formula="of:=CONCATENATE(LEFT([.O194];10);&quot;,&quot;;LEFT([.P194];10))" office:value-type="string" office:string-value="-77.9461,34.0007">
            <text:p>-77.9461,34.000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H</text:p>
          </table:table-cell>
          <table:table-cell table:style-name="ce2" office:value-type="string">
            <text:p>Worceste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0.01">
            <text:p>24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01">
            <text:p>240.01</text:p>
          </table:table-cell>
          <table:table-cell office:value-type="string">
            <text:p>-71.8002</text:p>
          </table:table-cell>
          <table:table-cell office:value-type="string">
            <text:p>42.2617</text:p>
          </table:table-cell>
          <table:table-cell table:style-name="Default" table:formula="of:=CONCATENATE(LEFT([.O195];10);&quot;,&quot;;LEFT([.P195];10))" office:value-type="string" office:string-value="-71.8002,42.2617">
            <text:p>-71.8002,42.261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BQ</text:p>
          </table:table-cell>
          <table:table-cell table:style-name="ce2" office:value-type="string">
            <text:p>Albuquerque, n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84.2">
            <text:p>184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2">
            <text:p>184.2</text:p>
          </table:table-cell>
          <table:table-cell office:value-type="string">
            <text:p>-106.65207</text:p>
          </table:table-cell>
          <table:table-cell office:value-type="string">
            <text:p>35.08371</text:p>
          </table:table-cell>
          <table:table-cell table:style-name="Default" table:formula="of:=CONCATENATE(LEFT([.O196];10);&quot;,&quot;;LEFT([.P196];10))" office:value-type="string" office:string-value="-106.65207,35.08371">
            <text:p>-106.65207,35.0837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R</text:p>
          </table:table-cell>
          <table:table-cell table:style-name="ce2" office:value-type="string">
            <text:p>Baton Roug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2.69">
            <text:p>112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69">
            <text:p>112.69</text:p>
          </table:table-cell>
          <table:table-cell office:value-type="string">
            <text:p>-91.15443</text:p>
          </table:table-cell>
          <table:table-cell office:value-type="string">
            <text:p>30.45087</text:p>
          </table:table-cell>
          <table:table-cell table:style-name="Default" table:formula="of:=CONCATENATE(LEFT([.O197];10);&quot;,&quot;;LEFT([.P197];10))" office:value-type="string" office:string-value="-91.15443,30.45087">
            <text:p>-91.15443,30.4508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HM</text:p>
          </table:table-cell>
          <table:table-cell table:style-name="ce2" office:value-type="string">
            <text:p>Birmingham, 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78">
            <text:p>183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78">
            <text:p>183.78</text:p>
          </table:table-cell>
          <table:table-cell office:value-type="string">
            <text:p>-86.8052</text:p>
          </table:table-cell>
          <table:table-cell office:value-type="string">
            <text:p>33.5199</text:p>
          </table:table-cell>
          <table:table-cell table:style-name="Default" table:formula="of:=CONCATENATE(LEFT([.O198];10);&quot;,&quot;;LEFT([.P198];10))" office:value-type="string" office:string-value="-86.8052,33.5199">
            <text:p>-86.8052,33.519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RO</text:p>
          </table:table-cell>
          <table:table-cell table:style-name="ce2" office:value-type="string">
            <text:p>Brownsvil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82">
            <text:p>3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2">
            <text:p>382</text:p>
          </table:table-cell>
          <table:table-cell office:value-type="string">
            <text:p>-97.4872</text:p>
          </table:table-cell>
          <table:table-cell office:value-type="string">
            <text:p>25.9170</text:p>
          </table:table-cell>
          <table:table-cell table:style-name="Default" table:formula="of:=CONCATENATE(LEFT([.O199];10);&quot;,&quot;;LEFT([.P199];10))" office:value-type="string" office:string-value="-97.4872,25.9170">
            <text:p>-97.4872,25.917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L</text:p>
          </table:table-cell>
          <table:table-cell table:style-name="ce2" office:value-type="string">
            <text:p>Dallas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13">
            <text:p>1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001.48">
            <text:p>2001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01.48">
            <text:p>2001.48</text:p>
          </table:table-cell>
          <table:table-cell office:value-type="string">
            <text:p>-96.8000082</text:p>
          </table:table-cell>
          <table:table-cell office:value-type="string">
            <text:p>32.7801052</text:p>
          </table:table-cell>
          <table:table-cell table:style-name="Default" table:formula="of:=CONCATENATE(LEFT([.O200];10);&quot;,&quot;;LEFT([.P200];10))" office:value-type="string" office:string-value="-96.800008,32.7801052">
            <text:p>-96.800008,32.780105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LP</text:p>
          </table:table-cell>
          <table:table-cell table:style-name="ce2" office:value-type="string">
            <text:p>El Paso, tx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2188.27">
            <text:p>2188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88.27">
            <text:p>2188.27</text:p>
          </table:table-cell>
          <table:table-cell office:value-type="string">
            <text:p>-106.487287</text:p>
          </table:table-cell>
          <table:table-cell office:value-type="string">
            <text:p>31.7600372</text:p>
          </table:table-cell>
          <table:table-cell table:style-name="Default" table:formula="of:=CONCATENATE(LEFT([.O201];10);&quot;,&quot;;LEFT([.P201];10))" office:value-type="string" office:string-value="-106.48728,31.7600372">
            <text:p>-106.48728,31.760037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O</text:p>
          </table:table-cell>
          <table:table-cell table:style-name="ce2" office:value-type="string">
            <text:p>Freeport t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2">
            <text:p>21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2">
            <text:p>21.2</text:p>
          </table:table-cell>
          <table:table-cell office:value-type="string">
            <text:p>-95.35969</text:p>
          </table:table-cell>
          <table:table-cell office:value-type="string">
            <text:p>28.95420</text:p>
          </table:table-cell>
          <table:table-cell table:style-name="Default" table:formula="of:=CONCATENATE(LEFT([.O202];10);&quot;,&quot;;LEFT([.P202];10))" office:value-type="string" office:string-value="-95.35969,28.95420">
            <text:p>-95.35969,28.9542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LS</text:p>
          </table:table-cell>
          <table:table-cell table:style-name="ce2" office:value-type="string">
            <text:p>Galves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42">
            <text:p>17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2">
            <text:p>17.42</text:p>
          </table:table-cell>
          <table:table-cell office:value-type="string">
            <text:p>-94.7976</text:p>
          </table:table-cell>
          <table:table-cell office:value-type="string">
            <text:p>29.2990</text:p>
          </table:table-cell>
          <table:table-cell table:style-name="Default" table:formula="of:=CONCATENATE(LEFT([.O203];10);&quot;,&quot;;LEFT([.P203];10))" office:value-type="string" office:string-value="-94.7976,29.2990">
            <text:p>-94.7976,29.299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PT</text:p>
          </table:table-cell>
          <table:table-cell table:style-name="ce2" office:value-type="string">
            <text:p>Gulfpor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1">
            <text:p>2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1">
            <text:p>23.51</text:p>
          </table:table-cell>
          <table:table-cell office:value-type="string">
            <text:p>-89.0928155</text:p>
          </table:table-cell>
          <table:table-cell office:value-type="string">
            <text:p>30.3674198</text:p>
          </table:table-cell>
          <table:table-cell table:style-name="Default" table:formula="of:=CONCATENATE(LEFT([.O204];10);&quot;,&quot;;LEFT([.P204];10))" office:value-type="string" office:string-value="-89.092815,30.3674198">
            <text:p>-89.092815,30.367419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ID</text:p>
          </table:table-cell>
          <table:table-cell table:style-name="ce2" office:value-type="string">
            <text:p>Hidalg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.55">
            <text:p>46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55">
            <text:p>46.55</text:p>
          </table:table-cell>
          <table:table-cell office:value-type="string">
            <text:p>-98.2496</text:p>
          </table:table-cell>
          <table:table-cell office:value-type="string">
            <text:p>26.1027</text:p>
          </table:table-cell>
          <table:table-cell table:style-name="Default" table:formula="of:=CONCATENATE(LEFT([.O205];10);&quot;,&quot;;LEFT([.P205];10))" office:value-type="string" office:string-value="-98.2496,26.1027">
            <text:p>-98.2496,26.102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OU</text:p>
          </table:table-cell>
          <table:table-cell table:style-name="ce2" office:value-type="string">
            <text:p>Houston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4832">
            <text:p>483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3459">
            <text:p>13459</text:p>
          </table:table-cell>
          <table:table-cell table:style-name="ce2" office:value-type="float" office:value="182704.52">
            <text:p>182704.52</text:p>
          </table:table-cell>
          <table:table-cell table:style-name="ce2" office:value-type="float" office:value="426.95">
            <text:p>426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131.47">
            <text:p>183131.47</text:p>
          </table:table-cell>
          <table:table-cell office:value-type="string">
            <text:p>-95.36591</text:p>
          </table:table-cell>
          <table:table-cell office:value-type="string">
            <text:p>29.75799</text:p>
          </table:table-cell>
          <table:table-cell table:style-name="Default" table:formula="of:=CONCATENATE(LEFT([.O206];10);&quot;,&quot;;LEFT([.P206];10))" office:value-type="string" office:string-value="-95.36591,29.75799">
            <text:p>-95.36591,29.7579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RD</text:p>
          </table:table-cell>
          <table:table-cell table:style-name="ce2" office:value-type="string">
            <text:p>Laredo, tx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5.75">
            <text:p>335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5.75">
            <text:p>335.75</text:p>
          </table:table-cell>
          <table:table-cell office:value-type="string">
            <text:p>-99.5088</text:p>
          </table:table-cell>
          <table:table-cell office:value-type="string">
            <text:p>27.5063</text:p>
          </table:table-cell>
          <table:table-cell table:style-name="Default" table:formula="of:=CONCATENATE(LEFT([.O207];10);&quot;,&quot;;LEFT([.P207];10))" office:value-type="string" office:string-value="-99.5088,27.5063">
            <text:p>-99.5088,27.5063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IT</text:p>
          </table:table-cell>
          <table:table-cell table:style-name="ce2" office:value-type="string">
            <text:p>Little Rock, a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2.37">
            <text:p>142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2.37">
            <text:p>142.37</text:p>
          </table:table-cell>
          <table:table-cell office:value-type="string">
            <text:p>-92.2895948</text:p>
          </table:table-cell>
          <table:table-cell office:value-type="string">
            <text:p>34.7464809</text:p>
          </table:table-cell>
          <table:table-cell table:style-name="Default" table:formula="of:=CONCATENATE(LEFT([.O208];10);&quot;,&quot;;LEFT([.P208];10))" office:value-type="string" office:string-value="-92.289594,34.7464809">
            <text:p>-92.289594,34.746480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BB</text:p>
          </table:table-cell>
          <table:table-cell table:style-name="ce2" office:value-type="string">
            <text:p>Lubbock,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7.78">
            <text:p>167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7.78">
            <text:p>167.78</text:p>
          </table:table-cell>
          <table:table-cell office:value-type="string">
            <text:p>-101.85375</text:p>
          </table:table-cell>
          <table:table-cell office:value-type="string">
            <text:p>33.57789</text:p>
          </table:table-cell>
          <table:table-cell table:style-name="Default" table:formula="of:=CONCATENATE(LEFT([.O209];10);&quot;,&quot;;LEFT([.P209];10))" office:value-type="string" office:string-value="-101.85375,33.57789">
            <text:p>-101.85375,33.5778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EM</text:p>
          </table:table-cell>
          <table:table-cell table:style-name="ce2" office:value-type="string">
            <text:p>Memphis, tn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667.43">
            <text:p>1667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67.43">
            <text:p>1667.43</text:p>
          </table:table-cell>
          <table:table-cell office:value-type="string">
            <text:p>-90.05094</text:p>
          </table:table-cell>
          <table:table-cell office:value-type="string">
            <text:p>35.14941</text:p>
          </table:table-cell>
          <table:table-cell table:style-name="Default" table:formula="of:=CONCATENATE(LEFT([.O210];10);&quot;,&quot;;LEFT([.P210];10))" office:value-type="string" office:string-value="-90.05094,35.14941">
            <text:p>-90.05094,35.1494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OB</text:p>
          </table:table-cell>
          <table:table-cell table:style-name="ce2" office:value-type="string">
            <text:p>Mobile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11.63">
            <text:p>711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1.63">
            <text:p>711.63</text:p>
          </table:table-cell>
          <table:table-cell office:value-type="string">
            <text:p>-88.04386</text:p>
          </table:table-cell>
          <table:table-cell office:value-type="string">
            <text:p>30.69520</text:p>
          </table:table-cell>
          <table:table-cell table:style-name="Default" table:formula="of:=CONCATENATE(LEFT([.O211];10);&quot;,&quot;;LEFT([.P211];10))" office:value-type="string" office:string-value="-88.04386,30.69520">
            <text:p>-88.04386,30.6952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A</text:p>
          </table:table-cell>
          <table:table-cell table:style-name="ce2" office:value-type="string">
            <text:p>Nashville, tn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257.03">
            <text:p>25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7.03">
            <text:p>257.03</text:p>
          </table:table-cell>
          <table:table-cell office:value-type="string">
            <text:p>-86.7743419</text:p>
          </table:table-cell>
          <table:table-cell office:value-type="string">
            <text:p>36.1622257</text:p>
          </table:table-cell>
          <table:table-cell table:style-name="Default" table:formula="of:=CONCATENATE(LEFT([.O212];10);&quot;,&quot;;LEFT([.P212];10))" office:value-type="string" office:string-value="-86.774341,36.1622257">
            <text:p>-86.774341,36.162225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SY</text:p>
          </table:table-cell>
          <table:table-cell table:style-name="ce2" office:value-type="string">
            <text:p>New Orleans</text:p>
          </table:table-cell>
          <table:table-cell table:style-name="ce2" office:value-type="float" office:value="419">
            <text:p>419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2">
            <text:p>982</text:p>
          </table:table-cell>
          <table:table-cell table:style-name="ce2" office:value-type="float" office:value="15113.72">
            <text:p>1511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3.72">
            <text:p>15113.72</text:p>
          </table:table-cell>
          <table:table-cell office:value-type="string">
            <text:p>-90.0694</text:p>
          </table:table-cell>
          <table:table-cell office:value-type="string">
            <text:p>29.9478</text:p>
          </table:table-cell>
          <table:table-cell table:style-name="Default" table:formula="of:=CONCATENATE(LEFT([.O213];10);&quot;,&quot;;LEFT([.P213];10))" office:value-type="string" office:string-value="-90.0694,29.9478">
            <text:p>-90.0694,29.947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SD</text:p>
          </table:table-cell>
          <table:table-cell table:style-name="ce2" office:value-type="string">
            <text:p>Odessa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43.51">
            <text:p>64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3.51">
            <text:p>643.51</text:p>
          </table:table-cell>
          <table:table-cell office:value-type="string">
            <text:p>-102.36757</text:p>
          </table:table-cell>
          <table:table-cell office:value-type="string">
            <text:p>31.84599</text:p>
          </table:table-cell>
          <table:table-cell table:style-name="Default" table:formula="of:=CONCATENATE(LEFT([.O214];10);&quot;,&quot;;LEFT([.P214];10))" office:value-type="string" office:string-value="-102.36757,31.84599">
            <text:p>-102.36757,31.8459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KC</text:p>
          </table:table-cell>
          <table:table-cell table:style-name="ce2" office:value-type="string">
            <text:p>Oklahoma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0.21">
            <text:p>190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.21">
            <text:p>190.21</text:p>
          </table:table-cell>
          <table:table-cell office:value-type="string">
            <text:p>-97.51934</text:p>
          </table:table-cell>
          <table:table-cell office:value-type="string">
            <text:p>35.47024</text:p>
          </table:table-cell>
          <table:table-cell table:style-name="Default" table:formula="of:=CONCATENATE(LEFT([.O215];10);&quot;,&quot;;LEFT([.P215];10))" office:value-type="string" office:string-value="-97.51934,35.47024">
            <text:p>-97.51934,35.4702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MA</text:p>
          </table:table-cell>
          <table:table-cell table:style-name="ce2" office:value-type="string">
            <text:p>Omaha, 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.91">
            <text:p>17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91">
            <text:p>17.91</text:p>
          </table:table-cell>
          <table:table-cell office:value-type="string">
            <text:p>-96.1266</text:p>
          </table:table-cell>
          <table:table-cell office:value-type="string">
            <text:p>41.2052</text:p>
          </table:table-cell>
          <table:table-cell table:style-name="Default" table:formula="of:=CONCATENATE(LEFT([.O216];10);&quot;,&quot;;LEFT([.P216];10))" office:value-type="string" office:string-value="-96.1266,41.2052">
            <text:p>-96.1266,41.205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CR</text:p>
          </table:table-cell>
          <table:table-cell table:style-name="ce2" office:value-type="string">
            <text:p>Point Comfo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8.2">
            <text:p>68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2">
            <text:p>68.2</text:p>
          </table:table-cell>
          <table:table-cell office:value-type="string">
            <text:p>-96.56149</text:p>
          </table:table-cell>
          <table:table-cell office:value-type="string">
            <text:p>28.67946</text:p>
          </table:table-cell>
          <table:table-cell table:style-name="Default" table:formula="of:=CONCATENATE(LEFT([.O217];10);&quot;,&quot;;LEFT([.P217];10))" office:value-type="string" office:string-value="-96.56149,28.67946">
            <text:p>-96.56149,28.6794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LV</text:p>
          </table:table-cell>
          <table:table-cell table:style-name="ce2" office:value-type="string">
            <text:p>Port Lava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.73">
            <text:p>45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.73">
            <text:p>45.73</text:p>
          </table:table-cell>
          <table:table-cell office:value-type="string">
            <text:p>-96.62396</text:p>
          </table:table-cell>
          <table:table-cell office:value-type="string">
            <text:p>28.61535</text:p>
          </table:table-cell>
          <table:table-cell table:style-name="Default" table:formula="of:=CONCATENATE(LEFT([.O218];10);&quot;,&quot;;LEFT([.P218];10))" office:value-type="string" office:string-value="-96.62396,28.61535">
            <text:p>-96.62396,28.6153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T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39.41">
            <text:p>8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9.41">
            <text:p>839.41</text:p>
          </table:table-cell>
          <table:table-cell office:value-type="string">
            <text:p>-98.49461</text:p>
          </table:table-cell>
          <table:table-cell office:value-type="string">
            <text:p>29.42467</text:p>
          </table:table-cell>
          <table:table-cell table:style-name="Default" table:formula="of:=CONCATENATE(LEFT([.O219];10);&quot;,&quot;;LEFT([.P219];10))" office:value-type="string" office:string-value="-98.49461,29.42467">
            <text:p>-98.49461,29.4246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L</text:p>
          </table:table-cell>
          <table:table-cell table:style-name="ce2" office:value-type="string">
            <text:p>St. Loui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77.45">
            <text:p>37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7.45">
            <text:p>377.45</text:p>
          </table:table-cell>
          <table:table-cell office:value-type="string">
            <text:p>-90.19495</text:p>
          </table:table-cell>
          <table:table-cell office:value-type="string">
            <text:p>38.62750</text:p>
          </table:table-cell>
          <table:table-cell table:style-name="Default" table:formula="of:=CONCATENATE(LEFT([.O220];10);&quot;,&quot;;LEFT([.P220];10))" office:value-type="string" office:string-value="-90.19495,38.62750">
            <text:p>-90.19495,38.6275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PA</text:p>
          </table:table-cell>
          <table:table-cell table:style-name="ce2" office:value-type="string">
            <text:p>Tampa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87">
            <text:p>8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72.96">
            <text:p>3472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.96">
            <text:p>3472.96</text:p>
          </table:table-cell>
          <table:table-cell office:value-type="string">
            <text:p>-82.458444</text:p>
          </table:table-cell>
          <table:table-cell office:value-type="string">
            <text:p>27.9477595</text:p>
          </table:table-cell>
          <table:table-cell table:style-name="Default" table:formula="of:=CONCATENATE(LEFT([.O221];10);&quot;,&quot;;LEFT([.P221];10))" office:value-type="string" office:string-value="-82.458444,27.9477595">
            <text:p>-82.458444,27.947759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UL</text:p>
          </table:table-cell>
          <table:table-cell table:style-name="ce2" office:value-type="string">
            <text:p>Tulsa, o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8.69">
            <text:p>38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.69">
            <text:p>38.69</text:p>
          </table:table-cell>
          <table:table-cell office:value-type="string">
            <text:p>-95.9902</text:p>
          </table:table-cell>
          <table:table-cell office:value-type="string">
            <text:p>36.1524</text:p>
          </table:table-cell>
          <table:table-cell table:style-name="Default" table:formula="of:=CONCATENATE(LEFT([.O222];10);&quot;,&quot;;LEFT([.P222];10))" office:value-type="string" office:string-value="-95.9902,36.1524">
            <text:p>-95.9902,36.152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CT</text:p>
          </table:table-cell>
          <table:table-cell table:style-name="ce2" office:value-type="string">
            <text:p>Wichita, ks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6">
            <text:p>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341.72">
            <text:p>1341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1.72">
            <text:p>1341.72</text:p>
          </table:table-cell>
          <table:table-cell office:value-type="string">
            <text:p>-97.3384</text:p>
          </table:table-cell>
          <table:table-cell office:value-type="string">
            <text:p>37.6938</text:p>
          </table:table-cell>
          <table:table-cell table:style-name="Default" table:formula="of:=CONCATENATE(LEFT([.O223];10);&quot;,&quot;;LEFT([.P223];10))" office:value-type="string" office:string-value="-97.3384,37.6938">
            <text:p>-97.3384,37.693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G</text:p>
          </table:table-cell>
          <table:table-cell table:style-name="ce2" office:value-type="string">
            <text:p>Algona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38">
            <text:p>21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38">
            <text:p>21.38</text:p>
          </table:table-cell>
          <table:table-cell office:value-type="string">
            <text:p>-82.53084</text:p>
          </table:table-cell>
          <table:table-cell office:value-type="string">
            <text:p>42.61833</text:p>
          </table:table-cell>
          <table:table-cell table:style-name="Default" table:formula="of:=CONCATENATE(LEFT([.O224];10);&quot;,&quot;;LEFT([.P224];10))" office:value-type="string" office:string-value="-82.53084,42.61833">
            <text:p>-82.53084,42.61833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RB</text:p>
          </table:table-cell>
          <table:table-cell table:style-name="ce2" office:value-type="string">
            <text:p>Ann Arbo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.29">
            <text:p>13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29">
            <text:p>13.29</text:p>
          </table:table-cell>
          <table:table-cell office:value-type="string">
            <text:p>-83.73365</text:p>
          </table:table-cell>
          <table:table-cell office:value-type="string">
            <text:p>42.26758</text:p>
          </table:table-cell>
          <table:table-cell table:style-name="Default" table:formula="of:=CONCATENATE(LEFT([.O225];10);&quot;,&quot;;LEFT([.P225];10))" office:value-type="string" office:string-value="-83.73365,42.26758">
            <text:p>-83.73365,42.2675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W</text:p>
          </table:table-cell>
          <table:table-cell table:style-name="ce2" office:value-type="string">
            <text:p>Appleton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6.29">
            <text:p>76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29">
            <text:p>76.29</text:p>
          </table:table-cell>
          <table:table-cell office:value-type="string">
            <text:p>-88.40785</text:p>
          </table:table-cell>
          <table:table-cell office:value-type="string">
            <text:p>44.26086</text:p>
          </table:table-cell>
          <table:table-cell table:style-name="Default" table:formula="of:=CONCATENATE(LEFT([.O226];10);&quot;,&quot;;LEFT([.P226];10))" office:value-type="string" office:string-value="-88.40785,44.26086">
            <text:p>-88.40785,44.2608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SH</text:p>
          </table:table-cell>
          <table:table-cell table:style-name="ce2" office:value-type="string">
            <text:p>Ashtabula, o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2.52">
            <text:p>72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2.52">
            <text:p>72.52</text:p>
          </table:table-cell>
          <table:table-cell office:value-type="string">
            <text:p>-80.7887</text:p>
          </table:table-cell>
          <table:table-cell office:value-type="string">
            <text:p>41.8685</text:p>
          </table:table-cell>
          <table:table-cell table:style-name="Default" table:formula="of:=CONCATENATE(LEFT([.O227];10);&quot;,&quot;;LEFT([.P227];10))" office:value-type="string" office:string-value="-80.7887,41.8685">
            <text:p>-80.7887,41.868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L</text:p>
          </table:table-cell>
          <table:table-cell table:style-name="ce2" office:value-type="string">
            <text:p>Battle Creek, m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0.11">
            <text:p>290.1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11">
            <text:p>290.11</text:p>
          </table:table-cell>
          <table:table-cell office:value-type="string">
            <text:p>-85.18192</text:p>
          </table:table-cell>
          <table:table-cell office:value-type="string">
            <text:p>42.31937</text:p>
          </table:table-cell>
          <table:table-cell table:style-name="Default" table:formula="of:=CONCATENATE(LEFT([.O228];10);&quot;,&quot;;LEFT([.P228];10))" office:value-type="string" office:string-value="-85.18192,42.31937">
            <text:p>-85.18192,42.3193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UF</text:p>
          </table:table-cell>
          <table:table-cell table:style-name="ce2" office:value-type="string">
            <text:p>Buffalo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39">
            <text:p>509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39">
            <text:p>509.39</text:p>
          </table:table-cell>
          <table:table-cell office:value-type="string">
            <text:p>-78.8754</text:p>
          </table:table-cell>
          <table:table-cell office:value-type="string">
            <text:p>42.8839</text:p>
          </table:table-cell>
          <table:table-cell table:style-name="Default" table:formula="of:=CONCATENATE(LEFT([.O229];10);&quot;,&quot;;LEFT([.P229];10))" office:value-type="string" office:string-value="-78.8754,42.8839">
            <text:p>-78.8754,42.883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CO</text:p>
          </table:table-cell>
          <table:table-cell table:style-name="ce2" office:value-type="string">
            <text:p>Canton, oh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96.17">
            <text:p>496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17">
            <text:p>496.17</text:p>
          </table:table-cell>
          <table:table-cell office:value-type="string">
            <text:p>-81.37838</text:p>
          </table:table-cell>
          <table:table-cell office:value-type="string">
            <text:p>40.79875</text:p>
          </table:table-cell>
          <table:table-cell table:style-name="Default" table:formula="of:=CONCATENATE(LEFT([.O230];10);&quot;,&quot;;LEFT([.P230];10))" office:value-type="string" office:string-value="-81.37838,40.79875">
            <text:p>-81.37838,40.7987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ID</text:p>
          </table:table-cell>
          <table:table-cell table:style-name="ce2" office:value-type="string">
            <text:p>Cedar Rapid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8.97">
            <text:p>6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97">
            <text:p>68.97</text:p>
          </table:table-cell>
          <table:table-cell office:value-type="string">
            <text:p>-91.67521</text:p>
          </table:table-cell>
          <table:table-cell office:value-type="string">
            <text:p>41.97469</text:p>
          </table:table-cell>
          <table:table-cell table:style-name="Default" table:formula="of:=CONCATENATE(LEFT([.O231];10);&quot;,&quot;;LEFT([.P231];10))" office:value-type="string" office:string-value="-91.67521,41.97469">
            <text:p>-91.67521,41.9746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I</text:p>
          </table:table-cell>
          <table:table-cell table:style-name="ce2" office:value-type="string">
            <text:p>Chicago</text:p>
          </table:table-cell>
          <table:table-cell table:style-name="ce2" office:value-type="float" office:value="994">
            <text:p>994</text:p>
          </table:table-cell>
          <table:table-cell table:style-name="ce2" office:value-type="float" office:value="1007">
            <text:p>1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8">
            <text:p>3008</text:p>
          </table:table-cell>
          <table:table-cell table:style-name="ce2" office:value-type="float" office:value="36146.39">
            <text:p>36146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46.39">
            <text:p>36146.39</text:p>
          </table:table-cell>
          <table:table-cell office:value-type="string">
            <text:p>-87.6239</text:p>
          </table:table-cell>
          <table:table-cell office:value-type="string">
            <text:p>41.8743</text:p>
          </table:table-cell>
          <table:table-cell table:style-name="Default" table:formula="of:=CONCATENATE(LEFT([.O232];10);&quot;,&quot;;LEFT([.P232];10))" office:value-type="string" office:string-value="-87.6239,41.8743">
            <text:p>-87.6239,41.8743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VG</text:p>
          </table:table-cell>
          <table:table-cell table:style-name="ce2" office:value-type="string">
            <text:p>Cincinnati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4.21">
            <text:p>964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4.21">
            <text:p>964.21</text:p>
          </table:table-cell>
          <table:table-cell office:value-type="string">
            <text:p>-84.5124602</text:p>
          </table:table-cell>
          <table:table-cell office:value-type="string">
            <text:p>39.1014537</text:p>
          </table:table-cell>
          <table:table-cell table:style-name="Default" table:formula="of:=CONCATENATE(LEFT([.O233];10);&quot;,&quot;;LEFT([.P233];10))" office:value-type="string" office:string-value="-84.512460,39.1014537">
            <text:p>-84.512460,39.101453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E</text:p>
          </table:table-cell>
          <table:table-cell table:style-name="ce2" office:value-type="string">
            <text:p>Cleveland, oh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2841.39">
            <text:p>2841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1.39">
            <text:p>2841.39</text:p>
          </table:table-cell>
          <table:table-cell office:value-type="string">
            <text:p>-81.67776</text:p>
          </table:table-cell>
          <table:table-cell office:value-type="string">
            <text:p>41.48708</text:p>
          </table:table-cell>
          <table:table-cell table:style-name="Default" table:formula="of:=CONCATENATE(LEFT([.O234];10);&quot;,&quot;;LEFT([.P234];10))" office:value-type="string" office:string-value="-81.67776,41.48708">
            <text:p>-81.67776,41.4870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MH</text:p>
          </table:table-cell>
          <table:table-cell table:style-name="ce2" office:value-type="string">
            <text:p>Columbus, oh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3626.96">
            <text:p>362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6.96">
            <text:p>3626.96</text:p>
          </table:table-cell>
          <table:table-cell office:value-type="string">
            <text:p>-82.99980</text:p>
          </table:table-cell>
          <table:table-cell office:value-type="string">
            <text:p>39.96271</text:p>
          </table:table-cell>
          <table:table-cell table:style-name="Default" table:formula="of:=CONCATENATE(LEFT([.O235];10);&quot;,&quot;;LEFT([.P235];10))" office:value-type="string" office:string-value="-82.99980,39.96271">
            <text:p>-82.99980,39.9627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Y</text:p>
          </table:table-cell>
          <table:table-cell table:style-name="ce2" office:value-type="string">
            <text:p>Dayton, o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5">
            <text:p>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70.43">
            <text:p>87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0.43">
            <text:p>870.43</text:p>
          </table:table-cell>
          <table:table-cell office:value-type="string">
            <text:p>-84.19051</text:p>
          </table:table-cell>
          <table:table-cell office:value-type="string">
            <text:p>39.75932</text:p>
          </table:table-cell>
          <table:table-cell table:style-name="Default" table:formula="of:=CONCATENATE(LEFT([.O236];10);&quot;,&quot;;LEFT([.P236];10))" office:value-type="string" office:string-value="-84.19051,39.75932">
            <text:p>-84.19051,39.7593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SM</text:p>
          </table:table-cell>
          <table:table-cell table:style-name="ce2" office:value-type="string">
            <text:p>Des Moin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27.79">
            <text:p>527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7.79">
            <text:p>527.79</text:p>
          </table:table-cell>
          <table:table-cell office:value-type="string">
            <text:p>-93.60376</text:p>
          </table:table-cell>
          <table:table-cell office:value-type="string">
            <text:p>41.59140</text:p>
          </table:table-cell>
          <table:table-cell table:style-name="Default" table:formula="of:=CONCATENATE(LEFT([.O237];10);&quot;,&quot;;LEFT([.P237];10))" office:value-type="string" office:string-value="-93.60376,41.59140">
            <text:p>-93.60376,41.5914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T</text:p>
          </table:table-cell>
          <table:table-cell table:style-name="ce2" office:value-type="string">
            <text:p>Detroit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353">
            <text:p>3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3">
            <text:p>933</text:p>
          </table:table-cell>
          <table:table-cell table:style-name="ce2" office:value-type="float" office:value="11559.85">
            <text:p>115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559.85">
            <text:p>11559.85</text:p>
          </table:table-cell>
          <table:table-cell office:value-type="string">
            <text:p>-83.05657</text:p>
          </table:table-cell>
          <table:table-cell office:value-type="string">
            <text:p>42.34841</text:p>
          </table:table-cell>
          <table:table-cell table:style-name="Default" table:formula="of:=CONCATENATE(LEFT([.O238];10);&quot;,&quot;;LEFT([.P238];10))" office:value-type="string" office:string-value="-83.05657,42.34841">
            <text:p>-83.05657,42.3484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LH</text:p>
          </table:table-cell>
          <table:table-cell table:style-name="ce2" office:value-type="string">
            <text:p>Dulut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2.44">
            <text:p>262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4">
            <text:p>262.44</text:p>
          </table:table-cell>
          <table:table-cell office:value-type="string">
            <text:p>-92.12364</text:p>
          </table:table-cell>
          <table:table-cell office:value-type="string">
            <text:p>46.77300</text:p>
          </table:table-cell>
          <table:table-cell table:style-name="Default" table:formula="of:=CONCATENATE(LEFT([.O239];10);&quot;,&quot;;LEFT([.P239];10))" office:value-type="string" office:string-value="-92.12364,46.77300">
            <text:p>-92.12364,46.7730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RI</text:p>
          </table:table-cell>
          <table:table-cell table:style-name="ce2" office:value-type="string">
            <text:p>Eri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6.99">
            <text:p>56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.99">
            <text:p>56.99</text:p>
          </table:table-cell>
          <table:table-cell office:value-type="string">
            <text:p>-80.08489</text:p>
          </table:table-cell>
          <table:table-cell office:value-type="string">
            <text:p>42.12968</text:p>
          </table:table-cell>
          <table:table-cell table:style-name="Default" table:formula="of:=CONCATENATE(LEFT([.O240];10);&quot;,&quot;;LEFT([.P240];10))" office:value-type="string" office:string-value="-80.08489,42.12968">
            <text:p>-80.08489,42.1296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VV</text:p>
          </table:table-cell>
          <table:table-cell table:style-name="ce2" office:value-type="string">
            <text:p>Evansville, i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.8">
            <text:p>2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8">
            <text:p>23.8</text:p>
          </table:table-cell>
          <table:table-cell office:value-type="string">
            <text:p>-87.55886</text:p>
          </table:table-cell>
          <table:table-cell office:value-type="string">
            <text:p>37.97408</text:p>
          </table:table-cell>
          <table:table-cell table:style-name="Default" table:formula="of:=CONCATENATE(LEFT([.O241];10);&quot;,&quot;;LEFT([.P241];10))" office:value-type="string" office:string-value="-87.55886,37.97408">
            <text:p>-87.55886,37.9740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WA</text:p>
          </table:table-cell>
          <table:table-cell table:style-name="ce2" office:value-type="string">
            <text:p>Fort Wayn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487.77">
            <text:p>487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7.77">
            <text:p>487.77</text:p>
          </table:table-cell>
          <table:table-cell office:value-type="string">
            <text:p>-85.1370</text:p>
          </table:table-cell>
          <table:table-cell office:value-type="string">
            <text:p>41.0811</text:p>
          </table:table-cell>
          <table:table-cell table:style-name="Default" table:formula="of:=CONCATENATE(LEFT([.O242];10);&quot;,&quot;;LEFT([.P242];10))" office:value-type="string" office:string-value="-85.1370,41.0811">
            <text:p>-85.1370,41.081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HN</text:p>
          </table:table-cell>
          <table:table-cell table:style-name="ce2" office:value-type="string">
            <text:p>Grand Haven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.87">
            <text:p>7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.87">
            <text:p>7.87</text:p>
          </table:table-cell>
          <table:table-cell office:value-type="string">
            <text:p>-86.22847</text:p>
          </table:table-cell>
          <table:table-cell office:value-type="string">
            <text:p>43.06328</text:p>
          </table:table-cell>
          <table:table-cell table:style-name="Default" table:formula="of:=CONCATENATE(LEFT([.O243];10);&quot;,&quot;;LEFT([.P243];10))" office:value-type="string" office:string-value="-86.22847,43.06328">
            <text:p>-86.22847,43.0632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R</text:p>
          </table:table-cell>
          <table:table-cell table:style-name="ce2" office:value-type="string">
            <text:p>Grand Rapid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office:value-type="string">
            <text:p>-85.66817</text:p>
          </table:table-cell>
          <table:table-cell office:value-type="string">
            <text:p>42.96361</text:p>
          </table:table-cell>
          <table:table-cell table:style-name="Default" table:formula="of:=CONCATENATE(LEFT([.O244];10);&quot;,&quot;;LEFT([.P244];10))" office:value-type="string" office:string-value="-85.66817,42.96361">
            <text:p>-85.66817,42.9636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B</text:p>
          </table:table-cell>
          <table:table-cell table:style-name="ce2" office:value-type="string">
            <text:p>Green Ba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8.48">
            <text:p>2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48">
            <text:p>28.48</text:p>
          </table:table-cell>
          <table:table-cell office:value-type="string">
            <text:p>-88.0189</text:p>
          </table:table-cell>
          <table:table-cell office:value-type="string">
            <text:p>44.5351</text:p>
          </table:table-cell>
          <table:table-cell table:style-name="Default" table:formula="of:=CONCATENATE(LEFT([.O245];10);&quot;,&quot;;LEFT([.P245];10))" office:value-type="string" office:string-value="-88.0189,44.5351">
            <text:p>-88.0189,44.535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D</text:p>
          </table:table-cell>
          <table:table-cell table:style-name="ce2" office:value-type="string">
            <text:p>Indianapolis, in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59.07">
            <text:p>145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9.07">
            <text:p>1459.07</text:p>
          </table:table-cell>
          <table:table-cell office:value-type="string">
            <text:p>-86.1580447</text:p>
          </table:table-cell>
          <table:table-cell office:value-type="string">
            <text:p>39.7683795</text:p>
          </table:table-cell>
          <table:table-cell table:style-name="Default" table:formula="of:=CONCATENATE(LEFT([.O246];10);&quot;,&quot;;LEFT([.P246];10))" office:value-type="string" office:string-value="-86.158044,39.7683795">
            <text:p>-86.158044,39.768379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NW</text:p>
          </table:table-cell>
          <table:table-cell table:style-name="ce2" office:value-type="string">
            <text:p>Kenosh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4.57">
            <text:p>13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.57">
            <text:p>134.57</text:p>
          </table:table-cell>
          <table:table-cell office:value-type="string">
            <text:p>-87.8209</text:p>
          </table:table-cell>
          <table:table-cell office:value-type="string">
            <text:p>42.5840</text:p>
          </table:table-cell>
          <table:table-cell table:style-name="Default" table:formula="of:=CONCATENATE(LEFT([.O247];10);&quot;,&quot;;LEFT([.P247];10))" office:value-type="string" office:string-value="-87.8209,42.5840">
            <text:p>-87.8209,42.584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UI</text:p>
          </table:table-cell>
          <table:table-cell table:style-name="ce2" office:value-type="string">
            <text:p>Louisville,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2755.53">
            <text:p>2755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55.53">
            <text:p>2755.53</text:p>
          </table:table-cell>
          <table:table-cell office:value-type="string">
            <text:p>-85.7634</text:p>
          </table:table-cell>
          <table:table-cell office:value-type="string">
            <text:p>38.2455</text:p>
          </table:table-cell>
          <table:table-cell table:style-name="Default" table:formula="of:=CONCATENATE(LEFT([.O248];10);&quot;,&quot;;LEFT([.P248];10))" office:value-type="string" office:string-value="-85.7634,38.2455">
            <text:p>-85.7634,38.245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NN</text:p>
          </table:table-cell>
          <table:table-cell table:style-name="ce2" office:value-type="string">
            <text:p>Mari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94.07">
            <text:p>1094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4.07">
            <text:p>1094.07</text:p>
          </table:table-cell>
          <table:table-cell office:value-type="string">
            <text:p>-88.9314</text:p>
          </table:table-cell>
          <table:table-cell office:value-type="string">
            <text:p>37.7309</text:p>
          </table:table-cell>
          <table:table-cell table:style-name="Default" table:formula="of:=CONCATENATE(LEFT([.O249];10);&quot;,&quot;;LEFT([.P249];10))" office:value-type="string" office:string-value="-88.9314,37.7309">
            <text:p>-88.9314,37.730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E</text:p>
          </table:table-cell>
          <table:table-cell table:style-name="ce2" office:value-type="string">
            <text:p>Milwaukee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2152.67">
            <text:p>2152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52.67">
            <text:p>2152.67</text:p>
          </table:table-cell>
          <table:table-cell office:value-type="string">
            <text:p>-87.9217</text:p>
          </table:table-cell>
          <table:table-cell office:value-type="string">
            <text:p>43.0344</text:p>
          </table:table-cell>
          <table:table-cell table:style-name="Default" table:formula="of:=CONCATENATE(LEFT([.O250];10);&quot;,&quot;;LEFT([.P250];10))" office:value-type="string" office:string-value="-87.9217,43.0344">
            <text:p>-87.9217,43.034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A</text:p>
          </table:table-cell>
          <table:table-cell table:style-name="ce2" office:value-type="string">
            <text:p>Peoria, Il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663.93">
            <text:p>6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3.93">
            <text:p>663.93</text:p>
          </table:table-cell>
          <table:table-cell office:value-type="string">
            <text:p>-89.5857</text:p>
          </table:table-cell>
          <table:table-cell office:value-type="string">
            <text:p>40.6932</text:p>
          </table:table-cell>
          <table:table-cell table:style-name="Default" table:formula="of:=CONCATENATE(LEFT([.O251];10);&quot;,&quot;;LEFT([.P251];10))" office:value-type="string" office:string-value="-89.5857,40.6932">
            <text:p>-89.5857,40.693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N</text:p>
          </table:table-cell>
          <table:table-cell table:style-name="ce2" office:value-type="string">
            <text:p>Port Huron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6.35">
            <text:p>10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.35">
            <text:p>106.35</text:p>
          </table:table-cell>
          <table:table-cell office:value-type="string">
            <text:p>-82.4370</text:p>
          </table:table-cell>
          <table:table-cell office:value-type="string">
            <text:p>42.9824</text:p>
          </table:table-cell>
          <table:table-cell table:style-name="Default" table:formula="of:=CONCATENATE(LEFT([.O252];10);&quot;,&quot;;LEFT([.P252];10))" office:value-type="string" office:string-value="-82.4370,42.9824">
            <text:p>-82.4370,42.982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AC</text:p>
          </table:table-cell>
          <table:table-cell table:style-name="ce2" office:value-type="string">
            <text:p>Racine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office:value-type="string">
            <text:p>-87.78462</text:p>
          </table:table-cell>
          <table:table-cell office:value-type="string">
            <text:p>42.72694</text:p>
          </table:table-cell>
          <table:table-cell table:style-name="Default" table:formula="of:=CONCATENATE(LEFT([.O253];10);&quot;,&quot;;LEFT([.P253];10))" office:value-type="string" office:string-value="-87.78462,42.72694">
            <text:p>-87.78462,42.7269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C</text:p>
          </table:table-cell>
          <table:table-cell table:style-name="ce2" office:value-type="string">
            <text:p>Rocheste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9">
            <text:p>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9">
            <text:p>6.9</text:p>
          </table:table-cell>
          <table:table-cell office:value-type="string">
            <text:p>-77.6144</text:p>
          </table:table-cell>
          <table:table-cell office:value-type="string">
            <text:p>43.1579</text:p>
          </table:table-cell>
          <table:table-cell table:style-name="Default" table:formula="of:=CONCATENATE(LEFT([.O254];10);&quot;,&quot;;LEFT([.P254];10))" office:value-type="string" office:string-value="-77.6144,43.1579">
            <text:p>-77.6144,43.157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U</text:p>
          </table:table-cell>
          <table:table-cell table:style-name="ce2" office:value-type="string">
            <text:p>Romulus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71">
            <text:p>7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970.07">
            <text:p>1970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70.07">
            <text:p>1970.07</text:p>
          </table:table-cell>
          <table:table-cell office:value-type="string">
            <text:p>-83.3942</text:p>
          </table:table-cell>
          <table:table-cell office:value-type="string">
            <text:p>42.2229</text:p>
          </table:table-cell>
          <table:table-cell table:style-name="Default" table:formula="of:=CONCATENATE(LEFT([.O255];10);&quot;,&quot;;LEFT([.P255];10))" office:value-type="string" office:string-value="-83.3942,42.2229">
            <text:p>-83.3942,42.222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P</text:p>
          </table:table-cell>
          <table:table-cell table:style-name="ce2" office:value-type="string">
            <text:p>St. Paul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3.92">
            <text:p>6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92">
            <text:p>63.92</text:p>
          </table:table-cell>
          <table:table-cell office:value-type="string">
            <text:p>-170.2782</text:p>
          </table:table-cell>
          <table:table-cell office:value-type="string">
            <text:p>57.1246</text:p>
          </table:table-cell>
          <table:table-cell table:style-name="Default" table:formula="of:=CONCATENATE(LEFT([.O256];10);&quot;,&quot;;LEFT([.P256];10))" office:value-type="string" office:string-value="-170.2782,57.1246">
            <text:p>-170.2782,57.124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YR</text:p>
          </table:table-cell>
          <table:table-cell table:style-name="ce2" office:value-type="string">
            <text:p>Syracuse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8.64">
            <text:p>14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4">
            <text:p>148.64</text:p>
          </table:table-cell>
          <table:table-cell office:value-type="string">
            <text:p>-76.14891</text:p>
          </table:table-cell>
          <table:table-cell office:value-type="string">
            <text:p>43.04862</text:p>
          </table:table-cell>
          <table:table-cell table:style-name="Default" table:formula="of:=CONCATENATE(LEFT([.O257];10);&quot;,&quot;;LEFT([.P257];10))" office:value-type="string" office:string-value="-76.14891,43.04862">
            <text:p>-76.14891,43.0486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OL</text:p>
          </table:table-cell>
          <table:table-cell table:style-name="ce2" office:value-type="string">
            <text:p>Toledo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7">
            <text:p>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482.01">
            <text:p>1482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2.01">
            <text:p>1482.01</text:p>
          </table:table-cell>
          <table:table-cell office:value-type="string">
            <text:p>-83.5086</text:p>
          </table:table-cell>
          <table:table-cell office:value-type="string">
            <text:p>41.6801</text:p>
          </table:table-cell>
          <table:table-cell table:style-name="Default" table:formula="of:=CONCATENATE(LEFT([.O258];10);&quot;,&quot;;LEFT([.P258];10))" office:value-type="string" office:string-value="-83.5086,41.6801">
            <text:p>-83.5086,41.680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WXD</text:p>
          </table:table-cell>
          <table:table-cell table:style-name="ce2" office:value-type="string">
            <text:p>Wexfor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4.14">
            <text:p>164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4.14">
            <text:p>164.14</text:p>
          </table:table-cell>
          <table:table-cell office:value-type="string">
            <text:p>-80.055891</text:p>
          </table:table-cell>
          <table:table-cell office:value-type="string">
            <text:p>40.6264561</text:p>
          </table:table-cell>
          <table:table-cell table:style-name="Default" table:formula="of:=CONCATENATE(LEFT([.O259];10);&quot;,&quot;;LEFT([.P259];10))" office:value-type="string" office:string-value="-80.055891,40.6264561">
            <text:p>-80.055891,40.626456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C</text:p>
          </table:table-cell>
          <table:table-cell table:style-name="ce2" office:value-type="string">
            <text:p>Benic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.75">
            <text:p>22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75">
            <text:p>22.75</text:p>
          </table:table-cell>
          <table:table-cell office:value-type="string">
            <text:p>-122.1563</text:p>
          </table:table-cell>
          <table:table-cell office:value-type="string">
            <text:p>38.0496</text:p>
          </table:table-cell>
          <table:table-cell table:style-name="Default" table:formula="of:=CONCATENATE(LEFT([.O260];10);&quot;,&quot;;LEFT([.P260];10))" office:value-type="string" office:string-value="-122.1563,38.0496">
            <text:p>-122.1563,38.049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RO</text:p>
          </table:table-cell>
          <table:table-cell table:style-name="ce2" office:value-type="string">
            <text:p>Corcoran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6">
            <text:p>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">
            <text:p>96</text:p>
          </table:table-cell>
          <table:table-cell office:value-type="string">
            <text:p>-119.56022</text:p>
          </table:table-cell>
          <table:table-cell office:value-type="string">
            <text:p>36.09791</text:p>
          </table:table-cell>
          <table:table-cell table:style-name="Default" table:formula="of:=CONCATENATE(LEFT([.O261];10);&quot;,&quot;;LEFT([.P261];10))" office:value-type="string" office:string-value="-119.56022,36.09791">
            <text:p>-119.56022,36.0979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N</text:p>
          </table:table-cell>
          <table:table-cell table:style-name="ce2" office:value-type="string">
            <text:p>Denver, c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10.47">
            <text:p>1210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0.47">
            <text:p>1210.47</text:p>
          </table:table-cell>
          <table:table-cell office:value-type="string">
            <text:p>-104.9842</text:p>
          </table:table-cell>
          <table:table-cell office:value-type="string">
            <text:p>39.73859</text:p>
          </table:table-cell>
          <table:table-cell table:style-name="Default" table:formula="of:=CONCATENATE(LEFT([.O262];10);&quot;,&quot;;LEFT([.P262];10))" office:value-type="string" office:string-value="-104.9842,39.73859">
            <text:p>-104.9842,39.7385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AT</text:p>
          </table:table-cell>
          <table:table-cell table:style-name="ce2" office:value-type="string">
            <text:p>Fresno, 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3.27">
            <text:p>113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.27">
            <text:p>113.27</text:p>
          </table:table-cell>
          <table:table-cell office:value-type="string">
            <text:p>-119.78182</text:p>
          </table:table-cell>
          <table:table-cell office:value-type="string">
            <text:p>36.73974</text:p>
          </table:table-cell>
          <table:table-cell table:style-name="Default" table:formula="of:=CONCATENATE(LEFT([.O263];10);&quot;,&quot;;LEFT([.P263];10))" office:value-type="string" office:string-value="-119.78182,36.73974">
            <text:p>-119.78182,36.7397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GG</text:p>
          </table:table-cell>
          <table:table-cell table:style-name="ce2" office:value-type="string">
            <text:p>Kahului, h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8">
            <text:p>2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8">
            <text:p>20.8</text:p>
          </table:table-cell>
          <table:table-cell office:value-type="string">
            <text:p>-156.4695</text:p>
          </table:table-cell>
          <table:table-cell office:value-type="string">
            <text:p>20.8912</text:p>
          </table:table-cell>
          <table:table-cell table:style-name="Default" table:formula="of:=CONCATENATE(LEFT([.O264];10);&quot;,&quot;;LEFT([.P264];10))" office:value-type="string" office:string-value="-156.4695,20.8912">
            <text:p>-156.4695,20.891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S</text:p>
          </table:table-cell>
          <table:table-cell table:style-name="ce2" office:value-type="string">
            <text:p>Las Vegas, nv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7.03">
            <text:p>20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7.03">
            <text:p>207.03</text:p>
          </table:table-cell>
          <table:table-cell office:value-type="string">
            <text:p>-115.15990</text:p>
          </table:table-cell>
          <table:table-cell office:value-type="string">
            <text:p>36.14490</text:p>
          </table:table-cell>
          <table:table-cell table:style-name="Default" table:formula="of:=CONCATENATE(LEFT([.O265];10);&quot;,&quot;;LEFT([.P265];10))" office:value-type="string" office:string-value="-115.15990,36.14490">
            <text:p>-115.15990,36.14490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GB</text:p>
          </table:table-cell>
          <table:table-cell table:style-name="ce2" office:value-type="string">
            <text:p>Long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645.23">
            <text:p>645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5.23">
            <text:p>645.23</text:p>
          </table:table-cell>
          <table:table-cell office:value-type="string">
            <text:p>-118.1739</text:p>
          </table:table-cell>
          <table:table-cell office:value-type="string">
            <text:p>33.7762</text:p>
          </table:table-cell>
          <table:table-cell table:style-name="Default" table:formula="of:=CONCATENATE(LEFT([.O266];10);&quot;,&quot;;LEFT([.P266];10))" office:value-type="string" office:string-value="-118.1739,33.7762">
            <text:p>-118.1739,33.776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X</text:p>
          </table:table-cell>
          <table:table-cell table:style-name="ce2" office:value-type="string">
            <text:p>Los Angeles</text:p>
          </table:table-cell>
          <table:table-cell table:style-name="ce2" office:value-type="float" office:value="1178">
            <text:p>1178</text:p>
          </table:table-cell>
          <table:table-cell table:style-name="ce2" office:value-type="float" office:value="4243">
            <text:p>42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64">
            <text:p>9664</text:p>
          </table:table-cell>
          <table:table-cell table:style-name="ce2" office:value-type="float" office:value="119878.23">
            <text:p>119878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878.23">
            <text:p>119878.23</text:p>
          </table:table-cell>
          <table:table-cell office:value-type="string">
            <text:p>-118.2427025</text:p>
          </table:table-cell>
          <table:table-cell office:value-type="string">
            <text:p>34.0536781</text:p>
          </table:table-cell>
          <table:table-cell table:style-name="Default" table:formula="of:=CONCATENATE(LEFT([.O267];10);&quot;,&quot;;LEFT([.P267];10))" office:value-type="string" office:string-value="-118.24270,34.0536781">
            <text:p>-118.24270,34.053678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X</text:p>
          </table:table-cell>
          <table:table-cell table:style-name="ce2" office:value-type="string">
            <text:p>Phoenix, a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7.55">
            <text:p>9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7.55">
            <text:p>97.55</text:p>
          </table:table-cell>
          <table:table-cell office:value-type="string">
            <text:p>-112.0708</text:p>
          </table:table-cell>
          <table:table-cell office:value-type="string">
            <text:p>33.4477</text:p>
          </table:table-cell>
          <table:table-cell table:style-name="Default" table:formula="of:=CONCATENATE(LEFT([.O268];10);&quot;,&quot;;LEFT([.P268];10))" office:value-type="string" office:string-value="-112.0708,33.4477">
            <text:p>-112.0708,33.447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NO</text:p>
          </table:table-cell>
          <table:table-cell table:style-name="ce2" office:value-type="string">
            <text:p>Ren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9.44">
            <text:p>8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.44">
            <text:p>89.44</text:p>
          </table:table-cell>
          <table:table-cell office:value-type="string">
            <text:p>-119.81381</text:p>
          </table:table-cell>
          <table:table-cell office:value-type="string">
            <text:p>39.52906</text:p>
          </table:table-cell>
          <table:table-cell table:style-name="Default" table:formula="of:=CONCATENATE(LEFT([.O269];10);&quot;,&quot;;LEFT([.P269];10))" office:value-type="string" office:string-value="-119.81381,39.52906">
            <text:p>-119.81381,39.5290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CH</text:p>
          </table:table-cell>
          <table:table-cell table:style-name="ce2" office:value-type="string">
            <text:p>Richmon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61">
            <text:p>110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61">
            <text:p>110.61</text:p>
          </table:table-cell>
          <table:table-cell office:value-type="string">
            <text:p>-122.3466</text:p>
          </table:table-cell>
          <table:table-cell office:value-type="string">
            <text:p>37.9344</text:p>
          </table:table-cell>
          <table:table-cell table:style-name="Default" table:formula="of:=CONCATENATE(LEFT([.O270];10);&quot;,&quot;;LEFT([.P270];10))" office:value-type="string" office:string-value="-122.3466,37.9344">
            <text:p>-122.3466,37.934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M</text:p>
          </table:table-cell>
          <table:table-cell table:style-name="ce2" office:value-type="string">
            <text:p>Round Mountain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3">
            <text:p>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3">
            <text:p>6.3</text:p>
          </table:table-cell>
          <table:table-cell office:value-type="string">
            <text:p>-117.0660211</text:p>
          </table:table-cell>
          <table:table-cell office:value-type="string">
            <text:p>38.7115736</text:p>
          </table:table-cell>
          <table:table-cell table:style-name="Default" table:formula="of:=CONCATENATE(LEFT([.O271];10);&quot;,&quot;;LEFT([.P271];10))" office:value-type="string" office:string-value="-117.06602,38.7115736">
            <text:p>-117.06602,38.711573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C</text:p>
          </table:table-cell>
          <table:table-cell table:style-name="ce2" office:value-type="string">
            <text:p>Sacrame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5.18">
            <text:p>8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18">
            <text:p>85.18</text:p>
          </table:table-cell>
          <table:table-cell office:value-type="string">
            <text:p>-121.2980707</text:p>
          </table:table-cell>
          <table:table-cell office:value-type="string">
            <text:p>38.4732259</text:p>
          </table:table-cell>
          <table:table-cell table:style-name="Default" table:formula="of:=CONCATENATE(LEFT([.O272];10);&quot;,&quot;;LEFT([.P272];10))" office:value-type="string" office:string-value="-121.29807,38.4732259">
            <text:p>-121.29807,38.473225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N</text:p>
          </table:table-cell>
          <table:table-cell table:style-name="ce2" office:value-type="string">
            <text:p>San Die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.29">
            <text:p>20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9">
            <text:p>20.29</text:p>
          </table:table-cell>
          <table:table-cell office:value-type="string">
            <text:p>-117.21032</text:p>
          </table:table-cell>
          <table:table-cell office:value-type="string">
            <text:p>32.74602</text:p>
          </table:table-cell>
          <table:table-cell table:style-name="Default" table:formula="of:=CONCATENATE(LEFT([.O273];10);&quot;,&quot;;LEFT([.P273];10))" office:value-type="string" office:string-value="-117.21032,32.74602">
            <text:p>-117.21032,32.7460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FO</text:p>
          </table:table-cell>
          <table:table-cell table:style-name="ce2" office:value-type="string">
            <text:p>San Francisc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4.45">
            <text:p>44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.45">
            <text:p>44.45</text:p>
          </table:table-cell>
          <table:table-cell office:value-type="string">
            <text:p>-122.41826</text:p>
          </table:table-cell>
          <table:table-cell office:value-type="string">
            <text:p>37.77932</text:p>
          </table:table-cell>
          <table:table-cell table:style-name="Default" table:formula="of:=CONCATENATE(LEFT([.O274];10);&quot;,&quot;;LEFT([.P274];10))" office:value-type="string" office:string-value="-122.41826,37.77932">
            <text:p>-122.41826,37.7793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PQ</text:p>
          </table:table-cell>
          <table:table-cell table:style-name="ce2" office:value-type="string">
            <text:p>San Pedro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office:value-type="string">
            <text:p>-118.2819</text:p>
          </table:table-cell>
          <table:table-cell office:value-type="string">
            <text:p>33.7319</text:p>
          </table:table-cell>
          <table:table-cell table:style-name="Default" table:formula="of:=CONCATENATE(LEFT([.O275];10);&quot;,&quot;;LEFT([.P275];10))" office:value-type="string" office:string-value="-118.2819,33.7319">
            <text:p>-118.2819,33.7319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CK</text:p>
          </table:table-cell>
          <table:table-cell table:style-name="ce2" office:value-type="string">
            <text:p>Stock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.47">
            <text:p>22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47">
            <text:p>22.47</text:p>
          </table:table-cell>
          <table:table-cell office:value-type="string">
            <text:p>-121.2923</text:p>
          </table:table-cell>
          <table:table-cell office:value-type="string">
            <text:p>37.9572</text:p>
          </table:table-cell>
          <table:table-cell table:style-name="Default" table:formula="of:=CONCATENATE(LEFT([.O276];10);&quot;,&quot;;LEFT([.P276];10))" office:value-type="string" office:string-value="-121.2923,37.9572">
            <text:p>-121.2923,37.957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NC</text:p>
          </table:table-cell>
          <table:table-cell table:style-name="ce2" office:value-type="string">
            <text:p>Anchorage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.99">
            <text:p>42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99">
            <text:p>42.99</text:p>
          </table:table-cell>
          <table:table-cell office:value-type="string">
            <text:p>-149.9002806</text:p>
          </table:table-cell>
          <table:table-cell office:value-type="string">
            <text:p>61.218056</text:p>
          </table:table-cell>
          <table:table-cell table:style-name="Default" table:formula="of:=CONCATENATE(LEFT([.O277];10);&quot;,&quot;;LEFT([.P277];10))" office:value-type="string" office:string-value="-149.90028,61.218056">
            <text:p>-149.90028,61.21805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DM</text:p>
          </table:table-cell>
          <table:table-cell table:style-name="ce2" office:value-type="string">
            <text:p>Edmond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6.31">
            <text:p>36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1">
            <text:p>36.31</text:p>
          </table:table-cell>
          <table:table-cell office:value-type="string">
            <text:p>-122.37816</text:p>
          </table:table-cell>
          <table:table-cell office:value-type="string">
            <text:p>47.81037</text:p>
          </table:table-cell>
          <table:table-cell table:style-name="Default" table:formula="of:=CONCATENATE(LEFT([.O278];10);&quot;,&quot;;LEFT([.P278];10))" office:value-type="string" office:string-value="-122.37816,47.81037">
            <text:p>-122.37816,47.8103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NL</text:p>
          </table:table-cell>
          <table:table-cell table:style-name="ce2" office:value-type="string">
            <text:p>Honolulu/Oah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528.68">
            <text:p>528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8.68">
            <text:p>528.68</text:p>
          </table:table-cell>
          <table:table-cell office:value-type="string">
            <text:p>-157.8556764</text:p>
          </table:table-cell>
          <table:table-cell office:value-type="string">
            <text:p> 21.304547</text:p>
          </table:table-cell>
          <table:table-cell table:style-name="Default" table:formula="of:=CONCATENATE(LEFT([.O279];10);&quot;,&quot;;LEFT([.P279];10))" office:value-type="string" office:string-value="-157.85567, 21.304547">
            <text:p>-157.85567, 21.30454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AK</text:p>
          </table:table-cell>
          <table:table-cell table:style-name="ce2" office:value-type="string">
            <text:p>Oakland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234">
            <text:p>2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95">
            <text:p>4795</text:p>
          </table:table-cell>
          <table:table-cell table:style-name="ce2" office:value-type="float" office:value="58771.61">
            <text:p>58771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771.61">
            <text:p>58771.61</text:p>
          </table:table-cell>
          <table:table-cell office:value-type="string">
            <text:p>-122.2703</text:p>
          </table:table-cell>
          <table:table-cell office:value-type="string">
            <text:p>37.8037</text:p>
          </table:table-cell>
          <table:table-cell table:style-name="Default" table:formula="of:=CONCATENATE(LEFT([.O280];10);&quot;,&quot;;LEFT([.P280];10))" office:value-type="string" office:string-value="-122.2703,37.8037">
            <text:p>-122.2703,37.803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DX</text:p>
          </table:table-cell>
          <table:table-cell table:style-name="ce2" office:value-type="string">
            <text:p>Portland (West Coast)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163.9">
            <text:p>5163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3.9">
            <text:p>5163.9</text:p>
          </table:table-cell>
          <table:table-cell office:value-type="string">
            <text:p>-122.6723</text:p>
          </table:table-cell>
          <table:table-cell office:value-type="string">
            <text:p>45.5205</text:p>
          </table:table-cell>
          <table:table-cell table:style-name="Default" table:formula="of:=CONCATENATE(LEFT([.O281];10);&quot;,&quot;;LEFT([.P281];10))" office:value-type="string" office:string-value="-122.6723,45.5205">
            <text:p>-122.6723,45.520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LC</text:p>
          </table:table-cell>
          <table:table-cell table:style-name="ce2" office:value-type="string">
            <text:p>Saltlake City, ut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922.21">
            <text:p>922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2.21">
            <text:p>922.21</text:p>
          </table:table-cell>
          <table:table-cell office:value-type="string">
            <text:p>-111.8904308</text:p>
          </table:table-cell>
          <table:table-cell office:value-type="string">
            <text:p>40.7670126</text:p>
          </table:table-cell>
          <table:table-cell table:style-name="Default" table:formula="of:=CONCATENATE(LEFT([.O282];10);&quot;,&quot;;LEFT([.P282];10))" office:value-type="string" office:string-value="-111.89043,40.7670126">
            <text:p>-111.89043,40.767012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EA</text:p>
          </table:table-cell>
          <table:table-cell table:style-name="ce2" office:value-type="string">
            <text:p>Seattle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94">
            <text:p>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3870.02">
            <text:p>387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0.02">
            <text:p>3870.02</text:p>
          </table:table-cell>
          <table:table-cell office:value-type="string">
            <text:p>-122.3306</text:p>
          </table:table-cell>
          <table:table-cell office:value-type="string">
            <text:p>47.6052</text:p>
          </table:table-cell>
          <table:table-cell table:style-name="Default" table:formula="of:=CONCATENATE(LEFT([.O283];10);&quot;,&quot;;LEFT([.P283];10))" office:value-type="string" office:string-value="-122.3306,47.6052">
            <text:p>-122.3306,47.605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IW</text:p>
          </table:table-cell>
          <table:table-cell table:style-name="ce2" office:value-type="string">
            <text:p>Tacoma, wa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174.9">
            <text:p>2174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74.9">
            <text:p>2174.9</text:p>
          </table:table-cell>
          <table:table-cell office:value-type="string">
            <text:p>-122.4371</text:p>
          </table:table-cell>
          <table:table-cell office:value-type="string">
            <text:p>47.2507</text:p>
          </table:table-cell>
          <table:table-cell table:style-name="Default" table:formula="of:=CONCATENATE(LEFT([.O284];10);&quot;,&quot;;LEFT([.P284];10))" office:value-type="string" office:string-value="-122.4371,47.2507">
            <text:p>-122.4371,47.250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BUE</text:p>
          </table:table-cell>
          <table:table-cell table:style-name="ce2" office:value-type="string">
            <text:p>Buenos Aires</text:p>
          </table:table-cell>
          <table:table-cell table:style-name="ce2" office:value-type="float" office:value="4044">
            <text:p>4044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781">
            <text:p>15781</text:p>
          </table:table-cell>
          <table:table-cell table:style-name="ce2" office:value-type="float" office:value="180554.69">
            <text:p>180554.69</text:p>
          </table:table-cell>
          <table:table-cell table:style-name="ce2" office:value-type="float" office:value="17.9">
            <text:p>17.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0572.59">
            <text:p>180572.59</text:p>
          </table:table-cell>
          <table:table-cell office:value-type="float" office:value="-58.3994772323314">
            <text:p>-58.3994772323314</text:p>
          </table:table-cell>
          <table:table-cell office:value-type="float" office:value="-34.6005557499074">
            <text:p>-34.6005557499074</text:p>
          </table:table-cell>
          <table:table-cell table:style-name="Default" table:formula="of:=CONCATENATE(LEFT([.O285];10);&quot;,&quot;;LEFT([.P285];10))" office:value-type="string" office:string-value="-58.399477,-34.600555">
            <text:p>-58.399477,-34.60055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PMY</text:p>
          </table:table-cell>
          <table:table-cell table:style-name="ce2" office:value-type="string">
            <text:p>Puerto Madryn</text:p>
          </table:table-cell>
          <table:table-cell table:style-name="ce2" office:value-type="float" office:value="121">
            <text:p>1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3472">
            <text:p>34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">
            <text:p>3472</text:p>
          </table:table-cell>
          <table:table-cell office:value-type="float" office:value="-65.0400199805159">
            <text:p>-65.0400199805159</text:p>
          </table:table-cell>
          <table:table-cell office:value-type="float" office:value="-42.7700134086833">
            <text:p>-42.7700134086833</text:p>
          </table:table-cell>
          <table:table-cell table:style-name="Default" table:formula="of:=CONCATENATE(LEFT([.O286];10);&quot;,&quot;;LEFT([.P286];10))" office:value-type="string" office:string-value="-65.040019,-42.770013">
            <text:p>-65.040019,-42.77001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ROS</text:p>
          </table:table-cell>
          <table:table-cell table:style-name="ce2" office:value-type="string">
            <text:p>Rosari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1">
            <text:p>3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603.26">
            <text:p>603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3.26">
            <text:p>603.26</text:p>
          </table:table-cell>
          <table:table-cell office:value-type="float" office:value="-60.6682534774578">
            <text:p>-60.6682534774578</text:p>
          </table:table-cell>
          <table:table-cell office:value-type="float" office:value="-32.9491836795884">
            <text:p>-32.9491836795884</text:p>
          </table:table-cell>
          <table:table-cell table:style-name="Default" table:formula="of:=CONCATENATE(LEFT([.O287];10);&quot;,&quot;;LEFT([.P287];10))" office:value-type="string" office:string-value="-60.668253,-32.949183">
            <text:p>-60.668253,-32.94918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USH</text:p>
          </table:table-cell>
          <table:table-cell table:style-name="ce2" office:value-type="string">
            <text:p>Ushua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95.62">
            <text:p>89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5.62">
            <text:p>895.62</text:p>
          </table:table-cell>
          <table:table-cell office:value-type="float" office:value="-68.3100012630811">
            <text:p>-68.3100012630811</text:p>
          </table:table-cell>
          <table:table-cell office:value-type="float" office:value="-54.7900032362053">
            <text:p>-54.7900032362053</text:p>
          </table:table-cell>
          <table:table-cell table:style-name="Default" table:formula="of:=CONCATENATE(LEFT([.O288];10);&quot;,&quot;;LEFT([.P288];10))" office:value-type="string" office:string-value="-68.310001,-54.790003">
            <text:p>-68.310001,-54.79000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ZAE</text:p>
          </table:table-cell>
          <table:table-cell table:style-name="ce2" office:value-type="string">
            <text:p>Zarate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9">
            <text:p>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7.61">
            <text:p>1107.61</text:p>
          </table:table-cell>
          <table:table-cell table:style-name="ce2" office:value-type="float" office:value="1495.05">
            <text:p>1495.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02.66">
            <text:p>2602.66</text:p>
          </table:table-cell>
          <table:table-cell office:value-type="float" office:value="-59.0400244564034">
            <text:p>-59.0400244564034</text:p>
          </table:table-cell>
          <table:table-cell office:value-type="float" office:value="-34.0895613415913">
            <text:p>-34.0895613415913</text:p>
          </table:table-cell>
          <table:table-cell table:style-name="Default" table:formula="of:=CONCATENATE(LEFT([.O289];10);&quot;,&quot;;LEFT([.P289];10))" office:value-type="string" office:string-value="-59.040024,-34.089561">
            <text:p>-59.040024,-34.08956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TJ</text:p>
          </table:table-cell>
          <table:table-cell table:style-name="ce2" office:value-type="string">
            <text:p>Itajai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21">
            <text:p>1621</text:p>
          </table:table-cell>
          <table:table-cell table:style-name="ce2" office:value-type="float" office:value="15258.97">
            <text:p>1525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258.97">
            <text:p>15258.97</text:p>
          </table:table-cell>
          <table:table-cell office:value-type="float" office:value="-48.6800108251771">
            <text:p>-48.6800108251771</text:p>
          </table:table-cell>
          <table:table-cell office:value-type="float" office:value="-26.8996126110938">
            <text:p>-26.8996126110938</text:p>
          </table:table-cell>
          <table:table-cell table:style-name="Default" table:formula="of:=CONCATENATE(LEFT([.O290];10);&quot;,&quot;;LEFT([.P290];10))" office:value-type="string" office:string-value="-48.680010,-26.899612">
            <text:p>-48.680010,-26.89961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OA</text:p>
          </table:table-cell>
          <table:table-cell table:style-name="ce2" office:value-type="string">
            <text:p>Itapora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9">
            <text:p>1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4087.26">
            <text:p>4087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87.26">
            <text:p>4087.26</text:p>
          </table:table-cell>
          <table:table-cell office:value-type="float" office:value="-54.7962672900258">
            <text:p>-54.7962672900258</text:p>
          </table:table-cell>
          <table:table-cell office:value-type="float" office:value="-22.0837988462616">
            <text:p>-22.0837988462616</text:p>
          </table:table-cell>
          <table:table-cell table:style-name="Default" table:formula="of:=CONCATENATE(LEFT([.O291];10);&quot;,&quot;;LEFT([.P291];10))" office:value-type="string" office:string-value="-54.796267,-22.083798">
            <text:p>-54.796267,-22.08379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MAO</text:p>
          </table:table-cell>
          <table:table-cell table:style-name="ce2" office:value-type="string">
            <text:p>Manaus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841.52">
            <text:p>841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1.52">
            <text:p>841.52</text:p>
          </table:table-cell>
          <table:table-cell office:value-type="float" office:value="-60.0019633977025">
            <text:p>-60.0019633977025</text:p>
          </table:table-cell>
          <table:table-cell office:value-type="float" office:value="-3.09808586045858">
            <text:p>-3.09808586045858</text:p>
          </table:table-cell>
          <table:table-cell table:style-name="Default" table:formula="of:=CONCATENATE(LEFT([.O292];10);&quot;,&quot;;LEFT([.P292];10))" office:value-type="string" office:string-value="-60.001963,-3.0980858">
            <text:p>-60.001963,-3.098085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NVT</text:p>
          </table:table-cell>
          <table:table-cell table:style-name="ce2" office:value-type="string">
            <text:p>Navegantes</text:p>
          </table:table-cell>
          <table:table-cell table:style-name="ce2" office:value-type="float" office:value="959">
            <text:p>959</text:p>
          </table:table-cell>
          <table:table-cell table:style-name="ce2" office:value-type="float" office:value="1457">
            <text:p>14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1">
            <text:p>641</text:p>
          </table:table-cell>
          <table:table-cell table:style-name="ce2" office:value-type="float" office:value="5155">
            <text:p>5155</text:p>
          </table:table-cell>
          <table:table-cell table:style-name="ce2" office:value-type="float" office:value="50895.64">
            <text:p>5089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895.64">
            <text:p>50895.64</text:p>
          </table:table-cell>
          <table:table-cell office:value-type="float" office:value="-48.6476951239658">
            <text:p>-48.6476951239658</text:p>
          </table:table-cell>
          <table:table-cell office:value-type="float" office:value="-26.8892552590553">
            <text:p>-26.8892552590553</text:p>
          </table:table-cell>
          <table:table-cell table:style-name="Default" table:formula="of:=CONCATENATE(LEFT([.O293];10);&quot;,&quot;;LEFT([.P293];10))" office:value-type="string" office:string-value="-48.647695,-26.889255">
            <text:p>-48.647695,-26.88925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NG</text:p>
          </table:table-cell>
          <table:table-cell table:style-name="ce2" office:value-type="string">
            <text:p>Paranagua</text:p>
          </table:table-cell>
          <table:table-cell table:style-name="ce2" office:value-type="float" office:value="799">
            <text:p>799</text:p>
          </table:table-cell>
          <table:table-cell table:style-name="ce2" office:value-type="float" office:value="1035">
            <text:p>10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917">
            <text:p>2917</text:p>
          </table:table-cell>
          <table:table-cell table:style-name="ce2" office:value-type="float" office:value="35500.13">
            <text:p>35500.13</text:p>
          </table:table-cell>
          <table:table-cell table:style-name="ce2" office:value-type="float" office:value="122.12">
            <text:p>12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622.25">
            <text:p>35622.25</text:p>
          </table:table-cell>
          <table:table-cell office:value-type="float" office:value="-48.5344534527007">
            <text:p>-48.5344534527007</text:p>
          </table:table-cell>
          <table:table-cell office:value-type="float" office:value="-25.5278755587356">
            <text:p>-25.5278755587356</text:p>
          </table:table-cell>
          <table:table-cell table:style-name="Default" table:formula="of:=CONCATENATE(LEFT([.O294];10);&quot;,&quot;;LEFT([.P294];10))" office:value-type="string" office:string-value="-48.534453,-25.527875">
            <text:p>-48.534453,-25.52787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EC</text:p>
          </table:table-cell>
          <table:table-cell table:style-name="ce2" office:value-type="string">
            <text:p>Pecem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511.34">
            <text:p>1511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.34">
            <text:p>1511.34</text:p>
          </table:table-cell>
          <table:table-cell office:value-type="float" office:value="-38.8305643052376">
            <text:p>-38.8305643052376</text:p>
          </table:table-cell>
          <table:table-cell office:value-type="float" office:value="-3.54689296782643">
            <text:p>-3.54689296782643</text:p>
          </table:table-cell>
          <table:table-cell table:style-name="Default" table:formula="of:=CONCATENATE(LEFT([.O295];10);&quot;,&quot;;LEFT([.P295];10))" office:value-type="string" office:string-value="-38.830564,-3.5468929">
            <text:p>-38.830564,-3.546892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O</text:p>
          </table:table-cell>
          <table:table-cell table:style-name="ce2" office:value-type="string">
            <text:p>Rio de Janeiro</text:p>
          </table:table-cell>
          <table:table-cell table:style-name="ce2" office:value-type="float" office:value="3013">
            <text:p>3013</text:p>
          </table:table-cell>
          <table:table-cell table:style-name="ce2" office:value-type="float" office:value="842">
            <text:p>8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9907">
            <text:p>19907</text:p>
          </table:table-cell>
          <table:table-cell table:style-name="ce2" office:value-type="float" office:value="205549">
            <text:p>205549</text:p>
          </table:table-cell>
          <table:table-cell table:style-name="ce2" office:value-type="float" office:value="358.45">
            <text:p>358.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907.45">
            <text:p>205907.45</text:p>
          </table:table-cell>
          <table:table-cell office:value-type="float" office:value="-43.2269666528437">
            <text:p>-43.2269666528437</text:p>
          </table:table-cell>
          <table:table-cell office:value-type="float" office:value="-22.923077315616">
            <text:p>-22.923077315616</text:p>
          </table:table-cell>
          <table:table-cell table:style-name="Default" table:formula="of:=CONCATENATE(LEFT([.O296];10);&quot;,&quot;;LEFT([.P296];10))" office:value-type="string" office:string-value="-43.226966,-22.923077">
            <text:p>-43.226966,-22.92307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G</text:p>
          </table:table-cell>
          <table:table-cell table:style-name="ce2" office:value-type="string">
            <text:p>Rio Grande</text:p>
          </table:table-cell>
          <table:table-cell table:style-name="ce2" office:value-type="float" office:value="1206">
            <text:p>1206</text:p>
          </table:table-cell>
          <table:table-cell table:style-name="ce2" office:value-type="float" office:value="998">
            <text:p>99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3787">
            <text:p>3787</text:p>
          </table:table-cell>
          <table:table-cell table:style-name="ce2" office:value-type="float" office:value="40415.6">
            <text:p>4041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415.6">
            <text:p>40415.6</text:p>
          </table:table-cell>
          <table:table-cell office:value-type="float" office:value="-52.1200075699825">
            <text:p>-52.1200075699825</text:p>
          </table:table-cell>
          <table:table-cell office:value-type="float" office:value="-32.0494791475728">
            <text:p>-32.0494791475728</text:p>
          </table:table-cell>
          <table:table-cell table:style-name="Default" table:formula="of:=CONCATENATE(LEFT([.O297];10);&quot;,&quot;;LEFT([.P297];10))" office:value-type="string" office:string-value="-52.120007,-32.049479">
            <text:p>-52.120007,-32.04947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A</text:p>
          </table:table-cell>
          <table:table-cell table:style-name="ce2" office:value-type="string">
            <text:p>Salvador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102">
            <text:p>1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5387.39">
            <text:p>5387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87.39">
            <text:p>5387.39</text:p>
          </table:table-cell>
          <table:table-cell office:value-type="float" office:value="-38.4819332869392">
            <text:p>-38.4819332869392</text:p>
          </table:table-cell>
          <table:table-cell office:value-type="float" office:value="-12.9680260460448">
            <text:p>-12.9680260460448</text:p>
          </table:table-cell>
          <table:table-cell table:style-name="Default" table:formula="of:=CONCATENATE(LEFT([.O298];10);&quot;,&quot;;LEFT([.P298];10))" office:value-type="string" office:string-value="-38.481933,-12.968026">
            <text:p>-38.481933,-12.96802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Z</text:p>
          </table:table-cell>
          <table:table-cell table:style-name="ce2" office:value-type="string">
            <text:p>Santos</text:p>
          </table:table-cell>
          <table:table-cell table:style-name="ce2" office:value-type="float" office:value="7048">
            <text:p>7048</text:p>
          </table:table-cell>
          <table:table-cell table:style-name="ce2" office:value-type="float" office:value="9741">
            <text:p>974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27302">
            <text:p>27302</text:p>
          </table:table-cell>
          <table:table-cell table:style-name="ce2" office:value-type="float" office:value="313670.15">
            <text:p>313670.15</text:p>
          </table:table-cell>
          <table:table-cell table:style-name="ce2" office:value-type="float" office:value="1465.33">
            <text:p>146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135.48">
            <text:p>315135.48</text:p>
          </table:table-cell>
          <table:table-cell office:value-type="float" office:value="-46.3348885150959">
            <text:p>-46.3348885150959</text:p>
          </table:table-cell>
          <table:table-cell office:value-type="float" office:value="-23.9517780748548">
            <text:p>-23.9517780748548</text:p>
          </table:table-cell>
          <table:table-cell table:style-name="Default" table:formula="of:=CONCATENATE(LEFT([.O299];10);&quot;,&quot;;LEFT([.P299];10))" office:value-type="string" office:string-value="-46.334888,-23.951778">
            <text:p>-46.334888,-23.95177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FS</text:p>
          </table:table-cell>
          <table:table-cell table:style-name="ce2" office:value-type="string">
            <text:p>Sao Francisco do Sul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9.07">
            <text:p>3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07">
            <text:p>39.07</text:p>
          </table:table-cell>
          <table:table-cell office:value-type="float" office:value="-48.5999898697731">
            <text:p>-48.5999898697731</text:p>
          </table:table-cell>
          <table:table-cell office:value-type="float" office:value="-26.2396012178619">
            <text:p>-26.2396012178619</text:p>
          </table:table-cell>
          <table:table-cell table:style-name="Default" table:formula="of:=CONCATENATE(LEFT([.O300];10);&quot;,&quot;;LEFT([.P300];10))" office:value-type="string" office:string-value="-48.599989,-26.239601">
            <text:p>-48.599989,-26.23960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UA</text:p>
          </table:table-cell>
          <table:table-cell table:style-name="ce2" office:value-type="string">
            <text:p>Suape</text:p>
          </table:table-cell>
          <table:table-cell table:style-name="ce2" office:value-type="float" office:value="697">
            <text:p>697</text:p>
          </table:table-cell>
          <table:table-cell table:style-name="ce2" office:value-type="float" office:value="1074">
            <text:p>10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45">
            <text:p>2845</text:p>
          </table:table-cell>
          <table:table-cell table:style-name="ce2" office:value-type="float" office:value="33422.3">
            <text:p>3342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422.3">
            <text:p>33422.3</text:p>
          </table:table-cell>
          <table:table-cell office:value-type="float" office:value="-34.9590909832525">
            <text:p>-34.9590909832525</text:p>
          </table:table-cell>
          <table:table-cell office:value-type="float" office:value="-8.3602590504091">
            <text:p>-8.3602590504091</text:p>
          </table:table-cell>
          <table:table-cell table:style-name="Default" table:formula="of:=CONCATENATE(LEFT([.O301];10);&quot;,&quot;;LEFT([.P301];10))" office:value-type="string" office:string-value="-34.959090,-8.3602590">
            <text:p>-34.959090,-8.3602590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VIX</text:p>
          </table:table-cell>
          <table:table-cell table:style-name="ce2" office:value-type="string">
            <text:p>Vitoria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174">
            <text:p>1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2">
            <text:p>642</text:p>
          </table:table-cell>
          <table:table-cell table:style-name="ce2" office:value-type="float" office:value="9261.2">
            <text:p>9261.2</text:p>
          </table:table-cell>
          <table:table-cell table:style-name="ce2" office:value-type="float" office:value="546.35">
            <text:p>546.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807.55">
            <text:p>9807.55</text:p>
          </table:table-cell>
          <table:table-cell office:value-type="float" office:value="-40.3679421980796">
            <text:p>-40.3679421980796</text:p>
          </table:table-cell>
          <table:table-cell office:value-type="float" office:value="-20.3220474490691">
            <text:p>-20.3220474490691</text:p>
          </table:table-cell>
          <table:table-cell table:style-name="Default" table:formula="of:=CONCATENATE(LEFT([.O302];10);&quot;,&quot;;LEFT([.P302];10))" office:value-type="string" office:string-value="-40.367942,-20.322047">
            <text:p>-40.367942,-20.32204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ARI</text:p>
          </table:table-cell>
          <table:table-cell table:style-name="ce2" office:value-type="string">
            <text:p>Aric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8.6">
            <text:p>148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">
            <text:p>148.6</text:p>
          </table:table-cell>
          <table:table-cell office:value-type="float" office:value="-70.2899837663443">
            <text:p>-70.2899837663443</text:p>
          </table:table-cell>
          <table:table-cell office:value-type="float" office:value="-18.5000219535081">
            <text:p>-18.5000219535081</text:p>
          </table:table-cell>
          <table:table-cell table:style-name="Default" table:formula="of:=CONCATENATE(LEFT([.O303];10);&quot;,&quot;;LEFT([.P303];10))" office:value-type="string" office:string-value="-70.289983,-18.500021">
            <text:p>-70.289983,-18.50002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IQQ</text:p>
          </table:table-cell>
          <table:table-cell table:style-name="ce2" office:value-type="string">
            <text:p>Iquiq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.51">
            <text:p>6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51">
            <text:p>63.51</text:p>
          </table:table-cell>
          <table:table-cell office:value-type="float" office:value="-70.1299676937525">
            <text:p>-70.1299676937525</text:p>
          </table:table-cell>
          <table:table-cell office:value-type="float" office:value="-20.2499926566401">
            <text:p>-20.2499926566401</text:p>
          </table:table-cell>
          <table:table-cell table:style-name="Default" table:formula="of:=CONCATENATE(LEFT([.O304];10);&quot;,&quot;;LEFT([.P304];10))" office:value-type="string" office:string-value="-70.129967,-20.249992">
            <text:p>-70.129967,-20.24999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AI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209">
            <text:p>2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7643.98">
            <text:p>7643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43.98">
            <text:p>7643.98</text:p>
          </table:table-cell>
          <table:table-cell office:value-type="float" office:value="-71.6099807145918">
            <text:p>-71.6099807145918</text:p>
          </table:table-cell>
          <table:table-cell office:value-type="float" office:value="-33.5995137341674">
            <text:p>-33.5995137341674</text:p>
          </table:table-cell>
          <table:table-cell table:style-name="Default" table:formula="of:=CONCATENATE(LEFT([.O305];10);&quot;,&quot;;LEFT([.P305];10))" office:value-type="string" office:string-value="-71.609980,-33.599513">
            <text:p>-71.609980,-33.59951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VE</text:p>
          </table:table-cell>
          <table:table-cell table:style-name="ce2" office:value-type="string">
            <text:p>San Vicent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1.91">
            <text:p>101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.91">
            <text:p>101.91</text:p>
          </table:table-cell>
          <table:table-cell office:value-type="float" office:value="-73.1290227831561">
            <text:p>-73.1290227831561</text:p>
          </table:table-cell>
          <table:table-cell office:value-type="float" office:value="-36.7289219061324">
            <text:p>-36.7289219061324</text:p>
          </table:table-cell>
          <table:table-cell table:style-name="Default" table:formula="of:=CONCATENATE(LEFT([.O306];10);&quot;,&quot;;LEFT([.P306];10))" office:value-type="string" office:string-value="-73.129022,-36.728921">
            <text:p>-73.129022,-36.72892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VAP</text:p>
          </table:table-cell>
          <table:table-cell table:style-name="ce2" office:value-type="string">
            <text:p>Valparaiso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25">
            <text:p>2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8160.26">
            <text:p>8160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60.26">
            <text:p>8160.26</text:p>
          </table:table-cell>
          <table:table-cell office:value-type="float" office:value="-71.6229594914989">
            <text:p>-71.6229594914989</text:p>
          </table:table-cell>
          <table:table-cell office:value-type="float" office:value="-33.0458186079742">
            <text:p>-33.0458186079742</text:p>
          </table:table-cell>
          <table:table-cell table:style-name="Default" table:formula="of:=CONCATENATE(LEFT([.O307];10);&quot;,&quot;;LEFT([.P307];10))" office:value-type="string" office:string-value="-71.622959,-33.045818">
            <text:p>-71.622959,-33.04581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UN</text:p>
          </table:table-cell>
          <table:table-cell table:style-name="ce2" office:value-type="string">
            <text:p>Buenaventura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46.26">
            <text:p>1146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46.26">
            <text:p>1146.26</text:p>
          </table:table-cell>
          <table:table-cell office:value-type="float" office:value="-77.0504532862058">
            <text:p>-77.0504532862058</text:p>
          </table:table-cell>
          <table:table-cell office:value-type="float" office:value="3.87240242453805">
            <text:p>3.87240242453805</text:p>
          </table:table-cell>
          <table:table-cell table:style-name="Default" table:formula="of:=CONCATENATE(LEFT([.O308];10);&quot;,&quot;;LEFT([.P308];10))" office:value-type="string" office:string-value="-77.050453,3.87240242">
            <text:p>-77.050453,3.8724024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PNM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4.99">
            <text:p>184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99">
            <text:p>184.99</text:p>
          </table:table-cell>
          <table:table-cell office:value-type="float" office:value="-83.0333402930879">
            <text:p>-83.0333402930879</text:p>
          </table:table-cell>
          <table:table-cell office:value-type="float" office:value="10.0000213815668">
            <text:p>10.0000213815668</text:p>
          </table:table-cell>
          <table:table-cell table:style-name="Default" table:formula="of:=CONCATENATE(LEFT([.O309];10);&quot;,&quot;;LEFT([.P309];10))" office:value-type="string" office:string-value="-83.033340,10.0000213">
            <text:p>-83.033340,10.000021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AQ</text:p>
          </table:table-cell>
          <table:table-cell table:style-name="ce2" office:value-type="string">
            <text:p>Barranquilla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4">
            <text:p>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252.04">
            <text:p>1252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52.04">
            <text:p>1252.04</text:p>
          </table:table-cell>
          <table:table-cell office:value-type="float" office:value="-74.8019127385819">
            <text:p>-74.8019127385819</text:p>
          </table:table-cell>
          <table:table-cell office:value-type="float" office:value="10.9619344846499">
            <text:p>10.9619344846499</text:p>
          </table:table-cell>
          <table:table-cell table:style-name="Default" table:formula="of:=CONCATENATE(LEFT([.O310];10);&quot;,&quot;;LEFT([.P310];10))" office:value-type="string" office:string-value="-74.801912,10.9619344">
            <text:p>-74.801912,10.961934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CTG</text:p>
          </table:table-cell>
          <table:table-cell table:style-name="ce2" office:value-type="string">
            <text:p>Cartagena</text:p>
          </table:table-cell>
          <table:table-cell table:style-name="ce2" office:value-type="float" office:value="3589">
            <text:p>3589</text:p>
          </table:table-cell>
          <table:table-cell table:style-name="ce2" office:value-type="float" office:value="4088">
            <text:p>408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2057">
            <text:p>12057</text:p>
          </table:table-cell>
          <table:table-cell table:style-name="ce2" office:value-type="float" office:value="137440.08">
            <text:p>137440.08</text:p>
          </table:table-cell>
          <table:table-cell table:style-name="ce2" office:value-type="float" office:value="961.44">
            <text:p>961.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401.52">
            <text:p>138401.52</text:p>
          </table:table-cell>
          <table:table-cell office:value-type="float" office:value="-75.5163394150172">
            <text:p>-75.5163394150172</text:p>
          </table:table-cell>
          <table:table-cell office:value-type="float" office:value="10.4016844439575">
            <text:p>10.4016844439575</text:p>
          </table:table-cell>
          <table:table-cell table:style-name="Default" table:formula="of:=CONCATENATE(LEFT([.O311];10);&quot;,&quot;;LEFT([.P311];10))" office:value-type="string" office:string-value="-75.516339,10.4016844">
            <text:p>-75.516339,10.401684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SMR</text:p>
          </table:table-cell>
          <table:table-cell table:style-name="ce2" office:value-type="string">
            <text:p>Santa Mart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7.41">
            <text:p>67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.41">
            <text:p>67.41</text:p>
          </table:table-cell>
          <table:table-cell office:value-type="float" office:value="-74.2016571468938">
            <text:p>-74.2016571468938</text:p>
          </table:table-cell>
          <table:table-cell office:value-type="float" office:value="11.2472062367151">
            <text:p>11.2472062367151</text:p>
          </table:table-cell>
          <table:table-cell table:style-name="Default" table:formula="of:=CONCATENATE(LEFT([.O312];10);&quot;,&quot;;LEFT([.P312];10))" office:value-type="string" office:string-value="-74.201657,11.2472062">
            <text:p>-74.201657,11.247206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ESM</text:p>
          </table:table-cell>
          <table:table-cell table:style-name="ce2" office:value-type="string">
            <text:p>Esmeralda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71.16">
            <text:p>27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1.16">
            <text:p>271.16</text:p>
          </table:table-cell>
          <table:table-cell office:value-type="float" office:value="-79.6699796973714">
            <text:p>-79.6699796973714</text:p>
          </table:table-cell>
          <table:table-cell office:value-type="float" office:value="0.930419941100979">
            <text:p>0.930419941100979</text:p>
          </table:table-cell>
          <table:table-cell table:style-name="Default" table:formula="of:=CONCATENATE(LEFT([.O313];10);&quot;,&quot;;LEFT([.P313];10))" office:value-type="string" office:string-value="-79.669979,0.93041994">
            <text:p>-79.669979,0.9304199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GYE</text:p>
          </table:table-cell>
          <table:table-cell table:style-name="ce2" office:value-type="string">
            <text:p>Guayaquil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213">
            <text:p>2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6069.21">
            <text:p>606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69.21">
            <text:p>6069.21</text:p>
          </table:table-cell>
          <table:table-cell office:value-type="float" office:value="-79.9219878118445">
            <text:p>-79.9219878118445</text:p>
          </table:table-cell>
          <table:table-cell office:value-type="float" office:value="-2.21808789496015">
            <text:p>-2.21808789496015</text:p>
          </table:table-cell>
          <table:table-cell table:style-name="Default" table:formula="of:=CONCATENATE(LEFT([.O314];10);&quot;,&quot;;LEFT([.P314];10))" office:value-type="string" office:string-value="-79.921987,-2.2180878">
            <text:p>-79.921987,-2.218087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Guyana</text:p>
          </table:table-cell>
          <table:table-cell table:style-name="ce2" office:value-type="string">
            <text:p>GYGEO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5.65">
            <text:p>22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5">
            <text:p>225.65</text:p>
          </table:table-cell>
          <table:table-cell office:value-type="float" office:value="-58.1670286474806">
            <text:p>-58.1670286474806</text:p>
          </table:table-cell>
          <table:table-cell office:value-type="float" office:value="6.80197369275203">
            <text:p>6.80197369275203</text:p>
          </table:table-cell>
          <table:table-cell table:style-name="Default" table:formula="of:=CONCATENATE(LEFT([.O315];10);&quot;,&quot;;LEFT([.P315];10))" office:value-type="string" office:string-value="-58.167028,6.80197369">
            <text:p>-58.167028,6.8019736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Paraguay</text:p>
          </table:table-cell>
          <table:table-cell table:style-name="ce2" office:value-type="string">
            <text:p>PYASU</text:p>
          </table:table-cell>
          <table:table-cell table:style-name="ce2" office:value-type="string">
            <text:p>Asunci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10.45">
            <text:p>71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0.45">
            <text:p>710.45</text:p>
          </table:table-cell>
          <table:table-cell office:value-type="float" office:value="-57.6434510279013">
            <text:p>-57.6434510279013</text:p>
          </table:table-cell>
          <table:table-cell office:value-type="float" office:value="-25.2944571170577">
            <text:p>-25.2944571170577</text:p>
          </table:table-cell>
          <table:table-cell table:style-name="Default" table:formula="of:=CONCATENATE(LEFT([.O316];10);&quot;,&quot;;LEFT([.P316];10))" office:value-type="string" office:string-value="-57.643451,-25.294457">
            <text:p>-57.643451,-25.29445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CLL</text:p>
          </table:table-cell>
          <table:table-cell table:style-name="ce2" office:value-type="string">
            <text:p>Callao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322">
            <text:p>3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8">
            <text:p>798</text:p>
          </table:table-cell>
          <table:table-cell table:style-name="ce2" office:value-type="float" office:value="8153.03">
            <text:p>8153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53.03">
            <text:p>8153.03</text:p>
          </table:table-cell>
          <table:table-cell office:value-type="float" office:value="-77.1349664730773">
            <text:p>-77.1349664730773</text:p>
          </table:table-cell>
          <table:table-cell office:value-type="float" office:value="-12.0700268362948">
            <text:p>-12.0700268362948</text:p>
          </table:table-cell>
          <table:table-cell table:style-name="Default" table:formula="of:=CONCATENATE(LEFT([.O317];10);&quot;,&quot;;LEFT([.P317];10))" office:value-type="string" office:string-value="-77.134966,-12.070026">
            <text:p>-77.134966,-12.07002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PAI</text:p>
          </table:table-cell>
          <table:table-cell table:style-name="ce2" office:value-type="string">
            <text:p>Pa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8.44">
            <text:p>6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44">
            <text:p>68.44</text:p>
          </table:table-cell>
          <table:table-cell office:value-type="float" office:value="-81.1200203874813">
            <text:p>-81.1200203874813</text:p>
          </table:table-cell>
          <table:table-cell office:value-type="float" office:value="-5.08998777376701">
            <text:p>-5.08998777376701</text:p>
          </table:table-cell>
          <table:table-cell table:style-name="Default" table:formula="of:=CONCATENATE(LEFT([.O318];10);&quot;,&quot;;LEFT([.P318];10))" office:value-type="string" office:string-value="-81.120020,-5.0899877">
            <text:p>-81.120020,-5.089987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Suriname</text:p>
          </table:table-cell>
          <table:table-cell table:style-name="ce2" office:value-type="string">
            <text:p>SRPBM</text:p>
          </table:table-cell>
          <table:table-cell table:style-name="ce2" office:value-type="string">
            <text:p>Paramarib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0.95">
            <text:p>22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.95">
            <text:p>220.95</text:p>
          </table:table-cell>
          <table:table-cell office:value-type="float" office:value="-55.1670308854244">
            <text:p>-55.1670308854244</text:p>
          </table:table-cell>
          <table:table-cell office:value-type="float" office:value="5.83503012992259">
            <text:p>5.83503012992259</text:p>
          </table:table-cell>
          <table:table-cell table:style-name="Default" table:formula="of:=CONCATENATE(LEFT([.O319];10);&quot;,&quot;;LEFT([.P319];10))" office:value-type="string" office:string-value="-55.167030,5.83503012">
            <text:p>-55.167030,5.8350301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Uruguay</text:p>
          </table:table-cell>
          <table:table-cell table:style-name="ce2" office:value-type="string">
            <text:p>UYMVD</text:p>
          </table:table-cell>
          <table:table-cell table:style-name="ce2" office:value-type="string">
            <text:p>Montevideo</text:p>
          </table:table-cell>
          <table:table-cell table:style-name="ce2" office:value-type="float" office:value="855">
            <text:p>855</text:p>
          </table:table-cell>
          <table:table-cell table:style-name="ce2" office:value-type="float" office:value="1038">
            <text:p>103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3205">
            <text:p>3205</text:p>
          </table:table-cell>
          <table:table-cell table:style-name="ce2" office:value-type="float" office:value="32795.37">
            <text:p>32795.37</text:p>
          </table:table-cell>
          <table:table-cell table:style-name="ce2" office:value-type="float" office:value="179.39">
            <text:p>179.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974.76">
            <text:p>32974.76</text:p>
          </table:table-cell>
          <table:table-cell office:value-type="float" office:value="-56.172998147036">
            <text:p>-56.172998147036</text:p>
          </table:table-cell>
          <table:table-cell office:value-type="float" office:value="-34.8560957075907">
            <text:p>-34.8560957075907</text:p>
          </table:table-cell>
          <table:table-cell table:style-name="Default" table:formula="of:=CONCATENATE(LEFT([.O320];10);&quot;,&quot;;LEFT([.P320];10))" office:value-type="string" office:string-value="-56.172998,-34.856095">
            <text:p>-56.172998,-34.85609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EGU</text:p>
          </table:table-cell>
          <table:table-cell table:style-name="ce2" office:value-type="string">
            <text:p>El Guamache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892.59">
            <text:p>1892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92.59">
            <text:p>1892.59</text:p>
          </table:table-cell>
          <table:table-cell office:value-type="float" office:value="-63.9045383673472">
            <text:p>-63.9045383673472</text:p>
          </table:table-cell>
          <table:table-cell office:value-type="float" office:value="10.7421577710067">
            <text:p>10.7421577710067</text:p>
          </table:table-cell>
          <table:table-cell table:style-name="Default" table:formula="of:=CONCATENATE(LEFT([.O321];10);&quot;,&quot;;LEFT([.P321];10))" office:value-type="string" office:string-value="-63.904538,10.7421577">
            <text:p>-63.904538,10.742157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T</text:p>
          </table:table-cell>
          <table:table-cell table:style-name="ce2" office:value-type="string">
            <text:p>Guanta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5">
            <text:p>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399.07">
            <text:p>1399.07</text:p>
          </table:table-cell>
          <table:table-cell table:style-name="ce2" office:value-type="float" office:value="125.3">
            <text:p>125.3</text:p>
          </table:table-cell>
          <table:table-cell table:style-name="ce2" office:value-type="float" office:value="8134">
            <text:p>81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58.37">
            <text:p>9658.37</text:p>
          </table:table-cell>
          <table:table-cell office:value-type="float" office:value="-64.5971126025722">
            <text:p>-64.5971126025722</text:p>
          </table:table-cell>
          <table:table-cell office:value-type="float" office:value="10.2392778022501">
            <text:p>10.2392778022501</text:p>
          </table:table-cell>
          <table:table-cell table:style-name="Default" table:formula="of:=CONCATENATE(LEFT([.O322];10);&quot;,&quot;;LEFT([.P322];10))" office:value-type="string" office:string-value="-64.597112,10.2392778">
            <text:p>-64.597112,10.239277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B</text:p>
          </table:table-cell>
          <table:table-cell table:style-name="ce2" office:value-type="string">
            <text:p>Guarano Ba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27.5">
            <text:p>327.5</text:p>
          </table:table-cell>
          <table:table-cell table:style-name="ce2" office:value-type="float" office:value="1706.79">
            <text:p>1706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4.29">
            <text:p>2034.29</text:p>
          </table:table-cell>
          <table:table-cell office:value-type="float" office:value="-70.1709008503897">
            <text:p>-70.1709008503897</text:p>
          </table:table-cell>
          <table:table-cell office:value-type="float" office:value="11.5875756162952">
            <text:p>11.5875756162952</text:p>
          </table:table-cell>
          <table:table-cell table:style-name="Default" table:formula="of:=CONCATENATE(LEFT([.O323];10);&quot;,&quot;;LEFT([.P323];10))" office:value-type="string" office:string-value="-70.170900,11.5875756">
            <text:p>-70.170900,11.587575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LAG</text:p>
          </table:table-cell>
          <table:table-cell table:style-name="ce2" office:value-type="string">
            <text:p>La Guaira</text:p>
          </table:table-cell>
          <table:table-cell table:style-name="ce2" office:value-type="float" office:value="995">
            <text:p>995</text:p>
          </table:table-cell>
          <table:table-cell table:style-name="ce2" office:value-type="float" office:value="1529">
            <text:p>15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55">
            <text:p>4055</text:p>
          </table:table-cell>
          <table:table-cell table:style-name="ce2" office:value-type="float" office:value="44359.01">
            <text:p>44359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359.01">
            <text:p>44359.01</text:p>
          </table:table-cell>
          <table:table-cell office:value-type="float" office:value="-66.9397540770238">
            <text:p>-66.9397540770238</text:p>
          </table:table-cell>
          <table:table-cell office:value-type="float" office:value="10.59992319069">
            <text:p>10.59992319069</text:p>
          </table:table-cell>
          <table:table-cell table:style-name="Default" table:formula="of:=CONCATENATE(LEFT([.O324];10);&quot;,&quot;;LEFT([.P324];10))" office:value-type="string" office:string-value="-66.939754,10.5999231">
            <text:p>-66.939754,10.599923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MAR</text:p>
          </table:table-cell>
          <table:table-cell table:style-name="ce2" office:value-type="string">
            <text:p>Maracaib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88.45">
            <text:p>1188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88.45">
            <text:p>1188.45</text:p>
          </table:table-cell>
          <table:table-cell office:value-type="float" office:value="-71.661923521447">
            <text:p>-71.661923521447</text:p>
          </table:table-cell>
          <table:table-cell office:value-type="float" office:value="10.7319226845186">
            <text:p>10.7319226845186</text:p>
          </table:table-cell>
          <table:table-cell table:style-name="Default" table:formula="of:=CONCATENATE(LEFT([.O325];10);&quot;,&quot;;LEFT([.P325];10))" office:value-type="string" office:string-value="-71.661923,10.7319226">
            <text:p>-71.661923,10.731922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PBL</text:p>
          </table:table-cell>
          <table:table-cell table:style-name="ce2" office:value-type="string">
            <text:p>Puerto Cabello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4337.95">
            <text:p>4337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7.95">
            <text:p>4337.95</text:p>
          </table:table-cell>
          <table:table-cell office:value-type="float" office:value="-68.1700098080024">
            <text:p>-68.1700098080024</text:p>
          </table:table-cell>
          <table:table-cell office:value-type="float" office:value="10.4704319447199">
            <text:p>10.4704319447199</text:p>
          </table:table-cell>
          <table:table-cell table:style-name="Default" table:formula="of:=CONCATENATE(LEFT([.O326];10);&quot;,&quot;;LEFT([.P326];10))" office:value-type="string" office:string-value="-68.170009,10.4704319">
            <text:p>-68.170009,10.470431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Brunei</text:p>
          </table:table-cell>
          <table:table-cell table:style-name="ce2" office:value-type="string">
            <text:p>BNMUA</text:p>
          </table:table-cell>
          <table:table-cell table:style-name="ce2" office:value-type="string">
            <text:p>Muara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471.27">
            <text:p>471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1.27">
            <text:p>471.27</text:p>
          </table:table-cell>
          <table:table-cell office:value-type="float" office:value="115.071572478663">
            <text:p>115.071572478663</text:p>
          </table:table-cell>
          <table:table-cell office:value-type="float" office:value="5.02432413331519">
            <text:p>5.02432413331519</text:p>
          </table:table-cell>
          <table:table-cell table:style-name="Default" table:formula="of:=CONCATENATE(LEFT([.O327];10);&quot;,&quot;;LEFT([.P327];10))" office:value-type="string" office:string-value="115.071572,5.02432413">
            <text:p>115.071572,5.0243241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KOS</text:p>
          </table:table-cell>
          <table:table-cell table:style-name="ce2" office:value-type="string">
            <text:p>Kompongso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57.36">
            <text:p>357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.36">
            <text:p>357.36</text:p>
          </table:table-cell>
          <table:table-cell office:value-type="float" office:value="103.507767057118">
            <text:p>103.507767057118</text:p>
          </table:table-cell>
          <table:table-cell office:value-type="float" office:value="10.6460249568474">
            <text:p>10.6460249568474</text:p>
          </table:table-cell>
          <table:table-cell table:style-name="Default" table:formula="of:=CONCATENATE(LEFT([.O328];10);&quot;,&quot;;LEFT([.P328];10))" office:value-type="string" office:string-value="103.507767,10.6460249">
            <text:p>103.507767,10.646024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PNH</text:p>
          </table:table-cell>
          <table:table-cell table:style-name="ce2" office:value-type="string">
            <text:p>Phnom Penh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62">
            <text:p>3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62">
            <text:p>37.62</text:p>
          </table:table-cell>
          <table:table-cell office:value-type="float" office:value="104.914688621186">
            <text:p>104.914688621186</text:p>
          </table:table-cell>
          <table:table-cell office:value-type="float" office:value="11.5519759885584">
            <text:p>11.5519759885584</text:p>
          </table:table-cell>
          <table:table-cell table:style-name="Default" table:formula="of:=CONCATENATE(LEFT([.O329];10);&quot;,&quot;;LEFT([.P329];10))" office:value-type="string" office:string-value="104.914688,11.5519759">
            <text:p>104.914688,11.551975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SIH</text:p>
          </table:table-cell>
          <table:table-cell table:style-name="ce2" office:value-type="string">
            <text:p>Sihanoukvill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7.02">
            <text:p>5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7.02">
            <text:p>57.02</text:p>
          </table:table-cell>
          <table:table-cell office:value-type="float" office:value="103.50604223146">
            <text:p>103.50604223146</text:p>
          </table:table-cell>
          <table:table-cell office:value-type="float" office:value="10.6221037566878">
            <text:p>10.6221037566878</text:p>
          </table:table-cell>
          <table:table-cell table:style-name="Default" table:formula="of:=CONCATENATE(LEFT([.O330];10);&quot;,&quot;;LEFT([.P330];10))" office:value-type="string" office:string-value="103.506042,10.6221037">
            <text:p>103.506042,10.622103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AQG</text:p>
          </table:table-cell>
          <table:table-cell table:style-name="ce2" office:value-type="string">
            <text:p>Anqing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3">
            <text:p>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office:value-type="string">
            <text:p>117.0429659</text:p>
          </table:table-cell>
          <table:table-cell office:value-type="string">
            <text:p>30.5119718</text:p>
          </table:table-cell>
          <table:table-cell table:style-name="Default" table:formula="of:=CONCATENATE(LEFT([.O331];10);&quot;,&quot;;LEFT([.P331];10))" office:value-type="string" office:string-value="117.042965,30.5119718">
            <text:p>117.042965,30.511971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BHY</text:p>
          </table:table-cell>
          <table:table-cell table:style-name="ce2" office:value-type="string">
            <text:p>Beiha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">
            <text:p>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office:value-type="string">
            <text:p>109.1068061</text:p>
          </table:table-cell>
          <table:table-cell office:value-type="string">
            <text:p>21.4799081</text:p>
          </table:table-cell>
          <table:table-cell table:style-name="Default" table:formula="of:=CONCATENATE(LEFT([.O332];10);&quot;,&quot;;LEFT([.P332];10))" office:value-type="string" office:string-value="109.106806,21.4799081">
            <text:p>109.106806,21.479908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SX</text:p>
          </table:table-cell>
          <table:table-cell table:style-name="ce2" office:value-type="string">
            <text:p>Changs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63.93">
            <text:p>3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3.93">
            <text:p>363.93</text:p>
          </table:table-cell>
          <table:table-cell office:value-type="string">
            <text:p>112.9835823</text:p>
          </table:table-cell>
          <table:table-cell office:value-type="string">
            <text:p>28.1873765</text:p>
          </table:table-cell>
          <table:table-cell table:style-name="Default" table:formula="of:=CONCATENATE(LEFT([.O333];10);&quot;,&quot;;LEFT([.P333];10))" office:value-type="string" office:string-value="112.983582,28.1873765">
            <text:p>112.983582,28.187376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GU</text:p>
          </table:table-cell>
          <table:table-cell table:style-name="ce2" office:value-type="string">
            <text:p>Changsh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16">
            <text:p>6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6839.26">
            <text:p>16839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839.26">
            <text:p>16839.26</text:p>
          </table:table-cell>
          <table:table-cell office:value-type="string">
            <text:p>120.7408552</text:p>
          </table:table-cell>
          <table:table-cell office:value-type="string">
            <text:p>31.6434085</text:p>
          </table:table-cell>
          <table:table-cell table:style-name="Default" table:formula="of:=CONCATENATE(LEFT([.O334];10);&quot;,&quot;;LEFT([.P334];10))" office:value-type="string" office:string-value="120.740855,31.6434085">
            <text:p>120.740855,31.643408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AN</text:p>
          </table:table-cell>
          <table:table-cell table:style-name="ce2" office:value-type="string">
            <text:p>Chefo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7.85">
            <text:p>13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7.85">
            <text:p>137.85</text:p>
          </table:table-cell>
          <table:table-cell office:value-type="string">
            <text:p>121.389463</text:p>
          </table:table-cell>
          <table:table-cell office:value-type="string">
            <text:p>37.5340488</text:p>
          </table:table-cell>
          <table:table-cell table:style-name="Default" table:formula="of:=CONCATENATE(LEFT([.O335];10);&quot;,&quot;;LEFT([.P335];10))" office:value-type="string" office:string-value="121.389463,37.5340488">
            <text:p>121.389463,37.534048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TU</text:p>
          </table:table-cell>
          <table:table-cell table:style-name="ce2" office:value-type="string">
            <text:p>Chengd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office:value-type="string">
            <text:p>104.0613634</text:p>
          </table:table-cell>
          <table:table-cell office:value-type="string">
            <text:p>30.6765038</text:p>
          </table:table-cell>
          <table:table-cell table:style-name="Default" table:formula="of:=CONCATENATE(LEFT([.O336];10);&quot;,&quot;;LEFT([.P336];10))" office:value-type="string" office:string-value="104.061363,30.6765038">
            <text:p>104.061363,30.676503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LJ</text:p>
          </table:table-cell>
          <table:table-cell table:style-name="ce2" office:value-type="string">
            <text:p>Chenglinj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">
            <text:p>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08.39">
            <text:p>250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08.39">
            <text:p>2508.39</text:p>
          </table:table-cell>
          <table:table-cell office:value-type="string">
            <text:p>113.1230108</text:p>
          </table:table-cell>
          <table:table-cell office:value-type="string">
            <text:p>29.3589447</text:p>
          </table:table-cell>
          <table:table-cell table:style-name="Default" table:formula="of:=CONCATENATE(LEFT([.O337];10);&quot;,&quot;;LEFT([.P337];10))" office:value-type="string" office:string-value="113.123010,29.3589447">
            <text:p>113.123010,29.358944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WN</text:p>
          </table:table-cell>
          <table:table-cell table:style-name="ce2" office:value-type="string">
            <text:p>Chiwan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55">
            <text:p>3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34">
            <text:p>734</text:p>
          </table:table-cell>
          <table:table-cell table:style-name="ce2" office:value-type="float" office:value="10529.93">
            <text:p>10529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529.93">
            <text:p>10529.93</text:p>
          </table:table-cell>
          <table:table-cell office:value-type="string">
            <text:p>113.88285</text:p>
          </table:table-cell>
          <table:table-cell office:value-type="string">
            <text:p>22.48350</text:p>
          </table:table-cell>
          <table:table-cell table:style-name="Default" table:formula="of:=CONCATENATE(LEFT([.O338];10);&quot;,&quot;;LEFT([.P338];10))" office:value-type="string" office:string-value="113.88285,22.48350">
            <text:p>113.88285,22.48350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KG</text:p>
          </table:table-cell>
          <table:table-cell table:style-name="ce2" office:value-type="string">
            <text:p>Chongqing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456">
            <text:p>4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8">
            <text:p>978</text:p>
          </table:table-cell>
          <table:table-cell table:style-name="ce2" office:value-type="float" office:value="14552.87">
            <text:p>14552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52.87">
            <text:p>14552.87</text:p>
          </table:table-cell>
          <table:table-cell office:value-type="string">
            <text:p>106.5492822</text:p>
          </table:table-cell>
          <table:table-cell office:value-type="string">
            <text:p>29.5585712</text:p>
          </table:table-cell>
          <table:table-cell table:style-name="Default" table:formula="of:=CONCATENATE(LEFT([.O339];10);&quot;,&quot;;LEFT([.P339];10))" office:value-type="string" office:string-value="106.549282,29.5585712">
            <text:p>106.549282,29.558571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LC</text:p>
          </table:table-cell>
          <table:table-cell table:style-name="ce2" office:value-type="string">
            <text:p>Dali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95">
            <text:p>695</text:p>
          </table:table-cell>
          <table:table-cell table:style-name="ce2" office:value-type="float" office:value="6320.81">
            <text:p>6320.81</text:p>
          </table:table-cell>
          <table:table-cell table:style-name="ce2" office:value-type="float" office:value="1277.86">
            <text:p>1277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98.67">
            <text:p>7598.67</text:p>
          </table:table-cell>
          <table:table-cell office:value-type="string">
            <text:p>121.6105997</text:p>
          </table:table-cell>
          <table:table-cell office:value-type="string">
            <text:p>38.9105358</text:p>
          </table:table-cell>
          <table:table-cell table:style-name="Default" table:formula="of:=CONCATENATE(LEFT([.O340];10);&quot;,&quot;;LEFT([.P340];10))" office:value-type="string" office:string-value="121.610599,38.9105358">
            <text:p>121.610599,38.910535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GG</text:p>
          </table:table-cell>
          <table:table-cell table:style-name="ce2" office:value-type="string">
            <text:p>Dongguan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.82">
            <text:p>24.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82">
            <text:p>24.82</text:p>
          </table:table-cell>
          <table:table-cell office:value-type="string">
            <text:p>113.7524781</text:p>
          </table:table-cell>
          <table:table-cell office:value-type="string">
            <text:p>23.0449275</text:p>
          </table:table-cell>
          <table:table-cell table:style-name="Default" table:formula="of:=CONCATENATE(LEFT([.O341];10);&quot;,&quot;;LEFT([.P341];10))" office:value-type="string" office:string-value="113.752478,23.0449275">
            <text:p>113.752478,23.044927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FOC</text:p>
          </table:table-cell>
          <table:table-cell table:style-name="ce2" office:value-type="string">
            <text:p>Fuzho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7.85">
            <text:p>38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.85">
            <text:p>387.85</text:p>
          </table:table-cell>
          <table:table-cell office:value-type="string">
            <text:p>119.2957071</text:p>
          </table:table-cell>
          <table:table-cell office:value-type="string">
            <text:p>26.0792078</text:p>
          </table:table-cell>
          <table:table-cell table:style-name="Default" table:formula="of:=CONCATENATE(LEFT([.O342];10);&quot;,&quot;;LEFT([.P342];10))" office:value-type="string" office:string-value="119.295707,26.0792078">
            <text:p>119.295707,26.079207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AN</text:p>
          </table:table-cell>
          <table:table-cell table:style-name="ce2" office:value-type="string">
            <text:p>Guangzho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512.56">
            <text:p>51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2.56">
            <text:p>512.56</text:p>
          </table:table-cell>
          <table:table-cell office:value-type="string">
            <text:p>113.2529963</text:p>
          </table:table-cell>
          <table:table-cell office:value-type="string">
            <text:p>23.1229013</text:p>
          </table:table-cell>
          <table:table-cell table:style-name="Default" table:formula="of:=CONCATENATE(LEFT([.O343];10);&quot;,&quot;;LEFT([.P343];10))" office:value-type="string" office:string-value="113.252996,23.1229013">
            <text:p>113.252996,23.122901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AK</text:p>
          </table:table-cell>
          <table:table-cell table:style-name="ce2" office:value-type="string">
            <text:p>Haik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8.25">
            <text:p>148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25">
            <text:p>148.25</text:p>
          </table:table-cell>
          <table:table-cell office:value-type="string">
            <text:p>110.3409936</text:p>
          </table:table-cell>
          <table:table-cell office:value-type="string">
            <text:p>20.0423626</text:p>
          </table:table-cell>
          <table:table-cell table:style-name="Default" table:formula="of:=CONCATENATE(LEFT([.O344];10);&quot;,&quot;;LEFT([.P344];10))" office:value-type="string" office:string-value="110.340993,20.0423626">
            <text:p>110.340993,20.042362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GH</text:p>
          </table:table-cell>
          <table:table-cell table:style-name="ce2" office:value-type="string">
            <text:p>Hang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.12">
            <text:p>14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.12">
            <text:p>14.12</text:p>
          </table:table-cell>
          <table:table-cell office:value-type="string">
            <text:p>120.149335</text:p>
          </table:table-cell>
          <table:table-cell office:value-type="string">
            <text:p>30.2665643</text:p>
          </table:table-cell>
          <table:table-cell table:style-name="Default" table:formula="of:=CONCATENATE(LEFT([.O345];10);&quot;,&quot;;LEFT([.P345];10))" office:value-type="string" office:string-value="120.149335,30.2665643">
            <text:p>120.149335,30.266564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HKHKG</text:p>
          </table:table-cell>
          <table:table-cell table:style-name="ce2" office:value-type="string">
            <text:p>Hong Kong</text:p>
          </table:table-cell>
          <table:table-cell table:style-name="ce2" office:value-type="float" office:value="7464">
            <text:p>7464</text:p>
          </table:table-cell>
          <table:table-cell table:style-name="ce2" office:value-type="float" office:value="11896">
            <text:p>11896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837">
            <text:p>837</text:p>
          </table:table-cell>
          <table:table-cell table:style-name="ce2" office:value-type="float" office:value="33147">
            <text:p>33147</text:p>
          </table:table-cell>
          <table:table-cell table:style-name="ce2" office:value-type="float" office:value="381590.34">
            <text:p>381590.34</text:p>
          </table:table-cell>
          <table:table-cell table:style-name="ce2" office:value-type="float" office:value="2962.1">
            <text:p>296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4552.44">
            <text:p>384552.44</text:p>
          </table:table-cell>
          <table:table-cell table:style-name="ce7" office:value-type="string">
            <text:p>114.1849161</text:p>
          </table:table-cell>
          <table:table-cell table:style-name="ce7" office:value-type="string">
            <text:p>22.350627</text:p>
          </table:table-cell>
          <table:table-cell table:style-name="Default" table:formula="of:=CONCATENATE(LEFT([.O346];10);&quot;,&quot;;LEFT([.P346];10))" office:value-type="string" office:string-value="114.184916,22.350627">
            <text:p>114.184916,22.35062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UA</text:p>
          </table:table-cell>
          <table:table-cell table:style-name="ce2" office:value-type="string">
            <text:p>Huangpu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3">
            <text:p>673</text:p>
          </table:table-cell>
          <table:table-cell table:style-name="ce2" office:value-type="float" office:value="9201.22">
            <text:p>920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01.22">
            <text:p>9201.22</text:p>
          </table:table-cell>
          <table:table-cell office:value-type="string">
            <text:p>116.461746</text:p>
          </table:table-cell>
          <table:table-cell office:value-type="string">
            <text:p>30.55951</text:p>
          </table:table-cell>
          <table:table-cell table:style-name="Default" table:formula="of:=CONCATENATE(LEFT([.O347];10);&quot;,&quot;;LEFT([.P347];10))" office:value-type="string" office:string-value="116.461746,30.55951">
            <text:p>116.461746,30.5595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MN</text:p>
          </table:table-cell>
          <table:table-cell table:style-name="ce2" office:value-type="string">
            <text:p>Jiangmen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087.9">
            <text:p>1087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87.9">
            <text:p>1087.9</text:p>
          </table:table-cell>
          <table:table-cell office:value-type="string">
            <text:p>113.079047</text:p>
          </table:table-cell>
          <table:table-cell office:value-type="string">
            <text:p>22.5766294</text:p>
          </table:table-cell>
          <table:table-cell table:style-name="Default" table:formula="of:=CONCATENATE(LEFT([.O348];10);&quot;,&quot;;LEFT([.P348];10))" office:value-type="string" office:string-value="113.079047,22.5766294">
            <text:p>113.079047,22.576629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GZ</text:p>
          </table:table-cell>
          <table:table-cell table:style-name="ce2" office:value-type="string">
            <text:p>Jingzhou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office:value-type="string">
            <text:p>112.1869371</text:p>
          </table:table-cell>
          <table:table-cell office:value-type="string">
            <text:p>30.3538693</text:p>
          </table:table-cell>
          <table:table-cell table:style-name="Default" table:formula="of:=CONCATENATE(LEFT([.O349];10);&quot;,&quot;;LEFT([.P349];10))" office:value-type="string" office:string-value="112.186937,30.3538693">
            <text:p>112.186937,30.353869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IU</text:p>
          </table:table-cell>
          <table:table-cell table:style-name="ce2" office:value-type="string">
            <text:p>Jiuji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23">
            <text:p>20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3">
            <text:p>20.23</text:p>
          </table:table-cell>
          <table:table-cell office:value-type="string">
            <text:p>115.9967851</text:p>
          </table:table-cell>
          <table:table-cell office:value-type="string">
            <text:p>29.7076799</text:p>
          </table:table-cell>
          <table:table-cell table:style-name="Default" table:formula="of:=CONCATENATE(LEFT([.O350];10);&quot;,&quot;;LEFT([.P350];10))" office:value-type="string" office:string-value="115.996785,29.7076799">
            <text:p>115.996785,29.707679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ZU</text:p>
          </table:table-cell>
          <table:table-cell table:style-name="ce2" office:value-type="string">
            <text:p>Ji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6.3">
            <text:p>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3">
            <text:p>46.3</text:p>
          </table:table-cell>
          <table:table-cell office:value-type="string">
            <text:p>99.2291893</text:p>
          </table:table-cell>
          <table:table-cell office:value-type="string">
            <text:p>25.7522345</text:p>
          </table:table-cell>
          <table:table-cell table:style-name="Default" table:formula="of:=CONCATENATE(LEFT([.O351];10);&quot;,&quot;;LEFT([.P351];10))" office:value-type="string" office:string-value="99.2291893,25.7522345">
            <text:p>99.2291893,25.752234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LYG</text:p>
          </table:table-cell>
          <table:table-cell table:style-name="ce2" office:value-type="string">
            <text:p>Lianyung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61.53">
            <text:p>961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1.53">
            <text:p>961.53</text:p>
          </table:table-cell>
          <table:table-cell office:value-type="string">
            <text:p>119.1695305</text:p>
          </table:table-cell>
          <table:table-cell office:value-type="string">
            <text:p>34.6092633</text:p>
          </table:table-cell>
          <table:table-cell table:style-name="Default" table:formula="of:=CONCATENATE(LEFT([.O352];10);&quot;,&quot;;LEFT([.P352];10))" office:value-type="string" office:string-value="119.169530,34.6092633">
            <text:p>119.169530,34.609263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KHN</text:p>
          </table:table-cell>
          <table:table-cell table:style-name="ce2" office:value-type="string">
            <text:p>Nanch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2206.25">
            <text:p>2206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6.25">
            <text:p>2206.25</text:p>
          </table:table-cell>
          <table:table-cell office:value-type="string">
            <text:p>115.8979149</text:p>
          </table:table-cell>
          <table:table-cell office:value-type="string">
            <text:p>28.6965374</text:p>
          </table:table-cell>
          <table:table-cell table:style-name="Default" table:formula="of:=CONCATENATE(LEFT([.O353];10);&quot;,&quot;;LEFT([.P353];10))" office:value-type="string" office:string-value="115.897914,28.6965374">
            <text:p>115.897914,28.696537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AH</text:p>
          </table:table-cell>
          <table:table-cell table:style-name="ce2" office:value-type="string">
            <text:p>Nanhai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2.73">
            <text:p>932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2.73">
            <text:p>932.73</text:p>
          </table:table-cell>
          <table:table-cell office:value-type="string">
            <text:p>111.778369</text:p>
          </table:table-cell>
          <table:table-cell office:value-type="string">
            <text:p>30.128189</text:p>
          </table:table-cell>
          <table:table-cell table:style-name="Default" table:formula="of:=CONCATENATE(LEFT([.O354];10);&quot;,&quot;;LEFT([.P354];10))" office:value-type="string" office:string-value="111.778369,30.128189">
            <text:p>111.778369,30.12818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KG</text:p>
          </table:table-cell>
          <table:table-cell table:style-name="ce2" office:value-type="string">
            <text:p>Nanjing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9">
            <text:p>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300.85">
            <text:p>1300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0.85">
            <text:p>1300.85</text:p>
          </table:table-cell>
          <table:table-cell office:value-type="string">
            <text:p>118.7912987</text:p>
          </table:table-cell>
          <table:table-cell office:value-type="string">
            <text:p>32.0607476</text:p>
          </table:table-cell>
          <table:table-cell table:style-name="Default" table:formula="of:=CONCATENATE(LEFT([.O355];10);&quot;,&quot;;LEFT([.P355];10))" office:value-type="string" office:string-value="118.791298,32.0607476">
            <text:p>118.791298,32.060747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SA</text:p>
          </table:table-cell>
          <table:table-cell table:style-name="ce2" office:value-type="string">
            <text:p>Nansha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2358">
            <text:p>235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953">
            <text:p>4953</text:p>
          </table:table-cell>
          <table:table-cell table:style-name="ce2" office:value-type="float" office:value="69247.64">
            <text:p>69247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247.64">
            <text:p>69247.64</text:p>
          </table:table-cell>
          <table:table-cell office:value-type="string">
            <text:p>102.8382958</text:p>
          </table:table-cell>
          <table:table-cell office:value-type="string">
            <text:p>23.2198512</text:p>
          </table:table-cell>
          <table:table-cell table:style-name="Default" table:formula="of:=CONCATENATE(LEFT([.O356];10);&quot;,&quot;;LEFT([.P356];10))" office:value-type="string" office:string-value="102.838295,23.2198512">
            <text:p>102.838295,23.219851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TG</text:p>
          </table:table-cell>
          <table:table-cell table:style-name="ce2" office:value-type="string">
            <text:p>Nanto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.14">
            <text:p>60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.14">
            <text:p>60.14</text:p>
          </table:table-cell>
          <table:table-cell office:value-type="string">
            <text:p>120.8901671</text:p>
          </table:table-cell>
          <table:table-cell office:value-type="string">
            <text:p>31.983449</text:p>
          </table:table-cell>
          <table:table-cell table:style-name="Default" table:formula="of:=CONCATENATE(LEFT([.O357];10);&quot;,&quot;;LEFT([.P357];10))" office:value-type="string" office:string-value="120.890167,31.983449">
            <text:p>120.890167,31.98344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BO</text:p>
          </table:table-cell>
          <table:table-cell table:style-name="ce2" office:value-type="string">
            <text:p>Ningbo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731">
            <text:p>1731</text:p>
          </table:table-cell>
          <table:table-cell table:style-name="ce2" office:value-type="float" office:value="4491">
            <text:p>4491</text:p>
          </table:table-cell>
          <table:table-cell table:style-name="ce2" office:value-type="float" office:value="2557">
            <text:p>2557</text:p>
          </table:table-cell>
          <table:table-cell table:style-name="ce2" office:value-type="float" office:value="14301">
            <text:p>14301</text:p>
          </table:table-cell>
          <table:table-cell table:style-name="ce2" office:value-type="float" office:value="86439.09">
            <text:p>86439.09</text:p>
          </table:table-cell>
          <table:table-cell table:style-name="ce2" office:value-type="float" office:value="2316.18">
            <text:p>2316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755.27">
            <text:p>88755.27</text:p>
          </table:table-cell>
          <table:table-cell office:value-type="string">
            <text:p>121.549887</text:p>
          </table:table-cell>
          <table:table-cell office:value-type="string">
            <text:p>29.8720259</text:p>
          </table:table-cell>
          <table:table-cell table:style-name="Default" table:formula="of:=CONCATENATE(LEFT([.O358];10);&quot;,&quot;;LEFT([.P358];10))" office:value-type="string" office:string-value="121.549887,29.8720259">
            <text:p>121.549887,29.872025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O</text:p>
          </table:table-cell>
          <table:table-cell table:style-name="ce2" office:value-type="string">
            <text:p>Qingdao</text:p>
          </table:table-cell>
          <table:table-cell table:style-name="ce2" office:value-type="float" office:value="682">
            <text:p>682</text:p>
          </table:table-cell>
          <table:table-cell table:style-name="ce2" office:value-type="float" office:value="1888">
            <text:p>1888</text:p>
          </table:table-cell>
          <table:table-cell table:style-name="ce2" office:value-type="float" office:value="1963">
            <text:p>1963</text:p>
          </table:table-cell>
          <table:table-cell table:style-name="ce2" office:value-type="float" office:value="878">
            <text:p>878</text:p>
          </table:table-cell>
          <table:table-cell table:style-name="ce2" office:value-type="float" office:value="8177">
            <text:p>8177</text:p>
          </table:table-cell>
          <table:table-cell table:style-name="ce2" office:value-type="float" office:value="60260.79">
            <text:p>60260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260.79">
            <text:p>60260.79</text:p>
          </table:table-cell>
          <table:table-cell office:value-type="string">
            <text:p>120.3497193</text:p>
          </table:table-cell>
          <table:table-cell office:value-type="string">
            <text:p>36.0895093</text:p>
          </table:table-cell>
          <table:table-cell table:style-name="Default" table:formula="of:=CONCATENATE(LEFT([.O359];10);&quot;,&quot;;LEFT([.P359];10))" office:value-type="string" office:string-value="120.349719,36.0895093">
            <text:p>120.349719,36.089509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HA</text:p>
          </table:table-cell>
          <table:table-cell table:style-name="ce2" office:value-type="string">
            <text:p>Qinhuangdao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office:value-type="string">
            <text:p>119.588333</text:p>
          </table:table-cell>
          <table:table-cell office:value-type="string">
            <text:p>39.931667</text:p>
          </table:table-cell>
          <table:table-cell table:style-name="Default" table:formula="of:=CONCATENATE(LEFT([.O360];10);&quot;,&quot;;LEFT([.P360];10))" office:value-type="string" office:string-value="119.588333,39.931667">
            <text:p>119.588333,39.93166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ZJ</text:p>
          </table:table-cell>
          <table:table-cell table:style-name="ce2" office:value-type="string">
            <text:p>Quan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6">
            <text:p>37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6">
            <text:p>376</text:p>
          </table:table-cell>
          <table:table-cell office:value-type="string">
            <text:p>118.5851458</text:p>
          </table:table-cell>
          <table:table-cell office:value-type="string">
            <text:p>24.9038801</text:p>
          </table:table-cell>
          <table:table-cell table:style-name="Default" table:formula="of:=CONCATENATE(LEFT([.O361];10);&quot;,&quot;;LEFT([.P361];10))" office:value-type="string" office:string-value="118.585145,24.9038801">
            <text:p>118.585145,24.903880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ROQ</text:p>
          </table:table-cell>
          <table:table-cell table:style-name="ce2" office:value-type="string">
            <text:p>Rongqi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94.61">
            <text:p>79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4.61">
            <text:p>794.61</text:p>
          </table:table-cell>
          <table:table-cell office:value-type="string">
            <text:p>113.3071042</text:p>
          </table:table-cell>
          <table:table-cell office:value-type="string">
            <text:p>22.753987</text:p>
          </table:table-cell>
          <table:table-cell table:style-name="Default" table:formula="of:=CONCATENATE(LEFT([.O362];10);&quot;,&quot;;LEFT([.P362];10))" office:value-type="string" office:string-value="113.307104,22.753987">
            <text:p>113.307104,22.75398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JQ</text:p>
          </table:table-cell>
          <table:table-cell table:style-name="ce2" office:value-type="string">
            <text:p>Sanshui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3571.28">
            <text:p>357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1.28">
            <text:p>3571.28</text:p>
          </table:table-cell>
          <table:table-cell office:value-type="string">
            <text:p>112.8914736</text:p>
          </table:table-cell>
          <table:table-cell office:value-type="string">
            <text:p>23.1587975</text:p>
          </table:table-cell>
          <table:table-cell table:style-name="Default" table:formula="of:=CONCATENATE(LEFT([.O363];10);&quot;,&quot;;LEFT([.P363];10))" office:value-type="string" office:string-value="112.891473,23.1587975">
            <text:p>112.891473,23.158797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G</text:p>
          </table:table-cell>
          <table:table-cell table:style-name="ce2" office:value-type="string">
            <text:p>Sha Gang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5147.55">
            <text:p>514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47.55">
            <text:p>5147.55</text:p>
          </table:table-cell>
          <table:table-cell office:value-type="string">
            <text:p>112.424292</text:p>
          </table:table-cell>
          <table:table-cell office:value-type="string">
            <text:p>22.337991</text:p>
          </table:table-cell>
          <table:table-cell table:style-name="Default" table:formula="of:=CONCATENATE(LEFT([.O364];10);&quot;,&quot;;LEFT([.P364];10))" office:value-type="string" office:string-value="112.424292,22.337991">
            <text:p>112.424292,22.33799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A</text:p>
          </table:table-cell>
          <table:table-cell table:style-name="ce2" office:value-type="string">
            <text:p>Shanghai</text:p>
          </table:table-cell>
          <table:table-cell table:style-name="ce2" office:value-type="float" office:value="6717">
            <text:p>6717</text:p>
          </table:table-cell>
          <table:table-cell table:style-name="ce2" office:value-type="float" office:value="16995">
            <text:p>16995</text:p>
          </table:table-cell>
          <table:table-cell table:style-name="ce2" office:value-type="float" office:value="4299">
            <text:p>4299</text:p>
          </table:table-cell>
          <table:table-cell table:style-name="ce2" office:value-type="float" office:value="5587">
            <text:p>5587</text:p>
          </table:table-cell>
          <table:table-cell table:style-name="ce2" office:value-type="float" office:value="5618">
            <text:p>5618</text:p>
          </table:table-cell>
          <table:table-cell table:style-name="ce2" office:value-type="float" office:value="506819.28">
            <text:p>506819.28</text:p>
          </table:table-cell>
          <table:table-cell table:style-name="ce2" office:value-type="float" office:value="1796">
            <text:p>17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8615.28">
            <text:p>508615.28</text:p>
          </table:table-cell>
          <table:table-cell office:value-type="string">
            <text:p>121.4888922</text:p>
          </table:table-cell>
          <table:table-cell office:value-type="string">
            <text:p>31.2253441</text:p>
          </table:table-cell>
          <table:table-cell table:style-name="Default" table:formula="of:=CONCATENATE(LEFT([.O365];10);&quot;,&quot;;LEFT([.P365];10))" office:value-type="string" office:string-value="121.488892,31.2253441">
            <text:p>121.488892,31.225344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U</text:p>
          </table:table-cell>
          <table:table-cell table:style-name="ce2" office:value-type="string">
            <text:p>Shekou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2735">
            <text:p>273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703">
            <text:p>5703</text:p>
          </table:table-cell>
          <table:table-cell table:style-name="ce2" office:value-type="float" office:value="75536.18">
            <text:p>75536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536.18">
            <text:p>75536.18</text:p>
          </table:table-cell>
          <table:table-cell office:value-type="string">
            <text:p>114.3485226</text:p>
          </table:table-cell>
          <table:table-cell office:value-type="string">
            <text:p>30.7153173</text:p>
          </table:table-cell>
          <table:table-cell table:style-name="Default" table:formula="of:=CONCATENATE(LEFT([.O366];10);&quot;,&quot;;LEFT([.P366];10))" office:value-type="string" office:string-value="114.348522,30.7153173">
            <text:p>114.348522,30.715317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UD</text:p>
          </table:table-cell>
          <table:table-cell table:style-name="ce2" office:value-type="string">
            <text:p>Shund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61">
            <text:p>20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61">
            <text:p>204.61</text:p>
          </table:table-cell>
          <table:table-cell office:value-type="string">
            <text:p>113.2715118</text:p>
          </table:table-cell>
          <table:table-cell office:value-type="string">
            <text:p>22.8775993</text:p>
          </table:table-cell>
          <table:table-cell table:style-name="Default" table:formula="of:=CONCATENATE(LEFT([.O367];10);&quot;,&quot;;LEFT([.P367];10))" office:value-type="string" office:string-value="113.271511,22.8775993">
            <text:p>113.271511,22.877599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G</text:p>
          </table:table-cell>
          <table:table-cell table:style-name="ce2" office:value-type="string">
            <text:p>Taican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2358.48">
            <text:p>235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58.48">
            <text:p>2358.48</text:p>
          </table:table-cell>
          <table:table-cell office:value-type="string">
            <text:p>121.1057705</text:p>
          </table:table-cell>
          <table:table-cell office:value-type="string">
            <text:p>31.4545892</text:p>
          </table:table-cell>
          <table:table-cell table:style-name="Default" table:formula="of:=CONCATENATE(LEFT([.O368];10);&quot;,&quot;;LEFT([.P368];10))" office:value-type="string" office:string-value="121.105770,31.4545892">
            <text:p>121.105770,31.454589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P</text:p>
          </table:table-cell>
          <table:table-cell table:style-name="ce2" office:value-type="string">
            <text:p>Taiping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1">
            <text:p>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3041.3">
            <text:p>3041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1.3">
            <text:p>3041.3</text:p>
          </table:table-cell>
          <table:table-cell office:value-type="string">
            <text:p>121.6483056</text:p>
          </table:table-cell>
          <table:table-cell office:value-type="string">
            <text:p>42.0171764</text:p>
          </table:table-cell>
          <table:table-cell table:style-name="Default" table:formula="of:=CONCATENATE(LEFT([.O369];10);&quot;,&quot;;LEFT([.P369];10))" office:value-type="string" office:string-value="121.648305,42.0171764">
            <text:p>121.648305,42.017176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ZO</text:p>
          </table:table-cell>
          <table:table-cell table:style-name="ce2" office:value-type="string">
            <text:p>Tai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8.8">
            <text:p>7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.8">
            <text:p>78.8</text:p>
          </table:table-cell>
          <table:table-cell office:value-type="string">
            <text:p>121.4444622</text:p>
          </table:table-cell>
          <table:table-cell office:value-type="string">
            <text:p>28.6836428</text:p>
          </table:table-cell>
          <table:table-cell table:style-name="Default" table:formula="of:=CONCATENATE(LEFT([.O370];10);&quot;,&quot;;LEFT([.P370];10))" office:value-type="string" office:string-value="121.444462,28.6836428">
            <text:p>121.444462,28.683642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XG</text:p>
          </table:table-cell>
          <table:table-cell table:style-name="ce2" office:value-type="string">
            <text:p>Tianjinxingang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52126.37">
            <text:p>52126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126.37">
            <text:p>52126.37</text:p>
          </table:table-cell>
          <table:table-cell office:value-type="string">
            <text:p>117.1980785</text:p>
          </table:table-cell>
          <table:table-cell office:value-type="string">
            <text:p>39.1235635</text:p>
          </table:table-cell>
          <table:table-cell table:style-name="Default" table:formula="of:=CONCATENATE(LEFT([.O371];10);&quot;,&quot;;LEFT([.P371];10))" office:value-type="string" office:string-value="117.198078,39.1235635">
            <text:p>117.198078,39.123563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EI</text:p>
          </table:table-cell>
          <table:table-cell table:style-name="ce2" office:value-type="string">
            <text:p>Weihai Shandong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8.59">
            <text:p>48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.59">
            <text:p>48.59</text:p>
          </table:table-cell>
          <table:table-cell office:value-type="string">
            <text:p>122.1152445</text:p>
          </table:table-cell>
          <table:table-cell office:value-type="string">
            <text:p>37.5122216</text:p>
          </table:table-cell>
          <table:table-cell table:style-name="Default" table:formula="of:=CONCATENATE(LEFT([.O372];10);&quot;,&quot;;LEFT([.P372];10))" office:value-type="string" office:string-value="122.115244,37.5122216">
            <text:p>122.115244,37.512221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H</text:p>
          </table:table-cell>
          <table:table-cell table:style-name="ce2" office:value-type="string">
            <text:p>Wuha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458.36">
            <text:p>45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8.36">
            <text:p>458.36</text:p>
          </table:table-cell>
          <table:table-cell office:value-type="string">
            <text:p>114.2992796</text:p>
          </table:table-cell>
          <table:table-cell office:value-type="string">
            <text:p>30.5960213</text:p>
          </table:table-cell>
          <table:table-cell table:style-name="Default" table:formula="of:=CONCATENATE(LEFT([.O373];10);&quot;,&quot;;LEFT([.P373];10))" office:value-type="string" office:string-value="114.299279,30.5960213">
            <text:p>114.299279,30.596021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HI</text:p>
          </table:table-cell>
          <table:table-cell table:style-name="ce2" office:value-type="string">
            <text:p>Wuh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1838.29">
            <text:p>1838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8.29">
            <text:p>1838.29</text:p>
          </table:table-cell>
          <table:table-cell office:value-type="string">
            <text:p>118.3536912</text:p>
          </table:table-cell>
          <table:table-cell office:value-type="string">
            <text:p>31.3425803</text:p>
          </table:table-cell>
          <table:table-cell table:style-name="Default" table:formula="of:=CONCATENATE(LEFT([.O374];10);&quot;,&quot;;LEFT([.P374];10))" office:value-type="string" office:string-value="118.353691,31.3425803">
            <text:p>118.353691,31.342580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X</text:p>
          </table:table-cell>
          <table:table-cell table:style-name="ce2" office:value-type="string">
            <text:p>Wux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32.3">
            <text:p>43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2.3">
            <text:p>432.3</text:p>
          </table:table-cell>
          <table:table-cell office:value-type="string">
            <text:p>120.3128912</text:p>
          </table:table-cell>
          <table:table-cell office:value-type="string">
            <text:p>31.5874175</text:p>
          </table:table-cell>
          <table:table-cell table:style-name="Default" table:formula="of:=CONCATENATE(LEFT([.O375];10);&quot;,&quot;;LEFT([.P375];10))" office:value-type="string" office:string-value="120.312891,31.5874175">
            <text:p>120.312891,31.587417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Z</text:p>
          </table:table-cell>
          <table:table-cell table:style-name="ce2" office:value-type="string">
            <text:p>W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2.7">
            <text:p>112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7">
            <text:p>112.7</text:p>
          </table:table-cell>
          <table:table-cell office:value-type="string">
            <text:p>111.2971834</text:p>
          </table:table-cell>
          <table:table-cell office:value-type="string">
            <text:p>23.4782947</text:p>
          </table:table-cell>
          <table:table-cell table:style-name="Default" table:formula="of:=CONCATENATE(LEFT([.O376];10);&quot;,&quot;;LEFT([.P376];10))" office:value-type="string" office:string-value="111.297183,23.4782947">
            <text:p>111.297183,23.478294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MN</text:p>
          </table:table-cell>
          <table:table-cell table:style-name="ce2" office:value-type="string">
            <text:p>Xiamen (Xian)</text:p>
          </table:table-cell>
          <table:table-cell table:style-name="ce2" office:value-type="float" office:value="1914">
            <text:p>1914</text:p>
          </table:table-cell>
          <table:table-cell table:style-name="ce2" office:value-type="float" office:value="1331">
            <text:p>1331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807">
            <text:p>4807</text:p>
          </table:table-cell>
          <table:table-cell table:style-name="ce2" office:value-type="float" office:value="81488.22">
            <text:p>8148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488.22">
            <text:p>81488.22</text:p>
          </table:table-cell>
          <table:table-cell office:value-type="string">
            <text:p>118.1355644</text:p>
          </table:table-cell>
          <table:table-cell office:value-type="string">
            <text:p>24.497442</text:p>
          </table:table-cell>
          <table:table-cell table:style-name="Default" table:formula="of:=CONCATENATE(LEFT([.O377];10);&quot;,&quot;;LEFT([.P377];10))" office:value-type="string" office:string-value="118.135564,24.497442">
            <text:p>118.135564,24.49744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IL</text:p>
          </table:table-cell>
          <table:table-cell table:style-name="ce2" office:value-type="string">
            <text:p>Xiaola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office:value-type="string">
            <text:p>113.2294552</text:p>
          </table:table-cell>
          <table:table-cell office:value-type="string">
            <text:p>22.6731279</text:p>
          </table:table-cell>
          <table:table-cell table:style-name="Default" table:formula="of:=CONCATENATE(LEFT([.O378];10);&quot;,&quot;;LEFT([.P378];10))" office:value-type="string" office:string-value="113.229455,22.6731279">
            <text:p>113.229455,22.673127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GG</text:p>
          </table:table-cell>
          <table:table-cell table:style-name="ce2" office:value-type="string">
            <text:p>Xing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30.16">
            <text:p>230.16</text:p>
          </table:table-cell>
          <table:table-cell table:style-name="ce2" office:value-type="float" office:value="1312">
            <text:p>13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42.16">
            <text:p>1542.16</text:p>
          </table:table-cell>
          <table:table-cell office:value-type="string">
            <text:p>117.7433</text:p>
          </table:table-cell>
          <table:table-cell office:value-type="string">
            <text:p>38.9788</text:p>
          </table:table-cell>
          <table:table-cell table:style-name="Default" table:formula="of:=CONCATENATE(LEFT([.O379];10);&quot;,&quot;;LEFT([.P379];10))" office:value-type="string" office:string-value="117.7433,38.9788">
            <text:p>117.7433,38.978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ZH</text:p>
          </table:table-cell>
          <table:table-cell table:style-name="ce2" office:value-type="string">
            <text:p>Yang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6">
            <text:p>3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8614.69">
            <text:p>8614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14.69">
            <text:p>8614.69</text:p>
          </table:table-cell>
          <table:table-cell office:value-type="string">
            <text:p>119.4365759</text:p>
          </table:table-cell>
          <table:table-cell office:value-type="string">
            <text:p>32.3926973</text:p>
          </table:table-cell>
          <table:table-cell table:style-name="Default" table:formula="of:=CONCATENATE(LEFT([.O380];10);&quot;,&quot;;LEFT([.P380];10))" office:value-type="string" office:string-value="119.436575,32.3926973">
            <text:p>119.436575,32.392697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NT</text:p>
          </table:table-cell>
          <table:table-cell table:style-name="ce2" office:value-type="string">
            <text:p>Yanta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98.5">
            <text:p>998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8.5">
            <text:p>998.5</text:p>
          </table:table-cell>
          <table:table-cell office:value-type="string">
            <text:p>121.389463</text:p>
          </table:table-cell>
          <table:table-cell office:value-type="string">
            <text:p>37.5340488</text:p>
          </table:table-cell>
          <table:table-cell table:style-name="Default" table:formula="of:=CONCATENATE(LEFT([.O381];10);&quot;,&quot;;LEFT([.P381];10))" office:value-type="string" office:string-value="121.389463,37.5340488">
            <text:p>121.389463,37.534048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TI</text:p>
          </table:table-cell>
          <table:table-cell table:style-name="ce2" office:value-type="string">
            <text:p>Yantian Huangdong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47">
            <text:p>347</text:p>
          </table:table-cell>
          <table:table-cell table:style-name="ce2" office:value-type="float" office:value="1516">
            <text:p>1516</text:p>
          </table:table-cell>
          <table:table-cell table:style-name="ce2" office:value-type="float" office:value="12051.22">
            <text:p>1205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051.22">
            <text:p>12051.22</text:p>
          </table:table-cell>
          <table:table-cell office:value-type="string">
            <text:p>114.2734</text:p>
          </table:table-cell>
          <table:table-cell office:value-type="string">
            <text:p>22.5863</text:p>
          </table:table-cell>
          <table:table-cell table:style-name="Default" table:formula="of:=CONCATENATE(LEFT([.O382];10);&quot;,&quot;;LEFT([.P382];10))" office:value-type="string" office:string-value="114.2734,22.5863">
            <text:p>114.2734,22.586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JG</text:p>
          </table:table-cell>
          <table:table-cell table:style-name="ce2" office:value-type="string">
            <text:p>Zhangjiagan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05">
            <text:p>4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3">
            <text:p>823</text:p>
          </table:table-cell>
          <table:table-cell table:style-name="ce2" office:value-type="float" office:value="11018.01">
            <text:p>11018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18.01">
            <text:p>11018.01</text:p>
          </table:table-cell>
          <table:table-cell office:value-type="string">
            <text:p>120.5426833</text:p>
          </table:table-cell>
          <table:table-cell office:value-type="string">
            <text:p>31.8664895</text:p>
          </table:table-cell>
          <table:table-cell table:style-name="Default" table:formula="of:=CONCATENATE(LEFT([.O383];10);&quot;,&quot;;LEFT([.P383];10))" office:value-type="string" office:string-value="120.542683,31.8664895">
            <text:p>120.542683,31.866489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A</text:p>
          </table:table-cell>
          <table:table-cell table:style-name="ce2" office:value-type="string">
            <text:p>Zhanjiang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5.72">
            <text:p>55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.72">
            <text:p>55.72</text:p>
          </table:table-cell>
          <table:table-cell office:value-type="string">
            <text:p>110.4045975</text:p>
          </table:table-cell>
          <table:table-cell office:value-type="string">
            <text:p>21.2021916</text:p>
          </table:table-cell>
          <table:table-cell table:style-name="Default" table:formula="of:=CONCATENATE(LEFT([.O384];10);&quot;,&quot;;LEFT([.P384];10))" office:value-type="string" office:string-value="110.404597,21.2021916">
            <text:p>110.404597,21.202191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E</text:p>
          </table:table-cell>
          <table:table-cell table:style-name="ce2" office:value-type="string">
            <text:p>Zhenji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474.73">
            <text:p>147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4.73">
            <text:p>1474.73</text:p>
          </table:table-cell>
          <table:table-cell office:value-type="string">
            <text:p>119.458012</text:p>
          </table:table-cell>
          <table:table-cell office:value-type="string">
            <text:p>32.2139599</text:p>
          </table:table-cell>
          <table:table-cell table:style-name="Default" table:formula="of:=CONCATENATE(LEFT([.O385];10);&quot;,&quot;;LEFT([.P385];10))" office:value-type="string" office:string-value="119.458012,32.2139599">
            <text:p>119.458012,32.213959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PN</text:p>
          </table:table-cell>
          <table:table-cell table:style-name="ce2" office:value-type="string">
            <text:p>Balikpapan, Kalimanta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116.8619171</text:p>
          </table:table-cell>
          <table:table-cell table:style-name="ce7" office:value-type="string">
            <text:p>-1.2370611</text:p>
          </table:table-cell>
          <table:table-cell table:style-name="Default" table:formula="of:=CONCATENATE(LEFT([.O386];10);&quot;,&quot;;LEFT([.P386];10))" office:value-type="string" office:string-value="116.861917,-1.2370611">
            <text:p>116.861917,-1.237061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LW</text:p>
          </table:table-cell>
          <table:table-cell table:style-name="ce2" office:value-type="string">
            <text:p>Belawan, Sumatr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9.83">
            <text:p>34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9.83">
            <text:p>349.83</text:p>
          </table:table-cell>
          <table:table-cell table:style-name="ce7" office:value-type="string">
            <text:p>98.6918036</text:p>
          </table:table-cell>
          <table:table-cell table:style-name="ce7" office:value-type="string">
            <text:p>3.7827617</text:p>
          </table:table-cell>
          <table:table-cell table:style-name="Default" table:formula="of:=CONCATENATE(LEFT([.O387];10);&quot;,&quot;;LEFT([.P387];10))" office:value-type="string" office:string-value="98.6918036,3.7827617">
            <text:p>98.6918036,3.782761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JKT</text:p>
          </table:table-cell>
          <table:table-cell table:style-name="ce2" office:value-type="string">
            <text:p>Jakarta, Java</text:p>
          </table:table-cell>
          <table:table-cell table:style-name="ce2" office:value-type="float" office:value="839">
            <text:p>839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29">
            <text:p>1929</text:p>
          </table:table-cell>
          <table:table-cell table:style-name="ce2" office:value-type="float" office:value="31193.1">
            <text:p>31193.1</text:p>
          </table:table-cell>
          <table:table-cell table:style-name="ce2" office:value-type="float" office:value="2255">
            <text:p>22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448.1">
            <text:p>33448.1</text:p>
          </table:table-cell>
          <table:table-cell table:style-name="ce7" office:value-type="string">
            <text:p>106.8271436</text:p>
          </table:table-cell>
          <table:table-cell table:style-name="ce7" office:value-type="string">
            <text:p>-6.1753167</text:p>
          </table:table-cell>
          <table:table-cell table:style-name="Default" table:formula="of:=CONCATENATE(LEFT([.O388];10);&quot;,&quot;;LEFT([.P388];10))" office:value-type="string" office:string-value="106.827143,-6.1753167">
            <text:p>106.827143,-6.175316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DG</text:p>
          </table:table-cell>
          <table:table-cell table:style-name="ce2" office:value-type="string">
            <text:p>Padang, Sumatr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9.48">
            <text:p>99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48">
            <text:p>99.48</text:p>
          </table:table-cell>
          <table:table-cell table:style-name="ce7" office:value-type="string">
            <text:p>100.3587</text:p>
          </table:table-cell>
          <table:table-cell table:style-name="ce7" office:value-type="string">
            <text:p>-0.9430</text:p>
          </table:table-cell>
          <table:table-cell table:style-name="Default" table:formula="of:=CONCATENATE(LEFT([.O389];10);&quot;,&quot;;LEFT([.P389];10))" office:value-type="string" office:string-value="100.3587,-0.9430">
            <text:p>100.3587,-0.9430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NJ</text:p>
          </table:table-cell>
          <table:table-cell table:style-name="ce2" office:value-type="string">
            <text:p>Panj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9">
            <text:p>1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9">
            <text:p>10.9</text:p>
          </table:table-cell>
          <table:table-cell table:style-name="ce7" office:value-type="string">
            <text:p>105.31546</text:p>
          </table:table-cell>
          <table:table-cell table:style-name="ce7" office:value-type="string">
            <text:p>-5.46146</text:p>
          </table:table-cell>
          <table:table-cell table:style-name="Default" table:formula="of:=CONCATENATE(LEFT([.O390];10);&quot;,&quot;;LEFT([.P390];10))" office:value-type="string" office:string-value="105.31546,-5.46146">
            <text:p>105.31546,-5.4614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RG</text:p>
          </table:table-cell>
          <table:table-cell table:style-name="ce2" office:value-type="string">
            <text:p>Semarang, Java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13.55">
            <text:p>813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3.55">
            <text:p>813.55</text:p>
          </table:table-cell>
          <table:table-cell table:style-name="ce7" office:value-type="string">
            <text:p>110.4099145</text:p>
          </table:table-cell>
          <table:table-cell table:style-name="ce7" office:value-type="string">
            <text:p> -6.9834031</text:p>
          </table:table-cell>
          <table:table-cell table:style-name="Default" table:formula="of:=CONCATENATE(LEFT([.O391];10);&quot;,&quot;;LEFT([.P391];10))" office:value-type="string" office:string-value="110.409914, -6.983403">
            <text:p>110.409914, -6.98340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UB</text:p>
          </table:table-cell>
          <table:table-cell table:style-name="ce2" office:value-type="string">
            <text:p>Surabaya, Java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41">
            <text:p>1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6663.31">
            <text:p>6663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63.31">
            <text:p>6663.31</text:p>
          </table:table-cell>
          <table:table-cell table:style-name="ce7" office:value-type="string">
            <text:p>112.7559</text:p>
          </table:table-cell>
          <table:table-cell table:style-name="ce7" office:value-type="string">
            <text:p>-7.2387</text:p>
          </table:table-cell>
          <table:table-cell table:style-name="Default" table:formula="of:=CONCATENATE(LEFT([.O392];10);&quot;,&quot;;LEFT([.P392];10))" office:value-type="string" office:string-value="112.7559,-7.2387">
            <text:p>112.7559,-7.238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AXT</text:p>
          </table:table-cell>
          <table:table-cell table:style-name="ce2" office:value-type="string">
            <text:p>Akita, Akit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6.65">
            <text:p>136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65">
            <text:p>136.65</text:p>
          </table:table-cell>
          <table:table-cell office:value-type="string">
            <text:p>140.2647955</text:p>
          </table:table-cell>
          <table:table-cell office:value-type="string">
            <text:p>39.6569595</text:p>
          </table:table-cell>
          <table:table-cell table:style-name="Default" table:formula="of:=CONCATENATE(LEFT([.O393];10);&quot;,&quot;;LEFT([.P393];10))" office:value-type="string" office:string-value="140.264795,39.6569595">
            <text:p>140.264795,39.656959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HE</text:p>
          </table:table-cell>
          <table:table-cell table:style-name="ce2" office:value-type="string">
            <text:p>Hachinohe, Aomor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91.51">
            <text:p>491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1.51">
            <text:p>491.51</text:p>
          </table:table-cell>
          <table:table-cell office:value-type="string">
            <text:p>141.4886035</text:p>
          </table:table-cell>
          <table:table-cell office:value-type="string">
            <text:p>40.512895</text:p>
          </table:table-cell>
          <table:table-cell table:style-name="Default" table:formula="of:=CONCATENATE(LEFT([.O394];10);&quot;,&quot;;LEFT([.P394];10))" office:value-type="string" office:string-value="141.488603,40.512895">
            <text:p>141.488603,40.51289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KT</text:p>
          </table:table-cell>
          <table:table-cell table:style-name="ce2" office:value-type="string">
            <text:p>Hakata, Fukuoka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540.84">
            <text:p>1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0.84">
            <text:p>1540.84</text:p>
          </table:table-cell>
          <table:table-cell office:value-type="string">
            <text:p>130.4206777</text:p>
          </table:table-cell>
          <table:table-cell office:value-type="string">
            <text:p>33.590118</text:p>
          </table:table-cell>
          <table:table-cell table:style-name="Default" table:formula="of:=CONCATENATE(LEFT([.O395];10);&quot;,&quot;;LEFT([.P395];10))" office:value-type="string" office:string-value="130.420677,33.590118">
            <text:p>130.420677,33.59011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IJ</text:p>
          </table:table-cell>
          <table:table-cell table:style-name="ce2" office:value-type="string">
            <text:p>Hiroshima, Hiroshima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50.57">
            <text:p>350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57">
            <text:p>350.57</text:p>
          </table:table-cell>
          <table:table-cell office:value-type="string">
            <text:p>132.4518156</text:p>
          </table:table-cell>
          <table:table-cell office:value-type="string">
            <text:p>34.3916058</text:p>
          </table:table-cell>
          <table:table-cell table:style-name="Default" table:formula="of:=CONCATENATE(LEFT([.O396];10);&quot;,&quot;;LEFT([.P396];10))" office:value-type="string" office:string-value="132.451815,34.3916058">
            <text:p>132.451815,34.391605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MB</text:p>
          </table:table-cell>
          <table:table-cell table:style-name="ce2" office:value-type="string">
            <text:p>Imabari, Ehi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6.35">
            <text:p>3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5">
            <text:p>36.35</text:p>
          </table:table-cell>
          <table:table-cell office:value-type="string">
            <text:p>132.993352</text:p>
          </table:table-cell>
          <table:table-cell office:value-type="string">
            <text:p>34.064636</text:p>
          </table:table-cell>
          <table:table-cell table:style-name="Default" table:formula="of:=CONCATENATE(LEFT([.O397];10);&quot;,&quot;;LEFT([.P397];10))" office:value-type="string" office:string-value="132.993352,34.064636">
            <text:p>132.993352,34.06463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SS</text:p>
          </table:table-cell>
          <table:table-cell table:style-name="ce2" office:value-type="string">
            <text:p>Ishikariwan-Shinko, Hokkaid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7.49">
            <text:p>8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.49">
            <text:p>87.49</text:p>
          </table:table-cell>
          <table:table-cell office:value-type="string">
            <text:p>141.3155531</text:p>
          </table:table-cell>
          <table:table-cell office:value-type="string">
            <text:p>43.1713962</text:p>
          </table:table-cell>
          <table:table-cell table:style-name="Default" table:formula="of:=CONCATENATE(LEFT([.O398];10);&quot;,&quot;;LEFT([.P398];10))" office:value-type="string" office:string-value="141.315553,43.1713962">
            <text:p>141.315553,43.171396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NZ</text:p>
          </table:table-cell>
          <table:table-cell table:style-name="ce2" office:value-type="string">
            <text:p>Kanazawa, Ishikawa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1.94">
            <text:p>81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94">
            <text:p>81.94</text:p>
          </table:table-cell>
          <table:table-cell office:value-type="string">
            <text:p>136.6568791</text:p>
          </table:table-cell>
          <table:table-cell office:value-type="string">
            <text:p>36.5616276</text:p>
          </table:table-cell>
          <table:table-cell table:style-name="Default" table:formula="of:=CONCATENATE(LEFT([.O399];10);&quot;,&quot;;LEFT([.P399];10))" office:value-type="string" office:string-value="136.656879,36.5616276">
            <text:p>136.656879,36.561627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UKB</text:p>
          </table:table-cell>
          <table:table-cell table:style-name="ce2" office:value-type="string">
            <text:p>Kobe, Hyogo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44">
            <text:p>5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32">
            <text:p>1732</text:p>
          </table:table-cell>
          <table:table-cell table:style-name="ce2" office:value-type="float" office:value="22393.61">
            <text:p>22393.61</text:p>
          </table:table-cell>
          <table:table-cell table:style-name="ce2" office:value-type="float" office:value="126">
            <text:p>1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19.61">
            <text:p>22519.61</text:p>
          </table:table-cell>
          <table:table-cell office:value-type="string">
            <text:p>135.1342504</text:p>
          </table:table-cell>
          <table:table-cell office:value-type="string">
            <text:p>34.7253376</text:p>
          </table:table-cell>
          <table:table-cell table:style-name="Default" table:formula="of:=CONCATENATE(LEFT([.O400];10);&quot;,&quot;;LEFT([.P400];10))" office:value-type="string" office:string-value="135.134250,34.7253376">
            <text:p>135.134250,34.725337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MJ</text:p>
          </table:table-cell>
          <table:table-cell table:style-name="ce2" office:value-type="string">
            <text:p>Kumamoto, Kumamoto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8">
            <text:p>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8">
            <text:p>17.8</text:p>
          </table:table-cell>
          <table:table-cell office:value-type="string">
            <text:p>130.733333</text:p>
          </table:table-cell>
          <table:table-cell office:value-type="string">
            <text:p>32.783333</text:p>
          </table:table-cell>
          <table:table-cell table:style-name="Default" table:formula="of:=CONCATENATE(LEFT([.O401];10);&quot;,&quot;;LEFT([.P401];10))" office:value-type="string" office:string-value="130.733333,32.783333">
            <text:p>130.733333,32.78333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MOJ</text:p>
          </table:table-cell>
          <table:table-cell table:style-name="ce2" office:value-type="string">
            <text:p>Moji, Fukuok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0.88">
            <text:p>210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0.88">
            <text:p>210.88</text:p>
          </table:table-cell>
          <table:table-cell office:value-type="string">
            <text:p>130.9408</text:p>
          </table:table-cell>
          <table:table-cell office:value-type="string">
            <text:p>33.9066</text:p>
          </table:table-cell>
          <table:table-cell table:style-name="Default" table:formula="of:=CONCATENATE(LEFT([.O402];10);&quot;,&quot;;LEFT([.P402];10))" office:value-type="string" office:string-value="130.9408,33.9066">
            <text:p>130.9408,33.906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S</text:p>
          </table:table-cell>
          <table:table-cell table:style-name="ce2" office:value-type="string">
            <text:p>Nagasaki, Nagasak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240.62">
            <text:p>240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62">
            <text:p>240.62</text:p>
          </table:table-cell>
          <table:table-cell office:value-type="string">
            <text:p>129.8666669</text:p>
          </table:table-cell>
          <table:table-cell office:value-type="string">
            <text:p>32.783333</text:p>
          </table:table-cell>
          <table:table-cell table:style-name="Default" table:formula="of:=CONCATENATE(LEFT([.O403];10);&quot;,&quot;;LEFT([.P403];10))" office:value-type="string" office:string-value="129.866666,32.783333">
            <text:p>129.866666,32.78333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O</text:p>
          </table:table-cell>
          <table:table-cell table:style-name="ce2" office:value-type="string">
            <text:p>Nagoya, Aichi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08">
            <text:p>1108</text:p>
          </table:table-cell>
          <table:table-cell table:style-name="ce2" office:value-type="float" office:value="15530.41">
            <text:p>15530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530.41">
            <text:p>15530.41</text:p>
          </table:table-cell>
          <table:table-cell office:value-type="string">
            <text:p>136.9</text:p>
          </table:table-cell>
          <table:table-cell office:value-type="string">
            <text:p>35.183333</text:p>
          </table:table-cell>
          <table:table-cell table:style-name="Default" table:formula="of:=CONCATENATE(LEFT([.O404];10);&quot;,&quot;;LEFT([.P404];10))" office:value-type="string" office:string-value="136.9,35.183333">
            <text:p>136.9,35.18333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AH</text:p>
          </table:table-cell>
          <table:table-cell table:style-name="ce2" office:value-type="string">
            <text:p>Naha, Okinaw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4.31">
            <text:p>14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31">
            <text:p>144.31</text:p>
          </table:table-cell>
          <table:table-cell office:value-type="string">
            <text:p>127.6791918</text:p>
          </table:table-cell>
          <table:table-cell office:value-type="string">
            <text:p>26.2124709</text:p>
          </table:table-cell>
          <table:table-cell table:style-name="Default" table:formula="of:=CONCATENATE(LEFT([.O405];10);&quot;,&quot;;LEFT([.P405];10))" office:value-type="string" office:string-value="127.679191,26.2124709">
            <text:p>127.679191,26.212470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IJ</text:p>
          </table:table-cell>
          <table:table-cell table:style-name="ce2" office:value-type="string">
            <text:p>Niigata, Niigat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4.61">
            <text:p>15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.61">
            <text:p>154.61</text:p>
          </table:table-cell>
          <table:table-cell office:value-type="string">
            <text:p>139.025524</text:p>
          </table:table-cell>
          <table:table-cell office:value-type="string">
            <text:p>37.8475965</text:p>
          </table:table-cell>
          <table:table-cell table:style-name="Default" table:formula="of:=CONCATENATE(LEFT([.O406];10);&quot;,&quot;;LEFT([.P406];10))" office:value-type="string" office:string-value="139.025524,37.8475965">
            <text:p>139.025524,37.847596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IT</text:p>
          </table:table-cell>
          <table:table-cell table:style-name="ce2" office:value-type="string">
            <text:p>Oita, O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61.02">
            <text:p>561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1.02">
            <text:p>561.02</text:p>
          </table:table-cell>
          <table:table-cell office:value-type="string">
            <text:p>131.60761</text:p>
          </table:table-cell>
          <table:table-cell office:value-type="string">
            <text:p>33.24048</text:p>
          </table:table-cell>
          <table:table-cell table:style-name="Default" table:formula="of:=CONCATENATE(LEFT([.O407];10);&quot;,&quot;;LEFT([.P407];10))" office:value-type="string" office:string-value="131.60761,33.24048">
            <text:p>131.60761,33.2404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SA</text:p>
          </table:table-cell>
          <table:table-cell table:style-name="ce2" office:value-type="string">
            <text:p>Osaka, Osaka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194">
            <text:p>1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3">
            <text:p>643</text:p>
          </table:table-cell>
          <table:table-cell table:style-name="ce2" office:value-type="float" office:value="7701.04">
            <text:p>770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1.04">
            <text:p>7701.04</text:p>
          </table:table-cell>
          <table:table-cell office:value-type="string">
            <text:p>135.502135</text:p>
          </table:table-cell>
          <table:table-cell office:value-type="string">
            <text:p>34.693837</text:p>
          </table:table-cell>
          <table:table-cell table:style-name="Default" table:formula="of:=CONCATENATE(LEFT([.O408];10);&quot;,&quot;;LEFT([.P408];10))" office:value-type="string" office:string-value="135.502135,34.693837">
            <text:p>135.502135,34.69383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KT</text:p>
          </table:table-cell>
          <table:table-cell table:style-name="ce2" office:value-type="string">
            <text:p>Sakata, Yamaga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.45">
            <text:p>3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45">
            <text:p>30.45</text:p>
          </table:table-cell>
          <table:table-cell office:value-type="string">
            <text:p>139.836328</text:p>
          </table:table-cell>
          <table:table-cell office:value-type="string">
            <text:p>38.9144432</text:p>
          </table:table-cell>
          <table:table-cell table:style-name="Default" table:formula="of:=CONCATENATE(LEFT([.O409];10);&quot;,&quot;;LEFT([.P409];10))" office:value-type="string" office:string-value="139.836328,38.9144432">
            <text:p>139.836328,38.914443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MZ</text:p>
          </table:table-cell>
          <table:table-cell table:style-name="ce2" office:value-type="string">
            <text:p>Shimizu, Shizuoka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3595.63">
            <text:p>359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5.63">
            <text:p>3595.63</text:p>
          </table:table-cell>
          <table:table-cell office:value-type="string">
            <text:p>138.5010</text:p>
          </table:table-cell>
          <table:table-cell office:value-type="string">
            <text:p>35.0195</text:p>
          </table:table-cell>
          <table:table-cell table:style-name="Default" table:formula="of:=CONCATENATE(LEFT([.O410];10);&quot;,&quot;;LEFT([.P410];10))" office:value-type="string" office:string-value="138.5010,35.0195">
            <text:p>138.5010,35.019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S</text:p>
          </table:table-cell>
          <table:table-cell table:style-name="ce2" office:value-type="string">
            <text:p>Tokushima, Tokushi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4.16">
            <text:p>74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.16">
            <text:p>74.16</text:p>
          </table:table-cell>
          <table:table-cell office:value-type="string">
            <text:p>134.5550322</text:p>
          </table:table-cell>
          <table:table-cell office:value-type="string">
            <text:p>34.0698313</text:p>
          </table:table-cell>
          <table:table-cell table:style-name="Default" table:formula="of:=CONCATENATE(LEFT([.O411];10);&quot;,&quot;;LEFT([.P411];10))" office:value-type="string" office:string-value="134.555032,34.0698313">
            <text:p>134.555032,34.069831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Y</text:p>
          </table:table-cell>
          <table:table-cell table:style-name="ce2" office:value-type="string">
            <text:p>Tokuyama, Yamaguchi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37.3">
            <text:p>337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7.3">
            <text:p>337.3</text:p>
          </table:table-cell>
          <table:table-cell office:value-type="string">
            <text:p>131.802131</text:p>
          </table:table-cell>
          <table:table-cell office:value-type="string">
            <text:p>34.05101</text:p>
          </table:table-cell>
          <table:table-cell table:style-name="Default" table:formula="of:=CONCATENATE(LEFT([.O412];10);&quot;,&quot;;LEFT([.P412];10))" office:value-type="string" office:string-value="131.802131,34.05101">
            <text:p>131.802131,34.0510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YO</text:p>
          </table:table-cell>
          <table:table-cell table:style-name="ce2" office:value-type="string">
            <text:p>Tokyo,Tokyo</text:p>
          </table:table-cell>
          <table:table-cell table:style-name="ce2" office:value-type="float" office:value="1216">
            <text:p>1216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53471.04">
            <text:p>5347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71.04">
            <text:p>53471.04</text:p>
          </table:table-cell>
          <table:table-cell office:value-type="string">
            <text:p>139.7685224</text:p>
          </table:table-cell>
          <table:table-cell office:value-type="string">
            <text:p>35.6800712</text:p>
          </table:table-cell>
          <table:table-cell table:style-name="Default" table:formula="of:=CONCATENATE(LEFT([.O413];10);&quot;,&quot;;LEFT([.P413];10))" office:value-type="string" office:string-value="139.768522,35.6800712">
            <text:p>139.768522,35.680071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MK</text:p>
          </table:table-cell>
          <table:table-cell table:style-name="ce2" office:value-type="string">
            <text:p>Tomakomai, Hokkaido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3130.34">
            <text:p>3130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30.34">
            <text:p>3130.34</text:p>
          </table:table-cell>
          <table:table-cell office:value-type="string">
            <text:p>141.6054999</text:p>
          </table:table-cell>
          <table:table-cell office:value-type="string">
            <text:p>42.6341</text:p>
          </table:table-cell>
          <table:table-cell table:style-name="Default" table:formula="of:=CONCATENATE(LEFT([.O414];10);&quot;,&quot;;LEFT([.P414];10))" office:value-type="string" office:string-value="141.605499,42.6341">
            <text:p>141.605499,42.634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YOK</text:p>
          </table:table-cell>
          <table:table-cell table:style-name="ce2" office:value-type="string">
            <text:p>Yokohama, Kanagawa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398">
            <text:p>3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19">
            <text:p>1119</text:p>
          </table:table-cell>
          <table:table-cell table:style-name="ce2" office:value-type="float" office:value="14105.31">
            <text:p>14105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105.31">
            <text:p>14105.31</text:p>
          </table:table-cell>
          <table:table-cell office:value-type="string">
            <text:p>139.6421049</text:p>
          </table:table-cell>
          <table:table-cell office:value-type="string">
            <text:p>35.4449524</text:p>
          </table:table-cell>
          <table:table-cell table:style-name="Default" table:formula="of:=CONCATENATE(LEFT([.O415];10);&quot;,&quot;;LEFT([.P415];10))" office:value-type="string" office:string-value="139.642104,35.4449524">
            <text:p>139.642104,35.444952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TU</text:p>
          </table:table-cell>
          <table:table-cell table:style-name="ce2" office:value-type="string">
            <text:p>Bintulu, Sarawa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39">
            <text:p>110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39">
            <text:p>110.39</text:p>
          </table:table-cell>
          <table:table-cell office:value-type="float" office:value="113.035983845066">
            <text:p>113.035983845066</text:p>
          </table:table-cell>
          <table:table-cell office:value-type="float" office:value="3.16640748993797">
            <text:p>3.16640748993797</text:p>
          </table:table-cell>
          <table:table-cell table:style-name="Default" table:formula="of:=CONCATENATE(LEFT([.O416];10);&quot;,&quot;;LEFT([.P416];10))" office:value-type="string" office:string-value="113.035983,3.16640748">
            <text:p>113.035983,3.1664074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KI</text:p>
          </table:table-cell>
          <table:table-cell table:style-name="ce2" office:value-type="string">
            <text:p>Kota Kinabalu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21.03">
            <text:p>42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1.03">
            <text:p>421.03</text:p>
          </table:table-cell>
          <table:table-cell office:value-type="float" office:value="116.110008096381">
            <text:p>116.110008096381</text:p>
          </table:table-cell>
          <table:table-cell office:value-type="float" office:value="5.9799825225013">
            <text:p>5.9799825225013</text:p>
          </table:table-cell>
          <table:table-cell table:style-name="Default" table:formula="of:=CONCATENATE(LEFT([.O417];10);&quot;,&quot;;LEFT([.P417];10))" office:value-type="string" office:string-value="116.110008,5.97998252">
            <text:p>116.110008,5.9799825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UA</text:p>
          </table:table-cell>
          <table:table-cell table:style-name="ce2" office:value-type="string">
            <text:p>Kuantan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46.3">
            <text:p>5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6.3">
            <text:p>546.3</text:p>
          </table:table-cell>
          <table:table-cell office:value-type="float" office:value="103.32003942771">
            <text:p>103.32003942771</text:p>
          </table:table-cell>
          <table:table-cell office:value-type="float" office:value="3.82995871878177">
            <text:p>3.82995871878177</text:p>
          </table:table-cell>
          <table:table-cell table:style-name="Default" table:formula="of:=CONCATENATE(LEFT([.O418];10);&quot;,&quot;;LEFT([.P418];10))" office:value-type="string" office:string-value="103.320039,3.82995871">
            <text:p>103.320039,3.8299587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CH</text:p>
          </table:table-cell>
          <table:table-cell table:style-name="ce2" office:value-type="string">
            <text:p>Kuching, Sarawak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1.86">
            <text:p>81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86">
            <text:p>81.86</text:p>
          </table:table-cell>
          <table:table-cell office:value-type="float" office:value="110.329999144535">
            <text:p>110.329999144535</text:p>
          </table:table-cell>
          <table:table-cell office:value-type="float" office:value="1.5299699085511">
            <text:p>1.5299699085511</text:p>
          </table:table-cell>
          <table:table-cell table:style-name="Default" table:formula="of:=CONCATENATE(LEFT([.O419];10);&quot;,&quot;;LEFT([.P419];10))" office:value-type="string" office:string-value="110.329999,1.52996990">
            <text:p>110.329999,1.52996990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LBU</text:p>
          </table:table-cell>
          <table:table-cell table:style-name="ce2" office:value-type="string">
            <text:p>Labuan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6">
            <text:p>9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6">
            <text:p>92.6</text:p>
          </table:table-cell>
          <table:table-cell office:value-type="float" office:value="115.242249263267">
            <text:p>115.242249263267</text:p>
          </table:table-cell>
          <table:table-cell office:value-type="float" office:value="5.26985481038909">
            <text:p>5.26985481038909</text:p>
          </table:table-cell>
          <table:table-cell table:style-name="Default" table:formula="of:=CONCATENATE(LEFT([.O420];10);&quot;,&quot;;LEFT([.P420];10))" office:value-type="string" office:string-value="115.242249,5.26985481">
            <text:p>115.242249,5.2698548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GU</text:p>
          </table:table-cell>
          <table:table-cell table:style-name="ce2" office:value-type="string">
            <text:p>Pasir Gudang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40.84">
            <text:p>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0.84">
            <text:p>540.84</text:p>
          </table:table-cell>
          <table:table-cell office:value-type="float" office:value="103.878668407827">
            <text:p>103.878668407827</text:p>
          </table:table-cell>
          <table:table-cell office:value-type="float" office:value="1.45369133580192">
            <text:p>1.45369133580192</text:p>
          </table:table-cell>
          <table:table-cell table:style-name="Default" table:formula="of:=CONCATENATE(LEFT([.O421];10);&quot;,&quot;;LEFT([.P421];10))" office:value-type="string" office:string-value="103.878668,1.45369133">
            <text:p>103.878668,1.4536913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EN</text:p>
          </table:table-cell>
          <table:table-cell table:style-name="ce2" office:value-type="string">
            <text:p>Penang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4548.73">
            <text:p>4548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48.73">
            <text:p>4548.73</text:p>
          </table:table-cell>
          <table:table-cell office:value-type="float" office:value="100.287781720403">
            <text:p>100.287781720403</text:p>
          </table:table-cell>
          <table:table-cell office:value-type="float" office:value="5.38050398908165">
            <text:p>5.38050398908165</text:p>
          </table:table-cell>
          <table:table-cell table:style-name="Default" table:formula="of:=CONCATENATE(LEFT([.O422];10);&quot;,&quot;;LEFT([.P422];10))" office:value-type="string" office:string-value="100.287781,5.38050398">
            <text:p>100.287781,5.3805039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KG</text:p>
          </table:table-cell>
          <table:table-cell table:style-name="ce2" office:value-type="string">
            <text:p>Port Kelang</text:p>
          </table:table-cell>
          <table:table-cell table:style-name="ce2" office:value-type="float" office:value="4393">
            <text:p>4393</text:p>
          </table:table-cell>
          <table:table-cell table:style-name="ce2" office:value-type="float" office:value="5716">
            <text:p>5716</text:p>
          </table:table-cell>
          <table:table-cell table:style-name="ce2" office:value-type="float" office:value="902">
            <text:p>90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6865">
            <text:p>16865</text:p>
          </table:table-cell>
          <table:table-cell table:style-name="ce2" office:value-type="float" office:value="202312.23">
            <text:p>202312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2312.23">
            <text:p>202312.23</text:p>
          </table:table-cell>
          <table:table-cell office:value-type="float" office:value="101.301754958323">
            <text:p>101.301754958323</text:p>
          </table:table-cell>
          <table:table-cell office:value-type="float" office:value="2.9422080003955">
            <text:p>2.9422080003955</text:p>
          </table:table-cell>
          <table:table-cell table:style-name="Default" table:formula="of:=CONCATENATE(LEFT([.O423];10);&quot;,&quot;;LEFT([.P423];10))" office:value-type="string" office:string-value="101.301754,2.94220800">
            <text:p>101.301754,2.94220800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DK</text:p>
          </table:table-cell>
          <table:table-cell table:style-name="ce2" office:value-type="string">
            <text:p>Sandakan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79">
            <text:p>204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79">
            <text:p>204.79</text:p>
          </table:table-cell>
          <table:table-cell office:value-type="float" office:value="118.107973998081">
            <text:p>118.107973998081</text:p>
          </table:table-cell>
          <table:table-cell office:value-type="float" office:value="5.84296246227939">
            <text:p>5.84296246227939</text:p>
          </table:table-cell>
          <table:table-cell table:style-name="Default" table:formula="of:=CONCATENATE(LEFT([.O424];10);&quot;,&quot;;LEFT([.P424];10))" office:value-type="string" office:string-value="118.107973,5.84296246">
            <text:p>118.107973,5.8429624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BW</text:p>
          </table:table-cell>
          <table:table-cell table:style-name="ce2" office:value-type="string">
            <text:p>Sibu, Sarawak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.09">
            <text:p>63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09">
            <text:p>63.09</text:p>
          </table:table-cell>
          <table:table-cell office:value-type="float" office:value="111.843033405608">
            <text:p>111.843033405608</text:p>
          </table:table-cell>
          <table:table-cell office:value-type="float" office:value="2.30297182098917">
            <text:p>2.30297182098917</text:p>
          </table:table-cell>
          <table:table-cell table:style-name="Default" table:formula="of:=CONCATENATE(LEFT([.O425];10);&quot;,&quot;;LEFT([.P425];10))" office:value-type="string" office:string-value="111.843033,2.30297182">
            <text:p>111.843033,2.3029718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PP</text:p>
          </table:table-cell>
          <table:table-cell table:style-name="ce2" office:value-type="string">
            <text:p>Tanjong Pelepas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63">
            <text:p>6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2642.77">
            <text:p>2642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2.77">
            <text:p>2642.77</text:p>
          </table:table-cell>
          <table:table-cell office:value-type="float" office:value="103.545713679279">
            <text:p>103.545713679279</text:p>
          </table:table-cell>
          <table:table-cell office:value-type="float" office:value="1.3570015300596">
            <text:p>1.3570015300596</text:p>
          </table:table-cell>
          <table:table-cell table:style-name="Default" table:formula="of:=CONCATENATE(LEFT([.O426];10);&quot;,&quot;;LEFT([.P426];10))" office:value-type="string" office:string-value="103.545713,1.35700153">
            <text:p>103.545713,1.3570015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WU</text:p>
          </table:table-cell>
          <table:table-cell table:style-name="ce2" office:value-type="string">
            <text:p>Tawau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6.21">
            <text:p>206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21">
            <text:p>206.21</text:p>
          </table:table-cell>
          <table:table-cell office:value-type="float" office:value="117.89599727282">
            <text:p>117.89599727282</text:p>
          </table:table-cell>
          <table:table-cell office:value-type="float" office:value="4.2709653919606">
            <text:p>4.2709653919606</text:p>
          </table:table-cell>
          <table:table-cell table:style-name="Default" table:formula="of:=CONCATENATE(LEFT([.O427];10);&quot;,&quot;;LEFT([.P427];10))" office:value-type="string" office:string-value="117.895997,4.27096539">
            <text:p>117.895997,4.2709653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yanmar</text:p>
          </table:table-cell>
          <table:table-cell table:style-name="ce2" office:value-type="string">
            <text:p>MMRGN</text:p>
          </table:table-cell>
          <table:table-cell table:style-name="ce2" office:value-type="string">
            <text:p>Yango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48.39">
            <text:p>34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8.39">
            <text:p>348.39</text:p>
          </table:table-cell>
          <table:table-cell office:value-type="float" office:value="96.1647317526619">
            <text:p>96.1647317526619</text:p>
          </table:table-cell>
          <table:table-cell office:value-type="float" office:value="16.7852999631888">
            <text:p>16.7852999631888</text:p>
          </table:table-cell>
          <table:table-cell table:style-name="Default" table:formula="of:=CONCATENATE(LEFT([.O428];10);&quot;,&quot;;LEFT([.P428];10))" office:value-type="string" office:string-value="96.1647317,16.7852999">
            <text:p>96.1647317,16.785299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GY</text:p>
          </table:table-cell>
          <table:table-cell table:style-name="ce2" office:value-type="string">
            <text:p>Cagayan de Oro, Mindana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39.52">
            <text:p>239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52">
            <text:p>239.52</text:p>
          </table:table-cell>
          <table:table-cell office:value-type="float" office:value="124.685298623759">
            <text:p>124.685298623759</text:p>
          </table:table-cell>
          <table:table-cell office:value-type="float" office:value="8.45083945610492">
            <text:p>8.45083945610492</text:p>
          </table:table-cell>
          <table:table-cell table:style-name="Default" table:formula="of:=CONCATENATE(LEFT([.O429];10);&quot;,&quot;;LEFT([.P429];10))" office:value-type="string" office:string-value="124.685298,8.45083945">
            <text:p>124.685298,8.4508394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EB</text:p>
          </table:table-cell>
          <table:table-cell table:style-name="ce2" office:value-type="string">
            <text:p>Cebu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25.32">
            <text:p>625.3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5.32">
            <text:p>625.32</text:p>
          </table:table-cell>
          <table:table-cell office:value-type="float" office:value="123.898129376471">
            <text:p>123.898129376471</text:p>
          </table:table-cell>
          <table:table-cell office:value-type="float" office:value="10.3219218707148">
            <text:p>10.3219218707148</text:p>
          </table:table-cell>
          <table:table-cell table:style-name="Default" table:formula="of:=CONCATENATE(LEFT([.O430];10);&quot;,&quot;;LEFT([.P430];10))" office:value-type="string" office:string-value="123.898129,10.3219218">
            <text:p>123.898129,10.321921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DVO</text:p>
          </table:table-cell>
          <table:table-cell table:style-name="ce2" office:value-type="string">
            <text:p>Davao, Mindana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4.13">
            <text:p>104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4.13">
            <text:p>104.13</text:p>
          </table:table-cell>
          <table:table-cell office:value-type="float" office:value="125.628049623873">
            <text:p>125.628049623873</text:p>
          </table:table-cell>
          <table:table-cell office:value-type="float" office:value="7.11196276425676">
            <text:p>7.11196276425676</text:p>
          </table:table-cell>
          <table:table-cell table:style-name="Default" table:formula="of:=CONCATENATE(LEFT([.O431];10);&quot;,&quot;;LEFT([.P431];10))" office:value-type="string" office:string-value="125.628049,7.11196276">
            <text:p>125.628049,7.1119627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MNL</text:p>
          </table:table-cell>
          <table:table-cell table:style-name="ce2" office:value-type="string">
            <text:p>Manila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3045.18">
            <text:p>304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5.18">
            <text:p>3045.18</text:p>
          </table:table-cell>
          <table:table-cell office:value-type="float" office:value="120.980271303542">
            <text:p>120.980271303542</text:p>
          </table:table-cell>
          <table:table-cell office:value-type="float" office:value="14.6061048134405">
            <text:p>14.6061048134405</text:p>
          </table:table-cell>
          <table:table-cell table:style-name="Default" table:formula="of:=CONCATENATE(LEFT([.O432];10);&quot;,&quot;;LEFT([.P432];10))" office:value-type="string" office:string-value="120.980271,14.6061048">
            <text:p>120.980271,14.606104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Singapore</text:p>
          </table:table-cell>
          <table:table-cell table:style-name="ce2" office:value-type="string">
            <text:p>SGSIN</text:p>
          </table:table-cell>
          <table:table-cell table:style-name="ce2" office:value-type="string">
            <text:p>Singapore</text:p>
          </table:table-cell>
          <table:table-cell table:style-name="ce2" office:value-type="float" office:value="20457">
            <text:p>20457</text:p>
          </table:table-cell>
          <table:table-cell table:style-name="ce2" office:value-type="float" office:value="21545">
            <text:p>21545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64483">
            <text:p>64483</text:p>
          </table:table-cell>
          <table:table-cell table:style-name="ce2" office:value-type="float" office:value="849346.62">
            <text:p>849346.62</text:p>
          </table:table-cell>
          <table:table-cell table:style-name="ce2" office:value-type="float" office:value="1824.12">
            <text:p>1824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51170.74">
            <text:p>851170.74</text:p>
          </table:table-cell>
          <table:table-cell office:value-type="float" office:value="103.853874819099">
            <text:p>103.853874819099</text:p>
          </table:table-cell>
          <table:table-cell office:value-type="float" office:value="1.29497932510594">
            <text:p>1.29497932510594</text:p>
          </table:table-cell>
          <table:table-cell table:style-name="Default" table:formula="of:=CONCATENATE(LEFT([.O433];10);&quot;,&quot;;LEFT([.P433];10))" office:value-type="string" office:string-value="103.853874,1.29497932">
            <text:p>103.853874,1.2949793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KWY</text:p>
          </table:table-cell>
          <table:table-cell table:style-name="ce2" office:value-type="string">
            <text:p>Gwangyang (Kwangyang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6.56">
            <text:p>86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.56">
            <text:p>86.56</text:p>
          </table:table-cell>
          <table:table-cell office:value-type="float" office:value="127.603159406381">
            <text:p>127.603159406381</text:p>
          </table:table-cell>
          <table:table-cell office:value-type="float" office:value="34.8981154500522">
            <text:p>34.8981154500522</text:p>
          </table:table-cell>
          <table:table-cell table:style-name="Default" table:formula="of:=CONCATENATE(LEFT([.O434];10);&quot;,&quot;;LEFT([.P434];10))" office:value-type="string" office:string-value="127.603159,34.8981154">
            <text:p>127.603159,34.898115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INC</text:p>
          </table:table-cell>
          <table:table-cell table:style-name="ce2" office:value-type="string">
            <text:p>Incheon (Inchon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6.97">
            <text:p>136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7">
            <text:p>136.97</text:p>
          </table:table-cell>
          <table:table-cell office:value-type="float" office:value="126.640287579607">
            <text:p>126.640287579607</text:p>
          </table:table-cell>
          <table:table-cell office:value-type="float" office:value="37.4780937458236">
            <text:p>37.4780937458236</text:p>
          </table:table-cell>
          <table:table-cell table:style-name="Default" table:formula="of:=CONCATENATE(LEFT([.O435];10);&quot;,&quot;;LEFT([.P435];10))" office:value-type="string" office:string-value="126.640287,37.4780937">
            <text:p>126.640287,37.478093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PUS</text:p>
          </table:table-cell>
          <table:table-cell table:style-name="ce2" office:value-type="string">
            <text:p>Pusan</text:p>
          </table:table-cell>
          <table:table-cell table:style-name="ce2" office:value-type="float" office:value="6369">
            <text:p>6369</text:p>
          </table:table-cell>
          <table:table-cell table:style-name="ce2" office:value-type="float" office:value="9139">
            <text:p>9139</text:p>
          </table:table-cell>
          <table:table-cell table:style-name="ce2" office:value-type="float" office:value="711">
            <text:p>711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26496">
            <text:p>26496</text:p>
          </table:table-cell>
          <table:table-cell table:style-name="ce2" office:value-type="float" office:value="284012.55">
            <text:p>28401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012.55">
            <text:p>284012.55</text:p>
          </table:table-cell>
          <table:table-cell office:value-type="float" office:value="129.00810170722">
            <text:p>129.00810170722</text:p>
          </table:table-cell>
          <table:table-cell office:value-type="float" office:value="35.0969987751109">
            <text:p>35.0969987751109</text:p>
          </table:table-cell>
          <table:table-cell table:style-name="Default" table:formula="of:=CONCATENATE(LEFT([.O436];10);&quot;,&quot;;LEFT([.P436];10))" office:value-type="string" office:string-value="129.008101,35.0969987">
            <text:p>129.008101,35.096998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SEL</text:p>
          </table:table-cell>
          <table:table-cell table:style-name="ce2" office:value-type="string">
            <text:p>Seou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6.59">
            <text:p>186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6.59">
            <text:p>186.59</text:p>
          </table:table-cell>
          <table:table-cell office:value-type="float" office:value="126.997785138202">
            <text:p>126.997785138202</text:p>
          </table:table-cell>
          <table:table-cell office:value-type="float" office:value="37.5682949583889">
            <text:p>37.5682949583889</text:p>
          </table:table-cell>
          <table:table-cell table:style-name="Default" table:formula="of:=CONCATENATE(LEFT([.O437];10);&quot;,&quot;;LEFT([.P437];10))" office:value-type="string" office:string-value="126.997785,37.5682949">
            <text:p>126.997785,37.568294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HH</text:p>
          </table:table-cell>
          <table:table-cell table:style-name="ce2" office:value-type="string">
            <text:p>Kaohsiung</text:p>
          </table:table-cell>
          <table:table-cell table:style-name="ce2" office:value-type="float" office:value="2471">
            <text:p>2471</text:p>
          </table:table-cell>
          <table:table-cell table:style-name="ce2" office:value-type="float" office:value="2752">
            <text:p>275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084">
            <text:p>8084</text:p>
          </table:table-cell>
          <table:table-cell table:style-name="ce2" office:value-type="float" office:value="101187.45">
            <text:p>10118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187.45">
            <text:p>101187.45</text:p>
          </table:table-cell>
          <table:table-cell office:value-type="float" office:value="120.266601928">
            <text:p>120.266601928</text:p>
          </table:table-cell>
          <table:table-cell office:value-type="float" office:value="22.6333071075">
            <text:p>22.6333071075</text:p>
          </table:table-cell>
          <table:table-cell table:style-name="Default" table:formula="of:=CONCATENATE(LEFT([.O438];10);&quot;,&quot;;LEFT([.P438];10))" office:value-type="string" office:string-value="120.266601,22.6333071">
            <text:p>120.266601,22.633307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EL</text:p>
          </table:table-cell>
          <table:table-cell table:style-name="ce2" office:value-type="string">
            <text:p>Keelung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45">
            <text:p>3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3439.69">
            <text:p>13439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39.69">
            <text:p>13439.69</text:p>
          </table:table-cell>
          <table:table-cell office:value-type="float" office:value="121.733282429">
            <text:p>121.733282429</text:p>
          </table:table-cell>
          <table:table-cell office:value-type="float" office:value="25.1332578725">
            <text:p>25.1332578725</text:p>
          </table:table-cell>
          <table:table-cell table:style-name="Default" table:formula="of:=CONCATENATE(LEFT([.O439];10);&quot;,&quot;;LEFT([.P439];10))" office:value-type="string" office:string-value="121.733282,25.1332578">
            <text:p>121.733282,25.133257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XG</text:p>
          </table:table-cell>
          <table:table-cell table:style-name="ce2" office:value-type="string">
            <text:p>Taichung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543.94">
            <text:p>1543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3.94">
            <text:p>1543.94</text:p>
          </table:table-cell>
          <table:table-cell office:value-type="float" office:value="120.681667032">
            <text:p>120.681667032</text:p>
          </table:table-cell>
          <table:table-cell office:value-type="float" office:value="24.1520774526">
            <text:p>24.1520774526</text:p>
          </table:table-cell>
          <table:table-cell table:style-name="Default" table:formula="of:=CONCATENATE(LEFT([.O440];10);&quot;,&quot;;LEFT([.P440];10))" office:value-type="string" office:string-value="120.681667,24.1520774">
            <text:p>120.681667,24.152077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YN</text:p>
          </table:table-cell>
          <table:table-cell table:style-name="ce2" office:value-type="string">
            <text:p>Taoyuan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88.9">
            <text:p>788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9">
            <text:p>788.9</text:p>
          </table:table-cell>
          <table:table-cell office:value-type="float" office:value="121.311111111111">
            <text:p>121.311111111111</text:p>
          </table:table-cell>
          <table:table-cell office:value-type="float" office:value="24.9888888888889">
            <text:p>24.9888888888889</text:p>
          </table:table-cell>
          <table:table-cell table:style-name="Default" table:formula="of:=CONCATENATE(LEFT([.O441];10);&quot;,&quot;;LEFT([.P441];10))" office:value-type="string" office:string-value="121.311111,24.9888888">
            <text:p>121.311111,24.988888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BKK</text:p>
          </table:table-cell>
          <table:table-cell table:style-name="ce2" office:value-type="string">
            <text:p>Bangkok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18">
            <text:p>1218</text:p>
          </table:table-cell>
          <table:table-cell table:style-name="ce2" office:value-type="float" office:value="17725.08">
            <text:p>17725.0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725.08">
            <text:p>17725.08</text:p>
          </table:table-cell>
          <table:table-cell office:value-type="float" office:value="100.514698793695">
            <text:p>100.514698793695</text:p>
          </table:table-cell>
          <table:table-cell office:value-type="float" office:value="13.751945064088">
            <text:p>13.751945064088</text:p>
          </table:table-cell>
          <table:table-cell table:style-name="Default" table:formula="of:=CONCATENATE(LEFT([.O442];10);&quot;,&quot;;LEFT([.P442];10))" office:value-type="string" office:string-value="100.514698,13.7519450">
            <text:p>100.514698,13.7519450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KTY</text:p>
          </table:table-cell>
          <table:table-cell table:style-name="ce2" office:value-type="string">
            <text:p>Khlong Toe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1.7">
            <text:p>161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1.7">
            <text:p>161.7</text:p>
          </table:table-cell>
          <table:table-cell table:style-name="ce7" office:value-type="float" office:value="100.6313">
            <text:p>100.6313</text:p>
          </table:table-cell>
          <table:table-cell table:style-name="ce10" office:value-type="float" office:value="13.7524">
            <text:p>13.7524</text:p>
          </table:table-cell>
          <table:table-cell table:style-name="Default" table:formula="of:=CONCATENATE(LEFT([.O443];10);&quot;,&quot;;LEFT([.P443];10))" office:value-type="string" office:string-value="100.6313,13.7524">
            <text:p>100.6313,13.752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MC</text:p>
          </table:table-cell>
          <table:table-cell table:style-name="ce2" office:value-type="string">
            <text:p>Laem Chaban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table:style-name="ce7" office:value-type="float" office:value="100.9152266">
            <text:p>100.9152266</text:p>
          </table:table-cell>
          <table:table-cell table:style-name="ce7" office:value-type="float" office:value="13.0970555">
            <text:p>13.0970555</text:p>
          </table:table-cell>
          <table:table-cell table:style-name="Default" table:formula="of:=CONCATENATE(LEFT([.O444];10);&quot;,&quot;;LEFT([.P444];10))" office:value-type="string" office:string-value="100.915226,13.0970555">
            <text:p>100.915226,13.097055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KR</text:p>
          </table:table-cell>
          <table:table-cell table:style-name="ce2" office:value-type="string">
            <text:p>Lat Krabang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731.81">
            <text:p>731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1.81">
            <text:p>731.81</text:p>
          </table:table-cell>
          <table:table-cell office:value-type="float" office:value="100.7485509">
            <text:p>100.7485509</text:p>
          </table:table-cell>
          <table:table-cell office:value-type="float" office:value="13.7275338">
            <text:p>13.7275338</text:p>
          </table:table-cell>
          <table:table-cell table:style-name="Default" table:formula="of:=CONCATENATE(LEFT([.O445];10);&quot;,&quot;;LEFT([.P445];10))" office:value-type="string" office:string-value="100.748550,13.7275338">
            <text:p>100.748550,13.727533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SGZ</text:p>
          </table:table-cell>
          <table:table-cell table:style-name="ce2" office:value-type="string">
            <text:p>Songkhla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470.6">
            <text:p>147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0.6">
            <text:p>1470.6</text:p>
          </table:table-cell>
          <table:table-cell office:value-type="float" office:value="100.5981483">
            <text:p>100.5981483</text:p>
          </table:table-cell>
          <table:table-cell office:value-type="float" office:value="7.1979038">
            <text:p>7.1979038</text:p>
          </table:table-cell>
          <table:table-cell table:style-name="Default" table:formula="of:=CONCATENATE(LEFT([.O446];10);&quot;,&quot;;LEFT([.P446];10))" office:value-type="string" office:string-value="100.598148,7.1979038">
            <text:p>100.598148,7.197903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CLI</text:p>
          </table:table-cell>
          <table:table-cell table:style-name="ce2" office:value-type="string">
            <text:p>Cat La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2.09">
            <text:p>13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09">
            <text:p>132.09</text:p>
          </table:table-cell>
          <table:table-cell office:value-type="float" office:value="106.789071739588">
            <text:p>106.789071739588</text:p>
          </table:table-cell>
          <table:table-cell office:value-type="float" office:value="10.7587559798713">
            <text:p>10.7587559798713</text:p>
          </table:table-cell>
          <table:table-cell table:style-name="Default" table:formula="of:=CONCATENATE(LEFT([.O447];10);&quot;,&quot;;LEFT([.P447];10))" office:value-type="string" office:string-value="106.789071,10.7587559">
            <text:p>106.789071,10.758755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DAD</text:p>
          </table:table-cell>
          <table:table-cell table:style-name="ce2" office:value-type="string">
            <text:p>Da N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52.56">
            <text:p>95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56">
            <text:p>952.56</text:p>
          </table:table-cell>
          <table:table-cell office:value-type="float" office:value="108.249971068354">
            <text:p>108.249971068354</text:p>
          </table:table-cell>
          <table:table-cell office:value-type="float" office:value="16.0600390817865">
            <text:p>16.0600390817865</text:p>
          </table:table-cell>
          <table:table-cell table:style-name="Default" table:formula="of:=CONCATENATE(LEFT([.O448];10);&quot;,&quot;;LEFT([.P448];10))" office:value-type="string" office:string-value="108.249971,16.0600390">
            <text:p>108.249971,16.0600390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HPH</text:p>
          </table:table-cell>
          <table:table-cell table:style-name="ce2" office:value-type="string">
            <text:p>Haiphong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54">
            <text:p>1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4401.3">
            <text:p>4401.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14.3">
            <text:p>4414.3</text:p>
          </table:table-cell>
          <table:table-cell office:value-type="float" office:value="106.678146873147">
            <text:p>106.678146873147</text:p>
          </table:table-cell>
          <table:table-cell office:value-type="float" office:value="20.8319521848845">
            <text:p>20.8319521848845</text:p>
          </table:table-cell>
          <table:table-cell table:style-name="Default" table:formula="of:=CONCATENATE(LEFT([.O449];10);&quot;,&quot;;LEFT([.P449];10))" office:value-type="string" office:string-value="106.678146,20.8319521">
            <text:p>106.678146,20.831952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SGN</text:p>
          </table:table-cell>
          <table:table-cell table:style-name="ce2" office:value-type="string">
            <text:p>Ho Chi Minh City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215">
            <text:p>2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1">
            <text:p>961</text:p>
          </table:table-cell>
          <table:table-cell table:style-name="ce2" office:value-type="float" office:value="17027.3">
            <text:p>17027.3</text:p>
          </table:table-cell>
          <table:table-cell table:style-name="ce2" office:value-type="float" office:value="212">
            <text:p>2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239.3">
            <text:p>17239.3</text:p>
          </table:table-cell>
          <table:table-cell office:value-type="float" office:value="106.693081362079">
            <text:p>106.693081362079</text:p>
          </table:table-cell>
          <table:table-cell office:value-type="float" office:value="10.7819713091934">
            <text:p>10.7819713091934</text:p>
          </table:table-cell>
          <table:table-cell table:style-name="Default" table:formula="of:=CONCATENATE(LEFT([.O450];10);&quot;,&quot;;LEFT([.P450];10))" office:value-type="string" office:string-value="106.693081,10.7819713">
            <text:p>106.693081,10.781971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VUT</text:p>
          </table:table-cell>
          <table:table-cell table:style-name="ce2" office:value-type="string">
            <text:p>Vung Tau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5.88">
            <text:p>495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5.88">
            <text:p>495.88</text:p>
          </table:table-cell>
          <table:table-cell office:value-type="float" office:value="107.084977578766">
            <text:p>107.084977578766</text:p>
          </table:table-cell>
          <table:table-cell office:value-type="float" office:value="10.3553743682219">
            <text:p>10.3553743682219</text:p>
          </table:table-cell>
          <table:table-cell table:style-name="Default" table:formula="of:=CONCATENATE(LEFT([.O451];10);&quot;,&quot;;LEFT([.P451];10))" office:value-type="string" office:string-value="107.084977,10.3553743">
            <text:p>107.084977,10.355374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CGP</text:p>
          </table:table-cell>
          <table:table-cell table:style-name="ce2" office:value-type="string">
            <text:p>Chittagong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169">
            <text:p>1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7700.02">
            <text:p>770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0.02">
            <text:p>7700.02</text:p>
          </table:table-cell>
          <table:table-cell table:style-name="ce7" office:value-type="string">
            <text:p>91.8412863</text:p>
          </table:table-cell>
          <table:table-cell table:style-name="ce7" office:value-type="string">
            <text:p>22.3307998</text:p>
          </table:table-cell>
          <table:table-cell table:style-name="Default" table:formula="of:=CONCATENATE(LEFT([.O452];10);&quot;,&quot;;LEFT([.P452];10))" office:value-type="string" office:string-value="91.8412863,22.3307998">
            <text:p>91.8412863,22.330799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DAC</text:p>
          </table:table-cell>
          <table:table-cell table:style-name="ce2" office:value-type="string">
            <text:p>Dhak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9.21">
            <text:p>23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21">
            <text:p>239.21</text:p>
          </table:table-cell>
          <table:table-cell table:style-name="ce7" office:value-type="string">
            <text:p>90.4098792</text:p>
          </table:table-cell>
          <table:table-cell table:style-name="ce7" office:value-type="string">
            <text:p>23.7282161</text:p>
          </table:table-cell>
          <table:table-cell table:style-name="Default" table:formula="of:=CONCATENATE(LEFT([.O453];10);&quot;,&quot;;LEFT([.P453];10))" office:value-type="string" office:string-value="90.4098792,23.7282161">
            <text:p>90.4098792,23.728216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MGL</text:p>
          </table:table-cell>
          <table:table-cell table:style-name="ce2" office:value-type="string">
            <text:p>Mongl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.34">
            <text:p>32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.34">
            <text:p>32.34</text:p>
          </table:table-cell>
          <table:table-cell table:style-name="ce7" office:value-type="string">
            <text:p>89.5954957</text:p>
          </table:table-cell>
          <table:table-cell table:style-name="ce7" office:value-type="string">
            <text:p>22.4986925</text:p>
          </table:table-cell>
          <table:table-cell table:style-name="Default" table:formula="of:=CONCATENATE(LEFT([.O454];10);&quot;,&quot;;LEFT([.P454];10))" office:value-type="string" office:string-value="89.5954957,22.4986925">
            <text:p>89.5954957,22.498692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AMD</text:p>
          </table:table-cell>
          <table:table-cell table:style-name="ce2" office:value-type="string">
            <text:p>Ahmedaba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433.73">
            <text:p>433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.73">
            <text:p>433.73</text:p>
          </table:table-cell>
          <table:table-cell office:value-type="string">
            <text:p>72.5797068</text:p>
          </table:table-cell>
          <table:table-cell office:value-type="string">
            <text:p>23.0216238</text:p>
          </table:table-cell>
          <table:table-cell table:style-name="Default" table:formula="of:=CONCATENATE(LEFT([.O455];10);&quot;,&quot;;LEFT([.P455];10))" office:value-type="string" office:string-value="72.5797068,23.0216238">
            <text:p>72.5797068,23.021623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PAV</text:p>
          </table:table-cell>
          <table:table-cell table:style-name="ce2" office:value-type="string">
            <text:p>Albert Victo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0.6">
            <text:p>3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6">
            <text:p>30.6</text:p>
          </table:table-cell>
          <table:table-cell office:value-type="string">
            <text:p>71.5519</text:p>
          </table:table-cell>
          <table:table-cell office:value-type="string">
            <text:p>21.0125</text:p>
          </table:table-cell>
          <table:table-cell table:style-name="Default" table:formula="of:=CONCATENATE(LEFT([.O456];10);&quot;,&quot;;LEFT([.P456];10))" office:value-type="string" office:string-value="71.5519,21.0125">
            <text:p>71.5519,21.012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LR</text:p>
          </table:table-cell>
          <table:table-cell table:style-name="ce2" office:value-type="string">
            <text:p>Bangalore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900.9">
            <text:p>190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0.9">
            <text:p>1900.9</text:p>
          </table:table-cell>
          <table:table-cell office:value-type="string">
            <text:p>77.5903608</text:p>
          </table:table-cell>
          <table:table-cell office:value-type="string">
            <text:p>12.9793998</text:p>
          </table:table-cell>
          <table:table-cell table:style-name="Default" table:formula="of:=CONCATENATE(LEFT([.O457];10);&quot;,&quot;;LEFT([.P457];10))" office:value-type="string" office:string-value="77.5903608,12.9793998">
            <text:p>77.5903608,12.979399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OK</text:p>
          </table:table-cell>
          <table:table-cell table:style-name="ce2" office:value-type="string">
            <text:p>Cochi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36.96">
            <text:p>143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36.96">
            <text:p>1436.96</text:p>
          </table:table-cell>
          <table:table-cell office:value-type="string">
            <text:p>76.2538</text:p>
          </table:table-cell>
          <table:table-cell office:value-type="string">
            <text:p>9.9622</text:p>
          </table:table-cell>
          <table:table-cell table:style-name="Default" table:formula="of:=CONCATENATE(LEFT([.O458];10);&quot;,&quot;;LEFT([.P458];10))" office:value-type="string" office:string-value="76.2538,9.9622">
            <text:p>76.2538,9.962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DEL</text:p>
          </table:table-cell>
          <table:table-cell table:style-name="ce2" office:value-type="string">
            <text:p>Delh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90.8">
            <text:p>29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8">
            <text:p>290.8</text:p>
          </table:table-cell>
          <table:table-cell office:value-type="string">
            <text:p>77.2494606</text:p>
          </table:table-cell>
          <table:table-cell office:value-type="string">
            <text:p>28.63135</text:p>
          </table:table-cell>
          <table:table-cell table:style-name="Default" table:formula="of:=CONCATENATE(LEFT([.O459];10);&quot;,&quot;;LEFT([.P459];10))" office:value-type="string" office:string-value="77.2494606,28.63135">
            <text:p>77.2494606,28.6313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GOA</text:p>
          </table:table-cell>
          <table:table-cell table:style-name="ce2" office:value-type="string">
            <text:p>Go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office:value-type="string">
            <text:p>73.8282633</text:p>
          </table:table-cell>
          <table:table-cell office:value-type="string">
            <text:p>15.4993295</text:p>
          </table:table-cell>
          <table:table-cell table:style-name="Default" table:formula="of:=CONCATENATE(LEFT([.O460];10);&quot;,&quot;;LEFT([.P460];10))" office:value-type="string" office:string-value="73.8282633,15.4993295">
            <text:p>73.8282633,15.499329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AL</text:p>
          </table:table-cell>
          <table:table-cell table:style-name="ce2" office:value-type="string">
            <text:p>Haldia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668.53">
            <text:p>5668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68.53">
            <text:p>5668.53</text:p>
          </table:table-cell>
          <table:table-cell office:value-type="string">
            <text:p>88.0608274</text:p>
          </table:table-cell>
          <table:table-cell office:value-type="string">
            <text:p>22.0355395</text:p>
          </table:table-cell>
          <table:table-cell table:style-name="Default" table:formula="of:=CONCATENATE(LEFT([.O461];10);&quot;,&quot;;LEFT([.P461];10))" office:value-type="string" office:string-value="88.0608274,22.0355395">
            <text:p>88.0608274,22.035539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YD</text:p>
          </table:table-cell>
          <table:table-cell table:style-name="ce2" office:value-type="string">
            <text:p>Hyderabad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784.31">
            <text:p>78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4.31">
            <text:p>784.31</text:p>
          </table:table-cell>
          <table:table-cell office:value-type="string">
            <text:p>78.4565</text:p>
          </table:table-cell>
          <table:table-cell office:value-type="string">
            <text:p>17.3827</text:p>
          </table:table-cell>
          <table:table-cell table:style-name="Default" table:formula="of:=CONCATENATE(LEFT([.O462];10);&quot;,&quot;;LEFT([.P462];10))" office:value-type="string" office:string-value="78.4565,17.3827">
            <text:p>78.4565,17.382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JAI</text:p>
          </table:table-cell>
          <table:table-cell table:style-name="ce2" office:value-type="string">
            <text:p>Jaipur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3.06">
            <text:p>133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3.06">
            <text:p>133.06</text:p>
          </table:table-cell>
          <table:table-cell office:value-type="string">
            <text:p>75.8204056</text:p>
          </table:table-cell>
          <table:table-cell office:value-type="string">
            <text:p>26.9161293</text:p>
          </table:table-cell>
          <table:table-cell table:style-name="Default" table:formula="of:=CONCATENATE(LEFT([.O463];10);&quot;,&quot;;LEFT([.P463];10))" office:value-type="string" office:string-value="75.8204056,26.9161293">
            <text:p>75.8204056,26.916129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SA</text:p>
          </table:table-cell>
          <table:table-cell table:style-name="ce2" office:value-type="string">
            <text:p>Jawaharlal Neru (Nhava Sheva)</text:p>
          </table:table-cell>
          <table:table-cell table:style-name="ce2" office:value-type="float" office:value="4198">
            <text:p>4198</text:p>
          </table:table-cell>
          <table:table-cell table:style-name="ce2" office:value-type="float" office:value="5532">
            <text:p>553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276">
            <text:p>15276</text:p>
          </table:table-cell>
          <table:table-cell table:style-name="ce2" office:value-type="float" office:value="185291.96">
            <text:p>18529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291.96">
            <text:p>185291.96</text:p>
          </table:table-cell>
          <table:table-cell office:value-type="string">
            <text:p>72.9530</text:p>
          </table:table-cell>
          <table:table-cell office:value-type="string">
            <text:p>18.9537</text:p>
          </table:table-cell>
          <table:table-cell table:style-name="Default" table:formula="of:=CONCATENATE(LEFT([.O464];10);&quot;,&quot;;LEFT([.P464];10))" office:value-type="string" office:string-value="72.9530,18.9537">
            <text:p>72.9530,18.953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IXY</text:p>
          </table:table-cell>
          <table:table-cell table:style-name="ce2" office:value-type="string">
            <text:p>Kand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">
            <text:p>13.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1513.8">
            <text:p>1513.8</text:p>
          </table:table-cell>
          <table:table-cell office:value-type="string">
            <text:p>70.2096164</text:p>
          </table:table-cell>
          <table:table-cell office:value-type="string">
            <text:p>23.0177525</text:p>
          </table:table-cell>
          <table:table-cell table:style-name="Default" table:formula="of:=CONCATENATE(LEFT([.O465];10);&quot;,&quot;;LEFT([.P465];10))" office:value-type="string" office:string-value="70.2096164,23.0177525">
            <text:p>70.2096164,23.017752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KNU</text:p>
          </table:table-cell>
          <table:table-cell table:style-name="ce2" office:value-type="string">
            <text:p>Kanpu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6.16">
            <text:p>206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16">
            <text:p>206.16</text:p>
          </table:table-cell>
          <table:table-cell office:value-type="string">
            <text:p>80.3221409</text:p>
          </table:table-cell>
          <table:table-cell office:value-type="string">
            <text:p>26.4610238</text:p>
          </table:table-cell>
          <table:table-cell table:style-name="Default" table:formula="of:=CONCATENATE(LEFT([.O466];10);&quot;,&quot;;LEFT([.P466];10))" office:value-type="string" office:string-value="80.3221409,26.4610238">
            <text:p>80.3221409,26.461023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CU</text:p>
          </table:table-cell>
          <table:table-cell table:style-name="ce2" office:value-type="string">
            <text:p>Kolkata (Calcutta)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5884.06">
            <text:p>5884.06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76.06">
            <text:p>6076.06</text:p>
          </table:table-cell>
          <table:table-cell office:value-type="string">
            <text:p>88.3462999</text:p>
          </table:table-cell>
          <table:table-cell office:value-type="string">
            <text:p>22.568746</text:p>
          </table:table-cell>
          <table:table-cell table:style-name="Default" table:formula="of:=CONCATENATE(LEFT([.O467];10);&quot;,&quot;;LEFT([.P467];10))" office:value-type="string" office:string-value="88.3462999,22.568746">
            <text:p>88.3462999,22.56874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LUH</text:p>
          </table:table-cell>
          <table:table-cell table:style-name="ce2" office:value-type="string">
            <text:p>Ludhian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534.94">
            <text:p>534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.94">
            <text:p>534.94</text:p>
          </table:table-cell>
          <table:table-cell office:value-type="string">
            <text:p>75.8515476</text:p>
          </table:table-cell>
          <table:table-cell office:value-type="string">
            <text:p>30.9090355</text:p>
          </table:table-cell>
          <table:table-cell table:style-name="Default" table:formula="of:=CONCATENATE(LEFT([.O468];10);&quot;,&quot;;LEFT([.P468];10))" office:value-type="string" office:string-value="75.8515476,30.9090355">
            <text:p>75.8515476,30.909035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AA</text:p>
          </table:table-cell>
          <table:table-cell table:style-name="ce2" office:value-type="string">
            <text:p>Madras (Cennai)</text:p>
          </table:table-cell>
          <table:table-cell table:style-name="ce2" office:value-type="float" office:value="745">
            <text:p>745</text:p>
          </table:table-cell>
          <table:table-cell table:style-name="ce2" office:value-type="float" office:value="656">
            <text:p>65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138">
            <text:p>2138</text:p>
          </table:table-cell>
          <table:table-cell table:style-name="ce2" office:value-type="float" office:value="27727.15">
            <text:p>27727.15</text:p>
          </table:table-cell>
          <table:table-cell table:style-name="ce2" office:value-type="float" office:value="1223">
            <text:p>12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50.15">
            <text:p>28950.15</text:p>
          </table:table-cell>
          <table:table-cell office:value-type="string">
            <text:p>80.281807</text:p>
          </table:table-cell>
          <table:table-cell office:value-type="string">
            <text:p>13.0804251</text:p>
          </table:table-cell>
          <table:table-cell table:style-name="Default" table:formula="of:=CONCATENATE(LEFT([.O469];10);&quot;,&quot;;LEFT([.P469];10))" office:value-type="string" office:string-value="80.281807,13.0804251">
            <text:p>80.281807,13.080425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RM</text:p>
          </table:table-cell>
          <table:table-cell table:style-name="ce2" office:value-type="string">
            <text:p>Mormuga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8.34">
            <text:p>8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.34">
            <text:p>88.34</text:p>
          </table:table-cell>
          <table:table-cell office:value-type="string">
            <text:p>73.7929825</text:p>
          </table:table-cell>
          <table:table-cell office:value-type="string">
            <text:p>15.4081535</text:p>
          </table:table-cell>
          <table:table-cell table:style-name="Default" table:formula="of:=CONCATENATE(LEFT([.O470];10);&quot;,&quot;;LEFT([.P470];10))" office:value-type="string" office:string-value="73.7929825,15.4081535">
            <text:p>73.7929825,15.408153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OM</text:p>
          </table:table-cell>
          <table:table-cell table:style-name="ce2" office:value-type="string">
            <text:p>Mumbay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83.28">
            <text:p>183.28</text:p>
          </table:table-cell>
          <table:table-cell table:style-name="ce2" office:value-type="float" office:value="3301">
            <text:p>33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4.28">
            <text:p>3484.28</text:p>
          </table:table-cell>
          <table:table-cell office:value-type="string">
            <text:p>72.8327112</text:p>
          </table:table-cell>
          <table:table-cell office:value-type="string">
            <text:p>18.9523804</text:p>
          </table:table-cell>
          <table:table-cell table:style-name="Default" table:formula="of:=CONCATENATE(LEFT([.O471];10);&quot;,&quot;;LEFT([.P471];10))" office:value-type="string" office:string-value="72.8327112,18.9523804">
            <text:p>72.8327112,18.952380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007</text:p>
          </table:table-cell>
          <table:table-cell table:style-name="ce2" office:value-type="string">
            <text:p>Mundr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4.86">
            <text:p>54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86">
            <text:p>54.86</text:p>
          </table:table-cell>
          <table:table-cell office:value-type="string">
            <text:p>69.7238104</text:p>
          </table:table-cell>
          <table:table-cell office:value-type="string">
            <text:p>22.8396036</text:p>
          </table:table-cell>
          <table:table-cell table:style-name="Default" table:formula="of:=CONCATENATE(LEFT([.O472];10);&quot;,&quot;;LEFT([.P472];10))" office:value-type="string" office:string-value="69.7238104,22.8396036">
            <text:p>69.7238104,22.839603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AG</text:p>
          </table:table-cell>
          <table:table-cell table:style-name="ce2" office:value-type="string">
            <text:p>Nagpu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3.8">
            <text:p>8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8">
            <text:p>83.8</text:p>
          </table:table-cell>
          <table:table-cell office:value-type="string">
            <text:p>79.0798136</text:p>
          </table:table-cell>
          <table:table-cell office:value-type="string">
            <text:p>21.1444307</text:p>
          </table:table-cell>
          <table:table-cell table:style-name="Default" table:formula="of:=CONCATENATE(LEFT([.O473];10);&quot;,&quot;;LEFT([.P473];10))" office:value-type="string" office:string-value="79.0798136,21.1444307">
            <text:p>79.0798136,21.144430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TUT</text:p>
          </table:table-cell>
          <table:table-cell table:style-name="ce2" office:value-type="string">
            <text:p>Tuticorin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2595.97">
            <text:p>2595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95.97">
            <text:p>2595.97</text:p>
          </table:table-cell>
          <table:table-cell office:value-type="string">
            <text:p>78.1451873</text:p>
          </table:table-cell>
          <table:table-cell office:value-type="string">
            <text:p>8.8053701</text:p>
          </table:table-cell>
          <table:table-cell table:style-name="Default" table:formula="of:=CONCATENATE(LEFT([.O474];10);&quot;,&quot;;LEFT([.P474];10))" office:value-type="string" office:string-value="78.1451873,8.8053701">
            <text:p>78.1451873,8.805370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VTZ</text:p>
          </table:table-cell>
          <table:table-cell table:style-name="ce2" office:value-type="string">
            <text:p>Vishakhapatnam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18">
            <text:p>1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2915.64">
            <text:p>291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5.64">
            <text:p>2915.64</text:p>
          </table:table-cell>
          <table:table-cell office:value-type="string">
            <text:p>83.3012842</text:p>
          </table:table-cell>
          <table:table-cell office:value-type="string">
            <text:p>17.7231276</text:p>
          </table:table-cell>
          <table:table-cell table:style-name="Default" table:formula="of:=CONCATENATE(LEFT([.O475];10);&quot;,&quot;;LEFT([.P475];10))" office:value-type="string" office:string-value="83.3012842,17.7231276">
            <text:p>83.3012842,17.723127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KHI</text:p>
          </table:table-cell>
          <table:table-cell table:style-name="ce2" office:value-type="string">
            <text:p>Karachi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6">
            <text:p>906</text:p>
          </table:table-cell>
          <table:table-cell table:style-name="ce2" office:value-type="float" office:value="11369.24">
            <text:p>11369.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69.24">
            <text:p>11369.24</text:p>
          </table:table-cell>
          <table:table-cell table:style-name="ce7" office:value-type="string">
            <text:p>67.031789</text:p>
          </table:table-cell>
          <table:table-cell table:style-name="ce7" office:value-type="string">
            <text:p>24.8741557</text:p>
          </table:table-cell>
          <table:table-cell table:style-name="Default" table:formula="of:=CONCATENATE(LEFT([.O476];10);&quot;,&quot;;LEFT([.P476];10))" office:value-type="string" office:string-value="67.031789,24.8741557">
            <text:p>67.031789,24.874155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BQM</text:p>
          </table:table-cell>
          <table:table-cell table:style-name="ce2" office:value-type="string">
            <text:p>Muhammad Bin Qasim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835">
            <text:p>8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34">
            <text:p>2434</text:p>
          </table:table-cell>
          <table:table-cell table:style-name="ce2" office:value-type="float" office:value="34359.58">
            <text:p>34359.5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359.58">
            <text:p>34359.58</text:p>
          </table:table-cell>
          <table:table-cell table:style-name="ce7" office:value-type="string">
            <text:p>67.3352</text:p>
          </table:table-cell>
          <table:table-cell table:style-name="ce7" office:value-type="string">
            <text:p>24.7855</text:p>
          </table:table-cell>
          <table:table-cell table:style-name="Default" table:formula="of:=CONCATENATE(LEFT([.O477];10);&quot;,&quot;;LEFT([.P477];10))" office:value-type="string" office:string-value="67.3352,24.7855">
            <text:p>67.3352,24.785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Sri Lanka</text:p>
          </table:table-cell>
          <table:table-cell table:style-name="ce2" office:value-type="string">
            <text:p>LKCMB</text:p>
          </table:table-cell>
          <table:table-cell table:style-name="ce2" office:value-type="string">
            <text:p>Colombo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2034">
            <text:p>2034</text:p>
          </table:table-cell>
          <table:table-cell table:style-name="ce2" office:value-type="float" office:value="21478.22">
            <text:p>2147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478.22">
            <text:p>21478.22</text:p>
          </table:table-cell>
          <table:table-cell table:style-name="ce7" office:value-type="string">
            <text:p>79.8532704</text:p>
          </table:table-cell>
          <table:table-cell table:style-name="ce7" office:value-type="string">
            <text:p>6.934287</text:p>
          </table:table-cell>
          <table:table-cell table:style-name="Default" table:formula="of:=CONCATENATE(LEFT([.O478];10);&quot;,&quot;;LEFT([.P478];10))" office:value-type="string" office:string-value="79.8532704,6.934287">
            <text:p>79.8532704,6.93428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Bahrain</text:p>
          </table:table-cell>
          <table:table-cell table:style-name="ce2" office:value-type="string">
            <text:p>BHBAH</text:p>
          </table:table-cell>
          <table:table-cell table:style-name="ce2" office:value-type="string">
            <text:p>Bahrain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8387.2">
            <text:p>8387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87.2">
            <text:p>8387.2</text:p>
          </table:table-cell>
          <table:table-cell table:style-name="ce7" office:value-type="string">
            <text:p>50.6831</text:p>
          </table:table-cell>
          <table:table-cell table:style-name="ce7" office:value-type="string">
            <text:p>26.2033</text:p>
          </table:table-cell>
          <table:table-cell table:style-name="Default" table:formula="of:=CONCATENATE(LEFT([.O479];10);&quot;,&quot;;LEFT([.P479];10))" office:value-type="string" office:string-value="50.6831,26.2033">
            <text:p>50.6831,26.203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ND</text:p>
          </table:table-cell>
          <table:table-cell table:style-name="ce2" office:value-type="string">
            <text:p>Bandar Abbas</text:p>
          </table:table-cell>
          <table:table-cell table:style-name="ce2" office:value-type="float" office:value="1444">
            <text:p>1444</text:p>
          </table:table-cell>
          <table:table-cell table:style-name="ce2" office:value-type="float" office:value="2655">
            <text:p>26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762">
            <text:p>6762</text:p>
          </table:table-cell>
          <table:table-cell table:style-name="ce2" office:value-type="float" office:value="72524.23">
            <text:p>72524.23</text:p>
          </table:table-cell>
          <table:table-cell table:style-name="ce2" office:value-type="float" office:value="2812.1">
            <text:p>281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336.33">
            <text:p>75336.33</text:p>
          </table:table-cell>
          <table:table-cell table:style-name="ce7" office:value-type="string">
            <text:p>56.2766447</text:p>
          </table:table-cell>
          <table:table-cell table:style-name="ce7" office:value-type="string">
            <text:p>27.1781213</text:p>
          </table:table-cell>
          <table:table-cell table:style-name="Default" table:formula="of:=CONCATENATE(LEFT([.O480];10);&quot;,&quot;;LEFT([.P480];10))" office:value-type="string" office:string-value="56.2766447,27.1781213">
            <text:p>56.2766447,27.178121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KM</text:p>
          </table:table-cell>
          <table:table-cell table:style-name="ce2" office:value-type="string">
            <text:p>Bandar Khomein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05">
            <text:p>21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05">
            <text:p>21.05</text:p>
          </table:table-cell>
          <table:table-cell table:style-name="ce7" office:value-type="string">
            <text:p>49.0794798</text:p>
          </table:table-cell>
          <table:table-cell table:style-name="ce7" office:value-type="string">
            <text:p>30.4327909</text:p>
          </table:table-cell>
          <table:table-cell table:style-name="Default" table:formula="of:=CONCATENATE(LEFT([.O481];10);&quot;,&quot;;LEFT([.P481];10))" office:value-type="string" office:string-value="49.0794798,30.4327909">
            <text:p>49.0794798,30.432790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UZ</text:p>
          </table:table-cell>
          <table:table-cell table:style-name="ce2" office:value-type="string">
            <text:p>Bushehr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65.57">
            <text:p>765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5.57">
            <text:p>765.57</text:p>
          </table:table-cell>
          <table:table-cell table:style-name="ce7" office:value-type="string">
            <text:p>50.840501</text:p>
          </table:table-cell>
          <table:table-cell table:style-name="ce7" office:value-type="string">
            <text:p>28.9682053</text:p>
          </table:table-cell>
          <table:table-cell table:style-name="Default" table:formula="of:=CONCATENATE(LEFT([.O482];10);&quot;,&quot;;LEFT([.P482];10))" office:value-type="string" office:string-value="50.840501,28.9682053">
            <text:p>50.840501,28.968205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KHO</text:p>
          </table:table-cell>
          <table:table-cell table:style-name="ce2" office:value-type="string">
            <text:p>Khorramshahr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0.95">
            <text:p>16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0.95">
            <text:p>160.95</text:p>
          </table:table-cell>
          <table:table-cell table:style-name="ce7" office:value-type="string">
            <text:p>48.1780063</text:p>
          </table:table-cell>
          <table:table-cell table:style-name="ce7" office:value-type="string">
            <text:p>30.4332024</text:p>
          </table:table-cell>
          <table:table-cell table:style-name="Default" table:formula="of:=CONCATENATE(LEFT([.O483];10);&quot;,&quot;;LEFT([.P483];10))" office:value-type="string" office:string-value="48.1780063,30.4332024">
            <text:p>48.1780063,30.433202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Iraq</text:p>
          </table:table-cell>
          <table:table-cell table:style-name="ce2" office:value-type="string">
            <text:p>IQUQR</text:p>
          </table:table-cell>
          <table:table-cell table:style-name="ce2" office:value-type="string">
            <text:p>Umm Qasr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6">
            <text:p>1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4790.57">
            <text:p>4790.57</text:p>
          </table:table-cell>
          <table:table-cell table:style-name="ce2" office:value-type="float" office:value="115">
            <text:p>1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5.57">
            <text:p>4905.57</text:p>
          </table:table-cell>
          <table:table-cell table:style-name="ce7" office:value-type="string">
            <text:p>47.9338959</text:p>
          </table:table-cell>
          <table:table-cell table:style-name="ce7" office:value-type="string">
            <text:p>30.0470025</text:p>
          </table:table-cell>
          <table:table-cell table:style-name="Default" table:formula="of:=CONCATENATE(LEFT([.O484];10);&quot;,&quot;;LEFT([.P484];10))" office:value-type="string" office:string-value="47.9338959,30.0470025">
            <text:p>47.9338959,30.047002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ASH</text:p>
          </table:table-cell>
          <table:table-cell table:style-name="ce2" office:value-type="string">
            <text:p>Ashdod</text:p>
          </table:table-cell>
          <table:table-cell table:style-name="ce2" office:value-type="float" office:value="3118">
            <text:p>3118</text:p>
          </table:table-cell>
          <table:table-cell table:style-name="ce2" office:value-type="float" office:value="3604">
            <text:p>360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34">
            <text:p>1034</text:p>
          </table:table-cell>
          <table:table-cell table:style-name="ce2" office:value-type="float" office:value="123595.33">
            <text:p>12359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962">
            <text:p>37962</text:p>
          </table:table-cell>
          <table:table-cell table:style-name="ce2" office:value-type="float" office:value="161557.33">
            <text:p>161557.33</text:p>
          </table:table-cell>
          <table:table-cell table:style-name="ce7" office:value-type="string">
            <text:p>34.6463</text:p>
          </table:table-cell>
          <table:table-cell table:style-name="ce7" office:value-type="string">
            <text:p>31.7981</text:p>
          </table:table-cell>
          <table:table-cell table:style-name="Default" table:formula="of:=CONCATENATE(LEFT([.O485];10);&quot;,&quot;;LEFT([.P485];10))" office:value-type="string" office:string-value="34.6463,31.7981">
            <text:p>34.6463,31.798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HFA</text:p>
          </table:table-cell>
          <table:table-cell table:style-name="ce2" office:value-type="string">
            <text:p>Haifa</text:p>
          </table:table-cell>
          <table:table-cell table:style-name="ce2" office:value-type="float" office:value="1709">
            <text:p>1709</text:p>
          </table:table-cell>
          <table:table-cell table:style-name="ce2" office:value-type="float" office:value="2359">
            <text:p>2359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6857">
            <text:p>6857</text:p>
          </table:table-cell>
          <table:table-cell table:style-name="ce2" office:value-type="float" office:value="84747.91">
            <text:p>84747.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87897.91">
            <text:p>87897.91</text:p>
          </table:table-cell>
          <table:table-cell table:style-name="ce7" office:value-type="string">
            <text:p>34.9983856</text:p>
          </table:table-cell>
          <table:table-cell table:style-name="ce7" office:value-type="string">
            <text:p>32.8191218</text:p>
          </table:table-cell>
          <table:table-cell table:style-name="Default" table:formula="of:=CONCATENATE(LEFT([.O486];10);&quot;,&quot;;LEFT([.P486];10))" office:value-type="string" office:string-value="34.9983856,32.8191218">
            <text:p>34.9983856,32.819121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B</text:p>
          </table:table-cell>
          <table:table-cell table:style-name="ce2" office:value-type="string">
            <text:p>Aqaba</text:p>
          </table:table-cell>
          <table:table-cell table:style-name="ce2" office:value-type="float" office:value="2237">
            <text:p>2237</text:p>
          </table:table-cell>
          <table:table-cell table:style-name="ce2" office:value-type="float" office:value="1509">
            <text:p>15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55">
            <text:p>5255</text:p>
          </table:table-cell>
          <table:table-cell table:style-name="ce2" office:value-type="float" office:value="69134.42">
            <text:p>69134.42</text:p>
          </table:table-cell>
          <table:table-cell table:style-name="ce2" office:value-type="float" office:value="3317.16">
            <text:p>3317.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451.58">
            <text:p>72451.58</text:p>
          </table:table-cell>
          <table:table-cell table:style-name="ce7" office:value-type="string">
            <text:p>35.0028</text:p>
          </table:table-cell>
          <table:table-cell table:style-name="ce7" office:value-type="string">
            <text:p>29.5292</text:p>
          </table:table-cell>
          <table:table-cell table:style-name="Default" table:formula="of:=CONCATENATE(LEFT([.O487];10);&quot;,&quot;;LEFT([.P487];10))" office:value-type="string" office:string-value="35.0028,29.5292">
            <text:p>35.0028,29.529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J</text:p>
          </table:table-cell>
          <table:table-cell table:style-name="ce2" office:value-type="string">
            <text:p>Aqaba (El Aqaba)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3913.57">
            <text:p>391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13.57">
            <text:p>3913.57</text:p>
          </table:table-cell>
          <table:table-cell table:style-name="ce7" office:value-type="string">
            <text:p>35.0028</text:p>
          </table:table-cell>
          <table:table-cell table:style-name="ce7" office:value-type="string">
            <text:p>29.5292</text:p>
          </table:table-cell>
          <table:table-cell table:style-name="Default" table:formula="of:=CONCATENATE(LEFT([.O488];10);&quot;,&quot;;LEFT([.P488];10))" office:value-type="string" office:string-value="35.0028,29.5292">
            <text:p>35.0028,29.529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KWI</text:p>
          </table:table-cell>
          <table:table-cell table:style-name="ce2" office:value-type="string">
            <text:p>Kuwait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490.35">
            <text:p>1490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0.35">
            <text:p>1490.35</text:p>
          </table:table-cell>
          <table:table-cell table:style-name="ce7" office:value-type="string">
            <text:p>47.9735629</text:p>
          </table:table-cell>
          <table:table-cell table:style-name="ce7" office:value-type="string">
            <text:p>29.3797091</text:p>
          </table:table-cell>
          <table:table-cell table:style-name="Default" table:formula="of:=CONCATENATE(LEFT([.O489];10);&quot;,&quot;;LEFT([.P489];10))" office:value-type="string" office:string-value="47.9735629,29.3797091">
            <text:p>47.9735629,29.379709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AA</text:p>
          </table:table-cell>
          <table:table-cell table:style-name="ce2" office:value-type="string">
            <text:p>Shuaiba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1">
            <text:p>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2777.6">
            <text:p>277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6">
            <text:p>2777.6</text:p>
          </table:table-cell>
          <table:table-cell table:style-name="ce7" office:value-type="string">
            <text:p>48.1604</text:p>
          </table:table-cell>
          <table:table-cell table:style-name="ce7" office:value-type="string">
            <text:p>29.0574</text:p>
          </table:table-cell>
          <table:table-cell table:style-name="Default" table:formula="of:=CONCATENATE(LEFT([.O490];10);&quot;,&quot;;LEFT([.P490];10))" office:value-type="string" office:string-value="48.1604,29.0574">
            <text:p>48.1604,29.057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WK</text:p>
          </table:table-cell>
          <table:table-cell table:style-name="ce2" office:value-type="string">
            <text:p>Shuwaikh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1329">
            <text:p>13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09">
            <text:p>3109</text:p>
          </table:table-cell>
          <table:table-cell table:style-name="ce2" office:value-type="float" office:value="36113.93">
            <text:p>3611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13.93">
            <text:p>36113.93</text:p>
          </table:table-cell>
          <table:table-cell table:style-name="ce7" office:value-type="string">
            <text:p>47.9345</text:p>
          </table:table-cell>
          <table:table-cell table:style-name="ce7" office:value-type="string">
            <text:p>29.3486</text:p>
          </table:table-cell>
          <table:table-cell table:style-name="Default" table:formula="of:=CONCATENATE(LEFT([.O491];10);&quot;,&quot;;LEFT([.P491];10))" office:value-type="string" office:string-value="47.9345,29.3486">
            <text:p>47.9345,29.348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Lebanon</text:p>
          </table:table-cell>
          <table:table-cell table:style-name="ce2" office:value-type="string">
            <text:p>LBBEY</text:p>
          </table:table-cell>
          <table:table-cell table:style-name="ce2" office:value-type="string">
            <text:p>Beirut</text:p>
          </table:table-cell>
          <table:table-cell table:style-name="ce2" office:value-type="float" office:value="1937">
            <text:p>1937</text:p>
          </table:table-cell>
          <table:table-cell table:style-name="ce2" office:value-type="float" office:value="1362">
            <text:p>13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63">
            <text:p>4663</text:p>
          </table:table-cell>
          <table:table-cell table:style-name="ce2" office:value-type="float" office:value="57701.57">
            <text:p>57701.57</text:p>
          </table:table-cell>
          <table:table-cell table:style-name="ce2" office:value-type="float" office:value="3768.54">
            <text:p>3768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996">
            <text:p>32996</text:p>
          </table:table-cell>
          <table:table-cell table:style-name="ce2" office:value-type="float" office:value="94466.11">
            <text:p>94466.11</text:p>
          </table:table-cell>
          <table:table-cell table:style-name="ce7" office:value-type="string">
            <text:p>35.47843</text:p>
          </table:table-cell>
          <table:table-cell table:style-name="ce7" office:value-type="string">
            <text:p>33.8959203</text:p>
          </table:table-cell>
          <table:table-cell table:style-name="Default" table:formula="of:=CONCATENATE(LEFT([.O492];10);&quot;,&quot;;LEFT([.P492];10))" office:value-type="string" office:string-value="35.47843,33.8959203">
            <text:p>35.47843,33.895920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MCT</text:p>
          </table:table-cell>
          <table:table-cell table:style-name="ce2" office:value-type="string">
            <text:p>Muscat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00">
            <text:p>2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4712.14">
            <text:p>4712.14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68.14">
            <text:p>4968.14</text:p>
          </table:table-cell>
          <table:table-cell table:style-name="ce7" office:value-type="string">
            <text:p>58.5938278</text:p>
          </table:table-cell>
          <table:table-cell table:style-name="ce7" office:value-type="string">
            <text:p>23.6123504</text:p>
          </table:table-cell>
          <table:table-cell table:style-name="Default" table:formula="of:=CONCATENATE(LEFT([.O493];10);&quot;,&quot;;LEFT([.P493];10))" office:value-type="string" office:string-value="58.5938278,23.6123504">
            <text:p>58.5938278,23.612350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OPQ</text:p>
          </table:table-cell>
          <table:table-cell table:style-name="ce2" office:value-type="string">
            <text:p>Port Qaboos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5822.09">
            <text:p>582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22.09">
            <text:p>5822.09</text:p>
          </table:table-cell>
          <table:table-cell table:style-name="ce7" office:value-type="string">
            <text:p>58.5692</text:p>
          </table:table-cell>
          <table:table-cell table:style-name="ce7" office:value-type="string">
            <text:p>23.6296</text:p>
          </table:table-cell>
          <table:table-cell table:style-name="Default" table:formula="of:=CONCATENATE(LEFT([.O494];10);&quot;,&quot;;LEFT([.P494];10))" office:value-type="string" office:string-value="58.5692,23.6296">
            <text:p>58.5692,23.629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LL</text:p>
          </table:table-cell>
          <table:table-cell table:style-name="ce2" office:value-type="string">
            <text:p>Salalah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370">
            <text:p>37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79">
            <text:p>1279</text:p>
          </table:table-cell>
          <table:table-cell table:style-name="ce2" office:value-type="float" office:value="17357.75">
            <text:p>17357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357.75">
            <text:p>17357.75</text:p>
          </table:table-cell>
          <table:table-cell table:style-name="ce7" office:value-type="string">
            <text:p>54.0957066</text:p>
          </table:table-cell>
          <table:table-cell table:style-name="ce7" office:value-type="string">
            <text:p>17.0148202</text:p>
          </table:table-cell>
          <table:table-cell table:style-name="Default" table:formula="of:=CONCATENATE(LEFT([.O495];10);&quot;,&quot;;LEFT([.P495];10))" office:value-type="string" office:string-value="54.0957066,17.0148202">
            <text:p>54.0957066,17.014820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OH</text:p>
          </table:table-cell>
          <table:table-cell table:style-name="ce2" office:value-type="string">
            <text:p>Sohar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803.56">
            <text:p>2803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03.56">
            <text:p>2803.56</text:p>
          </table:table-cell>
          <table:table-cell table:style-name="ce7" office:value-type="string">
            <text:p>56.7424766</text:p>
          </table:table-cell>
          <table:table-cell table:style-name="ce7" office:value-type="string">
            <text:p>24.3445577</text:p>
          </table:table-cell>
          <table:table-cell table:style-name="Default" table:formula="of:=CONCATENATE(LEFT([.O496];10);&quot;,&quot;;LEFT([.P496];10))" office:value-type="string" office:string-value="56.7424766,24.3445577">
            <text:p>56.7424766,24.344557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DOH</text:p>
          </table:table-cell>
          <table:table-cell table:style-name="ce2" office:value-type="string">
            <text:p>Doha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976">
            <text:p>9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9">
            <text:p>2469</text:p>
          </table:table-cell>
          <table:table-cell table:style-name="ce2" office:value-type="float" office:value="27338.5">
            <text:p>27338.5</text:p>
          </table:table-cell>
          <table:table-cell table:style-name="ce2" office:value-type="float" office:value="417">
            <text:p>4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755.5">
            <text:p>27755.5</text:p>
          </table:table-cell>
          <table:table-cell table:style-name="ce7" office:value-type="string">
            <text:p>51.5268371</text:p>
          </table:table-cell>
          <table:table-cell table:style-name="ce7" office:value-type="string">
            <text:p>25.2852523</text:p>
          </table:table-cell>
          <table:table-cell table:style-name="Default" table:formula="of:=CONCATENATE(LEFT([.O497];10);&quot;,&quot;;LEFT([.P497];10))" office:value-type="string" office:string-value="51.5268371,25.2852523">
            <text:p>51.5268371,25.285252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FLF</text:p>
          </table:table-cell>
          <table:table-cell table:style-name="ce2" office:value-type="string">
            <text:p>Ras Laffan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style-name="ce7" office:value-type="string">
            <text:p>51.5331527</text:p>
          </table:table-cell>
          <table:table-cell table:style-name="ce7" office:value-type="string">
            <text:p>25.8976567</text:p>
          </table:table-cell>
          <table:table-cell table:style-name="Default" table:formula="of:=CONCATENATE(LEFT([.O498];10);&quot;,&quot;;LEFT([.P498];10))" office:value-type="string" office:string-value="51.5331527,25.8976567">
            <text:p>51.5331527,25.897656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UB</text:p>
          </table:table-cell>
          <table:table-cell table:style-name="ce2" office:value-type="string">
            <text:p>Al Jubail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2240.07">
            <text:p>2240.07</text:p>
          </table:table-cell>
          <table:table-cell table:style-name="ce2" office:value-type="float" office:value="283.4">
            <text:p>283.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23.47">
            <text:p>2523.47</text:p>
          </table:table-cell>
          <table:table-cell table:style-name="ce7" office:value-type="string">
            <text:p>49.6904</text:p>
          </table:table-cell>
          <table:table-cell table:style-name="ce7" office:value-type="string">
            <text:p>27.0294</text:p>
          </table:table-cell>
          <table:table-cell table:style-name="Default" table:formula="of:=CONCATENATE(LEFT([.O499];10);&quot;,&quot;;LEFT([.P499];10))" office:value-type="string" office:string-value="49.6904,27.0294">
            <text:p>49.6904,27.029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DMN</text:p>
          </table:table-cell>
          <table:table-cell table:style-name="ce2" office:value-type="string">
            <text:p>Damman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13">
            <text:p>813</text:p>
          </table:table-cell>
          <table:table-cell table:style-name="ce2" office:value-type="float" office:value="7657.95">
            <text:p>7657.95</text:p>
          </table:table-cell>
          <table:table-cell table:style-name="ce2" office:value-type="float" office:value="1349">
            <text:p>13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06.95">
            <text:p>9006.95</text:p>
          </table:table-cell>
          <table:table-cell table:style-name="ce7" office:value-type="string">
            <text:p>50.1571</text:p>
          </table:table-cell>
          <table:table-cell table:style-name="ce7" office:value-type="string">
            <text:p>26.4740</text:p>
          </table:table-cell>
          <table:table-cell table:style-name="Default" table:formula="of:=CONCATENATE(LEFT([.O500];10);&quot;,&quot;;LEFT([.P500];10))" office:value-type="string" office:string-value="50.1571,26.4740">
            <text:p>50.1571,26.4740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ED</text:p>
          </table:table-cell>
          <table:table-cell table:style-name="ce2" office:value-type="string">
            <text:p>Jeddah</text:p>
          </table:table-cell>
          <table:table-cell table:style-name="ce2" office:value-type="float" office:value="6791">
            <text:p>6791</text:p>
          </table:table-cell>
          <table:table-cell table:style-name="ce2" office:value-type="float" office:value="11067">
            <text:p>1106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29287">
            <text:p>29287</text:p>
          </table:table-cell>
          <table:table-cell table:style-name="ce2" office:value-type="float" office:value="355405.38">
            <text:p>355405.38</text:p>
          </table:table-cell>
          <table:table-cell table:style-name="ce2" office:value-type="float" office:value="32904.32">
            <text:p>32904.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8309.7">
            <text:p>388309.7</text:p>
          </table:table-cell>
          <table:table-cell table:style-name="ce7" office:value-type="string">
            <text:p>39.1640396</text:p>
          </table:table-cell>
          <table:table-cell table:style-name="ce7" office:value-type="string">
            <text:p>21.5822247</text:p>
          </table:table-cell>
          <table:table-cell table:style-name="Default" table:formula="of:=CONCATENATE(LEFT([.O501];10);&quot;,&quot;;LEFT([.P501];10))" office:value-type="string" office:string-value="39.1640396,21.5822247">
            <text:p>39.1640396,21.582224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RUH</text:p>
          </table:table-cell>
          <table:table-cell table:style-name="ce2" office:value-type="string">
            <text:p>Riyadh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31.26">
            <text:p>1031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1.26">
            <text:p>1031.26</text:p>
          </table:table-cell>
          <table:table-cell table:style-name="ce7" office:value-type="string">
            <text:p>46.7149069</text:p>
          </table:table-cell>
          <table:table-cell table:style-name="ce7" office:value-type="string">
            <text:p>24.6320297</text:p>
          </table:table-cell>
          <table:table-cell table:style-name="Default" table:formula="of:=CONCATENATE(LEFT([.O502];10);&quot;,&quot;;LEFT([.P502];10))" office:value-type="string" office:string-value="46.7149069,24.6320297">
            <text:p>46.7149069,24.632029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LTK</text:p>
          </table:table-cell>
          <table:table-cell table:style-name="ce2" office:value-type="string">
            <text:p>Latakia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65">
            <text:p>1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7495.66">
            <text:p>7495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95.66">
            <text:p>7495.66</text:p>
          </table:table-cell>
          <table:table-cell table:style-name="ce7" office:value-type="string">
            <text:p>35.7781044</text:p>
          </table:table-cell>
          <table:table-cell table:style-name="ce7" office:value-type="string">
            <text:p> 35.5200185</text:p>
          </table:table-cell>
          <table:table-cell table:style-name="Default" table:formula="of:=CONCATENATE(LEFT([.O503];10);&quot;,&quot;;LEFT([.P503];10))" office:value-type="string" office:string-value="35.7781044, 35.520018">
            <text:p>35.7781044, 35.52001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TTS</text:p>
          </table:table-cell>
          <table:table-cell table:style-name="ce2" office:value-type="string">
            <text:p>Tartou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41.86">
            <text:p>1241.86</text:p>
          </table:table-cell>
          <table:table-cell table:style-name="ce2" office:value-type="float" office:value="584.16">
            <text:p>584.16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3.02">
            <text:p>3833.02</text:p>
          </table:table-cell>
          <table:table-cell table:style-name="ce7" office:value-type="string">
            <text:p>35.8851686</text:p>
          </table:table-cell>
          <table:table-cell table:style-name="ce7" office:value-type="string">
            <text:p>34.8936203</text:p>
          </table:table-cell>
          <table:table-cell table:style-name="Default" table:formula="of:=CONCATENATE(LEFT([.O504];10);&quot;,&quot;;LEFT([.P504];10))" office:value-type="string" office:string-value="35.8851686,34.8936203">
            <text:p>35.8851686,34.893620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LI</text:p>
          </table:table-cell>
          <table:table-cell table:style-name="ce2" office:value-type="string">
            <text:p>Aliag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7">
            <text:p>4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5.94">
            <text:p>1005.94</text:p>
          </table:table-cell>
          <table:table-cell table:style-name="ce2" office:value-type="float" office:value="8921.42">
            <text:p>8921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258">
            <text:p>29258</text:p>
          </table:table-cell>
          <table:table-cell table:style-name="ce2" office:value-type="float" office:value="39185.36">
            <text:p>39185.36</text:p>
          </table:table-cell>
          <table:table-cell office:value-type="string">
            <text:p>26.9741667</text:p>
          </table:table-cell>
          <table:table-cell office:value-type="string">
            <text:p>38.7994444</text:p>
          </table:table-cell>
          <table:table-cell table:style-name="Default" table:formula="of:=CONCATENATE(LEFT([.O505];10);&quot;,&quot;;LEFT([.P505];10))" office:value-type="string" office:string-value="26.9741667,38.7994444">
            <text:p>26.9741667,38.799444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MB</text:p>
          </table:table-cell>
          <table:table-cell table:style-name="ce2" office:value-type="string">
            <text:p>Ambarli</text:p>
          </table:table-cell>
          <table:table-cell table:style-name="ce2" office:value-type="float" office:value="601">
            <text:p>601</text:p>
          </table:table-cell>
          <table:table-cell table:style-name="ce2" office:value-type="float" office:value="806">
            <text:p>8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13">
            <text:p>2213</text:p>
          </table:table-cell>
          <table:table-cell table:style-name="ce2" office:value-type="float" office:value="32546.67">
            <text:p>3254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546.67">
            <text:p>32546.67</text:p>
          </table:table-cell>
          <table:table-cell office:value-type="string">
            <text:p>28.7083094</text:p>
          </table:table-cell>
          <table:table-cell office:value-type="string">
            <text:p>40.9774555</text:p>
          </table:table-cell>
          <table:table-cell table:style-name="Default" table:formula="of:=CONCATENATE(LEFT([.O506];10);&quot;,&quot;;LEFT([.P506];10))" office:value-type="string" office:string-value="28.7083094,40.9774555">
            <text:p>28.7083094,40.977455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YT</text:p>
          </table:table-cell>
          <table:table-cell table:style-name="ce2" office:value-type="string">
            <text:p>Antaly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.63">
            <text:p>70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63">
            <text:p>70.63</text:p>
          </table:table-cell>
          <table:table-cell office:value-type="string">
            <text:p>30.6937117</text:p>
          </table:table-cell>
          <table:table-cell office:value-type="string">
            <text:p>36.9008783</text:p>
          </table:table-cell>
          <table:table-cell table:style-name="Default" table:formula="of:=CONCATENATE(LEFT([.O507];10);&quot;,&quot;;LEFT([.P507];10))" office:value-type="string" office:string-value="30.6937117,36.9008783">
            <text:p>30.6937117,36.900878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RC</text:p>
          </table:table-cell>
          <table:table-cell table:style-name="ce2" office:value-type="string">
            <text:p>Derince, Kocael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03.18">
            <text:p>303.18</text:p>
          </table:table-cell>
          <table:table-cell table:style-name="ce2" office:value-type="float" office:value="3030.93">
            <text:p>3030.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34.11">
            <text:p>3334.11</text:p>
          </table:table-cell>
          <table:table-cell office:value-type="string">
            <text:p>29.8299597</text:p>
          </table:table-cell>
          <table:table-cell office:value-type="string">
            <text:p>40.7568878</text:p>
          </table:table-cell>
          <table:table-cell table:style-name="Default" table:formula="of:=CONCATENATE(LEFT([.O508];10);&quot;,&quot;;LEFT([.P508];10))" office:value-type="string" office:string-value="29.8299597,40.7568878">
            <text:p>29.8299597,40.756887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IR</text:p>
          </table:table-cell>
          <table:table-cell table:style-name="ce2" office:value-type="string">
            <text:p>Diliskelesi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office:value-type="string">
            <text:p>29.5234606</text:p>
          </table:table-cell>
          <table:table-cell office:value-type="string">
            <text:p>40.7696062</text:p>
          </table:table-cell>
          <table:table-cell table:style-name="Default" table:formula="of:=CONCATENATE(LEFT([.O509];10);&quot;,&quot;;LEFT([.P509];10))" office:value-type="string" office:string-value="29.5234606,40.7696062">
            <text:p>29.5234606,40.769606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EVY</text:p>
          </table:table-cell>
          <table:table-cell table:style-name="ce2" office:value-type="string">
            <text:p>Evyap Port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3848.97">
            <text:p>384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48.97">
            <text:p>3848.97</text:p>
          </table:table-cell>
          <table:table-cell office:value-type="string">
            <text:p>29.71129</text:p>
          </table:table-cell>
          <table:table-cell office:value-type="string">
            <text:p>40.77569</text:p>
          </table:table-cell>
          <table:table-cell table:style-name="Default" table:formula="of:=CONCATENATE(LEFT([.O510];10);&quot;,&quot;;LEFT([.P510];10))" office:value-type="string" office:string-value="29.71129,40.77569">
            <text:p>29.71129,40.7756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BZ</text:p>
          </table:table-cell>
          <table:table-cell table:style-name="ce2" office:value-type="string">
            <text:p>Gebze</text:p>
          </table:table-cell>
          <table:table-cell table:style-name="ce2" office:value-type="float" office:value="939">
            <text:p>939</text:p>
          </table:table-cell>
          <table:table-cell table:style-name="ce2" office:value-type="float" office:value="1149">
            <text:p>114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39648.55">
            <text:p>39648.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7">
            <text:p>1257</text:p>
          </table:table-cell>
          <table:table-cell table:style-name="ce2" office:value-type="float" office:value="40905.55">
            <text:p>40905.55</text:p>
          </table:table-cell>
          <table:table-cell office:value-type="string">
            <text:p>29.431767</text:p>
          </table:table-cell>
          <table:table-cell office:value-type="string">
            <text:p>40.8006696</text:p>
          </table:table-cell>
          <table:table-cell table:style-name="Default" table:formula="of:=CONCATENATE(LEFT([.O511];10);&quot;,&quot;;LEFT([.P511];10))" office:value-type="string" office:string-value="29.431767,40.8006696">
            <text:p>29.431767,40.800669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EM</text:p>
          </table:table-cell>
          <table:table-cell table:style-name="ce2" office:value-type="string">
            <text:p>Gemlik, Bursa</text:p>
          </table:table-cell>
          <table:table-cell table:style-name="ce2" office:value-type="float" office:value="868">
            <text:p>868</text:p>
          </table:table-cell>
          <table:table-cell table:style-name="ce2" office:value-type="float" office:value="4833">
            <text:p>4833</text:p>
          </table:table-cell>
          <table:table-cell table:style-name="ce2" office:value-type="float" office:value="1983">
            <text:p>198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567">
            <text:p>12567</text:p>
          </table:table-cell>
          <table:table-cell table:style-name="ce2" office:value-type="float" office:value="113987.62">
            <text:p>113987.62</text:p>
          </table:table-cell>
          <table:table-cell table:style-name="ce2" office:value-type="float" office:value="283.5">
            <text:p>283.5</text:p>
          </table:table-cell>
          <table:table-cell table:style-name="ce2" office:value-type="float" office:value="6520">
            <text:p>65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0791.12">
            <text:p>120791.12</text:p>
          </table:table-cell>
          <table:table-cell office:value-type="string">
            <text:p>29.1570698</text:p>
          </table:table-cell>
          <table:table-cell office:value-type="string">
            <text:p>40.4301652</text:p>
          </table:table-cell>
          <table:table-cell table:style-name="Default" table:formula="of:=CONCATENATE(LEFT([.O512];10);&quot;,&quot;;LEFT([.P512];10))" office:value-type="string" office:string-value="29.1570698,40.4301652">
            <text:p>29.1570698,40.430165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HAY</text:p>
          </table:table-cell>
          <table:table-cell table:style-name="ce2" office:value-type="string">
            <text:p>Haydarpasa, Istanbul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962">
            <text:p>9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24">
            <text:p>2324</text:p>
          </table:table-cell>
          <table:table-cell table:style-name="ce2" office:value-type="float" office:value="33055.65">
            <text:p>3305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55.65">
            <text:p>33055.65</text:p>
          </table:table-cell>
          <table:table-cell office:value-type="string">
            <text:p>29.0193229</text:p>
          </table:table-cell>
          <table:table-cell office:value-type="string">
            <text:p>40.9965638</text:p>
          </table:table-cell>
          <table:table-cell table:style-name="Default" table:formula="of:=CONCATENATE(LEFT([.O513];10);&quot;,&quot;;LEFT([.P513];10))" office:value-type="string" office:string-value="29.0193229,40.9965638">
            <text:p>29.0193229,40.996563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K</text:p>
          </table:table-cell>
          <table:table-cell table:style-name="ce2" office:value-type="string">
            <text:p>Iskenderun, Hatay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office:value-type="string">
            <text:p>36.1748446</text:p>
          </table:table-cell>
          <table:table-cell office:value-type="string">
            <text:p>36.57806</text:p>
          </table:table-cell>
          <table:table-cell table:style-name="Default" table:formula="of:=CONCATENATE(LEFT([.O514];10);&quot;,&quot;;LEFT([.P514];10))" office:value-type="string" office:string-value="36.1748446,36.57806">
            <text:p>36.1748446,36.5780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T</text:p>
          </table:table-cell>
          <table:table-cell table:style-name="ce2" office:value-type="string">
            <text:p>Istanbul</text:p>
          </table:table-cell>
          <table:table-cell table:style-name="ce2" office:value-type="float" office:value="1839">
            <text:p>1839</text:p>
          </table:table-cell>
          <table:table-cell table:style-name="ce2" office:value-type="float" office:value="2899">
            <text:p>289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7733">
            <text:p>7733</text:p>
          </table:table-cell>
          <table:table-cell table:style-name="ce2" office:value-type="float" office:value="90653.88">
            <text:p>90653.88</text:p>
          </table:table-cell>
          <table:table-cell table:style-name="ce2" office:value-type="float" office:value="416.08">
            <text:p>416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14">
            <text:p>4614</text:p>
          </table:table-cell>
          <table:table-cell table:style-name="ce2" office:value-type="float" office:value="95683.96">
            <text:p>95683.96</text:p>
          </table:table-cell>
          <table:table-cell office:value-type="string">
            <text:p>28.9651646</text:p>
          </table:table-cell>
          <table:table-cell office:value-type="string">
            <text:p>41.0096334</text:p>
          </table:table-cell>
          <table:table-cell table:style-name="Default" table:formula="of:=CONCATENATE(LEFT([.O515];10);&quot;,&quot;;LEFT([.P515];10))" office:value-type="string" office:string-value="28.9651646,41.0096334">
            <text:p>28.9651646,41.009633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M</text:p>
          </table:table-cell>
          <table:table-cell table:style-name="ce2" office:value-type="string">
            <text:p>Izmir (Smyrna)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18">
            <text:p>2718</text:p>
          </table:table-cell>
          <table:table-cell table:style-name="ce2" office:value-type="float" office:value="30556.61">
            <text:p>30556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258.61">
            <text:p>34258.61</text:p>
          </table:table-cell>
          <table:table-cell office:value-type="string">
            <text:p>27.144474</text:p>
          </table:table-cell>
          <table:table-cell office:value-type="string">
            <text:p>38.4153421</text:p>
          </table:table-cell>
          <table:table-cell table:style-name="Default" table:formula="of:=CONCATENATE(LEFT([.O516];10);&quot;,&quot;;LEFT([.P516];10))" office:value-type="string" office:string-value="27.144474,38.4153421">
            <text:p>27.144474,38.415342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T</text:p>
          </table:table-cell>
          <table:table-cell table:style-name="ce2" office:value-type="string">
            <text:p>Izmit, Kocaeli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21">
            <text:p>1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3285.05">
            <text:p>3285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85.05">
            <text:p>3285.05</text:p>
          </table:table-cell>
          <table:table-cell office:value-type="string">
            <text:p>29.9298289</text:p>
          </table:table-cell>
          <table:table-cell office:value-type="string">
            <text:p>40.7646616</text:p>
          </table:table-cell>
          <table:table-cell table:style-name="Default" table:formula="of:=CONCATENATE(LEFT([.O517];10);&quot;,&quot;;LEFT([.P517];10))" office:value-type="string" office:string-value="29.9298289,40.7646616">
            <text:p>29.9298289,40.764661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RM</text:p>
          </table:table-cell>
          <table:table-cell table:style-name="ce2" office:value-type="string">
            <text:p>Marmaris, Mugl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office:value-type="string">
            <text:p>28.2724069</text:p>
          </table:table-cell>
          <table:table-cell office:value-type="string">
            <text:p>36.8541655</text:p>
          </table:table-cell>
          <table:table-cell table:style-name="Default" table:formula="of:=CONCATENATE(LEFT([.O518];10);&quot;,&quot;;LEFT([.P518];10))" office:value-type="string" office:string-value="28.2724069,36.8541655">
            <text:p>28.2724069,36.854165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ER</text:p>
          </table:table-cell>
          <table:table-cell table:style-name="ce2" office:value-type="string">
            <text:p>Mersin, Icel</text:p>
          </table:table-cell>
          <table:table-cell table:style-name="ce2" office:value-type="float" office:value="912">
            <text:p>912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365">
            <text:p>2365</text:p>
          </table:table-cell>
          <table:table-cell table:style-name="ce2" office:value-type="float" office:value="33518.94">
            <text:p>33518.94</text:p>
          </table:table-cell>
          <table:table-cell table:style-name="ce2" office:value-type="float" office:value="1409.12">
            <text:p>1409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928.06">
            <text:p>34928.06</text:p>
          </table:table-cell>
          <table:table-cell office:value-type="string">
            <text:p>34.630542</text:p>
          </table:table-cell>
          <table:table-cell office:value-type="string">
            <text:p>36.81275</text:p>
          </table:table-cell>
          <table:table-cell table:style-name="Default" table:formula="of:=CONCATENATE(LEFT([.O519];10);&quot;,&quot;;LEFT([.P519];10))" office:value-type="string" office:string-value="34.630542,36.81275">
            <text:p>34.630542,36.8127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006</text:p>
          </table:table-cell>
          <table:table-cell table:style-name="ce2" office:value-type="string">
            <text:p>Nemrut Ba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3.34">
            <text:p>203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3.34">
            <text:p>203.34</text:p>
          </table:table-cell>
          <table:table-cell office:value-type="string">
            <text:p>26.9304008</text:p>
          </table:table-cell>
          <table:table-cell office:value-type="string">
            <text:p>38.7640923</text:p>
          </table:table-cell>
          <table:table-cell table:style-name="Default" table:formula="of:=CONCATENATE(LEFT([.O520];10);&quot;,&quot;;LEFT([.P520];10))" office:value-type="string" office:string-value="26.9304008,38.7640923">
            <text:p>26.9304008,38.764092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888</text:p>
          </table:table-cell>
          <table:table-cell table:style-name="ce2" office:value-type="string">
            <text:p>Other Turkish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number-columns-repeated="2" table:style-name="ce8"/>
          <table:table-cell table:style-name="Default" table:formula="of:=CONCATENATE(LEFT([.O521];10);&quot;,&quot;;LEFT([.P521];10))" office:value-type="string" office:string-value=",">
            <text:p>,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YPO</text:p>
          </table:table-cell>
          <table:table-cell table:style-name="ce2" office:value-type="string">
            <text:p>Yilport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2.86">
            <text:p>13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86">
            <text:p>132.86</text:p>
          </table:table-cell>
          <table:table-cell office:value-type="string">
            <text:p>29.53401</text:p>
          </table:table-cell>
          <table:table-cell office:value-type="string">
            <text:p>40.77427</text:p>
          </table:table-cell>
          <table:table-cell table:style-name="Default" table:formula="of:=CONCATENATE(LEFT([.O522];10);&quot;,&quot;;LEFT([.P522];10))" office:value-type="string" office:string-value="29.53401,40.77427">
            <text:p>29.53401,40.7742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UH</text:p>
          </table:table-cell>
          <table:table-cell table:style-name="ce2" office:value-type="string">
            <text:p>Abu Dhabi</text:p>
          </table:table-cell>
          <table:table-cell table:style-name="ce2" office:value-type="float" office:value="563">
            <text:p>563</text:p>
          </table:table-cell>
          <table:table-cell table:style-name="ce2" office:value-type="float" office:value="1813">
            <text:p>18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89">
            <text:p>4189</text:p>
          </table:table-cell>
          <table:table-cell table:style-name="ce2" office:value-type="float" office:value="43048.66">
            <text:p>43048.66</text:p>
          </table:table-cell>
          <table:table-cell table:style-name="ce2" office:value-type="float" office:value="6043.86">
            <text:p>6043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92.52">
            <text:p>49092.52</text:p>
          </table:table-cell>
          <table:table-cell office:value-type="string">
            <text:p>54.3705762</text:p>
          </table:table-cell>
          <table:table-cell office:value-type="string">
            <text:p>24.4747961</text:p>
          </table:table-cell>
          <table:table-cell table:style-name="Default" table:formula="of:=CONCATENATE(LEFT([.O523];10);&quot;,&quot;;LEFT([.P523];10))" office:value-type="string" office:string-value="54.3705762,24.4747961">
            <text:p>54.3705762,24.474796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JM</text:p>
          </table:table-cell>
          <table:table-cell table:style-name="ce2" office:value-type="string">
            <text:p>Ajman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6">
            <text:p>1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3801.03">
            <text:p>380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01.03">
            <text:p>3801.03</text:p>
          </table:table-cell>
          <table:table-cell office:value-type="string">
            <text:p>55.4451432</text:p>
          </table:table-cell>
          <table:table-cell office:value-type="string">
            <text:p>25.3936557</text:p>
          </table:table-cell>
          <table:table-cell table:style-name="Default" table:formula="of:=CONCATENATE(LEFT([.O524];10);&quot;,&quot;;LEFT([.P524];10))" office:value-type="string" office:string-value="55.4451432,25.3936557">
            <text:p>55.4451432,25.393655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DXB</text:p>
          </table:table-cell>
          <table:table-cell table:style-name="ce2" office:value-type="string">
            <text:p>Dubai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6.9">
            <text:p>13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">
            <text:p>136.9</text:p>
          </table:table-cell>
          <table:table-cell office:value-type="string">
            <text:p>55.2961931</text:p>
          </table:table-cell>
          <table:table-cell office:value-type="string">
            <text:p>25.2683528</text:p>
          </table:table-cell>
          <table:table-cell table:style-name="Default" table:formula="of:=CONCATENATE(LEFT([.O525];10);&quot;,&quot;;LEFT([.P525];10))" office:value-type="string" office:string-value="55.2961931,25.2683528">
            <text:p>55.2961931,25.268352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FJR</text:p>
          </table:table-cell>
          <table:table-cell table:style-name="ce2" office:value-type="string">
            <text:p>Fujairah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70.01">
            <text:p>47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0.01">
            <text:p>470.01</text:p>
          </table:table-cell>
          <table:table-cell office:value-type="string">
            <text:p>56.3436798</text:p>
          </table:table-cell>
          <table:table-cell office:value-type="string">
            <text:p>25.1253869</text:p>
          </table:table-cell>
          <table:table-cell table:style-name="Default" table:formula="of:=CONCATENATE(LEFT([.O526];10);&quot;,&quot;;LEFT([.P526];10))" office:value-type="string" office:string-value="56.3436798,25.1253869">
            <text:p>56.3436798,25.125386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JEA</text:p>
          </table:table-cell>
          <table:table-cell table:style-name="ce2" office:value-type="string">
            <text:p>Jebel Ali</text:p>
          </table:table-cell>
          <table:table-cell table:style-name="ce2" office:value-type="float" office:value="6461">
            <text:p>6461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921">
            <text:p>29921</text:p>
          </table:table-cell>
          <table:table-cell table:style-name="ce2" office:value-type="float" office:value="349413.3">
            <text:p>349413.3</text:p>
          </table:table-cell>
          <table:table-cell table:style-name="ce2" office:value-type="float" office:value="7858.3">
            <text:p>7858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907">
            <text:p>34907</text:p>
          </table:table-cell>
          <table:table-cell table:style-name="ce2" office:value-type="float" office:value="392178.6">
            <text:p>392178.6</text:p>
          </table:table-cell>
          <table:table-cell office:value-type="string">
            <text:p>55.0910256</text:p>
          </table:table-cell>
          <table:table-cell office:value-type="string">
            <text:p>24.9774785</text:p>
          </table:table-cell>
          <table:table-cell table:style-name="Default" table:formula="of:=CONCATENATE(LEFT([.O527];10);&quot;,&quot;;LEFT([.P527];10))" office:value-type="string" office:string-value="55.0910256,24.9774785">
            <text:p>55.0910256,24.977478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KLF</text:p>
          </table:table-cell>
          <table:table-cell table:style-name="ce2" office:value-type="string">
            <text:p>Khor al Fakkan</text:p>
          </table:table-cell>
          <table:table-cell table:style-name="ce2" office:value-type="float" office:value="4652">
            <text:p>4652</text:p>
          </table:table-cell>
          <table:table-cell table:style-name="ce2" office:value-type="float" office:value="8951">
            <text:p>895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742">
            <text:p>22742</text:p>
          </table:table-cell>
          <table:table-cell table:style-name="ce2" office:value-type="float" office:value="254759.38">
            <text:p>254759.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200">
            <text:p>34200</text:p>
          </table:table-cell>
          <table:table-cell table:style-name="ce2" office:value-type="float" office:value="288959.38">
            <text:p>288959.38</text:p>
          </table:table-cell>
          <table:table-cell office:value-type="string">
            <text:p>56.3458033</text:p>
          </table:table-cell>
          <table:table-cell office:value-type="string">
            <text:p>25.3570227</text:p>
          </table:table-cell>
          <table:table-cell table:style-name="Default" table:formula="of:=CONCATENATE(LEFT([.O528];10);&quot;,&quot;;LEFT([.P528];10))" office:value-type="string" office:string-value="56.3458033,25.3570227">
            <text:p>56.3458033,25.357022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RKT</text:p>
          </table:table-cell>
          <table:table-cell table:style-name="ce2" office:value-type="string">
            <text:p>Ras al khaima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7.8">
            <text:p>1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7.8">
            <text:p>117.8</text:p>
          </table:table-cell>
          <table:table-cell office:value-type="string">
            <text:p>55.9343038</text:p>
          </table:table-cell>
          <table:table-cell office:value-type="string">
            <text:p>25.7720592</text:p>
          </table:table-cell>
          <table:table-cell table:style-name="Default" table:formula="of:=CONCATENATE(LEFT([.O529];10);&quot;,&quot;;LEFT([.P529];10))" office:value-type="string" office:string-value="55.9343038,25.7720592">
            <text:p>55.9343038,25.772059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SHJ</text:p>
          </table:table-cell>
          <table:table-cell table:style-name="ce2" office:value-type="string">
            <text:p>Sharjah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50">
            <text:p>2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5">
            <text:p>555</text:p>
          </table:table-cell>
          <table:table-cell table:style-name="ce2" office:value-type="float" office:value="7611.23">
            <text:p>7611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11.23">
            <text:p>7611.23</text:p>
          </table:table-cell>
          <table:table-cell office:value-type="string">
            <text:p>55.3895321</text:p>
          </table:table-cell>
          <table:table-cell office:value-type="string">
            <text:p>25.3585432</text:p>
          </table:table-cell>
          <table:table-cell table:style-name="Default" table:formula="of:=CONCATENATE(LEFT([.O530];10);&quot;,&quot;;LEFT([.P530];10))" office:value-type="string" office:string-value="55.3895321,25.3585432">
            <text:p>55.3895321,25.358543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ADE</text:p>
          </table:table-cell>
          <table:table-cell table:style-name="ce2" office:value-type="string">
            <text:p>Aden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4642.15">
            <text:p>4642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42.15">
            <text:p>4642.15</text:p>
          </table:table-cell>
          <table:table-cell table:style-name="ce7" office:value-type="string">
            <text:p>44.9166065</text:p>
          </table:table-cell>
          <table:table-cell table:style-name="ce7" office:value-type="string">
            <text:p>12.8331607</text:p>
          </table:table-cell>
          <table:table-cell table:style-name="Default" table:formula="of:=CONCATENATE(LEFT([.O531];10);&quot;,&quot;;LEFT([.P531];10))" office:value-type="string" office:string-value="44.9166065,12.8331607">
            <text:p>44.9166065,12.833160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HOD</text:p>
          </table:table-cell>
          <table:table-cell table:style-name="ce2" office:value-type="string">
            <text:p>Hodeidah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73">
            <text:p>17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6428.93">
            <text:p>6428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28.93">
            <text:p>6428.93</text:p>
          </table:table-cell>
          <table:table-cell table:style-name="ce7" office:value-type="string">
            <text:p>42.9741</text:p>
          </table:table-cell>
          <table:table-cell table:style-name="ce7" office:value-type="string">
            <text:p>14.7600</text:p>
          </table:table-cell>
          <table:table-cell table:style-name="Default" table:formula="of:=CONCATENATE(LEFT([.O532];10);&quot;,&quot;;LEFT([.P532];10))" office:value-type="string" office:string-value="42.9741,14.7600">
            <text:p>42.9741,14.7600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Albania</text:p>
          </table:table-cell>
          <table:table-cell table:style-name="ce2" office:value-type="string">
            <text:p>ALDRZ</text:p>
          </table:table-cell>
          <table:table-cell table:style-name="ce2" office:value-type="string">
            <text:p>Durazzo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676.27">
            <text:p>676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6.27">
            <text:p>676.27</text:p>
          </table:table-cell>
          <table:table-cell table:style-name="ce7" office:value-type="string">
            <text:p>19.4745</text:p>
          </table:table-cell>
          <table:table-cell table:style-name="ce7" office:value-type="string">
            <text:p>41.3163</text:p>
          </table:table-cell>
          <table:table-cell table:style-name="Default" table:formula="of:=CONCATENATE(LEFT([.O533];10);&quot;,&quot;;LEFT([.P533];10))" office:value-type="string" office:string-value="19.4745,41.3163">
            <text:p>19.4745,41.316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ANR</text:p>
          </table:table-cell>
          <table:table-cell table:style-name="ce2" office:value-type="string">
            <text:p>Antwerpe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07">
            <text:p>21.0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98">
            <text:p>2098</text:p>
          </table:table-cell>
          <table:table-cell table:style-name="ce2" office:value-type="float" office:value="2132.07">
            <text:p>2132.07</text:p>
          </table:table-cell>
          <table:table-cell office:value-type="string">
            <text:p>4.3997081</text:p>
          </table:table-cell>
          <table:table-cell office:value-type="string">
            <text:p>51.2211097</text:p>
          </table:table-cell>
          <table:table-cell table:style-name="Default" table:formula="of:=CONCATENATE(LEFT([.O534];10);&quot;,&quot;;LEFT([.P534];10))" office:value-type="string" office:string-value="4.3997081,51.2211097">
            <text:p>4.3997081,51.221109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GNE</text:p>
          </table:table-cell>
          <table:table-cell table:style-name="ce2" office:value-type="string">
            <text:p>Ghent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office:value-type="string">
            <text:p>3.7251141</text:p>
          </table:table-cell>
          <table:table-cell office:value-type="string">
            <text:p>51.053772</text:p>
          </table:table-cell>
          <table:table-cell table:style-name="Default" table:formula="of:=CONCATENATE(LEFT([.O535];10);&quot;,&quot;;LEFT([.P535];10))" office:value-type="string" office:string-value="3.7251141,51.053772">
            <text:p>3.7251141,51.05377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ZEE</text:p>
          </table:table-cell>
          <table:table-cell table:style-name="ce2" office:value-type="string">
            <text:p>Zeebrugg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office:value-type="string">
            <text:p>3.2082431</text:p>
          </table:table-cell>
          <table:table-cell office:value-type="string">
            <text:p>51.3316389</text:p>
          </table:table-cell>
          <table:table-cell table:style-name="Default" table:formula="of:=CONCATENATE(LEFT([.O536];10);&quot;,&quot;;LEFT([.P536];10))" office:value-type="string" office:string-value="3.2082431,51.3316389">
            <text:p>3.2082431,51.331638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BOJ</text:p>
          </table:table-cell>
          <table:table-cell table:style-name="ce2" office:value-type="string">
            <text:p>Burga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95.65">
            <text:p>29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5.65">
            <text:p>295.65</text:p>
          </table:table-cell>
          <table:table-cell office:value-type="string">
            <text:p>27.4550161</text:p>
          </table:table-cell>
          <table:table-cell office:value-type="string">
            <text:p>42.4942274</text:p>
          </table:table-cell>
          <table:table-cell table:style-name="Default" table:formula="of:=CONCATENATE(LEFT([.O537];10);&quot;,&quot;;LEFT([.P537];10))" office:value-type="string" office:string-value="27.4550161,42.4942274">
            <text:p>27.4550161,42.494227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VAR</text:p>
          </table:table-cell>
          <table:table-cell table:style-name="ce2" office:value-type="string">
            <text:p>Varn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5.6">
            <text:p>18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">
            <text:p>185.6</text:p>
          </table:table-cell>
          <table:table-cell office:value-type="string">
            <text:p>27.9017131</text:p>
          </table:table-cell>
          <table:table-cell office:value-type="string">
            <text:p>43.2166104</text:p>
          </table:table-cell>
          <table:table-cell table:style-name="Default" table:formula="of:=CONCATENATE(LEFT([.O538];10);&quot;,&quot;;LEFT([.P538];10))" office:value-type="string" office:string-value="27.9017131,43.2166104">
            <text:p>27.9017131,43.216610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RJK</text:p>
          </table:table-cell>
          <table:table-cell table:style-name="ce2" office:value-type="string">
            <text:p>Fiume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4.81">
            <text:p>234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4.81">
            <text:p>234.81</text:p>
          </table:table-cell>
          <table:table-cell office:value-type="string">
            <text:p>14.4413555</text:p>
          </table:table-cell>
          <table:table-cell office:value-type="string">
            <text:p>45.3271115</text:p>
          </table:table-cell>
          <table:table-cell table:style-name="Default" table:formula="of:=CONCATENATE(LEFT([.O539];10);&quot;,&quot;;LEFT([.P539];10))" office:value-type="string" office:string-value="14.4413555,45.3271115">
            <text:p>14.4413555,45.327111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SPU</text:p>
          </table:table-cell>
          <table:table-cell table:style-name="ce2" office:value-type="string">
            <text:p>Spalat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office:value-type="string">
            <text:p>16.4396801</text:p>
          </table:table-cell>
          <table:table-cell office:value-type="string">
            <text:p>43.5115555</text:p>
          </table:table-cell>
          <table:table-cell table:style-name="Default" table:formula="of:=CONCATENATE(LEFT([.O540];10);&quot;,&quot;;LEFT([.P540];10))" office:value-type="string" office:string-value="16.4396801,43.5115555">
            <text:p>16.4396801,43.511555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Cyprus</text:p>
          </table:table-cell>
          <table:table-cell table:style-name="ce2" office:value-type="string">
            <text:p>CYLMS</text:p>
          </table:table-cell>
          <table:table-cell table:style-name="ce2" office:value-type="string">
            <text:p>Limassol</text:p>
          </table:table-cell>
          <table:table-cell table:style-name="ce2" office:value-type="float" office:value="343">
            <text:p>343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25">
            <text:p>825</text:p>
          </table:table-cell>
          <table:table-cell table:style-name="ce2" office:value-type="float" office:value="9155.99">
            <text:p>9155.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002">
            <text:p>25002</text:p>
          </table:table-cell>
          <table:table-cell table:style-name="ce2" office:value-type="float" office:value="34157.99">
            <text:p>34157.99</text:p>
          </table:table-cell>
          <table:table-cell office:value-type="string">
            <text:p>33.042341</text:p>
          </table:table-cell>
          <table:table-cell office:value-type="string">
            <text:p>34.6735637</text:p>
          </table:table-cell>
          <table:table-cell table:style-name="Default" table:formula="of:=CONCATENATE(LEFT([.O541];10);&quot;,&quot;;LEFT([.P541];10))" office:value-type="string" office:string-value="33.042341,34.6735637">
            <text:p>33.042341,34.673563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Denmark</text:p>
          </table:table-cell>
          <table:table-cell table:style-name="ce2" office:value-type="string">
            <text:p>DKAAL</text:p>
          </table:table-cell>
          <table:table-cell table:style-name="ce2" office:value-type="string">
            <text:p>Aalbor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office:value-type="string">
            <text:p>9.9193939</text:p>
          </table:table-cell>
          <table:table-cell office:value-type="string">
            <text:p>57.0482206</text:p>
          </table:table-cell>
          <table:table-cell table:style-name="Default" table:formula="of:=CONCATENATE(LEFT([.O542];10);&quot;,&quot;;LEFT([.P542];10))" office:value-type="string" office:string-value="9.9193939,57.0482206">
            <text:p>9.9193939,57.048220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HEL</text:p>
          </table:table-cell>
          <table:table-cell table:style-name="ce2" office:value-type="string">
            <text:p>Helsink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.04">
            <text:p>24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04">
            <text:p>24.04</text:p>
          </table:table-cell>
          <table:table-cell office:value-type="string">
            <text:p>24.9435079</text:p>
          </table:table-cell>
          <table:table-cell office:value-type="string">
            <text:p>60.1666277</text:p>
          </table:table-cell>
          <table:table-cell table:style-name="Default" table:formula="of:=CONCATENATE(LEFT([.O543];10);&quot;,&quot;;LEFT([.P543];10))" office:value-type="string" office:string-value="24.9435079,60.1666277">
            <text:p>24.9435079,60.166627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AS</text:p>
          </table:table-cell>
          <table:table-cell table:style-name="ce2" office:value-type="string">
            <text:p>Kaskinen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1365">
            <text:p>11365</text:p>
          </table:table-cell>
          <table:table-cell office:value-type="string">
            <text:p>21.2229123</text:p>
          </table:table-cell>
          <table:table-cell office:value-type="string">
            <text:p>62.385127</text:p>
          </table:table-cell>
          <table:table-cell table:style-name="Default" table:formula="of:=CONCATENATE(LEFT([.O544];10);&quot;,&quot;;LEFT([.P544];10))" office:value-type="string" office:string-value="21.2229123,62.385127">
            <text:p>21.2229123,62.38512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TK</text:p>
          </table:table-cell>
          <table:table-cell table:style-name="ce2" office:value-type="string">
            <text:p>Kotk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2.76">
            <text:p>72.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3222.76">
            <text:p>3222.76</text:p>
          </table:table-cell>
          <table:table-cell office:value-type="string">
            <text:p>26.9455849</text:p>
          </table:table-cell>
          <table:table-cell office:value-type="string">
            <text:p>60.4672828</text:p>
          </table:table-cell>
          <table:table-cell table:style-name="Default" table:formula="of:=CONCATENATE(LEFT([.O545];10);&quot;,&quot;;LEFT([.P545];10))" office:value-type="string" office:string-value="26.9455849,60.4672828">
            <text:p>26.9455849,60.467282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RAU</text:p>
          </table:table-cell>
          <table:table-cell table:style-name="ce2" office:value-type="string">
            <text:p>Rau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789.84">
            <text:p>789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9.84">
            <text:p>789.84</text:p>
          </table:table-cell>
          <table:table-cell office:value-type="string">
            <text:p>21.5039401</text:p>
          </table:table-cell>
          <table:table-cell office:value-type="string">
            <text:p>61.1289148</text:p>
          </table:table-cell>
          <table:table-cell table:style-name="Default" table:formula="of:=CONCATENATE(LEFT([.O546];10);&quot;,&quot;;LEFT([.P546];10))" office:value-type="string" office:string-value="21.5039401,61.1289148">
            <text:p>21.5039401,61.128914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EH</text:p>
          </table:table-cell>
          <table:table-cell table:style-name="ce2" office:value-type="string">
            <text:p>Le Havr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4.4">
            <text:p>84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242">
            <text:p>52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26.4">
            <text:p>5326.4</text:p>
          </table:table-cell>
          <table:table-cell office:value-type="string">
            <text:p>0.107907</text:p>
          </table:table-cell>
          <table:table-cell office:value-type="string">
            <text:p>49.4936</text:p>
          </table:table-cell>
          <table:table-cell table:style-name="Default" table:formula="of:=CONCATENATE(LEFT([.O547];10);&quot;,&quot;;LEFT([.P547];10))" office:value-type="string" office:string-value="0.107907,49.4936">
            <text:p>0.107907,49.493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SWD</text:p>
          </table:table-cell>
          <table:table-cell table:style-name="ce2" office:value-type="string">
            <text:p>St. Wandrille-Rancom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office:value-type="string">
            <text:p>0.7670404</text:p>
          </table:table-cell>
          <table:table-cell office:value-type="string">
            <text:p>49.5274704</text:p>
          </table:table-cell>
          <table:table-cell table:style-name="Default" table:formula="of:=CONCATENATE(LEFT([.O548];10);&quot;,&quot;;LEFT([.P548];10))" office:value-type="string" office:string-value="0.7670404,49.5274704">
            <text:p>0.7670404,49.527470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BIA</text:p>
          </table:table-cell>
          <table:table-cell table:style-name="ce2" office:value-type="string">
            <text:p>Bast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office:value-type="string">
            <text:p>9.452542</text:p>
          </table:table-cell>
          <table:table-cell office:value-type="string">
            <text:p>42.7065505</text:p>
          </table:table-cell>
          <table:table-cell table:style-name="Default" table:formula="of:=CONCATENATE(LEFT([.O549];10);&quot;,&quot;;LEFT([.P549];10))" office:value-type="string" office:string-value="9.452542,42.7065505">
            <text:p>9.452542,42.706550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FOS</text:p>
          </table:table-cell>
          <table:table-cell table:style-name="ce2" office:value-type="string">
            <text:p>Fos-sur-Mer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844">
            <text:p>844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3643">
            <text:p>3643</text:p>
          </table:table-cell>
          <table:table-cell table:style-name="ce2" office:value-type="float" office:value="18182.55">
            <text:p>18182.55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29596">
            <text:p>295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216.55">
            <text:p>48216.55</text:p>
          </table:table-cell>
          <table:table-cell office:value-type="string">
            <text:p>4.945595</text:p>
          </table:table-cell>
          <table:table-cell office:value-type="string">
            <text:p>43.4380714</text:p>
          </table:table-cell>
          <table:table-cell table:style-name="Default" table:formula="of:=CONCATENATE(LEFT([.O550];10);&quot;,&quot;;LEFT([.P550];10))" office:value-type="string" office:string-value="4.945595,43.4380714">
            <text:p>4.945595,43.438071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AV</text:p>
          </table:table-cell>
          <table:table-cell table:style-name="ce2" office:value-type="string">
            <text:p>Lav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400">
            <text:p>1400</text:p>
          </table:table-cell>
          <table:table-cell office:value-type="string">
            <text:p>5.0255983</text:p>
          </table:table-cell>
          <table:table-cell office:value-type="string">
            <text:p>43.3929469</text:p>
          </table:table-cell>
          <table:table-cell table:style-name="Default" table:formula="of:=CONCATENATE(LEFT([.O551];10);&quot;,&quot;;LEFT([.P551];10))" office:value-type="string" office:string-value="5.0255983,43.3929469">
            <text:p>5.0255983,43.392946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IO</text:p>
          </table:table-cell>
          <table:table-cell table:style-name="ce2" office:value-type="string">
            <text:p>Ly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0.28">
            <text:p>60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27">
            <text:p>61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87.28">
            <text:p>6187.28</text:p>
          </table:table-cell>
          <table:table-cell office:value-type="string">
            <text:p>4.8323239</text:p>
          </table:table-cell>
          <table:table-cell office:value-type="string">
            <text:p>45.7575958</text:p>
          </table:table-cell>
          <table:table-cell table:style-name="Default" table:formula="of:=CONCATENATE(LEFT([.O552];10);&quot;,&quot;;LEFT([.P552];10))" office:value-type="string" office:string-value="4.8323239,45.7575958">
            <text:p>4.8323239,45.757595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MRS</text:p>
          </table:table-cell>
          <table:table-cell table:style-name="ce2" office:value-type="string">
            <text:p>Marseille</text:p>
          </table:table-cell>
          <table:table-cell table:style-name="ce2" office:value-type="float" office:value="1493">
            <text:p>1493</text:p>
          </table:table-cell>
          <table:table-cell table:style-name="ce2" office:value-type="float" office:value="2584">
            <text:p>2584</text:p>
          </table:table-cell>
          <table:table-cell table:style-name="ce2" office:value-type="float" office:value="364">
            <text:p>364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7673">
            <text:p>7673</text:p>
          </table:table-cell>
          <table:table-cell table:style-name="ce2" office:value-type="float" office:value="87609.59">
            <text:p>87609.59</text:p>
          </table:table-cell>
          <table:table-cell table:style-name="ce2" office:value-type="float" office:value="515.85">
            <text:p>515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125.44">
            <text:p>88125.44</text:p>
          </table:table-cell>
          <table:table-cell office:value-type="string">
            <text:p>5.3699525</text:p>
          </table:table-cell>
          <table:table-cell office:value-type="string">
            <text:p>43.2961743</text:p>
          </table:table-cell>
          <table:table-cell table:style-name="Default" table:formula="of:=CONCATENATE(LEFT([.O553];10);&quot;,&quot;;LEFT([.P553];10))" office:value-type="string" office:string-value="5.3699525,43.2961743">
            <text:p>5.3699525,43.296174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PSL</text:p>
          </table:table-cell>
          <table:table-cell table:style-name="ce2" office:value-type="string">
            <text:p>Port-Saint-Louis-Du-Rhone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office:value-type="string">
            <text:p>4.8026354</text:p>
          </table:table-cell>
          <table:table-cell office:value-type="string">
            <text:p>43.3890531</text:p>
          </table:table-cell>
          <table:table-cell table:style-name="Default" table:formula="of:=CONCATENATE(LEFT([.O554];10);&quot;,&quot;;LEFT([.P554];10))" office:value-type="string" office:string-value="4.8026354,43.3890531">
            <text:p>4.8026354,43.389053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BRB</text:p>
          </table:table-cell>
          <table:table-cell table:style-name="ce2" office:value-type="string">
            <text:p>Brunsbuette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office:value-type="string">
            <text:p>9.1415908</text:p>
          </table:table-cell>
          <table:table-cell office:value-type="string">
            <text:p>53.897012</text:p>
          </table:table-cell>
          <table:table-cell table:style-name="Default" table:formula="of:=CONCATENATE(LEFT([.O555];10);&quot;,&quot;;LEFT([.P555];10))" office:value-type="string" office:string-value="9.1415908,53.897012">
            <text:p>9.1415908,53.89701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HAM</text:p>
          </table:table-cell>
          <table:table-cell table:style-name="ce2" office:value-type="string">
            <text:p>Hamburg</text:p>
          </table:table-cell>
          <table:table-cell table:style-name="ce2" office:value-type="float" office:value="1011">
            <text:p>1011</text:p>
          </table:table-cell>
          <table:table-cell table:style-name="ce2" office:value-type="float" office:value="1028">
            <text:p>102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3244">
            <text:p>3244</text:p>
          </table:table-cell>
          <table:table-cell table:style-name="ce2" office:value-type="float" office:value="49205.1">
            <text:p>49205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50705.1">
            <text:p>50705.1</text:p>
          </table:table-cell>
          <table:table-cell office:value-type="string">
            <text:p>10.000654</text:p>
          </table:table-cell>
          <table:table-cell office:value-type="string">
            <text:p>53.5503414</text:p>
          </table:table-cell>
          <table:table-cell table:style-name="Default" table:formula="of:=CONCATENATE(LEFT([.O556];10);&quot;,&quot;;LEFT([.P556];10))" office:value-type="string" office:string-value="10.000654,53.5503414">
            <text:p>10.000654,53.550341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ibilterra</text:p>
          </table:table-cell>
          <table:table-cell table:style-name="ce2" office:value-type="string">
            <text:p>GIGIB</text:p>
          </table:table-cell>
          <table:table-cell table:style-name="ce2" office:value-type="string">
            <text:p>Gibraltar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6127">
            <text:p>66127</text:p>
          </table:table-cell>
          <table:table-cell office:value-type="string">
            <text:p>-5.3484848</text:p>
          </table:table-cell>
          <table:table-cell office:value-type="string">
            <text:p>36.1451465</text:p>
          </table:table-cell>
          <table:table-cell table:style-name="Default" table:formula="of:=CONCATENATE(LEFT([.O557];10);&quot;,&quot;;LEFT([.P557];10))" office:value-type="string" office:string-value="-5.3484848,36.1451465">
            <text:p>-5.3484848,36.145146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EL</text:p>
          </table:table-cell>
          <table:table-cell table:style-name="ce2" office:value-type="string">
            <text:p>Belfas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.15">
            <text:p>2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.15">
            <text:p>26.15</text:p>
          </table:table-cell>
          <table:table-cell office:value-type="string">
            <text:p>-5.9301554</text:p>
          </table:table-cell>
          <table:table-cell office:value-type="string">
            <text:p>54.5969467</text:p>
          </table:table-cell>
          <table:table-cell table:style-name="Default" table:formula="of:=CONCATENATE(LEFT([.O558];10);&quot;,&quot;;LEFT([.P558];10))" office:value-type="string" office:string-value="-5.9301554,54.5969467">
            <text:p>-5.9301554,54.596946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RS</text:p>
          </table:table-cell>
          <table:table-cell table:style-name="ce2" office:value-type="string">
            <text:p>Bristo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office:value-type="string">
            <text:p>-2.5952658</text:p>
          </table:table-cell>
          <table:table-cell office:value-type="string">
            <text:p>51.4556994</text:p>
          </table:table-cell>
          <table:table-cell table:style-name="Default" table:formula="of:=CONCATENATE(LEFT([.O559];10);&quot;,&quot;;LEFT([.P559];10))" office:value-type="string" office:string-value="-2.5952658,51.4556994">
            <text:p>-2.5952658,51.455699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FXT</text:p>
          </table:table-cell>
          <table:table-cell table:style-name="ce2" office:value-type="string">
            <text:p>Felixstow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7.31">
            <text:p>27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31">
            <text:p>27.31</text:p>
          </table:table-cell>
          <table:table-cell office:value-type="string">
            <text:p>1.3515106</text:p>
          </table:table-cell>
          <table:table-cell office:value-type="string">
            <text:p>51.9639098</text:p>
          </table:table-cell>
          <table:table-cell table:style-name="Default" table:formula="of:=CONCATENATE(LEFT([.O560];10);&quot;,&quot;;LEFT([.P560];10))" office:value-type="string" office:string-value="1.3515106,51.9639098">
            <text:p>1.3515106,51.963909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GOO</text:p>
          </table:table-cell>
          <table:table-cell table:style-name="ce2" office:value-type="string">
            <text:p>Gool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office:value-type="string">
            <text:p>-0.8795836</text:p>
          </table:table-cell>
          <table:table-cell office:value-type="string">
            <text:p>53.7063876</text:p>
          </table:table-cell>
          <table:table-cell table:style-name="Default" table:formula="of:=CONCATENATE(LEFT([.O561];10);&quot;,&quot;;LEFT([.P561];10))" office:value-type="string" office:string-value="-0.8795836,53.7063876">
            <text:p>-0.8795836,53.706387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HRW</text:p>
          </table:table-cell>
          <table:table-cell table:style-name="ce2" office:value-type="string">
            <text:p>Harwi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100">
            <text:p>2100</text:p>
          </table:table-cell>
          <table:table-cell office:value-type="string">
            <text:p>1.2898522</text:p>
          </table:table-cell>
          <table:table-cell office:value-type="string">
            <text:p>51.9445801</text:p>
          </table:table-cell>
          <table:table-cell table:style-name="Default" table:formula="of:=CONCATENATE(LEFT([.O562];10);&quot;,&quot;;LEFT([.P562];10))" office:value-type="string" office:string-value="1.2898522,51.9445801">
            <text:p>1.2898522,51.944580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HP</text:p>
          </table:table-cell>
          <table:table-cell table:style-name="ce2" office:value-type="string">
            <text:p>Thames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style-name="ce7" office:value-type="string">
            <text:p>0.6838</text:p>
          </table:table-cell>
          <table:table-cell table:style-name="ce7" office:value-type="string">
            <text:p>51.4359</text:p>
          </table:table-cell>
          <table:table-cell table:style-name="Default" table:formula="of:=CONCATENATE(LEFT([.O563];10);&quot;,&quot;;LEFT([.P563];10))" office:value-type="string" office:string-value="0.6838,51.4359">
            <text:p>0.6838,51.435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IL</text:p>
          </table:table-cell>
          <table:table-cell table:style-name="ce2" office:value-type="string">
            <text:p>Tilbury</text:p>
          </table:table-cell>
          <table:table-cell table:style-name="ce2" office:value-type="float" office:value="589">
            <text:p>589</text:p>
          </table:table-cell>
          <table:table-cell table:style-name="ce2" office:value-type="float" office:value="371">
            <text:p>37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45">
            <text:p>1345</text:p>
          </table:table-cell>
          <table:table-cell table:style-name="ce2" office:value-type="float" office:value="22490.19">
            <text:p>22490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15">
            <text:p>25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005.19">
            <text:p>25005.19</text:p>
          </table:table-cell>
          <table:table-cell office:value-type="string">
            <text:p>0.3643896</text:p>
          </table:table-cell>
          <table:table-cell office:value-type="string">
            <text:p>51.4631174</text:p>
          </table:table-cell>
          <table:table-cell table:style-name="Default" table:formula="of:=CONCATENATE(LEFT([.O564];10);&quot;,&quot;;LEFT([.P564];10))" office:value-type="string" office:string-value="0.3643896,51.4631174">
            <text:p>0.3643896,51.463117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AXD</text:p>
          </table:table-cell>
          <table:table-cell table:style-name="ce2" office:value-type="string">
            <text:p>Alexandroupoli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.92">
            <text:p>27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92">
            <text:p>27.92</text:p>
          </table:table-cell>
          <table:table-cell office:value-type="string">
            <text:p>25.8760587</text:p>
          </table:table-cell>
          <table:table-cell office:value-type="string">
            <text:p>40.8491997</text:p>
          </table:table-cell>
          <table:table-cell table:style-name="Default" table:formula="of:=CONCATENATE(LEFT([.O565];10);&quot;,&quot;;LEFT([.P565];10))" office:value-type="string" office:string-value="25.8760587,40.8491997">
            <text:p>25.8760587,40.849199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020</text:p>
          </table:table-cell>
          <table:table-cell table:style-name="ce2" office:value-type="string">
            <text:p>Elefthere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office:value-type="string">
            <text:p>24.3034666</text:p>
          </table:table-cell>
          <table:table-cell office:value-type="string">
            <text:p>40.8383629</text:p>
          </table:table-cell>
          <table:table-cell table:style-name="Default" table:formula="of:=CONCATENATE(LEFT([.O566];10);&quot;,&quot;;LEFT([.P566];10))" office:value-type="string" office:string-value="24.3034666,40.8383629">
            <text:p>24.3034666,40.838362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EEU</text:p>
          </table:table-cell>
          <table:table-cell table:style-name="ce2" office:value-type="string">
            <text:p>Eleusi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office:value-type="string">
            <text:p>23.5348663</text:p>
          </table:table-cell>
          <table:table-cell office:value-type="string">
            <text:p>38.047608</text:p>
          </table:table-cell>
          <table:table-cell table:style-name="Default" table:formula="of:=CONCATENATE(LEFT([.O567];10);&quot;,&quot;;LEFT([.P567];10))" office:value-type="string" office:string-value="23.5348663,38.047608">
            <text:p>23.5348663,38.04760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HER</text:p>
          </table:table-cell>
          <table:table-cell table:style-name="ce2" office:value-type="string">
            <text:p>Herakli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4.68">
            <text:p>84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.68">
            <text:p>84.68</text:p>
          </table:table-cell>
          <table:table-cell office:value-type="string">
            <text:p>25.1328543</text:p>
          </table:table-cell>
          <table:table-cell office:value-type="string">
            <text:p>35.3340134</text:p>
          </table:table-cell>
          <table:table-cell table:style-name="Default" table:formula="of:=CONCATENATE(LEFT([.O568];10);&quot;,&quot;;LEFT([.P568];10))" office:value-type="string" office:string-value="25.1328543,35.3340134">
            <text:p>25.1328543,35.334013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PIR</text:p>
          </table:table-cell>
          <table:table-cell table:style-name="ce2" office:value-type="string">
            <text:p>Piraeus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99">
            <text:p>1799</text:p>
          </table:table-cell>
          <table:table-cell table:style-name="ce2" office:value-type="float" office:value="24700.41">
            <text:p>24700.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16">
            <text:p>30716</text:p>
          </table:table-cell>
          <table:table-cell table:style-name="ce2" office:value-type="float" office:value="55416.41">
            <text:p>55416.41</text:p>
          </table:table-cell>
          <table:table-cell office:value-type="string">
            <text:p>23.6486215</text:p>
          </table:table-cell>
          <table:table-cell office:value-type="string">
            <text:p>37.9441517</text:p>
          </table:table-cell>
          <table:table-cell table:style-name="Default" table:formula="of:=CONCATENATE(LEFT([.O569];10);&quot;,&quot;;LEFT([.P569];10))" office:value-type="string" office:string-value="23.6486215,37.9441517">
            <text:p>23.6486215,37.944151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SKG</text:p>
          </table:table-cell>
          <table:table-cell table:style-name="ce2" office:value-type="string">
            <text:p>Thessaloniki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067.02">
            <text:p>106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7.02">
            <text:p>1067.02</text:p>
          </table:table-cell>
          <table:table-cell office:value-type="string">
            <text:p>22.9352716</text:p>
          </table:table-cell>
          <table:table-cell office:value-type="string">
            <text:p>40.6403167</text:p>
          </table:table-cell>
          <table:table-cell table:style-name="Default" table:formula="of:=CONCATENATE(LEFT([.O570];10);&quot;,&quot;;LEFT([.P570];10))" office:value-type="string" office:string-value="22.9352716,40.6403167">
            <text:p>22.9352716,40.640316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VOL</text:p>
          </table:table-cell>
          <table:table-cell table:style-name="ce2" office:value-type="string">
            <text:p>Volos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">
            <text:p>2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">
            <text:p>23.5</text:p>
          </table:table-cell>
          <table:table-cell office:value-type="string">
            <text:p>22.9400319</text:p>
          </table:table-cell>
          <table:table-cell office:value-type="string">
            <text:p>39.3627405</text:p>
          </table:table-cell>
          <table:table-cell table:style-name="Default" table:formula="of:=CONCATENATE(LEFT([.O571];10);&quot;,&quot;;LEFT([.P571];10))" office:value-type="string" office:string-value="22.9400319,39.3627405">
            <text:p>22.9400319,39.362740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Ireland</text:p>
          </table:table-cell>
          <table:table-cell table:style-name="ce2" office:value-type="string">
            <text:p>IEORK</text:p>
          </table:table-cell>
          <table:table-cell table:style-name="ce2" office:value-type="string">
            <text:p>Cork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.64">
            <text:p>11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64">
            <text:p>11.64</text:p>
          </table:table-cell>
          <table:table-cell office:value-type="string">
            <text:p>-8.4705806</text:p>
          </table:table-cell>
          <table:table-cell office:value-type="string">
            <text:p>51.8979282</text:p>
          </table:table-cell>
          <table:table-cell table:style-name="Default" table:formula="of:=CONCATENATE(LEFT([.O572];10);&quot;,&quot;;LEFT([.P572];10))" office:value-type="string" office:string-value="-8.4705806,51.8979282">
            <text:p>-8.4705806,51.897928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Latvija</text:p>
          </table:table-cell>
          <table:table-cell table:style-name="ce2" office:value-type="string">
            <text:p>LVRIX</text:p>
          </table:table-cell>
          <table:table-cell table:style-name="ce2" office:value-type="string">
            <text:p>Rig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9.83">
            <text:p>6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83">
            <text:p>69.83</text:p>
          </table:table-cell>
          <table:table-cell office:value-type="string">
            <text:p>24.1051846</text:p>
          </table:table-cell>
          <table:table-cell office:value-type="string">
            <text:p>56.9493977</text:p>
          </table:table-cell>
          <table:table-cell table:style-name="Default" table:formula="of:=CONCATENATE(LEFT([.O573];10);&quot;,&quot;;LEFT([.P573];10))" office:value-type="string" office:string-value="24.1051846,56.9493977">
            <text:p>24.1051846,56.949397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Malta</text:p>
          </table:table-cell>
          <table:table-cell table:style-name="ce2" office:value-type="string">
            <text:p>MTMLA</text:p>
          </table:table-cell>
          <table:table-cell table:style-name="ce2" office:value-type="string">
            <text:p>Malta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1961">
            <text:p>1961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862">
            <text:p>6862</text:p>
          </table:table-cell>
          <table:table-cell table:style-name="ce2" office:value-type="float" office:value="96985.56">
            <text:p>96985.56</text:p>
          </table:table-cell>
          <table:table-cell table:style-name="ce2" office:value-type="float" office:value="1764.49">
            <text:p>1764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1821">
            <text:p>291821</text:p>
          </table:table-cell>
          <table:table-cell table:style-name="ce2" office:value-type="float" office:value="390571.05">
            <text:p>390571.05</text:p>
          </table:table-cell>
          <table:table-cell office:value-type="string">
            <text:p>14.5133638</text:p>
          </table:table-cell>
          <table:table-cell office:value-type="string">
            <text:p>35.8987593</text:p>
          </table:table-cell>
          <table:table-cell table:style-name="Default" table:formula="of:=CONCATENATE(LEFT([.O574];10);&quot;,&quot;;LEFT([.P574];10))" office:value-type="string" office:string-value="14.5133638,35.8987593">
            <text:p>14.5133638,35.898759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AMS</text:p>
          </table:table-cell>
          <table:table-cell table:style-name="ce2" office:value-type="string">
            <text:p>Amsterdam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977">
            <text:p>30977</text:p>
          </table:table-cell>
          <table:table-cell office:value-type="string">
            <text:p>4.9001115</text:p>
          </table:table-cell>
          <table:table-cell office:value-type="string">
            <text:p>52.3710088</text:p>
          </table:table-cell>
          <table:table-cell table:style-name="Default" table:formula="of:=CONCATENATE(LEFT([.O575];10);&quot;,&quot;;LEFT([.P575];10))" office:value-type="string" office:string-value="4.9001115,52.3710088">
            <text:p>4.9001115,52.371008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RTM</text:p>
          </table:table-cell>
          <table:table-cell table:style-name="ce2" office:value-type="string">
            <text:p>Rotterdam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4800.79">
            <text:p>4800.7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9672">
            <text:p>39672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46651.79">
            <text:p>46651.79</text:p>
          </table:table-cell>
          <table:table-cell office:value-type="string">
            <text:p>4.4631678</text:p>
          </table:table-cell>
          <table:table-cell office:value-type="string">
            <text:p>51.9228924</text:p>
          </table:table-cell>
          <table:table-cell table:style-name="Default" table:formula="of:=CONCATENATE(LEFT([.O576];10);&quot;,&quot;;LEFT([.P576];10))" office:value-type="string" office:string-value="4.4631678,51.9228924">
            <text:p>4.4631678,51.922892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AVE</text:p>
          </table:table-cell>
          <table:table-cell table:style-name="ce2" office:value-type="string">
            <text:p>Aveiro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0288">
            <text:p>10288</text:p>
          </table:table-cell>
          <table:table-cell table:style-name="ce2" office:value-type="float" office:value="1505">
            <text:p>1505</text:p>
          </table:table-cell>
          <table:table-cell table:style-name="ce2" office:value-type="float" office:value="11793">
            <text:p>11793</text:p>
          </table:table-cell>
          <table:table-cell office:value-type="string">
            <text:p>-8.6537146</text:p>
          </table:table-cell>
          <table:table-cell office:value-type="string">
            <text:p>40.6411635</text:p>
          </table:table-cell>
          <table:table-cell table:style-name="Default" table:formula="of:=CONCATENATE(LEFT([.O577];10);&quot;,&quot;;LEFT([.P577];10))" office:value-type="string" office:string-value="-8.6537146,40.6411635">
            <text:p>-8.6537146,40.641163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EI</text:p>
          </table:table-cell>
          <table:table-cell table:style-name="ce2" office:value-type="string">
            <text:p>Leixo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.15">
            <text:p>6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5.15">
            <text:p>65.15</text:p>
          </table:table-cell>
          <table:table-cell table:style-name="ce7" office:value-type="string">
            <text:p>-8.68459</text:p>
          </table:table-cell>
          <table:table-cell table:style-name="ce7" office:value-type="string">
            <text:p>41.19025</text:p>
          </table:table-cell>
          <table:table-cell table:style-name="Default" table:formula="of:=CONCATENATE(LEFT([.O578];10);&quot;,&quot;;LEFT([.P578];10))" office:value-type="string" office:string-value="-8.68459,41.19025">
            <text:p>-8.68459,41.1902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IS</text:p>
          </table:table-cell>
          <table:table-cell table:style-name="ce2" office:value-type="string">
            <text:p>Lisboa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218.88">
            <text:p>1218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8.88">
            <text:p>1218.88</text:p>
          </table:table-cell>
          <table:table-cell office:value-type="string">
            <text:p>-9.1393644</text:p>
          </table:table-cell>
          <table:table-cell office:value-type="string">
            <text:p>38.7138026</text:p>
          </table:table-cell>
          <table:table-cell table:style-name="Default" table:formula="of:=CONCATENATE(LEFT([.O579];10);&quot;,&quot;;LEFT([.P579];10))" office:value-type="string" office:string-value="-9.1393644,38.7138026">
            <text:p>-9.1393644,38.713802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ET</text:p>
          </table:table-cell>
          <table:table-cell table:style-name="ce2" office:value-type="string">
            <text:p>Setubal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36.72">
            <text:p>1336.72</text:p>
          </table:table-cell>
          <table:table-cell table:style-name="ce2" office:value-type="float" office:value="508.19">
            <text:p>508.19</text:p>
          </table:table-cell>
          <table:table-cell table:style-name="ce2" office:value-type="float" office:value="18654">
            <text:p>186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498.91">
            <text:p>20498.91</text:p>
          </table:table-cell>
          <table:table-cell office:value-type="string">
            <text:p>-8.8933165</text:p>
          </table:table-cell>
          <table:table-cell office:value-type="string">
            <text:p>38.5245129</text:p>
          </table:table-cell>
          <table:table-cell table:style-name="Default" table:formula="of:=CONCATENATE(LEFT([.O580];10);&quot;,&quot;;LEFT([.P580];10))" office:value-type="string" office:string-value="-8.8933165,38.5245129">
            <text:p>-8.8933165,38.524512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IN</text:p>
          </table:table-cell>
          <table:table-cell table:style-name="ce2" office:value-type="string">
            <text:p>Sin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.98">
            <text:p>18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.98">
            <text:p>18.98</text:p>
          </table:table-cell>
          <table:table-cell office:value-type="string">
            <text:p>-8.8772642</text:p>
          </table:table-cell>
          <table:table-cell office:value-type="string">
            <text:p>37.9540033</text:p>
          </table:table-cell>
          <table:table-cell table:style-name="Default" table:formula="of:=CONCATENATE(LEFT([.O581];10);&quot;,&quot;;LEFT([.P581];10))" office:value-type="string" office:string-value="-8.8772642,37.9540033">
            <text:p>-8.8772642,37.954003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Romania</text:p>
          </table:table-cell>
          <table:table-cell table:style-name="ce2" office:value-type="string">
            <text:p>ROCND</text:p>
          </table:table-cell>
          <table:table-cell table:style-name="ce2" office:value-type="string">
            <text:p>Constantz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32.63">
            <text:p>332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2.63">
            <text:p>332.63</text:p>
          </table:table-cell>
          <table:table-cell office:value-type="string">
            <text:p>28.6320178</text:p>
          </table:table-cell>
          <table:table-cell office:value-type="string">
            <text:p>44.1719066</text:p>
          </table:table-cell>
          <table:table-cell table:style-name="Default" table:formula="of:=CONCATENATE(LEFT([.O582];10);&quot;,&quot;;LEFT([.P582];10))" office:value-type="string" office:string-value="28.6320178,44.1719066">
            <text:p>28.6320178,44.171906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lovenia</text:p>
          </table:table-cell>
          <table:table-cell table:style-name="ce2" office:value-type="string">
            <text:p>SIKOP</text:p>
          </table:table-cell>
          <table:table-cell table:style-name="ce2" office:value-type="string">
            <text:p>Capo d'Istri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44.5">
            <text:p>444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4.5">
            <text:p>444.5</text:p>
          </table:table-cell>
          <table:table-cell office:value-type="string">
            <text:p>13.7304909</text:p>
          </table:table-cell>
          <table:table-cell office:value-type="string">
            <text:p>45.5479552</text:p>
          </table:table-cell>
          <table:table-cell table:style-name="Default" table:formula="of:=CONCATENATE(LEFT([.O583];10);&quot;,&quot;;LEFT([.P583];10))" office:value-type="string" office:string-value="13.7304909,45.5479552">
            <text:p>13.7304909,45.547955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EU</text:p>
          </table:table-cell>
          <table:table-cell table:style-name="ce2" office:value-type="string">
            <text:p>Ceut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2">
            <text:p>8.2</text:p>
          </table:table-cell>
          <table:table-cell table:style-name="ce2" office:value-type="float" office:value="450.66">
            <text:p>450.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8.86">
            <text:p>458.86</text:p>
          </table:table-cell>
          <table:table-cell office:value-type="string">
            <text:p>-5.3041384</text:p>
          </table:table-cell>
          <table:table-cell office:value-type="string">
            <text:p>35.8883614</text:p>
          </table:table-cell>
          <table:table-cell table:style-name="Default" table:formula="of:=CONCATENATE(LEFT([.O584];10);&quot;,&quot;;LEFT([.P584];10))" office:value-type="string" office:string-value="-5.3041384,35.8883614">
            <text:p>-5.3041384,35.888361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MLN</text:p>
          </table:table-cell>
          <table:table-cell table:style-name="ce2" office:value-type="string">
            <text:p>Meli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.65">
            <text:p>83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65">
            <text:p>83.65</text:p>
          </table:table-cell>
          <table:table-cell office:value-type="string">
            <text:p>-2.9417904</text:p>
          </table:table-cell>
          <table:table-cell office:value-type="string">
            <text:p>35.291636</text:p>
          </table:table-cell>
          <table:table-cell table:style-name="Default" table:formula="of:=CONCATENATE(LEFT([.O585];10);&quot;,&quot;;LEFT([.P585];10))" office:value-type="string" office:string-value="-2.9417904,35.291636">
            <text:p>-2.9417904,35.29163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IO</text:p>
          </table:table-cell>
          <table:table-cell table:style-name="ce2" office:value-type="string">
            <text:p>Bilba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3.96">
            <text:p>123.96</text:p>
          </table:table-cell>
          <table:table-cell table:style-name="ce2" office:value-type="float" office:value="487.98">
            <text:p>487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1.94">
            <text:p>611.94</text:p>
          </table:table-cell>
          <table:table-cell office:value-type="string">
            <text:p>-2.9349478</text:p>
          </table:table-cell>
          <table:table-cell office:value-type="string">
            <text:p>43.2629642</text:p>
          </table:table-cell>
          <table:table-cell table:style-name="Default" table:formula="of:=CONCATENATE(LEFT([.O586];10);&quot;,&quot;;LEFT([.P586];10))" office:value-type="string" office:string-value="-2.9349478,43.2629642">
            <text:p>-2.9349478,43.262964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CG</text:p>
          </table:table-cell>
          <table:table-cell table:style-name="ce2" office:value-type="string">
            <text:p>La Coru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013">
            <text:p>5013</text:p>
          </table:table-cell>
          <table:table-cell office:value-type="string">
            <text:p>-8.4129958</text:p>
          </table:table-cell>
          <table:table-cell office:value-type="string">
            <text:p>43.3650323</text:p>
          </table:table-cell>
          <table:table-cell table:style-name="Default" table:formula="of:=CONCATENATE(LEFT([.O587];10);&quot;,&quot;;LEFT([.P587];10))" office:value-type="string" office:string-value="-8.4129958,43.3650323">
            <text:p>-8.4129958,43.365032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DR</text:p>
          </table:table-cell>
          <table:table-cell table:style-name="ce2" office:value-type="string">
            <text:p>Santande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office:value-type="string">
            <text:p>-3.8101067</text:p>
          </table:table-cell>
          <table:table-cell office:value-type="string">
            <text:p>43.4623102</text:p>
          </table:table-cell>
          <table:table-cell table:style-name="Default" table:formula="of:=CONCATENATE(LEFT([.O588];10);&quot;,&quot;;LEFT([.P588];10))" office:value-type="string" office:string-value="-3.8101067,43.4623102">
            <text:p>-3.8101067,43.462310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GO</text:p>
          </table:table-cell>
          <table:table-cell table:style-name="ce2" office:value-type="string">
            <text:p>Vi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.3">
            <text:p>30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3">
            <text:p>30.3</text:p>
          </table:table-cell>
          <table:table-cell office:value-type="string">
            <text:p>-8.7247205</text:p>
          </table:table-cell>
          <table:table-cell office:value-type="string">
            <text:p>42.2376602</text:p>
          </table:table-cell>
          <table:table-cell table:style-name="Default" table:formula="of:=CONCATENATE(LEFT([.O589];10);&quot;,&quot;;LEFT([.P589];10))" office:value-type="string" office:string-value="-8.7247205,42.2376602">
            <text:p>-8.7247205,42.237660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LG</text:p>
          </table:table-cell>
          <table:table-cell table:style-name="ce2" office:value-type="string">
            <text:p>Algeciras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4139">
            <text:p>4139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2322">
            <text:p>12322</text:p>
          </table:table-cell>
          <table:table-cell table:style-name="ce2" office:value-type="float" office:value="154248.52">
            <text:p>154248.5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156348.52">
            <text:p>156348.52</text:p>
          </table:table-cell>
          <table:table-cell office:value-type="string">
            <text:p>-5.4487055</text:p>
          </table:table-cell>
          <table:table-cell office:value-type="string">
            <text:p>36.1310804</text:p>
          </table:table-cell>
          <table:table-cell table:style-name="Default" table:formula="of:=CONCATENATE(LEFT([.O590];10);&quot;,&quot;;LEFT([.P590];10))" office:value-type="string" office:string-value="-5.4487055,36.1310804">
            <text:p>-5.4487055,36.131080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UZ</text:p>
          </table:table-cell>
          <table:table-cell table:style-name="ce2" office:value-type="string">
            <text:p>Arroyo de la Luz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10181.45">
            <text:p>10181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81.45">
            <text:p>10181.45</text:p>
          </table:table-cell>
          <table:table-cell office:value-type="string">
            <text:p>-6.5845773</text:p>
          </table:table-cell>
          <table:table-cell office:value-type="string">
            <text:p>39.4840338</text:p>
          </table:table-cell>
          <table:table-cell table:style-name="Default" table:formula="of:=CONCATENATE(LEFT([.O591];10);&quot;,&quot;;LEFT([.P591];10))" office:value-type="string" office:string-value="-6.5845773,39.4840338">
            <text:p>-6.5845773,39.484033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CN</text:p>
          </table:table-cell>
          <table:table-cell table:style-name="ce2" office:value-type="string">
            <text:p>Barcelona</text:p>
          </table:table-cell>
          <table:table-cell table:style-name="ce2" office:value-type="float" office:value="2096">
            <text:p>2096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1477">
            <text:p>1477</text:p>
          </table:table-cell>
          <table:table-cell table:style-name="ce2" office:value-type="float" office:value="965">
            <text:p>965</text:p>
          </table:table-cell>
          <table:table-cell table:style-name="ce2" office:value-type="float" office:value="94577.76">
            <text:p>94577.76</text:p>
          </table:table-cell>
          <table:table-cell table:style-name="ce2" office:value-type="float" office:value="105549">
            <text:p>105549</text:p>
          </table:table-cell>
          <table:table-cell table:style-name="ce2" office:value-type="float" office:value="70030">
            <text:p>700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0156.76">
            <text:p>270156.76</text:p>
          </table:table-cell>
          <table:table-cell office:value-type="string">
            <text:p>2.1700437</text:p>
          </table:table-cell>
          <table:table-cell office:value-type="string">
            <text:p>41.3870186</text:p>
          </table:table-cell>
          <table:table-cell table:style-name="Default" table:formula="of:=CONCATENATE(LEFT([.O592];10);&quot;,&quot;;LEFT([.P592];10))" office:value-type="string" office:string-value="2.1700437,41.3870186">
            <text:p>2.1700437,41.387018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D</text:p>
          </table:table-cell>
          <table:table-cell table:style-name="ce2" office:value-type="string">
            <text:p>Cadiz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383.1">
            <text:p>383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3.1">
            <text:p>383.1</text:p>
          </table:table-cell>
          <table:table-cell office:value-type="string">
            <text:p>-6.2826008</text:p>
          </table:table-cell>
          <table:table-cell office:value-type="string">
            <text:p>36.5216471</text:p>
          </table:table-cell>
          <table:table-cell table:style-name="Default" table:formula="of:=CONCATENATE(LEFT([.O593];10);&quot;,&quot;;LEFT([.P593];10))" office:value-type="string" office:string-value="-6.2826008,36.5216471">
            <text:p>-6.2826008,36.521647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R</text:p>
          </table:table-cell>
          <table:table-cell table:style-name="ce2" office:value-type="string">
            <text:p>Cartage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2486">
            <text:p>22486</text:p>
          </table:table-cell>
          <table:table-cell office:value-type="string">
            <text:p>-1.0006184</text:p>
          </table:table-cell>
          <table:table-cell office:value-type="string">
            <text:p>37.6267868</text:p>
          </table:table-cell>
          <table:table-cell table:style-name="Default" table:formula="of:=CONCATENATE(LEFT([.O594];10);&quot;,&quot;;LEFT([.P594];10))" office:value-type="string" office:string-value="-1.0006184,37.6267868">
            <text:p>-1.0006184,37.626786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S</text:p>
          </table:table-cell>
          <table:table-cell table:style-name="ce2" office:value-type="string">
            <text:p>Castellon de La Plana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615">
            <text:p>16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19">
            <text:p>1819</text:p>
          </table:table-cell>
          <table:table-cell table:style-name="ce2" office:value-type="float" office:value="5732.88">
            <text:p>5732.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12809.88">
            <text:p>12809.88</text:p>
          </table:table-cell>
          <table:table-cell office:value-type="string">
            <text:p>-0.0374353</text:p>
          </table:table-cell>
          <table:table-cell office:value-type="string">
            <text:p>39.9859953</text:p>
          </table:table-cell>
          <table:table-cell table:style-name="Default" table:formula="of:=CONCATENATE(LEFT([.O595];10);&quot;,&quot;;LEFT([.P595];10))" office:value-type="string" office:string-value="-0.0374353,39.9859953">
            <text:p>-0.0374353,39.985995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GAN</text:p>
          </table:table-cell>
          <table:table-cell table:style-name="ce2" office:value-type="string">
            <text:p>Gand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office:value-type="string">
            <text:p>-0.1803423</text:p>
          </table:table-cell>
          <table:table-cell office:value-type="string">
            <text:p>38.9675925</text:p>
          </table:table-cell>
          <table:table-cell table:style-name="Default" table:formula="of:=CONCATENATE(LEFT([.O596];10);&quot;,&quot;;LEFT([.P596];10))" office:value-type="string" office:string-value="-0.1803423,38.9675925">
            <text:p>-0.1803423,38.967592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HUV</text:p>
          </table:table-cell>
          <table:table-cell table:style-name="ce2" office:value-type="string">
            <text:p>Huelv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684">
            <text:p>4684</text:p>
          </table:table-cell>
          <table:table-cell office:value-type="string">
            <text:p>-6.9495699</text:p>
          </table:table-cell>
          <table:table-cell office:value-type="string">
            <text:p>37.256667</text:p>
          </table:table-cell>
          <table:table-cell table:style-name="Default" table:formula="of:=CONCATENATE(LEFT([.O597];10);&quot;,&quot;;LEFT([.P597];10))" office:value-type="string" office:string-value="-6.9495699,37.256667">
            <text:p>-6.9495699,37.25666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PA</text:p>
          </table:table-cell>
          <table:table-cell table:style-name="ce2" office:value-type="string">
            <text:p>Las Palmas</text:p>
          </table:table-cell>
          <table:table-cell table:style-name="ce2" office:value-type="float" office:value="3249">
            <text:p>3249</text:p>
          </table:table-cell>
          <table:table-cell table:style-name="ce2" office:value-type="float" office:value="4296">
            <text:p>429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862">
            <text:p>11862</text:p>
          </table:table-cell>
          <table:table-cell table:style-name="ce2" office:value-type="float" office:value="132473.56">
            <text:p>132473.56</text:p>
          </table:table-cell>
          <table:table-cell table:style-name="ce2" office:value-type="float" office:value="1007.21">
            <text:p>1007.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480.77">
            <text:p>133480.77</text:p>
          </table:table-cell>
          <table:table-cell office:value-type="string">
            <text:p>-15.4350514</text:p>
          </table:table-cell>
          <table:table-cell office:value-type="string">
            <text:p>28.1287799</text:p>
          </table:table-cell>
          <table:table-cell table:style-name="Default" table:formula="of:=CONCATENATE(LEFT([.O598];10);&quot;,&quot;;LEFT([.P598];10))" office:value-type="string" office:string-value="-15.435051,28.1287799">
            <text:p>-15.435051,28.128779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GP</text:p>
          </table:table-cell>
          <table:table-cell table:style-name="ce2" office:value-type="string">
            <text:p>Malaga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748.34">
            <text:p>74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8.34">
            <text:p>748.34</text:p>
          </table:table-cell>
          <table:table-cell office:value-type="string">
            <text:p>-4.421041</text:p>
          </table:table-cell>
          <table:table-cell office:value-type="string">
            <text:p>36.7210805</text:p>
          </table:table-cell>
          <table:table-cell table:style-name="Default" table:formula="of:=CONCATENATE(LEFT([.O599];10);&quot;,&quot;;LEFT([.P599];10))" office:value-type="string" office:string-value="-4.421041,36.7210805">
            <text:p>-4.421041,36.721080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PMI</text:p>
          </table:table-cell>
          <table:table-cell table:style-name="ce2" office:value-type="string">
            <text:p>Palma de Mallorc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office:value-type="string">
            <text:p>2.6500714</text:p>
          </table:table-cell>
          <table:table-cell office:value-type="string">
            <text:p>39.5695824</text:p>
          </table:table-cell>
          <table:table-cell table:style-name="Default" table:formula="of:=CONCATENATE(LEFT([.O600];10);&quot;,&quot;;LEFT([.P600];10))" office:value-type="string" office:string-value="2.6500714,39.5695824">
            <text:p>2.6500714,39.569582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AG</text:p>
          </table:table-cell>
          <table:table-cell table:style-name="ce2" office:value-type="string">
            <text:p>Sagunto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925">
            <text:p>319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005">
            <text:p>32005</text:p>
          </table:table-cell>
          <table:table-cell office:value-type="string">
            <text:p>-0.2774146</text:p>
          </table:table-cell>
          <table:table-cell office:value-type="string">
            <text:p>39.6791712</text:p>
          </table:table-cell>
          <table:table-cell table:style-name="Default" table:formula="of:=CONCATENATE(LEFT([.O601];10);&quot;,&quot;;LEFT([.P601];10))" office:value-type="string" office:string-value="-0.2774146,39.6791712">
            <text:p>-0.2774146,39.679171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CT</text:p>
          </table:table-cell>
          <table:table-cell table:style-name="ce2" office:value-type="string">
            <text:p>Santa Cruz de Tenerif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23">
            <text:p>1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2777.84">
            <text:p>277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84">
            <text:p>2777.84</text:p>
          </table:table-cell>
          <table:table-cell office:value-type="string">
            <text:p>-16.2536378</text:p>
          </table:table-cell>
          <table:table-cell office:value-type="string">
            <text:p>28.4597823</text:p>
          </table:table-cell>
          <table:table-cell table:style-name="Default" table:formula="of:=CONCATENATE(LEFT([.O602];10);&quot;,&quot;;LEFT([.P602];10))" office:value-type="string" office:string-value="-16.253637,28.4597823">
            <text:p>-16.253637,28.459782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AR</text:p>
          </table:table-cell>
          <table:table-cell table:style-name="ce2" office:value-type="string">
            <text:p>Tarragon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4.24">
            <text:p>574.24</text:p>
          </table:table-cell>
          <table:table-cell table:style-name="ce2" office:value-type="float" office:value="463.09">
            <text:p>463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99">
            <text:p>6099</text:p>
          </table:table-cell>
          <table:table-cell table:style-name="ce2" office:value-type="float" office:value="7136.33">
            <text:p>7136.33</text:p>
          </table:table-cell>
          <table:table-cell office:value-type="string">
            <text:p>1.2546057</text:p>
          </table:table-cell>
          <table:table-cell office:value-type="string">
            <text:p>41.1172364</text:p>
          </table:table-cell>
          <table:table-cell table:style-name="Default" table:formula="of:=CONCATENATE(LEFT([.O603];10);&quot;,&quot;;LEFT([.P603];10))" office:value-type="string" office:string-value="1.2546057,41.1172364">
            <text:p>1.2546057,41.117236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CI</text:p>
          </table:table-cell>
          <table:table-cell table:style-name="ce2" office:value-type="string">
            <text:p>Tenerif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2">
            <text:p>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295.71">
            <text:p>1295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95.71">
            <text:p>1295.71</text:p>
          </table:table-cell>
          <table:table-cell office:value-type="string">
            <text:p>-16.7555</text:p>
          </table:table-cell>
          <table:table-cell office:value-type="string">
            <text:p>28.3159</text:p>
          </table:table-cell>
          <table:table-cell table:style-name="Default" table:formula="of:=CONCATENATE(LEFT([.O604];10);&quot;,&quot;;LEFT([.P604];10))" office:value-type="string" office:string-value="-16.7555,28.3159">
            <text:p>-16.7555,28.315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LC</text:p>
          </table:table-cell>
          <table:table-cell table:style-name="ce2" office:value-type="string">
            <text:p>Valencia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5093">
            <text:p>5093</text:p>
          </table:table-cell>
          <table:table-cell table:style-name="ce2" office:value-type="float" office:value="428">
            <text:p>428</text:p>
          </table:table-cell>
          <table:table-cell table:style-name="ce2" office:value-type="float" office:value="791">
            <text:p>791</text:p>
          </table:table-cell>
          <table:table-cell table:style-name="ce2" office:value-type="float" office:value="37337.23">
            <text:p>37337.23</text:p>
          </table:table-cell>
          <table:table-cell table:style-name="ce2" office:value-type="float" office:value="48740.79">
            <text:p>48740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04">
            <text:p>5604</text:p>
          </table:table-cell>
          <table:table-cell table:style-name="ce2" office:value-type="float" office:value="91682.02">
            <text:p>91682.02</text:p>
          </table:table-cell>
          <table:table-cell office:value-type="string">
            <text:p>-0.3759513</text:p>
          </table:table-cell>
          <table:table-cell office:value-type="string">
            <text:p>39.4699014</text:p>
          </table:table-cell>
          <table:table-cell table:style-name="Default" table:formula="of:=CONCATENATE(LEFT([.O605];10);&quot;,&quot;;LEFT([.P605];10))" office:value-type="string" office:string-value="-0.3759513,39.4699014">
            <text:p>-0.3759513,39.469901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BUS</text:p>
          </table:table-cell>
          <table:table-cell table:style-name="ce2" office:value-type="string">
            <text:p>Batum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30.78">
            <text:p>1030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0.78">
            <text:p>1030.78</text:p>
          </table:table-cell>
          <table:table-cell table:style-name="ce7" office:value-type="string">
            <text:p>41.6471</text:p>
          </table:table-cell>
          <table:table-cell table:style-name="ce7" office:value-type="string">
            <text:p>41.6515</text:p>
          </table:table-cell>
          <table:table-cell table:style-name="Default" table:formula="of:=CONCATENATE(LEFT([.O606];10);&quot;,&quot;;LEFT([.P606];10))" office:value-type="string" office:string-value="41.6471,41.6515">
            <text:p>41.6471,41.651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PTI</text:p>
          </table:table-cell>
          <table:table-cell table:style-name="ce2" office:value-type="string">
            <text:p>Poti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5">
            <text:p>365</text:p>
          </table:table-cell>
          <table:table-cell table:style-name="ce2" office:value-type="float" office:value="4055.62">
            <text:p>405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55.62">
            <text:p>4055.62</text:p>
          </table:table-cell>
          <table:table-cell table:style-name="ce7" office:value-type="string">
            <text:p>41.6769</text:p>
          </table:table-cell>
          <table:table-cell table:style-name="ce7" office:value-type="string">
            <text:p>42.1491</text:p>
          </table:table-cell>
          <table:table-cell table:style-name="Default" table:formula="of:=CONCATENATE(LEFT([.O607];10);&quot;,&quot;;LEFT([.P607];10))" office:value-type="string" office:string-value="41.6769,42.1491">
            <text:p>41.6769,42.1491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OR</text:p>
          </table:table-cell>
          <table:table-cell table:style-name="ce2" office:value-type="string">
            <text:p>Korsakov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54.19">
            <text:p>554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4.19">
            <text:p>554.19</text:p>
          </table:table-cell>
          <table:table-cell table:style-name="ce7" office:value-type="string">
            <text:p>142.7810147</text:p>
          </table:table-cell>
          <table:table-cell table:style-name="ce7" office:value-type="string">
            <text:p>46.632815</text:p>
          </table:table-cell>
          <table:table-cell table:style-name="Default" table:formula="of:=CONCATENATE(LEFT([.O608];10);&quot;,&quot;;LEFT([.P608];10))" office:value-type="string" office:string-value="142.781014,46.632815">
            <text:p>142.781014,46.63281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VO</text:p>
          </table:table-cell>
          <table:table-cell table:style-name="ce2" office:value-type="string">
            <text:p>Vladivostok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4">
            <text:p>1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2315.84">
            <text:p>2315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15.84">
            <text:p>2315.84</text:p>
          </table:table-cell>
          <table:table-cell table:style-name="ce7" office:value-type="string">
            <text:p>131.8931</text:p>
          </table:table-cell>
          <table:table-cell table:style-name="ce7" office:value-type="string">
            <text:p>43.1175</text:p>
          </table:table-cell>
          <table:table-cell table:style-name="Default" table:formula="of:=CONCATENATE(LEFT([.O609];10);&quot;,&quot;;LEFT([.P609];10))" office:value-type="string" office:string-value="131.8931,43.1175">
            <text:p>131.8931,43.117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YP</text:p>
          </table:table-cell>
          <table:table-cell table:style-name="ce2" office:value-type="string">
            <text:p>Vostochniy, 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9">
            <text:p>92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9">
            <text:p>92.9</text:p>
          </table:table-cell>
          <table:table-cell table:style-name="ce7" office:value-type="string">
            <text:p>132.9249</text:p>
          </table:table-cell>
          <table:table-cell table:style-name="ce7" office:value-type="string">
            <text:p>42.8273</text:p>
          </table:table-cell>
          <table:table-cell table:style-name="Default" table:formula="of:=CONCATENATE(LEFT([.O610];10);&quot;,&quot;;LEFT([.P610];10))" office:value-type="string" office:string-value="132.9249,42.8273">
            <text:p>132.9249,42.8273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GD</text:p>
          </table:table-cell>
          <table:table-cell table:style-name="ce2" office:value-type="string">
            <text:p>Kaliningra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3.12">
            <text:p>4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12">
            <text:p>43.12</text:p>
          </table:table-cell>
          <table:table-cell table:style-name="ce7" office:value-type="string">
            <text:p>20.4575</text:p>
          </table:table-cell>
          <table:table-cell table:style-name="ce7" office:value-type="string">
            <text:p>54.7025</text:p>
          </table:table-cell>
          <table:table-cell table:style-name="Default" table:formula="of:=CONCATENATE(LEFT([.O611];10);&quot;,&quot;;LEFT([.P611];10))" office:value-type="string" office:string-value="20.4575,54.7025">
            <text:p>20.4575,54.7025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LED</text:p>
          </table:table-cell>
          <table:table-cell table:style-name="ce2" office:value-type="string">
            <text:p>St. Petersburg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8">
            <text:p>1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503.12">
            <text:p>550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03.12">
            <text:p>5503.12</text:p>
          </table:table-cell>
          <table:table-cell table:style-name="ce7" office:value-type="string">
            <text:p>30.3153628</text:p>
          </table:table-cell>
          <table:table-cell table:style-name="ce7" office:value-type="string">
            <text:p>59.9393657</text:p>
          </table:table-cell>
          <table:table-cell table:style-name="Default" table:formula="of:=CONCATENATE(LEFT([.O612];10);&quot;,&quot;;LEFT([.P612];10))" office:value-type="string" office:string-value="30.3153628,59.9393657">
            <text:p>30.3153628,59.9393657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NVS</text:p>
          </table:table-cell>
          <table:table-cell table:style-name="ce2" office:value-type="string">
            <text:p>Novorossiysk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02.55">
            <text:p>340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02.55">
            <text:p>3402.55</text:p>
          </table:table-cell>
          <table:table-cell table:style-name="ce7" office:value-type="string">
            <text:p>37.7900</text:p>
          </table:table-cell>
          <table:table-cell table:style-name="ce7" office:value-type="string">
            <text:p>44.7278</text:p>
          </table:table-cell>
          <table:table-cell table:style-name="Default" table:formula="of:=CONCATENATE(LEFT([.O613];10);&quot;,&quot;;LEFT([.P613];10))" office:value-type="string" office:string-value="37.7900,44.7278">
            <text:p>37.7900,44.7278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TAG</text:p>
          </table:table-cell>
          <table:table-cell table:style-name="ce2" office:value-type="string">
            <text:p>Taganro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38.9260</text:p>
          </table:table-cell>
          <table:table-cell table:style-name="ce7" office:value-type="string">
            <text:p>47.2324</text:p>
          </table:table-cell>
          <table:table-cell table:style-name="Default" table:formula="of:=CONCATENATE(LEFT([.O614];10);&quot;,&quot;;LEFT([.P614];10))" office:value-type="string" office:string-value="38.9260,47.2324">
            <text:p>38.9260,47.2324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ILK</text:p>
          </table:table-cell>
          <table:table-cell table:style-name="ce2" office:value-type="string">
            <text:p>Illichivs'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4.3">
            <text:p>194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3">
            <text:p>194.3</text:p>
          </table:table-cell>
          <table:table-cell table:style-name="ce7" office:value-type="string">
            <text:p>30.6561</text:p>
          </table:table-cell>
          <table:table-cell table:style-name="ce7" office:value-type="string">
            <text:p>46.3016</text:p>
          </table:table-cell>
          <table:table-cell table:style-name="Default" table:formula="of:=CONCATENATE(LEFT([.O615];10);&quot;,&quot;;LEFT([.P615];10))" office:value-type="string" office:string-value="30.6561,46.3016">
            <text:p>30.6561,46.3016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KEH</text:p>
          </table:table-cell>
          <table:table-cell table:style-name="ce2" office:value-type="string">
            <text:p>Ker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00">
            <text:p>3100</text:p>
          </table:table-cell>
          <table:table-cell table:style-name="ce7" office:value-type="string">
            <text:p>36.4546096</text:p>
          </table:table-cell>
          <table:table-cell table:style-name="ce7" office:value-type="string">
            <text:p>45.3543692</text:p>
          </table:table-cell>
          <table:table-cell table:style-name="Default" table:formula="of:=CONCATENATE(LEFT([.O616];10);&quot;,&quot;;LEFT([.P616];10))" office:value-type="string" office:string-value="36.4546096,45.3543692">
            <text:p>36.4546096,45.3543692</text:p>
          </table:table-cell>
          <table:table-cell table:number-columns-repeated="1007"/>
        </table:table-row>
        <table:table-row table:style-name="ro5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ODS</text:p>
          </table:table-cell>
          <table:table-cell table:style-name="ce2" office:value-type="string">
            <text:p>Odess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85.15">
            <text:p>88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5.15">
            <text:p>885.15</text:p>
          </table:table-cell>
          <table:table-cell table:style-name="ce7" office:value-type="string">
            <text:p>30.7296333</text:p>
          </table:table-cell>
          <table:table-cell table:style-name="ce7" office:value-type="string">
            <text:p>46.4713468</text:p>
          </table:table-cell>
          <table:table-cell table:style-name="Default" table:formula="of:=CONCATENATE(LEFT([.O617];10);&quot;,&quot;;LEFT([.P617];10))" office:value-type="string" office:string-value="30.7296333,46.4713468">
            <text:p>30.7296333,46.4713468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TX</text:p>
          </table:table-cell>
          <table:table-cell table:style-name="ce2" office:value-type="string">
            <text:p>Arbatax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office:value-type="string">
            <text:p>9.7077252</text:p>
          </table:table-cell>
          <table:table-cell office:value-type="string">
            <text:p>39.9354242</text:p>
          </table:table-cell>
          <table:table-cell table:style-name="Default" table:formula="of:=CONCATENATE(LEFT([.O618];10);&quot;,&quot;;LEFT([.P618];10))" office:value-type="string" office:string-value="9.7077252,39.9354242">
            <text:p>9.7077252,39.9354242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UG</text:p>
          </table:table-cell>
          <table:table-cell table:style-name="ce2" office:value-type="string">
            <text:p>Augus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99324">
            <text:p>199324</text:p>
          </table:table-cell>
          <table:table-cell office:value-type="string">
            <text:p>15.2196575</text:p>
          </table:table-cell>
          <table:table-cell office:value-type="string">
            <text:p>37.2369363</text:p>
          </table:table-cell>
          <table:table-cell table:style-name="Default" table:formula="of:=CONCATENATE(LEFT([.O619];10);&quot;,&quot;;LEFT([.P619];10))" office:value-type="string" office:string-value="15.2196575,37.2369363">
            <text:p>15.2196575,37.2369363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BDS</text:p>
          </table:table-cell>
          <table:table-cell table:style-name="ce2" office:value-type="string">
            <text:p>Brindis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890">
            <text:p>30890</text:p>
          </table:table-cell>
          <table:table-cell office:value-type="string">
            <text:p>17.941611</text:p>
          </table:table-cell>
          <table:table-cell office:value-type="string">
            <text:p>40.6327065</text:p>
          </table:table-cell>
          <table:table-cell table:style-name="Default" table:formula="of:=CONCATENATE(LEFT([.O620];10);&quot;,&quot;;LEFT([.P620];10))" office:value-type="string" office:string-value="17.941611,40.6327065">
            <text:p>17.941611,40.6327065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AG</text:p>
          </table:table-cell>
          <table:table-cell table:style-name="ce2" office:value-type="string">
            <text:p>Cagliari</text:p>
          </table:table-cell>
          <table:table-cell table:style-name="ce2" office:value-type="float" office:value="787">
            <text:p>787</text:p>
          </table:table-cell>
          <table:table-cell table:style-name="ce2" office:value-type="float" office:value="1273">
            <text:p>127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74">
            <text:p>3374</text:p>
          </table:table-cell>
          <table:table-cell table:style-name="ce2" office:value-type="float" office:value="38204.42">
            <text:p>38204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037">
            <text:p>42037</text:p>
          </table:table-cell>
          <table:table-cell table:style-name="ce2" office:value-type="float" office:value="80241.42">
            <text:p>80241.42</text:p>
          </table:table-cell>
          <table:table-cell office:value-type="string">
            <text:p>9.1169358</text:p>
          </table:table-cell>
          <table:table-cell office:value-type="string">
            <text:p>39.2225376</text:p>
          </table:table-cell>
          <table:table-cell table:style-name="Default" table:formula="of:=CONCATENATE(LEFT([.O621];10);&quot;,&quot;;LEFT([.P621];10))" office:value-type="string" office:string-value="9.1169358,39.2225376">
            <text:p>9.1169358,39.2225376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TA</text:p>
          </table:table-cell>
          <table:table-cell table:style-name="ce2" office:value-type="string">
            <text:p>Catania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62">
            <text:p>1162</text:p>
          </table:table-cell>
          <table:table-cell table:style-name="ce2" office:value-type="float" office:value="16471.18">
            <text:p>16471.18</text:p>
          </table:table-cell>
          <table:table-cell table:style-name="ce2" office:value-type="float" office:value="585451.59">
            <text:p>585451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1922.77">
            <text:p>601922.77</text:p>
          </table:table-cell>
          <table:table-cell office:value-type="string">
            <text:p>15.0871114</text:p>
          </table:table-cell>
          <table:table-cell office:value-type="string">
            <text:p>37.5026081</text:p>
          </table:table-cell>
          <table:table-cell table:style-name="Default" table:formula="of:=CONCATENATE(LEFT([.O622];10);&quot;,&quot;;LEFT([.P622];10))" office:value-type="string" office:string-value="15.0871114,37.5026081">
            <text:p>15.0871114,37.5026081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AE</text:p>
          </table:table-cell>
          <table:table-cell table:style-name="ce2" office:value-type="string">
            <text:p>Gae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975">
            <text:p>6975</text:p>
          </table:table-cell>
          <table:table-cell office:value-type="string">
            <text:p>13.56281</text:p>
          </table:table-cell>
          <table:table-cell office:value-type="string">
            <text:p>41.218312</text:p>
          </table:table-cell>
          <table:table-cell table:style-name="Default" table:formula="of:=CONCATENATE(LEFT([.O623];10);&quot;,&quot;;LEFT([.P623];10))" office:value-type="string" office:string-value="13.56281,41.218312">
            <text:p>13.56281,41.218312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IT</text:p>
          </table:table-cell>
          <table:table-cell table:style-name="ce2" office:value-type="string">
            <text:p>Gioia Tauro</text:p>
          </table:table-cell>
          <table:table-cell table:style-name="ce2" office:value-type="float" office:value="1896">
            <text:p>1896</text:p>
          </table:table-cell>
          <table:table-cell table:style-name="ce2" office:value-type="float" office:value="2625">
            <text:p>2625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572">
            <text:p>7572</text:p>
          </table:table-cell>
          <table:table-cell table:style-name="ce2" office:value-type="float" office:value="82986.41">
            <text:p>82986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986.41">
            <text:p>82986.41</text:p>
          </table:table-cell>
          <table:table-cell office:value-type="string">
            <text:p>15.898995</text:p>
          </table:table-cell>
          <table:table-cell office:value-type="string">
            <text:p>38.423974</text:p>
          </table:table-cell>
          <table:table-cell table:style-name="Default" table:formula="of:=CONCATENATE(LEFT([.O624];10);&quot;,&quot;;LEFT([.P624];10))" office:value-type="string" office:string-value="15.898995,38.423974">
            <text:p>15.898995,38.423974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E</text:p>
          </table:table-cell>
          <table:table-cell table:style-name="ce2" office:value-type="string">
            <text:p>La Spezia</text:p>
          </table:table-cell>
          <table:table-cell table:style-name="ce2" office:value-type="float" office:value="934">
            <text:p>934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25632.12">
            <text:p>2563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156">
            <text:p>19156</text:p>
          </table:table-cell>
          <table:table-cell table:style-name="ce2" office:value-type="float" office:value="44788.12">
            <text:p>44788.12</text:p>
          </table:table-cell>
          <table:table-cell office:value-type="string">
            <text:p>9.8282255</text:p>
          </table:table-cell>
          <table:table-cell office:value-type="string">
            <text:p>44.107033</text:p>
          </table:table-cell>
          <table:table-cell table:style-name="Default" table:formula="of:=CONCATENATE(LEFT([.O625];10);&quot;,&quot;;LEFT([.P625];10))" office:value-type="string" office:string-value="9.8282255,44.107033">
            <text:p>9.8282255,44.107033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LIV</text:p>
          </table:table-cell>
          <table:table-cell table:style-name="ce2" office:value-type="string">
            <text:p>Livorno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46">
            <text:p>1146</text:p>
          </table:table-cell>
          <table:table-cell table:style-name="ce2" office:value-type="float" office:value="5756.7">
            <text:p>5756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157">
            <text:p>140157</text:p>
          </table:table-cell>
          <table:table-cell table:style-name="ce2" office:value-type="float" office:value="145913.7">
            <text:p>145913.7</text:p>
          </table:table-cell>
          <table:table-cell office:value-type="string">
            <text:p>10.3160295</text:p>
          </table:table-cell>
          <table:table-cell office:value-type="string">
            <text:p>43.5426309</text:p>
          </table:table-cell>
          <table:table-cell table:style-name="Default" table:formula="of:=CONCATENATE(LEFT([.O626];10);&quot;,&quot;;LEFT([.P626];10))" office:value-type="string" office:string-value="10.3160295,43.5426309">
            <text:p>10.3160295,43.5426309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DC</text:p>
          </table:table-cell>
          <table:table-cell table:style-name="ce2" office:value-type="string">
            <text:p>Marina di Carrar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65.96">
            <text:p>165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99">
            <text:p>999</text:p>
          </table:table-cell>
          <table:table-cell table:style-name="ce2" office:value-type="float" office:value="1164.96">
            <text:p>1164.96</text:p>
          </table:table-cell>
          <table:table-cell office:value-type="string">
            <text:p>10.0450141</text:p>
          </table:table-cell>
          <table:table-cell office:value-type="string">
            <text:p>44.0388351</text:p>
          </table:table-cell>
          <table:table-cell table:style-name="Default" table:formula="of:=CONCATENATE(LEFT([.O627];10);&quot;,&quot;;LEFT([.P627];10))" office:value-type="string" office:string-value="10.0450141,44.0388351">
            <text:p>10.0450141,44.0388351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LZ</text:p>
          </table:table-cell>
          <table:table-cell table:style-name="ce2" office:value-type="string">
            <text:p>Milazz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5696">
            <text:p>25696</text:p>
          </table:table-cell>
          <table:table-cell office:value-type="string">
            <text:p>15.2411962</text:p>
          </table:table-cell>
          <table:table-cell office:value-type="string">
            <text:p>38.220833</text:p>
          </table:table-cell>
          <table:table-cell table:style-name="Default" table:formula="of:=CONCATENATE(LEFT([.O628];10);&quot;,&quot;;LEFT([.P628];10))" office:value-type="string" office:string-value="15.2411962,38.220833">
            <text:p>15.2411962,38.220833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NAP</text:p>
          </table:table-cell>
          <table:table-cell table:style-name="ce2" office:value-type="string">
            <text:p>Napoli</text:p>
          </table:table-cell>
          <table:table-cell table:style-name="ce2" office:value-type="float" office:value="2573">
            <text:p>2573</text:p>
          </table:table-cell>
          <table:table-cell table:style-name="ce2" office:value-type="float" office:value="2378">
            <text:p>2378</text:p>
          </table:table-cell>
          <table:table-cell table:style-name="ce2" office:value-type="float" office:value="2071">
            <text:p>2071</text:p>
          </table:table-cell>
          <table:table-cell table:style-name="ce2" office:value-type="float" office:value="1254">
            <text:p>1254</text:p>
          </table:table-cell>
          <table:table-cell table:style-name="ce2" office:value-type="float" office:value="11908">
            <text:p>11908</text:p>
          </table:table-cell>
          <table:table-cell table:style-name="ce2" office:value-type="float" office:value="117603.76">
            <text:p>117603.76</text:p>
          </table:table-cell>
          <table:table-cell table:style-name="ce2" office:value-type="float" office:value="271.95">
            <text:p>271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875.71">
            <text:p>117875.71</text:p>
          </table:table-cell>
          <table:table-cell office:value-type="string">
            <text:p>14.2492569</text:p>
          </table:table-cell>
          <table:table-cell office:value-type="string">
            <text:p>40.8516128</text:p>
          </table:table-cell>
          <table:table-cell table:style-name="Default" table:formula="of:=CONCATENATE(LEFT([.O629];10);&quot;,&quot;;LEFT([.P629];10))" office:value-type="string" office:string-value="14.2492569,40.8516128">
            <text:p>14.2492569,40.8516128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LB</text:p>
          </table:table-cell>
          <table:table-cell table:style-name="ce2" office:value-type="string">
            <text:p>Olb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office:value-type="string">
            <text:p>9.4994397</text:p>
          </table:table-cell>
          <table:table-cell office:value-type="string">
            <text:p>40.9240543</text:p>
          </table:table-cell>
          <table:table-cell table:style-name="Default" table:formula="of:=CONCATENATE(LEFT([.O630];10);&quot;,&quot;;LEFT([.P630];10))" office:value-type="string" office:string-value="9.4994397,40.9240543">
            <text:p>9.4994397,40.9240543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RI</text:p>
          </table:table-cell>
          <table:table-cell table:style-name="ce2" office:value-type="string">
            <text:p>Oristan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1">
            <text:p>311</text:p>
          </table:table-cell>
          <table:table-cell office:value-type="string">
            <text:p>8.5948592</text:p>
          </table:table-cell>
          <table:table-cell office:value-type="string">
            <text:p>39.9023565</text:p>
          </table:table-cell>
          <table:table-cell table:style-name="Default" table:formula="of:=CONCATENATE(LEFT([.O631];10);&quot;,&quot;;LEFT([.P631];10))" office:value-type="string" office:string-value="8.5948592,39.9023565">
            <text:p>8.5948592,39.9023565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888</text:p>
          </table:table-cell>
          <table:table-cell table:style-name="ce2" office:value-type="string">
            <text:p>Other Italian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number-columns-repeated="2" table:style-name="ce9"/>
          <table:table-cell table:style-name="Default" table:formula="of:=CONCATENATE(LEFT([.O632];10);&quot;,&quot;;LEFT([.P632];10))" office:value-type="string" office:string-value=",">
            <text:p>,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O</text:p>
          </table:table-cell>
          <table:table-cell table:style-name="ce2" office:value-type="string">
            <text:p>Palerm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1545.92">
            <text:p>1545.92</text:p>
          </table:table-cell>
          <table:table-cell table:style-name="ce2" office:value-type="float" office:value="1434891.18">
            <text:p>1434891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6437.1">
            <text:p>1436437.1</text:p>
          </table:table-cell>
          <table:table-cell office:value-type="string">
            <text:p>13.335745</text:p>
          </table:table-cell>
          <table:table-cell office:value-type="string">
            <text:p>38.111051</text:p>
          </table:table-cell>
          <table:table-cell table:style-name="Default" table:formula="of:=CONCATENATE(LEFT([.O633];10);&quot;,&quot;;LEFT([.P633];10))" office:value-type="string" office:string-value="13.335745,38.111051">
            <text:p>13.335745,38.111051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EM</text:p>
          </table:table-cell>
          <table:table-cell table:style-name="ce2" office:value-type="string">
            <text:p>Porto Empedocl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561">
            <text:p>6561</text:p>
          </table:table-cell>
          <table:table-cell office:value-type="string">
            <text:p>13.526358</text:p>
          </table:table-cell>
          <table:table-cell office:value-type="string">
            <text:p>37.293438</text:p>
          </table:table-cell>
          <table:table-cell table:style-name="Default" table:formula="of:=CONCATENATE(LEFT([.O634];10);&quot;,&quot;;LEFT([.P634];10))" office:value-type="string" office:string-value="13.526358,37.293438">
            <text:p>13.526358,37.293438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FX</text:p>
          </table:table-cell>
          <table:table-cell table:style-name="ce2" office:value-type="string">
            <text:p>Porto Fox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8763">
            <text:p>48763</text:p>
          </table:table-cell>
          <table:table-cell table:style-name="ce7" office:value-type="string">
            <text:p>9.0293</text:p>
          </table:table-cell>
          <table:table-cell table:style-name="ce7" office:value-type="string">
            <text:p>39.0797</text:p>
          </table:table-cell>
          <table:table-cell table:style-name="Default" table:formula="of:=CONCATENATE(LEFT([.O635];10);&quot;,&quot;;LEFT([.P635];10))" office:value-type="string" office:string-value="9.0293,39.0797">
            <text:p>9.0293,39.0797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A</text:p>
          </table:table-cell>
          <table:table-cell table:style-name="ce2" office:value-type="string">
            <text:p>Porto Margh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2458">
            <text:p>12458</text:p>
          </table:table-cell>
          <table:table-cell office:value-type="string">
            <text:p>12.2243298</text:p>
          </table:table-cell>
          <table:table-cell office:value-type="string">
            <text:p>45.4755731</text:p>
          </table:table-cell>
          <table:table-cell table:style-name="Default" table:formula="of:=CONCATENATE(LEFT([.O636];10);&quot;,&quot;;LEFT([.P636];10))" office:value-type="string" office:string-value="12.2243298,45.4755731">
            <text:p>12.2243298,45.4755731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TO</text:p>
          </table:table-cell>
          <table:table-cell table:style-name="ce2" office:value-type="string">
            <text:p>Porto Torre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07584.58">
            <text:p>607584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85">
            <text:p>5685</text:p>
          </table:table-cell>
          <table:table-cell table:style-name="ce2" office:value-type="float" office:value="613269.58">
            <text:p>613269.58</text:p>
          </table:table-cell>
          <table:table-cell office:value-type="string">
            <text:p>8.4031462</text:p>
          </table:table-cell>
          <table:table-cell office:value-type="string">
            <text:p>40.8344403</text:p>
          </table:table-cell>
          <table:table-cell table:style-name="Default" table:formula="of:=CONCATENATE(LEFT([.O637];10);&quot;,&quot;;LEFT([.P637];10))" office:value-type="string" office:string-value="8.4031462,40.8344403">
            <text:p>8.4031462,40.8344403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RI</text:p>
          </table:table-cell>
          <table:table-cell table:style-name="ce2" office:value-type="string">
            <text:p>Priol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4777">
            <text:p>44777</text:p>
          </table:table-cell>
          <table:table-cell table:style-name="ce7" office:value-type="string">
            <text:p>15.2032</text:p>
          </table:table-cell>
          <table:table-cell table:style-name="ce7" office:value-type="string">
            <text:p>37.1723</text:p>
          </table:table-cell>
          <table:table-cell table:style-name="Default" table:formula="of:=CONCATENATE(LEFT([.O638];10);&quot;,&quot;;LEFT([.P638];10))" office:value-type="string" office:string-value="15.2032,37.1723">
            <text:p>15.2032,37.1723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AL</text:p>
          </table:table-cell>
          <table:table-cell table:style-name="ce2" office:value-type="string">
            <text:p>Salerno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029">
            <text:p>1029</text:p>
          </table:table-cell>
          <table:table-cell table:style-name="ce2" office:value-type="float" office:value="10357.65">
            <text:p>10357.65</text:p>
          </table:table-cell>
          <table:table-cell table:style-name="ce2" office:value-type="float" office:value="97">
            <text:p>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454.65">
            <text:p>10454.65</text:p>
          </table:table-cell>
          <table:table-cell office:value-type="string">
            <text:p>14.7657547</text:p>
          </table:table-cell>
          <table:table-cell office:value-type="string">
            <text:p>40.6779781</text:p>
          </table:table-cell>
          <table:table-cell table:style-name="Default" table:formula="of:=CONCATENATE(LEFT([.O639];10);&quot;,&quot;;LEFT([.P639];10))" office:value-type="string" office:string-value="14.7657547,40.6779781">
            <text:p>14.7657547,40.6779781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A</text:p>
          </table:table-cell>
          <table:table-cell table:style-name="ce2" office:value-type="string">
            <text:p>Santa Panagi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0517">
            <text:p>10517</text:p>
          </table:table-cell>
          <table:table-cell table:style-name="ce7" office:value-type="string">
            <text:p>15.2797</text:p>
          </table:table-cell>
          <table:table-cell table:style-name="ce7" office:value-type="string">
            <text:p>37.1086</text:p>
          </table:table-cell>
          <table:table-cell table:style-name="Default" table:formula="of:=CONCATENATE(LEFT([.O640];10);&quot;,&quot;;LEFT([.P640];10))" office:value-type="string" office:string-value="15.2797,37.1086">
            <text:p>15.2797,37.1086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VN</text:p>
          </table:table-cell>
          <table:table-cell table:style-name="ce2" office:value-type="string">
            <text:p>Savona-Vad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2098">
            <text:p>62098</text:p>
          </table:table-cell>
          <table:table-cell office:value-type="string">
            <text:p>8.4810276</text:p>
          </table:table-cell>
          <table:table-cell office:value-type="string">
            <text:p>44.3078775</text:p>
          </table:table-cell>
          <table:table-cell table:style-name="Default" table:formula="of:=CONCATENATE(LEFT([.O641];10);&quot;,&quot;;LEFT([.P641];10))" office:value-type="string" office:string-value="8.4810276,44.3078775">
            <text:p>8.4810276,44.3078775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AR</text:p>
          </table:table-cell>
          <table:table-cell table:style-name="ce2" office:value-type="string">
            <text:p>Tara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436.36">
            <text:p>436.36</text:p>
          </table:table-cell>
          <table:table-cell table:style-name="ce2" office:value-type="float" office:value="6803.38">
            <text:p>6803.38</text:p>
          </table:table-cell>
          <table:table-cell table:style-name="ce2" office:value-type="float" office:value="32834">
            <text:p>328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73.74">
            <text:p>40073.74</text:p>
          </table:table-cell>
          <table:table-cell office:value-type="string">
            <text:p>17.2432278</text:p>
          </table:table-cell>
          <table:table-cell office:value-type="string">
            <text:p>40.4712427</text:p>
          </table:table-cell>
          <table:table-cell table:style-name="Default" table:formula="of:=CONCATENATE(LEFT([.O642];10);&quot;,&quot;;LEFT([.P642];10))" office:value-type="string" office:string-value="17.2432278,40.4712427">
            <text:p>17.2432278,40.4712427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PS</text:p>
          </table:table-cell>
          <table:table-cell table:style-name="ce2" office:value-type="string">
            <text:p>Trapan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47.6">
            <text:p>14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.6">
            <text:p>147.6</text:p>
          </table:table-cell>
          <table:table-cell office:value-type="string">
            <text:p>12.5437475</text:p>
          </table:table-cell>
          <table:table-cell office:value-type="string">
            <text:p>38.0160543</text:p>
          </table:table-cell>
          <table:table-cell table:style-name="Default" table:formula="of:=CONCATENATE(LEFT([.O643];10);&quot;,&quot;;LEFT([.P643];10))" office:value-type="string" office:string-value="12.5437475,38.0160543">
            <text:p>12.5437475,38.0160543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RS</text:p>
          </table:table-cell>
          <table:table-cell table:style-name="ce2" office:value-type="string">
            <text:p>Trieste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687.54">
            <text:p>687.5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7.54">
            <text:p>687.54</text:p>
          </table:table-cell>
          <table:table-cell office:value-type="string">
            <text:p>13.7706559</text:p>
          </table:table-cell>
          <table:table-cell office:value-type="string">
            <text:p>45.6500335</text:p>
          </table:table-cell>
          <table:table-cell table:style-name="Default" table:formula="of:=CONCATENATE(LEFT([.O644];10);&quot;,&quot;;LEFT([.P644];10))" office:value-type="string" office:string-value="13.7706559,45.6500335">
            <text:p>13.7706559,45.6500335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DL</text:p>
          </table:table-cell>
          <table:table-cell table:style-name="ce2" office:value-type="string">
            <text:p>Vado Ligur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2664">
            <text:p>52664</text:p>
          </table:table-cell>
          <table:table-cell office:value-type="string">
            <text:p>8.4381663</text:p>
          </table:table-cell>
          <table:table-cell office:value-type="string">
            <text:p>44.2713924</text:p>
          </table:table-cell>
          <table:table-cell table:style-name="Default" table:formula="of:=CONCATENATE(LEFT([.O645];10);&quot;,&quot;;LEFT([.P645];10))" office:value-type="string" office:string-value="8.4381663,44.2713924">
            <text:p>8.4381663,44.2713924</text:p>
          </table:table-cell>
          <table:table-cell table:number-columns-repeated="1007"/>
        </table:table-row>
        <table:table-row table:style-name="ro4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CE</text:p>
          </table:table-cell>
          <table:table-cell table:style-name="ce2" office:value-type="string">
            <text:p>Venez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0">
            <text:p>1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611">
            <text:p>33611</text:p>
          </table:table-cell>
          <table:table-cell table:style-name="ce2" office:value-type="float" office:value="33741">
            <text:p>33741</text:p>
          </table:table-cell>
          <table:table-cell office:value-type="string">
            <text:p>12.318564</text:p>
          </table:table-cell>
          <table:table-cell office:value-type="string">
            <text:p>45.4384143</text:p>
          </table:table-cell>
          <table:table-cell table:style-name="Default" table:formula="of:=CONCATENATE(LEFT([.O646];10);&quot;,&quot;;LEFT([.P646];10))" office:value-type="string" office:string-value="12.318564,45.4384143">
            <text:p>12.318564,45.438414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ADL</text:p>
          </table:table-cell>
          <table:table-cell table:style-name="ce2" office:value-type="string">
            <text:p>Adelaide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96">
            <text:p>1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2">
            <text:p>792</text:p>
          </table:table-cell>
          <table:table-cell table:style-name="ce2" office:value-type="float" office:value="8891.16">
            <text:p>889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91.16">
            <text:p>8891.16</text:p>
          </table:table-cell>
          <table:table-cell table:style-name="ce7" office:value-type="string">
            <text:p>138.599899</text:p>
          </table:table-cell>
          <table:table-cell table:style-name="ce7" office:value-type="string">
            <text:p>-34.9274284</text:p>
          </table:table-cell>
          <table:table-cell table:style-name="Default" table:formula="of:=CONCATENATE(LEFT([.O647];10);&quot;,&quot;;LEFT([.P647];10))" office:value-type="string" office:string-value="138.599899,-34.927428">
            <text:p>138.599899,-34.92742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BNE</text:p>
          </table:table-cell>
          <table:table-cell table:style-name="ce2" office:value-type="string">
            <text:p>Brisbane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383">
            <text:p>38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9">
            <text:p>1259</text:p>
          </table:table-cell>
          <table:table-cell table:style-name="ce2" office:value-type="float" office:value="15808.89">
            <text:p>15808.8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808.89">
            <text:p>15808.89</text:p>
          </table:table-cell>
          <table:table-cell table:style-name="ce7" office:value-type="string">
            <text:p>153.0234991</text:p>
          </table:table-cell>
          <table:table-cell table:style-name="ce7" office:value-type="string">
            <text:p>-27.4689682</text:p>
          </table:table-cell>
          <table:table-cell table:style-name="Default" table:formula="of:=CONCATENATE(LEFT([.O648];10);&quot;,&quot;;LEFT([.P648];10))" office:value-type="string" office:string-value="153.023499,-27.468968">
            <text:p>153.023499,-27.46896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DRW</text:p>
          </table:table-cell>
          <table:table-cell table:style-name="ce2" office:value-type="string">
            <text:p>Darwin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.63">
            <text:p>16.63</text:p>
          </table:table-cell>
          <table:table-cell table:style-name="ce2" office:value-type="float" office:value="529.17">
            <text:p>529.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45.8">
            <text:p>545.8</text:p>
          </table:table-cell>
          <table:table-cell table:style-name="ce7" office:value-type="string">
            <text:p>130.8410469</text:p>
          </table:table-cell>
          <table:table-cell table:style-name="ce7" office:value-type="string">
            <text:p>12.46044</text:p>
          </table:table-cell>
          <table:table-cell table:style-name="Default" table:formula="of:=CONCATENATE(LEFT([.O649];10);&quot;,&quot;;LEFT([.P649];10))" office:value-type="string" office:string-value="130.841046,12.46044">
            <text:p>130.841046,12.4604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FRE</text:p>
          </table:table-cell>
          <table:table-cell table:style-name="ce2" office:value-type="string">
            <text:p>Fremantle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839">
            <text:p>8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48">
            <text:p>2948</text:p>
          </table:table-cell>
          <table:table-cell table:style-name="ce2" office:value-type="float" office:value="35967.62">
            <text:p>3596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67.62">
            <text:p>35967.62</text:p>
          </table:table-cell>
          <table:table-cell table:style-name="ce7" office:value-type="string">
            <text:p>115.7461693</text:p>
          </table:table-cell>
          <table:table-cell table:style-name="ce7" office:value-type="string">
            <text:p>-32.0558714</text:p>
          </table:table-cell>
          <table:table-cell table:style-name="Default" table:formula="of:=CONCATENATE(LEFT([.O650];10);&quot;,&quot;;LEFT([.P650];10))" office:value-type="string" office:string-value="115.746169,-32.055871">
            <text:p>115.746169,-32.05587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MEL</text:p>
          </table:table-cell>
          <table:table-cell table:style-name="ce2" office:value-type="string">
            <text:p>Melbourne</text:p>
          </table:table-cell>
          <table:table-cell table:style-name="ce2" office:value-type="float" office:value="3773">
            <text:p>3773</text:p>
          </table:table-cell>
          <table:table-cell table:style-name="ce2" office:value-type="float" office:value="3521">
            <text:p>35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18">
            <text:p>10818</text:p>
          </table:table-cell>
          <table:table-cell table:style-name="ce2" office:value-type="float" office:value="114375.57">
            <text:p>114375.57</text:p>
          </table:table-cell>
          <table:table-cell table:style-name="ce2" office:value-type="float" office:value="197">
            <text:p>1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572.57">
            <text:p>114572.57</text:p>
          </table:table-cell>
          <table:table-cell table:style-name="ce7" office:value-type="string">
            <text:p>144.9631608</text:p>
          </table:table-cell>
          <table:table-cell table:style-name="ce7" office:value-type="string">
            <text:p>-37.8142176</text:p>
          </table:table-cell>
          <table:table-cell table:style-name="Default" table:formula="of:=CONCATENATE(LEFT([.O651];10);&quot;,&quot;;LEFT([.P651];10))" office:value-type="string" office:string-value="144.963160,-37.814217">
            <text:p>144.963160,-37.81421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NTL</text:p>
          </table:table-cell>
          <table:table-cell table:style-name="ce2" office:value-type="string">
            <text:p>Newcast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1.1">
            <text:p>61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1.1">
            <text:p>61.1</text:p>
          </table:table-cell>
          <table:table-cell table:style-name="ce7" office:value-type="string">
            <text:p>151.7812534</text:p>
          </table:table-cell>
          <table:table-cell table:style-name="ce7" office:value-type="string">
            <text:p>-32.9272881</text:p>
          </table:table-cell>
          <table:table-cell table:style-name="Default" table:formula="of:=CONCATENATE(LEFT([.O652];10);&quot;,&quot;;LEFT([.P652];10))" office:value-type="string" office:string-value="151.781253,-32.927288">
            <text:p>151.781253,-32.92728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SYD</text:p>
          </table:table-cell>
          <table:table-cell table:style-name="ce2" office:value-type="string">
            <text:p>Sydney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876">
            <text:p>8876</text:p>
          </table:table-cell>
          <table:table-cell table:style-name="ce2" office:value-type="float" office:value="92359.33">
            <text:p>92359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359.33">
            <text:p>92359.33</text:p>
          </table:table-cell>
          <table:table-cell table:style-name="ce7" office:value-type="string">
            <text:p>151.2164539</text:p>
          </table:table-cell>
          <table:table-cell table:style-name="ce7" office:value-type="string">
            <text:p>33.8548157</text:p>
          </table:table-cell>
          <table:table-cell table:style-name="Default" table:formula="of:=CONCATENATE(LEFT([.O653];10);&quot;,&quot;;LEFT([.P653];10))" office:value-type="string" office:string-value="151.216453,33.8548157">
            <text:p>151.216453,33.854815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TSV</text:p>
          </table:table-cell>
          <table:table-cell table:style-name="ce2" office:value-type="string">
            <text:p>Townsville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0.13">
            <text:p>180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0.13">
            <text:p>180.13</text:p>
          </table:table-cell>
          <table:table-cell table:style-name="ce7" office:value-type="string">
            <text:p>146.8239537</text:p>
          </table:table-cell>
          <table:table-cell table:style-name="ce7" office:value-type="string">
            <text:p>-19.2569391</text:p>
          </table:table-cell>
          <table:table-cell table:style-name="Default" table:formula="of:=CONCATENATE(LEFT([.O654];10);&quot;,&quot;;LEFT([.P654];10))" office:value-type="string" office:string-value="146.823953,-19.256939">
            <text:p>146.823953,-19.25693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French Polynesia</text:p>
          </table:table-cell>
          <table:table-cell table:style-name="ce2" office:value-type="string">
            <text:p>PFPPT</text:p>
          </table:table-cell>
          <table:table-cell table:style-name="ce2" office:value-type="string">
            <text:p>Papeet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276.44">
            <text:p>1276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76.44">
            <text:p>1276.44</text:p>
          </table:table-cell>
          <table:table-cell table:style-name="ce7" office:value-type="string">
            <text:p>-149.562742</text:p>
          </table:table-cell>
          <table:table-cell table:style-name="ce7" office:value-type="string">
            <text:p>-17.5333072</text:p>
          </table:table-cell>
          <table:table-cell table:style-name="Default" table:formula="of:=CONCATENATE(LEFT([.O655];10);&quot;,&quot;;LEFT([.P655];10))" office:value-type="string" office:string-value="-149.56274,-17.533307">
            <text:p>-149.56274,-17.533307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Guam</text:p>
          </table:table-cell>
          <table:table-cell table:style-name="ce2" office:value-type="string">
            <text:p>GUGUM</text:p>
          </table:table-cell>
          <table:table-cell table:style-name="ce2" office:value-type="string">
            <text:p>Guam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2.86">
            <text:p>12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2.86">
            <text:p>122.86</text:p>
          </table:table-cell>
          <table:table-cell table:style-name="ce7" office:value-type="string">
            <text:p>144.8970036</text:p>
          </table:table-cell>
          <table:table-cell table:style-name="ce7" office:value-type="string">
            <text:p>13.5394645</text:p>
          </table:table-cell>
          <table:table-cell table:style-name="Default" table:formula="of:=CONCATENATE(LEFT([.O656];10);&quot;,&quot;;LEFT([.P656];10))" office:value-type="string" office:string-value="144.897003,13.5394645">
            <text:p>144.897003,13.539464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Caledonia</text:p>
          </table:table-cell>
          <table:table-cell table:style-name="ce2" office:value-type="string">
            <text:p>NCNOU</text:p>
          </table:table-cell>
          <table:table-cell table:style-name="ce2" office:value-type="string">
            <text:p>Noume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733.5">
            <text:p>73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3.5">
            <text:p>733.5</text:p>
          </table:table-cell>
          <table:table-cell table:style-name="ce7" office:value-type="string">
            <text:p>166.442419</text:p>
          </table:table-cell>
          <table:table-cell table:style-name="ce7" office:value-type="string">
            <text:p>-22.2745264</text:p>
          </table:table-cell>
          <table:table-cell table:style-name="Default" table:formula="of:=CONCATENATE(LEFT([.O657];10);&quot;,&quot;;LEFT([.P657];10))" office:value-type="string" office:string-value="166.442419,-22.274526">
            <text:p>166.442419,-22.27452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AKL</text:p>
          </table:table-cell>
          <table:table-cell table:style-name="ce2" office:value-type="string">
            <text:p>Auckland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58">
            <text:p>5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22137.06">
            <text:p>22137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137.06">
            <text:p>22137.06</text:p>
          </table:table-cell>
          <table:table-cell table:style-name="ce7" office:value-type="string">
            <text:p>174.7655514</text:p>
          </table:table-cell>
          <table:table-cell table:style-name="ce7" office:value-type="string">
            <text:p>-36.8534665</text:p>
          </table:table-cell>
          <table:table-cell table:style-name="Default" table:formula="of:=CONCATENATE(LEFT([.O658];10);&quot;,&quot;;LEFT([.P658];10))" office:value-type="string" office:string-value="174.765551,-36.853466">
            <text:p>174.765551,-36.85346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CHC</text:p>
          </table:table-cell>
          <table:table-cell table:style-name="ce2" office:value-type="string">
            <text:p>Christchur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27">
            <text:p>37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27">
            <text:p>37.27</text:p>
          </table:table-cell>
          <table:table-cell table:style-name="ce7" office:value-type="string">
            <text:p>172.6366455</text:p>
          </table:table-cell>
          <table:table-cell table:style-name="ce7" office:value-type="string">
            <text:p> -43.530955</text:p>
          </table:table-cell>
          <table:table-cell table:style-name="Default" table:formula="of:=CONCATENATE(LEFT([.O659];10);&quot;,&quot;;LEFT([.P659];10))" office:value-type="string" office:string-value="172.636645, -43.53095">
            <text:p>172.636645, -43.5309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LYT</text:p>
          </table:table-cell>
          <table:table-cell table:style-name="ce2" office:value-type="string">
            <text:p>Lyttelton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3674.27">
            <text:p>3674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74.27">
            <text:p>3674.27</text:p>
          </table:table-cell>
          <table:table-cell table:style-name="ce7" office:value-type="string">
            <text:p>172.7205727</text:p>
          </table:table-cell>
          <table:table-cell table:style-name="ce7" office:value-type="string">
            <text:p>-43.6024739</text:p>
          </table:table-cell>
          <table:table-cell table:style-name="Default" table:formula="of:=CONCATENATE(LEFT([.O660];10);&quot;,&quot;;LEFT([.P660];10))" office:value-type="string" office:string-value="172.720572,-43.602473">
            <text:p>172.720572,-43.60247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E</text:p>
          </table:table-cell>
          <table:table-cell table:style-name="ce2" office:value-type="string">
            <text:p>Napier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16.67">
            <text:p>51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.67">
            <text:p>516.67</text:p>
          </table:table-cell>
          <table:table-cell table:style-name="ce7" office:value-type="string">
            <text:p>176.9179114</text:p>
          </table:table-cell>
          <table:table-cell table:style-name="ce7" office:value-type="string">
            <text:p>39.4908578</text:p>
          </table:table-cell>
          <table:table-cell table:style-name="Default" table:formula="of:=CONCATENATE(LEFT([.O661];10);&quot;,&quot;;LEFT([.P661];10))" office:value-type="string" office:string-value="176.917911,39.4908578">
            <text:p>176.917911,39.4908578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SN</text:p>
          </table:table-cell>
          <table:table-cell table:style-name="ce2" office:value-type="string">
            <text:p>Nels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2.03">
            <text:p>42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03">
            <text:p>42.03</text:p>
          </table:table-cell>
          <table:table-cell table:style-name="ce7" office:value-type="string">
            <text:p>173.2836756</text:p>
          </table:table-cell>
          <table:table-cell table:style-name="ce7" office:value-type="string">
            <text:p>-41.2710849</text:p>
          </table:table-cell>
          <table:table-cell table:style-name="Default" table:formula="of:=CONCATENATE(LEFT([.O662];10);&quot;,&quot;;LEFT([.P662];10))" office:value-type="string" office:string-value="173.283675,-41.271084">
            <text:p>173.283675,-41.27108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POE</text:p>
          </table:table-cell>
          <table:table-cell table:style-name="ce2" office:value-type="string">
            <text:p>Port Chalmer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5.41">
            <text:p>85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41">
            <text:p>85.41</text:p>
          </table:table-cell>
          <table:table-cell table:style-name="ce7" office:value-type="string">
            <text:p>170.6197581</text:p>
          </table:table-cell>
          <table:table-cell table:style-name="ce7" office:value-type="string">
            <text:p>-45.8161866</text:p>
          </table:table-cell>
          <table:table-cell table:style-name="Default" table:formula="of:=CONCATENATE(LEFT([.O663];10);&quot;,&quot;;LEFT([.P663];10))" office:value-type="string" office:string-value="170.619758,-45.816186">
            <text:p>170.619758,-45.81618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TRG</text:p>
          </table:table-cell>
          <table:table-cell table:style-name="ce2" office:value-type="string">
            <text:p>Tauranga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36.78">
            <text:p>1036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6.78">
            <text:p>1036.78</text:p>
          </table:table-cell>
          <table:table-cell table:style-name="ce7" office:value-type="string">
            <text:p>176.1684472</text:p>
          </table:table-cell>
          <table:table-cell table:style-name="ce7" office:value-type="string">
            <text:p>37.6865464</text:p>
          </table:table-cell>
          <table:table-cell table:style-name="Default" table:formula="of:=CONCATENATE(LEFT([.O664];10);&quot;,&quot;;LEFT([.P664];10))" office:value-type="string" office:string-value="176.168447,37.6865464">
            <text:p>176.168447,37.686546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WLG</text:p>
          </table:table-cell>
          <table:table-cell table:style-name="ce2" office:value-type="string">
            <text:p>Wellington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643.22">
            <text:p>2643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3.22">
            <text:p>2643.22</text:p>
          </table:table-cell>
          <table:table-cell table:style-name="ce7" office:value-type="string">
            <text:p>174.7772239</text:p>
          </table:table-cell>
          <table:table-cell table:style-name="ce7" office:value-type="string">
            <text:p>-41.2887639</text:p>
          </table:table-cell>
          <table:table-cell table:style-name="Default" table:formula="of:=CONCATENATE(LEFT([.O665];10);&quot;,&quot;;LEFT([.P665];10))" office:value-type="string" office:string-value="174.777223,-41.288763">
            <text:p>174.777223,-41.28876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L</text:p>
          </table:table-cell>
          <table:table-cell table:style-name="ce2" office:value-type="string">
            <text:p>New Plymout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9.03">
            <text:p>109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.03">
            <text:p>109.03</text:p>
          </table:table-cell>
          <table:table-cell table:style-name="ce7" office:value-type="string">
            <text:p>174.0806474</text:p>
          </table:table-cell>
          <table:table-cell table:style-name="ce7" office:value-type="string">
            <text:p>-39.0579941</text:p>
          </table:table-cell>
          <table:table-cell table:style-name="Default" table:formula="of:=CONCATENATE(LEFT([.O666];10);&quot;,&quot;;LEFT([.P666];10))" office:value-type="string" office:string-value="174.080647,-39.057994">
            <text:p>174.080647,-39.05799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MAG</text:p>
          </table:table-cell>
          <table:table-cell table:style-name="ce2" office:value-type="string">
            <text:p>Mada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style-name="ce7" office:value-type="string">
            <text:p>145.8088188</text:p>
          </table:table-cell>
          <table:table-cell table:style-name="ce7" office:value-type="string">
            <text:p> -5.2129115</text:p>
          </table:table-cell>
          <table:table-cell table:style-name="Default" table:formula="of:=CONCATENATE(LEFT([.O667];10);&quot;,&quot;;LEFT([.P667];10))" office:value-type="string" office:string-value="145.808818, -5.212911">
            <text:p>145.808818, -5.21291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POM</text:p>
          </table:table-cell>
          <table:table-cell table:style-name="ce2" office:value-type="string">
            <text:p>Port Moresb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.84">
            <text:p>3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84">
            <text:p>37.84</text:p>
          </table:table-cell>
          <table:table-cell table:style-name="ce7" office:value-type="string">
            <text:p>147.1498377</text:p>
          </table:table-cell>
          <table:table-cell table:style-name="ce7" office:value-type="string">
            <text:p>-9.479082</text:p>
          </table:table-cell>
          <table:table-cell table:style-name="Default" table:formula="of:=CONCATENATE(LEFT([.O668];10);&quot;,&quot;;LEFT([.P668];10))" office:value-type="string" office:string-value="147.149837,-9.479082">
            <text:p>147.149837,-9.47908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Samoa Occidentali</text:p>
          </table:table-cell>
          <table:table-cell table:style-name="ce2" office:value-type="string">
            <text:p>WSAPW</text:p>
          </table:table-cell>
          <table:table-cell table:style-name="ce2" office:value-type="string">
            <text:p>Ap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.01">
            <text:p>76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01">
            <text:p>76.01</text:p>
          </table:table-cell>
          <table:table-cell table:style-name="ce7" office:value-type="string">
            <text:p>-171.7692793</text:p>
          </table:table-cell>
          <table:table-cell table:style-name="ce7" office:value-type="string">
            <text:p>-13.8343691</text:p>
          </table:table-cell>
          <table:table-cell table:style-name="Default" table:formula="of:=CONCATENATE(LEFT([.O669];10);&quot;,&quot;;LEFT([.P669];10))" office:value-type="string" office:string-value="-171.76927,-13.834369">
            <text:p>-171.76927,-13.834369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Oceania</text:p>
          </table:table-cell>
          <table:table-cell table:style-name="ce2" office:value-type="string">
            <text:p>Tonga</text:p>
          </table:table-cell>
          <table:table-cell table:style-name="ce2" office:value-type="string">
            <text:p>TOTBU</text:p>
          </table:table-cell>
          <table:table-cell table:style-name="ce2" office:value-type="string">
            <text:p>Nuku Alof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.28">
            <text:p>1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28">
            <text:p>11.28</text:p>
          </table:table-cell>
          <table:table-cell table:style-name="ce7" office:value-type="string">
            <text:p>-175.1916118</text:p>
          </table:table-cell>
          <table:table-cell table:style-name="ce7" office:value-type="string">
            <text:p> -21.1392258</text:p>
          </table:table-cell>
          <table:table-cell table:style-name="Default" table:formula="of:=CONCATENATE(LEFT([.O670];10);&quot;,&quot;;LEFT([.P670];10))" office:value-type="string" office:string-value="-175.19161, -21.13922">
            <text:p>-175.19161, -21.13922</text:p>
          </table:table-cell>
          <table:table-cell table:number-columns-repeated="1007"/>
        </table:table-row>
        <table:table-row table:style-name="ro6">
          <table:table-cell table:number-columns-repeated="2" table:style-name="ce2" office:value-type="string">
            <text:p>Not specified</text:p>
          </table:table-cell>
          <table:table-cell table:style-name="ce2" office:value-type="string">
            <text:p>UNKNW</text:p>
          </table:table-cell>
          <table:table-cell table:style-name="ce2" office:value-type="string">
            <text:p>Not specified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007">
            <text:p>3007</text:p>
          </table:table-cell>
          <table:table-cell table:style-name="ce2" office:value-type="float" office:value="1796">
            <text:p>1796</text:p>
          </table:table-cell>
          <table:table-cell table:style-name="ce2" office:value-type="float" office:value="6746">
            <text:p>6746</text:p>
          </table:table-cell>
          <table:table-cell table:style-name="ce2" office:value-type="float" office:value="13825.97">
            <text:p>13825.97</text:p>
          </table:table-cell>
          <table:table-cell table:style-name="ce2" office:value-type="float" office:value="73786.42">
            <text:p>73786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68">
            <text:p>2768</text:p>
          </table:table-cell>
          <table:table-cell table:style-name="ce2" office:value-type="float" office:value="90380.39">
            <text:p>90380.39</text:p>
          </table:table-cell>
          <table:table-cell table:style-name="ce8" table:number-columns-repeated="2"/>
          <table:table-cell table:number-columns-repeated="1008"/>
        </table:table-row>
        <table:table-row table:style-name="ro7">
          <table:table-cell table:style-name="ce4" table:number-columns-repeated="3"/>
          <table:table-cell table:style-name="ce2" office:value-type="string">
            <text:p>TOTAL</text:p>
          </table:table-cell>
          <table:table-cell table:style-name="ce2" office:value-type="float" office:value="242739">
            <text:p>242739</text:p>
          </table:table-cell>
          <table:table-cell table:style-name="ce2" office:value-type="float" office:value="360833">
            <text:p>360833</text:p>
          </table:table-cell>
          <table:table-cell table:style-name="ce2" office:value-type="float" office:value="31965">
            <text:p>31965</text:p>
          </table:table-cell>
          <table:table-cell table:style-name="ce2" office:value-type="float" office:value="22194">
            <text:p>22194</text:p>
          </table:table-cell>
          <table:table-cell table:style-name="ce2" office:value-type="float" office:value="1040758">
            <text:p>1040758</text:p>
          </table:table-cell>
          <table:table-cell table:style-name="ce2" office:value-type="float" office:value="11896518.72">
            <text:p>11896518.72</text:p>
          </table:table-cell>
          <table:table-cell table:style-name="ce2" office:value-type="float" office:value="4088869.36">
            <text:p>4088869.36</text:p>
          </table:table-cell>
          <table:table-cell table:style-name="ce2" office:value-type="string">
            <text:p>350230.00 1</text:p>
          </table:table-cell>
          <table:table-cell table:style-name="ce2" office:value-type="string">
            <text:p>838544.00 1</text:p>
          </table:table-cell>
          <table:table-cell table:style-name="ce2" office:value-type="float" office:value="8174162.08">
            <text:p>8174162.08</text:p>
          </table:table-cell>
          <table:table-cell table:number-columns-repeated="1010"/>
        </table:table-row>
        <table:table-row table:style-name="ro8" table:number-rows-repeated="104790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Loadingtraffic.A2:Loadingtraffic.P67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1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Stefano </meta:initial-creator>
    <dc:creator>Stefano </dc:creator>
    <meta:creation-date>2013-12-28T19:01:49Z</meta:creation-date>
    <dc:date>2014-01-28T22:28:25</dc:date>
    <meta:editing-cycles>12</meta:editing-cycles>
    <meta:editing-duration>PT7H45M51S</meta:editing-duration>
    <meta:document-statistic meta:table-count="1" meta:cell-count="11398" meta:object-count="0"/>
  </office:meta>
</office:document-meta>
</file>